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A000000008FB01B11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StarSymbol1" svg:font-family="StarSymbol" style:font-charset="x-symbol"/>
    <style:font-face style:name="StarSymbol2"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tarSymbol" svg:font-family="StarSymbol"/>
    <style:font-face style:name="DejaVu Sans Light" svg:font-family="'DejaVu Sans Light', 'MS Gothic'" style:font-family-generic="modern"/>
    <style:font-face style:name="ARial" svg:font-family="ARial" style:font-family-generic="swiss"/>
    <style:font-face style:name="ArialMT" svg:font-family="ArialMT, Arial" style:font-family-generic="swiss"/>
    <style:font-face style:name="DejaVu Sans5" svg:font-family="'DejaVu Sans'" style:font-family-generic="swiss"/>
    <style:font-face style:name="DejaVu Sans3" svg:font-family="'DejaVu Sans', Arial" style:font-family-generic="swiss"/>
    <style:font-face style:name="FreeSans3" svg:font-family="FreeSans, Arial" style:font-family-generic="swiss"/>
    <style:font-face style:name="Verdana" svg:font-family="Verdan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DejaVu Sans1" svg:font-family="'DejaVu Sans'" style:font-pitch="variable"/>
    <style:font-face style:name="Lohit Hindi" svg:font-family="'Lohit Hindi'" style:font-pitch="variable"/>
    <style:font-face style:name="Century Schoolbook" svg:font-family="'Century Schoolbook'" style:font-family-generic="roman" style:font-pitch="variable"/>
    <style:font-face style:name="DejaVu Sans2" svg:font-family="'DejaVu Sans', 'Times New Roman'" style:font-family-generic="roman" style:font-pitch="variable"/>
    <style:font-face style:name="FreeSerif1" svg:font-family="FreeSerif" style:font-family-generic="roman" style:font-pitch="variable"/>
    <style:font-face style:name="FreeSerif" svg:font-family="FreeSerif" style:font-adornments="Fett"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FreeSans2" svg:font-family="FreeSans" style:font-adornments="Negrita" style:font-family-generic="swiss" style:font-pitch="variable"/>
    <style:font-face style:name="FreeSans1" svg:font-family="FreeSans" style:font-adornments="Norm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4" svg:font-family="'DejaVu Sans'"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7.6cm" fo:margin-left="0cm" table:align="left" style:shadow="#808080 0.18cm -0.18cm" style:writing-mode="lr-tb"/>
    </style:style>
    <style:style style:name="Tabla1.A" style:family="table-column">
      <style:table-column-properties style:column-width="8.8cm"/>
    </style:style>
    <style:style style:name="Tabla1.1" style:family="table-row">
      <style:table-row-properties style:min-row-height="0.688cm"/>
    </style:style>
    <style:style style:name="Tabla1.A1" style:family="table-cell">
      <style:table-cell-properties fo:background-color="#b3b3b3" fo:padding="0cm" fo:border="none">
        <style:background-image/>
      </style:table-cell-properties>
    </style:style>
    <style:style style:name="Tabla1.A2" style:family="table-cell">
      <style:table-cell-properties fo:padding="0.097cm" fo:border-left="0.002cm solid #004586" fo:border-right="none" fo:border-top="none" fo:border-bottom="0.002cm solid #004586"/>
    </style:style>
    <style:style style:name="Tabla1.B2" style:family="table-cell">
      <style:table-cell-properties fo:padding="0.097cm" fo:border-left="0.002cm solid #004586" fo:border-right="0.002cm solid #004586" fo:border-top="none" fo:border-bottom="0.002cm solid #004586"/>
    </style:style>
    <style:style style:name="Tabla3" style:family="table">
      <style:table-properties style:width="17.039cm" fo:margin-left="0.302cm" fo:margin-right="0.249cm" table:align="margins" style:writing-mode="lr-tb"/>
    </style:style>
    <style:style style:name="Tabla3.A" style:family="table-column">
      <style:table-column-properties style:column-width="1.746cm" style:rel-column-width="6716*"/>
    </style:style>
    <style:style style:name="Tabla3.B" style:family="table-column">
      <style:table-column-properties style:column-width="2.355cm" style:rel-column-width="9056*"/>
    </style:style>
    <style:style style:name="Tabla3.C" style:family="table-column">
      <style:table-column-properties style:column-width="3.625cm" style:rel-column-width="13941*"/>
    </style:style>
    <style:style style:name="Tabla3.D" style:family="table-column">
      <style:table-column-properties style:column-width="9.313cm" style:rel-column-width="35822*"/>
    </style:style>
    <style:style style:name="Tabla3.1" style:family="table-row">
      <style:table-row-properties style:keep-together="true" fo:keep-together="auto"/>
    </style:style>
    <style:style style:name="Tabla3.A1" style:family="table-cell">
      <style:table-cell-properties style:vertical-align="top" fo:background-color="#b3b3b3" fo:padding="0.097cm" fo:border-left="0.002cm solid #000000" fo:border-right="none" fo:border-top="0.002cm solid #000000" fo:border-bottom="0.002cm solid #000000" style:writing-mode="lr-tb">
        <style:background-image/>
      </style:table-cell-properties>
    </style:style>
    <style:style style:name="Tabla3.D1" style:family="table-cell">
      <style:table-cell-properties style:vertical-align="top" fo:background-color="#b3b3b3" fo:padding="0.097cm" fo:border="0.002cm solid #000000" style:writing-mode="lr-tb">
        <style:background-image/>
      </style:table-cell-properties>
    </style:style>
    <style:style style:name="Tabla3.2" style:family="table-row">
      <style:table-row-properties style:min-row-height="0.647cm" style:keep-together="true" fo:keep-together="auto"/>
    </style:style>
    <style:style style:name="Tabla3.A2" style:family="table-cell" style:data-style-name="N100">
      <style:table-cell-properties style:vertical-align="top" fo:padding="0.097cm" fo:border-left="0.002cm solid #000000" fo:border-right="none" fo:border-top="none" fo:border-bottom="0.002cm solid #000000" style:writing-mode="lr-tb"/>
    </style:style>
    <style:style style:name="Tabla3.D2" style:family="table-cell" style:data-style-name="N100">
      <style:table-cell-properties style:vertical-align="top" fo:padding="0.097cm" fo:border-left="0.002cm solid #000000" fo:border-right="0.002cm solid #000000" fo:border-top="none" fo:border-bottom="0.002cm solid #000000" style:writing-mode="lr-tb"/>
    </style:style>
    <style:style style:name="Tabla4" style:family="table">
      <style:table-properties style:width="16.785cm" fo:margin-left="0.755cm" fo:margin-right="0.049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6.163cm" style:rel-column-width="24061*"/>
    </style:style>
    <style:style style:name="Tabla4.B" style:family="table-column">
      <style:table-column-properties style:column-width="2.508cm" style:rel-column-width="9795*"/>
    </style:style>
    <style:style style:name="Tabla4.C" style:family="table-column">
      <style:table-column-properties style:column-width="2.699cm" style:rel-column-width="10540*"/>
    </style:style>
    <style:style style:name="Tabla4.D" style:family="table-column">
      <style:table-column-properties style:column-width="5.413cm" style:rel-column-width="21139*"/>
    </style:style>
    <style:style style:name="Tabla4.1" style:family="table-row">
      <style:table-row-properties style:keep-together="true" fo:keep-together="auto"/>
    </style:style>
    <style:style style:name="Tabla4.A1" style:family="table-cell">
      <style:table-cell-properties style:vertical-align="top" fo:background-color="#b3b3b3" fo:padding="0.097cm" fo:border-left="0.002cm solid #000000" fo:border-right="none" fo:border-top="0.002cm solid #000000" fo:border-bottom="0.002cm solid #000000" style:writing-mode="lr-tb">
        <style:background-image/>
      </style:table-cell-properties>
    </style:style>
    <style:style style:name="Tabla4.D1" style:family="table-cell">
      <style:table-cell-properties style:vertical-align="top" fo:background-color="#b3b3b3" fo:padding="0.097cm" fo:border="0.002cm solid #000000" style:writing-mode="lr-tb">
        <style:background-image/>
      </style:table-cell-properties>
    </style:style>
    <style:style style:name="Tabla4.A2" style:family="table-cell">
      <style:table-cell-properties style:vertical-align="top" fo:padding="0.097cm" fo:border-left="0.002cm solid #000000" fo:border-right="none" fo:border-top="none" fo:border-bottom="0.002cm solid #000000" style:writing-mode="lr-tb"/>
    </style:style>
    <style:style style:name="Tabla4.B2" style:family="table-cell" style:data-style-name="N37">
      <style:table-cell-properties style:vertical-align="top" fo:padding="0.097cm" fo:border-left="0.002cm solid #000000" fo:border-right="none" fo:border-top="none" fo:border-bottom="0.002cm solid #000000" style:writing-mode="lr-tb"/>
    </style:style>
    <style:style style:name="Tabla4.D2" style:family="table-cell">
      <style:table-cell-properties style:vertical-align="top" fo:padding="0.097cm" fo:border-left="0.002cm solid #000000" fo:border-right="0.002cm solid #000000" fo:border-top="none" fo:border-bottom="0.002cm solid #000000" style:writing-mode="lr-tb"/>
    </style:style>
    <style:style style:name="Tabla4.B5" style:family="table-cell" style:data-style-name="N0">
      <style:table-cell-properties style:vertical-align="top" fo:padding="0.097cm" fo:border-left="0.002cm solid #000000" fo:border-right="none" fo:border-top="none" fo:border-bottom="0.002cm solid #000000" style:writing-mode="lr-tb"/>
    </style:style>
    <style:style style:name="Tabla8" style:family="table">
      <style:table-properties style:width="17.069cm" fo:margin-left="0.275cm" fo:margin-right="0.245cm"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3.149cm" style:rel-column-width="12088*"/>
    </style:style>
    <style:style style:name="Tabla8.B" style:family="table-column">
      <style:table-column-properties style:column-width="3.704cm" style:rel-column-width="14221*"/>
    </style:style>
    <style:style style:name="Tabla8.C" style:family="table-column">
      <style:table-column-properties style:column-width="10.216cm" style:rel-column-width="39226*"/>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style:vertical-align="" fo:background-color="#b3b3b3" fo:padding="0.097cm" fo:border-left="0.002cm solid #000000" fo:border-right="none" fo:border-top="0.002cm solid #000000" fo:border-bottom="0.002cm solid #000000" style:writing-mode="page">
        <style:background-image/>
      </style:table-cell-properties>
    </style:style>
    <style:style style:name="Tabla8.C1" style:family="table-cell">
      <style:table-cell-properties style:vertical-align="" fo:background-color="#b3b3b3" fo:padding="0.097cm" fo:border="0.002cm solid #000000" style:writing-mode="page">
        <style:background-image/>
      </style:table-cell-properties>
    </style:style>
    <style:style style:name="Tabla8.2" style:family="table-row">
      <style:table-row-properties style:keep-together="true" fo:keep-together="auto"/>
    </style:style>
    <style:style style:name="Tabla8.A2" style:family="table-cell">
      <style:table-cell-properties style:vertical-align="middle" fo:padding="0.097cm" fo:border-left="0.002cm solid #000000" fo:border-right="none" fo:border-top="none" fo:border-bottom="0.002cm solid #000000" style:writing-mode="lr-tb"/>
    </style:style>
    <style:style style:name="Tabla8.B2" style:family="table-cell">
      <style:table-cell-properties style:vertical-align="" fo:padding="0.097cm" fo:border-left="0.002cm solid #000000" fo:border-right="none" fo:border-top="none" fo:border-bottom="0.002cm solid #000000" style:writing-mode="lr-tb"/>
    </style:style>
    <style:style style:name="Tabla8.C2" style:family="table-cell">
      <style:table-cell-properties style:vertical-align="top" fo:padding="0.097cm" fo:border-left="0.002cm solid #000000" fo:border-right="0.002cm solid #000000" fo:border-top="none" fo:border-bottom="0.002cm solid #000000" style:writing-mode="lr-tb"/>
    </style:style>
    <style:style style:name="Tabla20" style:family="table">
      <style:table-properties style:width="17.092cm" fo:margin-left="0.249cm" fo:margin-right="0.249cm" table:align="margins" style:writing-mode="lr-tb"/>
    </style:style>
    <style:style style:name="Tabla20.A" style:family="table-column">
      <style:table-column-properties style:column-width="6.059cm" style:rel-column-width="23231*"/>
    </style:style>
    <style:style style:name="Tabla20.B" style:family="table-column">
      <style:table-column-properties style:column-width="11.033cm" style:rel-column-width="42304*"/>
    </style:style>
    <style:style style:name="Tabla2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b3b3b3"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5"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5.A" style:family="table-column">
      <style:table-column-properties style:column-width="4.064cm" style:rel-column-width="15141*"/>
    </style:style>
    <style:style style:name="Tabla5.B" style:family="table-column">
      <style:table-column-properties style:column-width="13.526cm" style:rel-column-width="50394*"/>
    </style:style>
    <style:style style:name="Tabla5.1" style:family="table-row">
      <style:table-row-properties fo:background-color="transparent" style:keep-together="true" fo:keep-together="auto">
        <style:background-image/>
      </style:table-row-properties>
    </style:style>
    <style:style style:name="Tabla5.A1" style:family="table-cell">
      <style:table-cell-properties style:vertical-align="" fo:background-color="#cccccc" fo:padding="0.097cm" fo:border-left="0.002cm solid #000000" fo:border-right="none" fo:border-top="0.002cm solid #000000" fo:border-bottom="0.002cm solid #000000" style:writing-mode="page">
        <style:background-image/>
      </style:table-cell-properties>
    </style:style>
    <style:style style:name="Tabla5.B1" style:family="table-cell">
      <style:table-cell-properties fo:background-color="transparent" fo:padding="0.097cm" fo:border="0.002cm solid #000000">
        <style:background-image/>
      </style:table-cell-properties>
    </style:style>
    <style:style style:name="Tabla5.A2"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6" style:family="table">
      <style:table-properties style:width="17.56cm" fo:margin-left="0.019cm" table:align="left"/>
    </style:style>
    <style:style style:name="Tabla6.A" style:family="table-column">
      <style:table-column-properties style:column-width="4.041cm"/>
    </style:style>
    <style:style style:name="Tabla6.B" style:family="table-column">
      <style:table-column-properties style:column-width="13.518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padding="0.097cm" fo:border="0.002cm solid #000000"/>
    </style:style>
    <style:style style:name="Tabla6.A2" style:family="table-cell">
      <style:table-cell-properties fo:background-color="#cccccc"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0.002cm solid #000000" fo:border-top="none" fo:border-bottom="0.002cm solid #000000"/>
    </style:style>
    <style:style style:name="Tabla6.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56cm" fo:margin-left="0.019cm" table:align="left"/>
    </style:style>
    <style:style style:name="Tabla7.A" style:family="table-column">
      <style:table-column-properties style:column-width="4.041cm"/>
    </style:style>
    <style:style style:name="Tabla7.B" style:family="table-column">
      <style:table-column-properties style:column-width="13.518cm"/>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padding="0.097cm" fo:border="0.002cm solid #000000"/>
    </style:style>
    <style:style style:name="Tabla7.A2" style:family="table-cell">
      <style:table-cell-properties fo:background-color="#cccccc"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7.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56cm" fo:margin-left="0.019cm" table:align="left"/>
    </style:style>
    <style:style style:name="Tabla9.A" style:family="table-column">
      <style:table-column-properties style:column-width="4.041cm"/>
    </style:style>
    <style:style style:name="Tabla9.B" style:family="table-column">
      <style:table-column-properties style:column-width="13.518cm"/>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fo:background-color="#cccccc"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9.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Marco_5f_de_5f_Referencia_5f_de_5f_Seguridad_3a__5f_Gestión_5f_de_5f_las_5f_comunicaciones_5f_y_5f_operaciones" style:display-name="Marco_de_Referencia_de_Seguridad:_Gestión_de_las_comunicaciones_y_operaciones" style:family="table">
      <style:table-properties style:width="17.124cm" fo:margin-left="-0.023cm" table:align="left" style:writing-mode="lr-tb"/>
    </style:style>
    <style:style style:name="Marco_5f_de_5f_Referencia_5f_de_5f_Seguridad_3a__5f_Gestión_5f_de_5f_las_5f_comunicaciones_5f_y_5f_operaciones.A" style:display-name="Marco_de_Referencia_de_Seguridad:_Gestión_de_las_comunicaciones_y_operaciones.A" style:family="table-column">
      <style:table-column-properties style:column-width="5.271cm"/>
    </style:style>
    <style:style style:name="Marco_5f_de_5f_Referencia_5f_de_5f_Seguridad_3a__5f_Gestión_5f_de_5f_las_5f_comunicaciones_5f_y_5f_operaciones.B" style:display-name="Marco_de_Referencia_de_Seguridad:_Gestión_de_las_comunicaciones_y_operaciones.B" style:family="table-column">
      <style:table-column-properties style:column-width="5.059cm"/>
    </style:style>
    <style:style style:name="Marco_5f_de_5f_Referencia_5f_de_5f_Seguridad_3a__5f_Gestión_5f_de_5f_las_5f_comunicaciones_5f_y_5f_operaciones.C" style:display-name="Marco_de_Referencia_de_Seguridad:_Gestión_de_las_comunicaciones_y_operaciones.C" style:family="table-column">
      <style:table-column-properties style:column-width="6.795cm"/>
    </style:style>
    <style:style style:name="Marco_5f_de_5f_Referencia_5f_de_5f_Seguridad_3a__5f_Gestión_5f_de_5f_las_5f_comunicaciones_5f_y_5f_operaciones.A1" style:display-name="Marco_de_Referencia_de_Seguridad:_Gestión_de_las_comunicaciones_y_operaciones.A1" style:family="table-cell">
      <style:table-cell-properties fo:background-color="#b3b3b3" fo:padding="0.097cm" fo:border="0.002cm solid #000000">
        <style:background-image/>
      </style:table-cell-properties>
    </style:style>
    <style:style style:name="Marco_5f_de_5f_Referencia_5f_de_5f_Seguridad_3a__5f_Gestión_5f_de_5f_las_5f_comunicaciones_5f_y_5f_operaciones.A2" style:display-name="Marco_de_Referencia_de_Seguridad:_Gestión_de_las_comunicaciones_y_operaciones.A2" style:family="table-cell">
      <style:table-cell-properties fo:background-color="#b3b3b3" fo:padding="0.097cm" fo:border-left="0.002cm solid #000000" fo:border-right="none" fo:border-top="none" fo:border-bottom="0.002cm solid #000000">
        <style:background-image/>
      </style:table-cell-properties>
    </style:style>
    <style:style style:name="Marco_5f_de_5f_Referencia_5f_de_5f_Seguridad_3a__5f_Gestión_5f_de_5f_las_5f_comunicaciones_5f_y_5f_operaciones.C2" style:display-name="Marco_de_Referencia_de_Seguridad:_Gestión_de_las_comunicaciones_y_operaciones.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Marco_5f_de_5f_Referencia_5f_de_5f_Seguridad_3a__5f_Gestión_5f_de_5f_las_5f_comunicaciones_5f_y_5f_operaciones.A3" style:display-name="Marco_de_Referencia_de_Seguridad:_Gestión_de_las_comunicaciones_y_operaciones.A3" style:family="table-cell">
      <style:table-cell-properties style:vertical-align="" fo:background-color="transparent" fo:padding="0.097cm" fo:border-left="0.002cm solid #000000" fo:border-right="none" fo:border-top="none" fo:border-bottom="0.002cm solid #000000">
        <style:background-image/>
      </style:table-cell-properties>
    </style:style>
    <style:style style:name="Marco_5f_de_5f_Referencia_5f_de_5f_Seguridad_3a__5f_Gestión_5f_de_5f_las_5f_comunicaciones_5f_y_5f_operaciones.B3" style:display-name="Marco_de_Referencia_de_Seguridad:_Gestión_de_las_comunicaciones_y_operaciones.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Marco_5f_de_5f_Referencia_5f_de_5f_Seguridad_3a__5f_Gestión_5f_de_5f_las_5f_comunicaciones_5f_y_5f_operaciones.C3" style:display-name="Marco_de_Referencia_de_Seguridad:_Gestión_de_las_comunicaciones_y_operaciones.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Marco_5f_de_5f_Referencia_5f_de_5f_Seguridad_3a__5f_Gestión_5f_de_5f_las_5f_comunicaciones_5f_y_5f_operaciones.A6" style:display-name="Marco_de_Referencia_de_Seguridad:_Gestión_de_las_comunicaciones_y_operaciones.A6" style:family="table-cell">
      <style:table-cell-properties style:vertical-align="" fo:background-color="#c0c0c0" fo:padding="0.097cm" fo:border-left="0.002cm solid #000000" fo:border-right="0.002cm solid #000000" fo:border-top="none" fo:border-bottom="0.002cm solid #000000">
        <style:background-image/>
      </style:table-cell-properties>
    </style:style>
    <style:style style:name="Marco_5f_de_5f_Referencia_5f_de_5f_Seguridad_3a__5f_Gestión_5f_de_5f_las_5f_comunicaciones_5f_y_5f_operaciones.A7" style:display-name="Marco_de_Referencia_de_Seguridad:_Gestión_de_las_comunicaciones_y_operaciones.A7" style:family="table-cell">
      <style:table-cell-properties style:vertical-align="" fo:background-color="#c0c0c0" fo:padding="0.097cm" fo:border-left="0.002cm solid #000000" fo:border-right="none" fo:border-top="none" fo:border-bottom="0.002cm solid #000000">
        <style:background-image/>
      </style:table-cell-properties>
    </style:style>
    <style:style style:name="Marco_5f_de_5f_Referencia_5f_de_5f_Seguridad_3a__5f_Gestión_5f_de_5f_las_5f_comunicaciones_5f_y_5f_operaciones.B7" style:display-name="Marco_de_Referencia_de_Seguridad:_Gestión_de_las_comunicaciones_y_operaciones.B7"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Marco_5f_de_5f_Referencia_5f_de_5f_Seguridad_3a__5f_Gestión_5f_de_5f_las_5f_comunicaciones_5f_y_5f_operaciones.C7" style:display-name="Marco_de_Referencia_de_Seguridad:_Gestión_de_las_comunicaciones_y_operaciones.C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Marco_5f_de_5f_Referencia_5f_de_5f_Seguridad_3a__5f_Gestión_5f_de_5f_adquisición_2c__5f_desarrollo_5f_y_5f_mantenimiento_5f_de_5f_los_5f_sistemas_5f_de_5f_información" style:display-name="Marco_de_Referencia_de_Seguridad:_Gestión_de_adquisición,_desarrollo_y_mantenimiento_de_los_sistemas_de_información" style:family="table">
      <style:table-properties style:width="17.06cm" fo:margin-left="-0.023cm" fo:break-before="page" table:align="left" style:writing-mode="lr-tb"/>
    </style:style>
    <style:style style:name="Marco_5f_de_5f_Referencia_5f_de_5f_Seguridad_3a__5f_Gestión_5f_de_5f_adquisición_2c__5f_desarrollo_5f_y_5f_mantenimiento_5f_de_5f_los_5f_sistemas_5f_de_5f_información.A" style:display-name="Marco_de_Referencia_de_Seguridad:_Gestión_de_adquisición,_desarrollo_y_mantenimiento_de_los_sistemas_de_información.A" style:family="table-column">
      <style:table-column-properties style:column-width="5.292cm"/>
    </style:style>
    <style:style style:name="Marco_5f_de_5f_Referencia_5f_de_5f_Seguridad_3a__5f_Gestión_5f_de_5f_adquisición_2c__5f_desarrollo_5f_y_5f_mantenimiento_5f_de_5f_los_5f_sistemas_5f_de_5f_información.B" style:display-name="Marco_de_Referencia_de_Seguridad:_Gestión_de_adquisición,_desarrollo_y_mantenimiento_de_los_sistemas_de_información.B" style:family="table-column">
      <style:table-column-properties style:column-width="5.038cm"/>
    </style:style>
    <style:style style:name="Marco_5f_de_5f_Referencia_5f_de_5f_Seguridad_3a__5f_Gestión_5f_de_5f_adquisición_2c__5f_desarrollo_5f_y_5f_mantenimiento_5f_de_5f_los_5f_sistemas_5f_de_5f_información.C" style:display-name="Marco_de_Referencia_de_Seguridad:_Gestión_de_adquisición,_desarrollo_y_mantenimiento_de_los_sistemas_de_información.C" style:family="table-column">
      <style:table-column-properties style:column-width="6.731cm"/>
    </style:style>
    <style:style style:name="Marco_5f_de_5f_Referencia_5f_de_5f_Seguridad_3a__5f_Gestión_5f_de_5f_adquisición_2c__5f_desarrollo_5f_y_5f_mantenimiento_5f_de_5f_los_5f_sistemas_5f_de_5f_información.A1" style:display-name="Marco_de_Referencia_de_Seguridad:_Gestión_de_adquisición,_desarrollo_y_mantenimiento_de_los_sistemas_de_información.A1" style:family="table-cell">
      <style:table-cell-properties fo:background-color="#b3b3b3" fo:padding="0.097cm" fo:border="0.002cm solid #000000">
        <style:background-image/>
      </style:table-cell-properties>
    </style:style>
    <style:style style:name="Marco_5f_de_5f_Referencia_5f_de_5f_Seguridad_3a__5f_Gestión_5f_de_5f_adquisición_2c__5f_desarrollo_5f_y_5f_mantenimiento_5f_de_5f_los_5f_sistemas_5f_de_5f_información.A2" style:display-name="Marco_de_Referencia_de_Seguridad:_Gestión_de_adquisición,_desarrollo_y_mantenimiento_de_los_sistemas_de_información.A2" style:family="table-cell">
      <style:table-cell-properties fo:background-color="#b3b3b3" fo:padding="0.097cm" fo:border-left="0.002cm solid #000000" fo:border-right="none" fo:border-top="none" fo:border-bottom="0.002cm solid #000000">
        <style:background-image/>
      </style:table-cell-properties>
    </style:style>
    <style:style style:name="Marco_5f_de_5f_Referencia_5f_de_5f_Seguridad_3a__5f_Gestión_5f_de_5f_adquisición_2c__5f_desarrollo_5f_y_5f_mantenimiento_5f_de_5f_los_5f_sistemas_5f_de_5f_información.C2" style:display-name="Marco_de_Referencia_de_Seguridad:_Gestión_de_adquisición,_desarrollo_y_mantenimiento_de_los_sistemas_de_información.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Marco_5f_de_5f_Referencia_5f_de_5f_Seguridad_3a__5f_Gestión_5f_de_5f_adquisición_2c__5f_desarrollo_5f_y_5f_mantenimiento_5f_de_5f_los_5f_sistemas_5f_de_5f_información.A3" style:display-name="Marco_de_Referencia_de_Seguridad:_Gestión_de_adquisición,_desarrollo_y_mantenimiento_de_los_sistemas_de_información.A3" style:family="table-cell">
      <style:table-cell-properties style:vertical-align="" fo:background-color="transparent" fo:padding="0.097cm" fo:border-left="0.002cm solid #000000" fo:border-right="none" fo:border-top="none" fo:border-bottom="0.002cm solid #000000">
        <style:background-image/>
      </style:table-cell-properties>
    </style:style>
    <style:style style:name="Marco_5f_de_5f_Referencia_5f_de_5f_Seguridad_3a__5f_Gestión_5f_de_5f_adquisición_2c__5f_desarrollo_5f_y_5f_mantenimiento_5f_de_5f_los_5f_sistemas_5f_de_5f_información.C3" style:display-name="Marco_de_Referencia_de_Seguridad:_Gestión_de_adquisición,_desarrollo_y_mantenimiento_de_los_sistemas_de_información.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quisitos_5f_de_5f_Seguridad_5f_Obligatorios_3a__5f_Gestión_5f_de_5f_las_5f_comunicaciones_5f_y_5f_operaciones" style:display-name="Requisitos_de_Seguridad_Obligatorios:_Gestión_de_las_comunicaciones_y_operaciones" style:family="table">
      <style:table-properties style:width="17.103cm" fo:margin-left="-0.002cm" table:align="left" style:writing-mode="lr-tb"/>
    </style:style>
    <style:style style:name="Requisitos_5f_de_5f_Seguridad_5f_Obligatorios_3a__5f_Gestión_5f_de_5f_las_5f_comunicaciones_5f_y_5f_operaciones.A" style:display-name="Requisitos_de_Seguridad_Obligatorios:_Gestión_de_las_comunicaciones_y_operaciones.A" style:family="table-column">
      <style:table-column-properties style:column-width="1.715cm"/>
    </style:style>
    <style:style style:name="Requisitos_5f_de_5f_Seguridad_5f_Obligatorios_3a__5f_Gestión_5f_de_5f_las_5f_comunicaciones_5f_y_5f_operaciones.B" style:display-name="Requisitos_de_Seguridad_Obligatorios:_Gestión_de_las_comunicaciones_y_operaciones.B" style:family="table-column">
      <style:table-column-properties style:column-width="2.096cm"/>
    </style:style>
    <style:style style:name="Requisitos_5f_de_5f_Seguridad_5f_Obligatorios_3a__5f_Gestión_5f_de_5f_las_5f_comunicaciones_5f_y_5f_operaciones.C" style:display-name="Requisitos_de_Seguridad_Obligatorios:_Gestión_de_las_comunicaciones_y_operaciones.C" style:family="table-column">
      <style:table-column-properties style:column-width="5.779cm"/>
    </style:style>
    <style:style style:name="Requisitos_5f_de_5f_Seguridad_5f_Obligatorios_3a__5f_Gestión_5f_de_5f_las_5f_comunicaciones_5f_y_5f_operaciones.D" style:display-name="Requisitos_de_Seguridad_Obligatorios:_Gestión_de_las_comunicaciones_y_operaciones.D" style:family="table-column">
      <style:table-column-properties style:column-width="1.588cm"/>
    </style:style>
    <style:style style:name="Requisitos_5f_de_5f_Seguridad_5f_Obligatorios_3a__5f_Gestión_5f_de_5f_las_5f_comunicaciones_5f_y_5f_operaciones.E" style:display-name="Requisitos_de_Seguridad_Obligatorios:_Gestión_de_las_comunicaciones_y_operaciones.E" style:family="table-column">
      <style:table-column-properties style:column-width="1.418cm"/>
    </style:style>
    <style:style style:name="Requisitos_5f_de_5f_Seguridad_5f_Obligatorios_3a__5f_Gestión_5f_de_5f_las_5f_comunicaciones_5f_y_5f_operaciones.F" style:display-name="Requisitos_de_Seguridad_Obligatorios:_Gestión_de_las_comunicaciones_y_operaciones.F" style:family="table-column">
      <style:table-column-properties style:column-width="2.35cm"/>
    </style:style>
    <style:style style:name="Requisitos_5f_de_5f_Seguridad_5f_Obligatorios_3a__5f_Gestión_5f_de_5f_las_5f_comunicaciones_5f_y_5f_operaciones.G" style:display-name="Requisitos_de_Seguridad_Obligatorios:_Gestión_de_las_comunicaciones_y_operaciones.G" style:family="table-column">
      <style:table-column-properties style:column-width="2.159cm"/>
    </style:style>
    <style:style style:name="Requisitos_5f_de_5f_Seguridad_5f_Obligatorios_3a__5f_Gestión_5f_de_5f_las_5f_comunicaciones_5f_y_5f_operaciones.A1" style:display-name="Requisitos_de_Seguridad_Obligatorios:_Gestión_de_las_comunicaciones_y_operaciones.A1" style:family="table-cell">
      <style:table-cell-properties fo:background-color="#b3b3b3" fo:padding="0.097cm" fo:border="0.002cm solid #000000">
        <style:background-image/>
      </style:table-cell-properties>
    </style:style>
    <style:style style:name="Requisitos_5f_de_5f_Seguridad_5f_Obligatorios_3a__5f_Gestión_5f_de_5f_las_5f_comunicaciones_5f_y_5f_operaciones.A2" style:display-name="Requisitos_de_Seguridad_Obligatorios:_Gestión_de_las_comunicaciones_y_operaciones.A2" style:family="table-cell">
      <style:table-cell-properties fo:background-color="#b3b3b3" fo:padding="0.097cm" fo:border-left="0.002cm solid #000000" fo:border-right="none" fo:border-top="none" fo:border-bottom="0.002cm solid #000000">
        <style:background-image/>
      </style:table-cell-properties>
    </style:style>
    <style:style style:name="Requisitos_5f_de_5f_Seguridad_5f_Obligatorios_3a__5f_Gestión_5f_de_5f_las_5f_comunicaciones_5f_y_5f_operaciones.G2" style:display-name="Requisitos_de_Seguridad_Obligatorios:_Gestión_de_las_comunicaciones_y_operaciones.G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Requisitos_5f_de_5f_Seguridad_5f_Obligatorios_3a__5f_Gestión_5f_de_5f_las_5f_comunicaciones_5f_y_5f_operaciones.A3" style:display-name="Requisitos_de_Seguridad_Obligatorios:_Gestión_de_las_comunicaciones_y_operaciones.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Requisitos_5f_de_5f_Seguridad_5f_Obligatorios_3a__5f_Gestión_5f_de_5f_las_5f_comunicaciones_5f_y_5f_operaciones.C3" style:display-name="Requisitos_de_Seguridad_Obligatorios:_Gestión_de_las_comunicaciones_y_operaciones.C3" style:family="table-cell">
      <style:table-cell-properties fo:background-color="transparent" fo:padding="0.097cm" fo:border-left="0.002cm solid #000000" fo:border-right="none" fo:border-top="none" fo:border-bottom="0.002cm solid #000000">
        <style:background-image/>
      </style:table-cell-properties>
    </style:style>
    <style:style style:name="Requisitos_5f_de_5f_Seguridad_5f_Obligatorios_3a__5f_Gestión_5f_de_5f_las_5f_comunicaciones_5f_y_5f_operaciones.G3" style:display-name="Requisitos_de_Seguridad_Obligatorios:_Gestión_de_las_comunicaciones_y_operaciones.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quisitos_5f_de_5f_Seguridad_5f_Obligatorios_3a__5f_Control_5f_de_5f_acceso" style:display-name="Requisitos_de_Seguridad_Obligatorios:_Control_de_acceso" style:family="table">
      <style:table-properties style:width="17.082cm" fo:margin-left="0.019cm" fo:break-before="page" table:align="left" style:writing-mode="lr-tb"/>
    </style:style>
    <style:style style:name="Requisitos_5f_de_5f_Seguridad_5f_Obligatorios_3a__5f_Control_5f_de_5f_acceso.A" style:display-name="Requisitos_de_Seguridad_Obligatorios:_Control_de_acceso.A" style:family="table-column">
      <style:table-column-properties style:column-width="1.757cm"/>
    </style:style>
    <style:style style:name="Requisitos_5f_de_5f_Seguridad_5f_Obligatorios_3a__5f_Control_5f_de_5f_acceso.B" style:display-name="Requisitos_de_Seguridad_Obligatorios:_Control_de_acceso.B" style:family="table-column">
      <style:table-column-properties style:column-width="2.138cm"/>
    </style:style>
    <style:style style:name="Requisitos_5f_de_5f_Seguridad_5f_Obligatorios_3a__5f_Control_5f_de_5f_acceso.C" style:display-name="Requisitos_de_Seguridad_Obligatorios:_Control_de_acceso.C" style:family="table-column">
      <style:table-column-properties style:column-width="5.567cm"/>
    </style:style>
    <style:style style:name="Requisitos_5f_de_5f_Seguridad_5f_Obligatorios_3a__5f_Control_5f_de_5f_acceso.D" style:display-name="Requisitos_de_Seguridad_Obligatorios:_Control_de_acceso.D" style:family="table-column">
      <style:table-column-properties style:column-width="1.461cm"/>
    </style:style>
    <style:style style:name="Requisitos_5f_de_5f_Seguridad_5f_Obligatorios_3a__5f_Control_5f_de_5f_acceso.E" style:display-name="Requisitos_de_Seguridad_Obligatorios:_Control_de_acceso.E" style:family="table-column">
      <style:table-column-properties style:column-width="1.487cm"/>
    </style:style>
    <style:style style:name="Requisitos_5f_de_5f_Seguridad_5f_Obligatorios_3a__5f_Control_5f_de_5f_acceso.F" style:display-name="Requisitos_de_Seguridad_Obligatorios:_Control_de_acceso.F" style:family="table-column">
      <style:table-column-properties style:column-width="2.492cm"/>
    </style:style>
    <style:style style:name="Requisitos_5f_de_5f_Seguridad_5f_Obligatorios_3a__5f_Control_5f_de_5f_acceso.G" style:display-name="Requisitos_de_Seguridad_Obligatorios:_Control_de_acceso.G" style:family="table-column">
      <style:table-column-properties style:column-width="2.18cm"/>
    </style:style>
    <style:style style:name="Requisitos_5f_de_5f_Seguridad_5f_Obligatorios_3a__5f_Control_5f_de_5f_acceso.A1" style:display-name="Requisitos_de_Seguridad_Obligatorios:_Control_de_acceso.A1" style:family="table-cell">
      <style:table-cell-properties fo:background-color="#b3b3b3" fo:padding="0.097cm" fo:border="0.002cm solid #000000">
        <style:background-image/>
      </style:table-cell-properties>
    </style:style>
    <style:style style:name="Requisitos_5f_de_5f_Seguridad_5f_Obligatorios_3a__5f_Control_5f_de_5f_acceso.A2" style:display-name="Requisitos_de_Seguridad_Obligatorios:_Control_de_acceso.A2" style:family="table-cell">
      <style:table-cell-properties fo:background-color="#b3b3b3" fo:padding="0.097cm" fo:border-left="0.002cm solid #000000" fo:border-right="none" fo:border-top="none" fo:border-bottom="0.002cm solid #000000">
        <style:background-image/>
      </style:table-cell-properties>
    </style:style>
    <style:style style:name="Requisitos_5f_de_5f_Seguridad_5f_Obligatorios_3a__5f_Control_5f_de_5f_acceso.G2" style:display-name="Requisitos_de_Seguridad_Obligatorios:_Control_de_acceso.G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Requisitos_5f_de_5f_Seguridad_5f_Obligatorios_3a__5f_Control_5f_de_5f_acceso.A3" style:display-name="Requisitos_de_Seguridad_Obligatorios:_Control_de_acceso.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Requisitos_5f_de_5f_Seguridad_5f_Obligatorios_3a__5f_Control_5f_de_5f_acceso.C3" style:display-name="Requisitos_de_Seguridad_Obligatorios:_Control_de_acceso.C3" style:family="table-cell">
      <style:table-cell-properties fo:background-color="transparent" fo:padding="0.097cm" fo:border-left="0.002cm solid #000000" fo:border-right="none" fo:border-top="none" fo:border-bottom="0.002cm solid #000000">
        <style:background-image/>
      </style:table-cell-properties>
    </style:style>
    <style:style style:name="Requisitos_5f_de_5f_Seguridad_5f_Obligatorios_3a__5f_Control_5f_de_5f_acceso.G3" style:display-name="Requisitos_de_Seguridad_Obligatorios:_Control_de_acceso.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quisitos_5f_de_5f_Seguridad_5f_Obligatorios_3a__5f_Adquisición_2c__5f_desarrollo_5f_y_5f_mantenimiento_5f_de_5f_los_5f_sistemas_5f_de_5f_información" style:display-name="Requisitos_de_Seguridad_Obligatorios:_Adquisición,_desarrollo_y_mantenimiento_de_los_sistemas_de_información" style:family="table">
      <style:table-properties style:width="17.124cm" fo:margin-left="-0.002cm" table:align="left" style:writing-mode="lr-tb"/>
    </style:style>
    <style:style style:name="Requisitos_5f_de_5f_Seguridad_5f_Obligatorios_3a__5f_Adquisición_2c__5f_desarrollo_5f_y_5f_mantenimiento_5f_de_5f_los_5f_sistemas_5f_de_5f_información.A" style:display-name="Requisitos_de_Seguridad_Obligatorios:_Adquisición,_desarrollo_y_mantenimiento_de_los_sistemas_de_información.A" style:family="table-column">
      <style:table-column-properties style:column-width="2.117cm"/>
    </style:style>
    <style:style style:name="Requisitos_5f_de_5f_Seguridad_5f_Obligatorios_3a__5f_Adquisición_2c__5f_desarrollo_5f_y_5f_mantenimiento_5f_de_5f_los_5f_sistemas_5f_de_5f_información.B" style:display-name="Requisitos_de_Seguridad_Obligatorios:_Adquisición,_desarrollo_y_mantenimiento_de_los_sistemas_de_información.B" style:family="table-column">
      <style:table-column-properties style:column-width="1.842cm"/>
    </style:style>
    <style:style style:name="Requisitos_5f_de_5f_Seguridad_5f_Obligatorios_3a__5f_Adquisición_2c__5f_desarrollo_5f_y_5f_mantenimiento_5f_de_5f_los_5f_sistemas_5f_de_5f_información.C" style:display-name="Requisitos_de_Seguridad_Obligatorios:_Adquisición,_desarrollo_y_mantenimiento_de_los_sistemas_de_información.C" style:family="table-column">
      <style:table-column-properties style:column-width="5.334cm"/>
    </style:style>
    <style:style style:name="Requisitos_5f_de_5f_Seguridad_5f_Obligatorios_3a__5f_Adquisición_2c__5f_desarrollo_5f_y_5f_mantenimiento_5f_de_5f_los_5f_sistemas_5f_de_5f_información.D" style:display-name="Requisitos_de_Seguridad_Obligatorios:_Adquisición,_desarrollo_y_mantenimiento_de_los_sistemas_de_información.D" style:family="table-column">
      <style:table-column-properties style:column-width="1.482cm"/>
    </style:style>
    <style:style style:name="Requisitos_5f_de_5f_Seguridad_5f_Obligatorios_3a__5f_Adquisición_2c__5f_desarrollo_5f_y_5f_mantenimiento_5f_de_5f_los_5f_sistemas_5f_de_5f_información.F" style:display-name="Requisitos_de_Seguridad_Obligatorios:_Adquisición,_desarrollo_y_mantenimiento_de_los_sistemas_de_información.F" style:family="table-column">
      <style:table-column-properties style:column-width="2.35cm"/>
    </style:style>
    <style:style style:name="Requisitos_5f_de_5f_Seguridad_5f_Obligatorios_3a__5f_Adquisición_2c__5f_desarrollo_5f_y_5f_mantenimiento_5f_de_5f_los_5f_sistemas_5f_de_5f_información.G" style:display-name="Requisitos_de_Seguridad_Obligatorios:_Adquisición,_desarrollo_y_mantenimiento_de_los_sistemas_de_información.G" style:family="table-column">
      <style:table-column-properties style:column-width="2.519cm"/>
    </style:style>
    <style:style style:name="Requisitos_5f_de_5f_Seguridad_5f_Obligatorios_3a__5f_Adquisición_2c__5f_desarrollo_5f_y_5f_mantenimiento_5f_de_5f_los_5f_sistemas_5f_de_5f_información.A1" style:display-name="Requisitos_de_Seguridad_Obligatorios:_Adquisición,_desarrollo_y_mantenimiento_de_los_sistemas_de_información.A1" style:family="table-cell">
      <style:table-cell-properties fo:background-color="#b3b3b3" fo:padding="0.097cm" fo:border="0.002cm solid #000000">
        <style:background-image/>
      </style:table-cell-properties>
    </style:style>
    <style:style style:name="Requisitos_5f_de_5f_Seguridad_5f_Obligatorios_3a__5f_Adquisición_2c__5f_desarrollo_5f_y_5f_mantenimiento_5f_de_5f_los_5f_sistemas_5f_de_5f_información.A2" style:display-name="Requisitos_de_Seguridad_Obligatorios:_Adquisición,_desarrollo_y_mantenimiento_de_los_sistemas_de_información.A2" style:family="table-cell">
      <style:table-cell-properties fo:background-color="#b3b3b3" fo:padding="0.097cm" fo:border-left="0.002cm solid #000000" fo:border-right="none" fo:border-top="none" fo:border-bottom="0.002cm solid #000000">
        <style:background-image/>
      </style:table-cell-properties>
    </style:style>
    <style:style style:name="Requisitos_5f_de_5f_Seguridad_5f_Obligatorios_3a__5f_Adquisición_2c__5f_desarrollo_5f_y_5f_mantenimiento_5f_de_5f_los_5f_sistemas_5f_de_5f_información.G2" style:display-name="Requisitos_de_Seguridad_Obligatorios:_Adquisición,_desarrollo_y_mantenimiento_de_los_sistemas_de_información.G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Requisitos_5f_de_5f_Seguridad_5f_Obligatorios_3a__5f_Adquisición_2c__5f_desarrollo_5f_y_5f_mantenimiento_5f_de_5f_los_5f_sistemas_5f_de_5f_información.A3" style:display-name="Requisitos_de_Seguridad_Obligatorios:_Adquisición,_desarrollo_y_mantenimiento_de_los_sistemas_de_información.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Requisitos_5f_de_5f_Seguridad_5f_Obligatorios_3a__5f_Adquisición_2c__5f_desarrollo_5f_y_5f_mantenimiento_5f_de_5f_los_5f_sistemas_5f_de_5f_información.C3" style:display-name="Requisitos_de_Seguridad_Obligatorios:_Adquisición,_desarrollo_y_mantenimiento_de_los_sistemas_de_información.C3" style:family="table-cell">
      <style:table-cell-properties fo:background-color="transparent" fo:padding="0.097cm" fo:border-left="0.002cm solid #000000" fo:border-right="none" fo:border-top="none" fo:border-bottom="0.002cm solid #000000">
        <style:background-image/>
      </style:table-cell-properties>
    </style:style>
    <style:style style:name="Requisitos_5f_de_5f_Seguridad_5f_Obligatorios_3a__5f_Adquisición_2c__5f_desarrollo_5f_y_5f_mantenimiento_5f_de_5f_los_5f_sistemas_5f_de_5f_información.G3" style:display-name="Requisitos_de_Seguridad_Obligatorios:_Adquisición,_desarrollo_y_mantenimiento_de_los_sistemas_de_información.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quisitos_5f_de_5f_Seguridad_5f_Deseables_3a__5f_Gestión_5f_de_5f_las_5f_comunicaciones_5f_y_5f_operaciones" style:display-name="Requisitos_de_Seguridad_Deseables:_Gestión_de_las_comunicaciones_y_operaciones" style:family="table">
      <style:table-properties style:width="17.145cm" fo:margin-left="-0.002cm" table:align="left" style:writing-mode="lr-tb"/>
    </style:style>
    <style:style style:name="Requisitos_5f_de_5f_Seguridad_5f_Deseables_3a__5f_Gestión_5f_de_5f_las_5f_comunicaciones_5f_y_5f_operaciones.A" style:display-name="Requisitos_de_Seguridad_Deseables:_Gestión_de_las_comunicaciones_y_operaciones.A" style:family="table-column">
      <style:table-column-properties style:column-width="2.032cm"/>
    </style:style>
    <style:style style:name="Requisitos_5f_de_5f_Seguridad_5f_Deseables_3a__5f_Gestión_5f_de_5f_las_5f_comunicaciones_5f_y_5f_operaciones.B" style:display-name="Requisitos_de_Seguridad_Deseables:_Gestión_de_las_comunicaciones_y_operaciones.B" style:family="table-column">
      <style:table-column-properties style:column-width="1.842cm"/>
    </style:style>
    <style:style style:name="Requisitos_5f_de_5f_Seguridad_5f_Deseables_3a__5f_Gestión_5f_de_5f_las_5f_comunicaciones_5f_y_5f_operaciones.C" style:display-name="Requisitos_de_Seguridad_Deseables:_Gestión_de_las_comunicaciones_y_operaciones.C" style:family="table-column">
      <style:table-column-properties style:column-width="5.63cm"/>
    </style:style>
    <style:style style:name="Requisitos_5f_de_5f_Seguridad_5f_Deseables_3a__5f_Gestión_5f_de_5f_las_5f_comunicaciones_5f_y_5f_operaciones.D" style:display-name="Requisitos_de_Seguridad_Deseables:_Gestión_de_las_comunicaciones_y_operaciones.D" style:family="table-column">
      <style:table-column-properties style:column-width="1.588cm"/>
    </style:style>
    <style:style style:name="Requisitos_5f_de_5f_Seguridad_5f_Deseables_3a__5f_Gestión_5f_de_5f_las_5f_comunicaciones_5f_y_5f_operaciones.E" style:display-name="Requisitos_de_Seguridad_Deseables:_Gestión_de_las_comunicaciones_y_operaciones.E" style:family="table-column">
      <style:table-column-properties style:column-width="1.524cm"/>
    </style:style>
    <style:style style:name="Requisitos_5f_de_5f_Seguridad_5f_Deseables_3a__5f_Gestión_5f_de_5f_las_5f_comunicaciones_5f_y_5f_operaciones.F" style:display-name="Requisitos_de_Seguridad_Deseables:_Gestión_de_las_comunicaciones_y_operaciones.F" style:family="table-column">
      <style:table-column-properties style:column-width="2.413cm"/>
    </style:style>
    <style:style style:name="Requisitos_5f_de_5f_Seguridad_5f_Deseables_3a__5f_Gestión_5f_de_5f_las_5f_comunicaciones_5f_y_5f_operaciones.G" style:display-name="Requisitos_de_Seguridad_Deseables:_Gestión_de_las_comunicaciones_y_operaciones.G" style:family="table-column">
      <style:table-column-properties style:column-width="2.117cm"/>
    </style:style>
    <style:style style:name="Requisitos_5f_de_5f_Seguridad_5f_Deseables_3a__5f_Gestión_5f_de_5f_las_5f_comunicaciones_5f_y_5f_operaciones.A1" style:display-name="Requisitos_de_Seguridad_Deseables:_Gestión_de_las_comunicaciones_y_operaciones.A1" style:family="table-cell">
      <style:table-cell-properties fo:background-color="#b3b3b3" fo:padding="0.097cm" fo:border="0.002cm solid #000000">
        <style:background-image/>
      </style:table-cell-properties>
    </style:style>
    <style:style style:name="Requisitos_5f_de_5f_Seguridad_5f_Deseables_3a__5f_Gestión_5f_de_5f_las_5f_comunicaciones_5f_y_5f_operaciones.A2" style:display-name="Requisitos_de_Seguridad_Deseables:_Gestión_de_las_comunicaciones_y_operaciones.A2" style:family="table-cell">
      <style:table-cell-properties fo:background-color="#b3b3b3" fo:padding="0.097cm" fo:border-left="0.002cm solid #000000" fo:border-right="none" fo:border-top="none" fo:border-bottom="0.002cm solid #000000">
        <style:background-image/>
      </style:table-cell-properties>
    </style:style>
    <style:style style:name="Requisitos_5f_de_5f_Seguridad_5f_Deseables_3a__5f_Gestión_5f_de_5f_las_5f_comunicaciones_5f_y_5f_operaciones.G2" style:display-name="Requisitos_de_Seguridad_Deseables:_Gestión_de_las_comunicaciones_y_operaciones.G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Requisitos_5f_de_5f_Seguridad_5f_Deseables_3a__5f_Gestión_5f_de_5f_las_5f_comunicaciones_5f_y_5f_operaciones.A3" style:display-name="Requisitos_de_Seguridad_Deseables:_Gestión_de_las_comunicaciones_y_operaciones.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Requisitos_5f_de_5f_Seguridad_5f_Deseables_3a__5f_Gestión_5f_de_5f_las_5f_comunicaciones_5f_y_5f_operaciones.C3" style:display-name="Requisitos_de_Seguridad_Deseables:_Gestión_de_las_comunicaciones_y_operaciones.C3" style:family="table-cell">
      <style:table-cell-properties fo:background-color="transparent" fo:padding="0.097cm" fo:border-left="0.002cm solid #000000" fo:border-right="none" fo:border-top="none" fo:border-bottom="0.002cm solid #000000">
        <style:background-image/>
      </style:table-cell-properties>
    </style:style>
    <style:style style:name="Requisitos_5f_de_5f_Seguridad_5f_Deseables_3a__5f_Gestión_5f_de_5f_las_5f_comunicaciones_5f_y_5f_operaciones.G3" style:display-name="Requisitos_de_Seguridad_Deseables:_Gestión_de_las_comunicaciones_y_operaciones.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quisitos_5f_de_5f_Seguridad_5f_Deseables_3a__5f_Control_5f_de_5f_Acceso" style:display-name="Requisitos_de_Seguridad_Deseables:_Control_de_Acceso" style:family="table">
      <style:table-properties style:width="17.092cm" fo:margin-left="0.019cm" fo:margin-right="0.478cm" table:align="margins" style:writing-mode="lr-tb"/>
    </style:style>
    <style:style style:name="Requisitos_5f_de_5f_Seguridad_5f_Deseables_3a__5f_Control_5f_de_5f_Acceso.A" style:display-name="Requisitos_de_Seguridad_Deseables:_Control_de_Acceso.A" style:family="table-column">
      <style:table-column-properties style:column-width="1.842cm" style:rel-column-width="7060*"/>
    </style:style>
    <style:style style:name="Requisitos_5f_de_5f_Seguridad_5f_Deseables_3a__5f_Control_5f_de_5f_Acceso.B" style:display-name="Requisitos_de_Seguridad_Deseables:_Control_de_Acceso.B" style:family="table-column">
      <style:table-column-properties style:column-width="2.773cm" style:rel-column-width="10631*"/>
    </style:style>
    <style:style style:name="Requisitos_5f_de_5f_Seguridad_5f_Deseables_3a__5f_Control_5f_de_5f_Acceso.C" style:display-name="Requisitos_de_Seguridad_Deseables:_Control_de_Acceso.C" style:family="table-column">
      <style:table-column-properties style:column-width="4.953cm" style:rel-column-width="18990*"/>
    </style:style>
    <style:style style:name="Requisitos_5f_de_5f_Seguridad_5f_Deseables_3a__5f_Control_5f_de_5f_Acceso.D" style:display-name="Requisitos_de_Seguridad_Deseables:_Control_de_Acceso.D" style:family="table-column">
      <style:table-column-properties style:column-width="1.201cm" style:rel-column-width="4605*"/>
    </style:style>
    <style:style style:name="Requisitos_5f_de_5f_Seguridad_5f_Deseables_3a__5f_Control_5f_de_5f_Acceso.E" style:display-name="Requisitos_de_Seguridad_Deseables:_Control_de_Acceso.E" style:family="table-column">
      <style:table-column-properties style:column-width="1.535cm" style:rel-column-width="5883*"/>
    </style:style>
    <style:style style:name="Requisitos_5f_de_5f_Seguridad_5f_Deseables_3a__5f_Control_5f_de_5f_Acceso.F" style:display-name="Requisitos_de_Seguridad_Deseables:_Control_de_Acceso.F" style:family="table-column">
      <style:table-column-properties style:column-width="2.619cm" style:rel-column-width="10043*"/>
    </style:style>
    <style:style style:name="Requisitos_5f_de_5f_Seguridad_5f_Deseables_3a__5f_Control_5f_de_5f_Acceso.G" style:display-name="Requisitos_de_Seguridad_Deseables:_Control_de_Acceso.G" style:family="table-column">
      <style:table-column-properties style:column-width="2.171cm" style:rel-column-width="8323*"/>
    </style:style>
    <style:style style:name="Requisitos_5f_de_5f_Seguridad_5f_Deseables_3a__5f_Control_5f_de_5f_Acceso.A1" style:display-name="Requisitos_de_Seguridad_Deseables:_Control_de_Acceso.A1" style:family="table-cell">
      <style:table-cell-properties fo:background-color="#b3b3b3" fo:padding="0.097cm" fo:border="0.002cm solid #000000">
        <style:background-image/>
      </style:table-cell-properties>
    </style:style>
    <style:style style:name="Requisitos_5f_de_5f_Seguridad_5f_Deseables_3a__5f_Control_5f_de_5f_Acceso.2" style:display-name="Requisitos_de_Seguridad_Deseables:_Control_de_Acceso.2" style:family="table-row">
      <style:table-row-properties style:min-row-height="1.369cm"/>
    </style:style>
    <style:style style:name="Requisitos_5f_de_5f_Seguridad_5f_Deseables_3a__5f_Control_5f_de_5f_Acceso.A2" style:display-name="Requisitos_de_Seguridad_Deseables:_Control_de_Acceso.A2" style:family="table-cell">
      <style:table-cell-properties fo:background-color="#b3b3b3" fo:padding="0.097cm" fo:border-left="0.002cm solid #000000" fo:border-right="none" fo:border-top="none" fo:border-bottom="0.002cm solid #000000">
        <style:background-image/>
      </style:table-cell-properties>
    </style:style>
    <style:style style:name="Requisitos_5f_de_5f_Seguridad_5f_Deseables_3a__5f_Control_5f_de_5f_Acceso.G2" style:display-name="Requisitos_de_Seguridad_Deseables:_Control_de_Acceso.G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Requisitos_5f_de_5f_Seguridad_5f_Deseables_3a__5f_Control_5f_de_5f_Acceso.A3" style:display-name="Requisitos_de_Seguridad_Deseables:_Control_de_Acceso.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Requisitos_5f_de_5f_Seguridad_5f_Deseables_3a__5f_Control_5f_de_5f_Acceso.C3" style:display-name="Requisitos_de_Seguridad_Deseables:_Control_de_Acceso.C3" style:family="table-cell">
      <style:table-cell-properties fo:background-color="transparent" fo:padding="0.097cm" fo:border-left="0.002cm solid #000000" fo:border-right="none" fo:border-top="none" fo:border-bottom="0.002cm solid #000000">
        <style:background-image/>
      </style:table-cell-properties>
    </style:style>
    <style:style style:name="Requisitos_5f_de_5f_Seguridad_5f_Deseables_3a__5f_Control_5f_de_5f_Acceso.G3" style:display-name="Requisitos_de_Seguridad_Deseables:_Control_de_Acceso.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quisitos_5f_de_5f_Seguridad_5f_Deseables_3a__5f_Adquisición_2c__5f_desarrollo_5f_y_5f_mantenimiento_5f_de_5f_los_5f_sistemas_5f_de_5f_información" style:display-name="Requisitos_de_Seguridad_Deseables:_Adquisición,_desarrollo_y_mantenimiento_de_los_sistemas_de_información" style:family="table">
      <style:table-properties style:width="17.082cm" fo:margin-left="0.019cm" fo:break-before="page" table:align="left" style:writing-mode="lr-tb"/>
    </style:style>
    <style:style style:name="Requisitos_5f_de_5f_Seguridad_5f_Deseables_3a__5f_Adquisición_2c__5f_desarrollo_5f_y_5f_mantenimiento_5f_de_5f_los_5f_sistemas_5f_de_5f_información.A" style:display-name="Requisitos_de_Seguridad_Deseables:_Adquisición,_desarrollo_y_mantenimiento_de_los_sistemas_de_información.A" style:family="table-column">
      <style:table-column-properties style:column-width="2.096cm"/>
    </style:style>
    <style:style style:name="Requisitos_5f_de_5f_Seguridad_5f_Deseables_3a__5f_Adquisición_2c__5f_desarrollo_5f_y_5f_mantenimiento_5f_de_5f_los_5f_sistemas_5f_de_5f_información.B" style:display-name="Requisitos_de_Seguridad_Deseables:_Adquisición,_desarrollo_y_mantenimiento_de_los_sistemas_de_información.B" style:family="table-column">
      <style:table-column-properties style:column-width="2.455cm"/>
    </style:style>
    <style:style style:name="Requisitos_5f_de_5f_Seguridad_5f_Deseables_3a__5f_Adquisición_2c__5f_desarrollo_5f_y_5f_mantenimiento_5f_de_5f_los_5f_sistemas_5f_de_5f_información.C" style:display-name="Requisitos_de_Seguridad_Deseables:_Adquisición,_desarrollo_y_mantenimiento_de_los_sistemas_de_información.C" style:family="table-column">
      <style:table-column-properties style:column-width="5.101cm"/>
    </style:style>
    <style:style style:name="Requisitos_5f_de_5f_Seguridad_5f_Deseables_3a__5f_Adquisición_2c__5f_desarrollo_5f_y_5f_mantenimiento_5f_de_5f_los_5f_sistemas_5f_de_5f_información.D" style:display-name="Requisitos_de_Seguridad_Deseables:_Adquisición,_desarrollo_y_mantenimiento_de_los_sistemas_de_información.D" style:family="table-column">
      <style:table-column-properties style:column-width="1.397cm"/>
    </style:style>
    <style:style style:name="Requisitos_5f_de_5f_Seguridad_5f_Deseables_3a__5f_Adquisición_2c__5f_desarrollo_5f_y_5f_mantenimiento_5f_de_5f_los_5f_sistemas_5f_de_5f_información.E" style:display-name="Requisitos_de_Seguridad_Deseables:_Adquisición,_desarrollo_y_mantenimiento_de_los_sistemas_de_información.E" style:family="table-column">
      <style:table-column-properties style:column-width="1.588cm"/>
    </style:style>
    <style:style style:name="Requisitos_5f_de_5f_Seguridad_5f_Deseables_3a__5f_Adquisición_2c__5f_desarrollo_5f_y_5f_mantenimiento_5f_de_5f_los_5f_sistemas_5f_de_5f_información.F" style:display-name="Requisitos_de_Seguridad_Deseables:_Adquisición,_desarrollo_y_mantenimiento_de_los_sistemas_de_información.F" style:family="table-column">
      <style:table-column-properties style:column-width="2.365cm"/>
    </style:style>
    <style:style style:name="Requisitos_5f_de_5f_Seguridad_5f_Deseables_3a__5f_Adquisición_2c__5f_desarrollo_5f_y_5f_mantenimiento_5f_de_5f_los_5f_sistemas_5f_de_5f_información.G" style:display-name="Requisitos_de_Seguridad_Deseables:_Adquisición,_desarrollo_y_mantenimiento_de_los_sistemas_de_información.G" style:family="table-column">
      <style:table-column-properties style:column-width="2.08cm"/>
    </style:style>
    <style:style style:name="Requisitos_5f_de_5f_Seguridad_5f_Deseables_3a__5f_Adquisición_2c__5f_desarrollo_5f_y_5f_mantenimiento_5f_de_5f_los_5f_sistemas_5f_de_5f_información.A1" style:display-name="Requisitos_de_Seguridad_Deseables:_Adquisición,_desarrollo_y_mantenimiento_de_los_sistemas_de_información.A1" style:family="table-cell">
      <style:table-cell-properties fo:background-color="#999999" fo:padding="0.097cm" fo:border="0.002cm solid #000000">
        <style:background-image/>
      </style:table-cell-properties>
    </style:style>
    <style:style style:name="Requisitos_5f_de_5f_Seguridad_5f_Deseables_3a__5f_Adquisición_2c__5f_desarrollo_5f_y_5f_mantenimiento_5f_de_5f_los_5f_sistemas_5f_de_5f_información.A2" style:display-name="Requisitos_de_Seguridad_Deseables:_Adquisición,_desarrollo_y_mantenimiento_de_los_sistemas_de_información.A2" style:family="table-cell">
      <style:table-cell-properties fo:background-color="#999999" fo:padding="0.097cm" fo:border-left="0.002cm solid #000000" fo:border-right="none" fo:border-top="none" fo:border-bottom="0.002cm solid #000000">
        <style:background-image/>
      </style:table-cell-properties>
    </style:style>
    <style:style style:name="Requisitos_5f_de_5f_Seguridad_5f_Deseables_3a__5f_Adquisición_2c__5f_desarrollo_5f_y_5f_mantenimiento_5f_de_5f_los_5f_sistemas_5f_de_5f_información.G2" style:display-name="Requisitos_de_Seguridad_Deseables:_Adquisición,_desarrollo_y_mantenimiento_de_los_sistemas_de_información.G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Requisitos_5f_de_5f_Seguridad_5f_Deseables_3a__5f_Adquisición_2c__5f_desarrollo_5f_y_5f_mantenimiento_5f_de_5f_los_5f_sistemas_5f_de_5f_información.A3" style:display-name="Requisitos_de_Seguridad_Deseables:_Adquisición,_desarrollo_y_mantenimiento_de_los_sistemas_de_información.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Requisitos_5f_de_5f_Seguridad_5f_Deseables_3a__5f_Adquisición_2c__5f_desarrollo_5f_y_5f_mantenimiento_5f_de_5f_los_5f_sistemas_5f_de_5f_información.C3" style:display-name="Requisitos_de_Seguridad_Deseables:_Adquisición,_desarrollo_y_mantenimiento_de_los_sistemas_de_información.C3" style:family="table-cell">
      <style:table-cell-properties fo:background-color="transparent" fo:padding="0.097cm" fo:border-left="0.002cm solid #000000" fo:border-right="none" fo:border-top="none" fo:border-bottom="0.002cm solid #000000">
        <style:background-image/>
      </style:table-cell-properties>
    </style:style>
    <style:style style:name="Requisitos_5f_de_5f_Seguridad_5f_Deseables_3a__5f_Adquisición_2c__5f_desarrollo_5f_y_5f_mantenimiento_5f_de_5f_los_5f_sistemas_5f_de_5f_información.G3" style:display-name="Requisitos_de_Seguridad_Deseables:_Adquisición,_desarrollo_y_mantenimiento_de_los_sistemas_de_información.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6.798cm" fo:margin-left="0.332cm" table:align="left" style:writing-mode="lr-tb"/>
    </style:style>
    <style:style style:name="Tabla10.A" style:family="table-column">
      <style:table-column-properties style:column-width="3.625cm"/>
    </style:style>
    <style:style style:name="Tabla10.B" style:family="table-column">
      <style:table-column-properties style:column-width="3.942cm"/>
    </style:style>
    <style:style style:name="Tabla10.C" style:family="table-column">
      <style:table-column-properties style:column-width="4.789cm"/>
    </style:style>
    <style:style style:name="Tabla10.D" style:family="table-column">
      <style:table-column-properties style:column-width="4.441cm"/>
    </style:style>
    <style:style style:name="Tabla10.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bla10.D1" style:family="table-cell">
      <style:table-cell-properties fo:background-color="#b3b3b3" fo:padding="0.097cm" fo:border="0.018cm solid #000000">
        <style:background-image/>
      </style:table-cell-properties>
    </style:style>
    <style:style style:name="Tabla10.A2" style:family="table-cell">
      <style:table-cell-properties fo:background-color="#e6e6e6" fo:padding="0.097cm" fo:border-left="0.018cm solid #000000" fo:border-right="none" fo:border-top="none" fo:border-bottom="0.018cm solid #000000">
        <style:background-image/>
      </style:table-cell-properties>
    </style:style>
    <style:style style:name="Tabla10.B2" style:family="table-cell">
      <style:table-cell-properties fo:padding="0.097cm" fo:border-left="0.018cm solid #000000" fo:border-right="none" fo:border-top="none" fo:border-bottom="0.018cm solid #000000"/>
    </style:style>
    <style:style style:name="Tabla10.D2" style:family="table-cell">
      <style:table-cell-properties fo:padding="0.097cm" fo:border-left="0.018cm solid #000000" fo:border-right="0.018cm solid #000000" fo:border-top="none" fo:border-bottom="0.018cm solid #000000"/>
    </style:style>
    <style:style style:name="Tabla11" style:family="table">
      <style:table-properties style:width="17.584cm" table:align="left" style:writing-mode="lr-tb"/>
    </style:style>
    <style:style style:name="Tabla11.A" style:family="table-column">
      <style:table-column-properties style:column-width="4.803cm"/>
    </style:style>
    <style:style style:name="Tabla11.B" style:family="table-column">
      <style:table-column-properties style:column-width="12.781cm"/>
    </style:style>
    <style:style style:name="Tab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transparent" fo:padding="0.097cm" fo:border="0.002cm solid #000000">
        <style:background-image/>
      </style:table-cell-properties>
    </style:style>
    <style:style style:name="Tabla11.A2" style:family="table-cell">
      <style:table-cell-properties fo:background-color="transparent" fo:padding="0.097cm" fo:border-left="0.002cm solid #000000" fo:border-right="none" fo:border-top="none" fo:border-bottom="0.002cm solid #000000">
        <style:background-image/>
      </style:table-cell-properties>
    </style:style>
    <style:style style:name="Tab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595cm" fo:margin-left="0cm" table:align="left" style:writing-mode="lr-tb"/>
    </style:style>
    <style:style style:name="Tabla12.A" style:family="table-column">
      <style:table-column-properties style:column-width="4.803cm"/>
    </style:style>
    <style:style style:name="Tabla12.B" style:family="table-column">
      <style:table-column-properties style:column-width="12.792cm"/>
    </style:style>
    <style:style style:name="Tab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transparent" fo:padding="0.097cm" fo:border="0.002cm solid #000000">
        <style:background-image/>
      </style:table-cell-properties>
    </style:style>
    <style:style style:name="Tabla12.A2" style:family="table-cell">
      <style:table-cell-properties fo:background-color="transparent" fo:padding="0.097cm" fo:border-left="0.002cm solid #000000" fo:border-right="none" fo:border-top="none" fo:border-bottom="0.002cm solid #000000">
        <style:background-image/>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595cm" fo:margin-left="0cm" table:align="left" style:writing-mode="lr-tb"/>
    </style:style>
    <style:style style:name="Tabla13.A" style:family="table-column">
      <style:table-column-properties style:column-width="4.763cm"/>
    </style:style>
    <style:style style:name="Tabla13.B" style:family="table-column">
      <style:table-column-properties style:column-width="12.832cm"/>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background-color="transparent" fo:padding="0.097cm" fo:border-left="0.002cm solid #000000" fo:border-right="none" fo:border-top="none" fo:border-bottom="0.002cm solid #000000">
        <style:background-image/>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584cm" table:align="left" style:writing-mode="lr-tb"/>
    </style:style>
    <style:style style:name="Tabla14.A" style:family="table-column">
      <style:table-column-properties style:column-width="4.722cm"/>
    </style:style>
    <style:style style:name="Tabla14.B" style:family="table-column">
      <style:table-column-properties style:column-width="12.862cm"/>
    </style:style>
    <style:style style:name="Tab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transparent" fo:padding="0.097cm" fo:border="0.002cm solid #000000">
        <style:background-image/>
      </style:table-cell-properties>
    </style:style>
    <style:style style:name="Tabla14.A2" style:family="table-cell">
      <style:table-cell-properties fo:background-color="transparent" fo:padding="0.097cm" fo:border-left="0.002cm solid #000000" fo:border-right="none" fo:border-top="none" fo:border-bottom="0.002cm solid #000000">
        <style:background-image/>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505cm" fo:margin-left="0.09cm" table:align="left" style:writing-mode="lr-tb"/>
    </style:style>
    <style:style style:name="Tabla15.A" style:family="table-column">
      <style:table-column-properties style:column-width="4.63cm"/>
    </style:style>
    <style:style style:name="Tabla15.B" style:family="table-column">
      <style:table-column-properties style:column-width="12.875cm"/>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background-color="transparent" fo:padding="0.097cm" fo:border-left="0.002cm solid #000000" fo:border-right="none" fo:border-top="none" fo:border-bottom="0.002cm solid #000000">
        <style:background-image/>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595cm" fo:margin-left="0cm" table:align="left" style:writing-mode="lr-tb"/>
    </style:style>
    <style:style style:name="Tabla16.A" style:family="table-column">
      <style:table-column-properties style:column-width="5.556cm"/>
    </style:style>
    <style:style style:name="Tabla16.B" style:family="table-column">
      <style:table-column-properties style:column-width="12.039cm"/>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background-color="transparent" fo:padding="0.097cm" fo:border-left="0.002cm solid #000000" fo:border-right="none" fo:border-top="none" fo:border-bottom="0.002cm solid #000000">
        <style:background-image/>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568cm" fo:break-before="auto" fo:break-after="auto" table:align="right" fo:background-color="transparent" fo:keep-with-next="auto" style:may-break-between-rows="true" style:writing-mode="page">
        <style:background-image/>
      </style:table-properties>
    </style:style>
    <style:style style:name="Tabla17.A" style:family="table-column">
      <style:table-column-properties style:column-width="1.058cm"/>
    </style:style>
    <style:style style:name="Tabla17.B" style:family="table-column">
      <style:table-column-properties style:column-width="1.612cm"/>
    </style:style>
    <style:style style:name="Tabla17.C" style:family="table-column">
      <style:table-column-properties style:column-width="14.898cm"/>
    </style:style>
    <style:style style:name="Tabla17.1" style:family="table-row">
      <style:table-row-properties style:min-row-height="2.17cm"/>
    </style:style>
    <style:style style:name="Tab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ff" fo:padding="0.097cm" fo:border="0.002cm solid #000000">
        <style:background-image/>
      </style:table-cell-properties>
    </style:style>
    <style:style style:name="Tabla17.A2" style:family="table-cell">
      <style:table-cell-properties fo:background-color="transparent" fo:padding="0.097cm" fo:border-left="0.002cm solid #000000" fo:border-right="none" fo:border-top="none" fo:border-bottom="0.002cm solid #000000">
        <style:background-image/>
      </style:table-cell-properties>
    </style:style>
    <style:style style:name="Tabla17.C2" style:family="table-cell">
      <style:table-cell-properties fo:padding="0.097cm" fo:border-left="0.002cm solid #000000" fo:border-right="0.002cm solid #000000" fo:border-top="none" fo:border-bottom="0.002cm solid #000000"/>
    </style:style>
    <style:style style:name="Tabla1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66" style:family="table-row">
      <style:table-row-properties fo:background-color="transparent" style:keep-together="true" fo:keep-together="auto">
        <style:background-image/>
      </style:table-row-properties>
    </style:style>
    <style:style style:name="Tabla17.C66"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651cm" fo:margin-left="0cm" table:align="left" style:writing-mode="lr-tb"/>
    </style:style>
    <style:style style:name="Tabla19.A" style:family="table-column">
      <style:table-column-properties style:column-width="0.953cm"/>
    </style:style>
    <style:style style:name="Tabla19.B" style:family="table-column">
      <style:table-column-properties style:column-width="1.508cm"/>
    </style:style>
    <style:style style:name="Tabla19.C" style:family="table-column">
      <style:table-column-properties style:column-width="15.191cm"/>
    </style:style>
    <style:style style:name="Tabla19.1" style:family="table-row">
      <style:table-row-properties style:min-row-height="2.381cm"/>
    </style:style>
    <style:style style:name="Tabla19.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a19.C1" style:family="table-cell">
      <style:table-cell-properties style:vertical-align="middle" fo:background-color="#e6e6ff" fo:padding="0.097cm" fo:border="0.002cm solid #000000">
        <style:background-image/>
      </style:table-cell-properties>
    </style:style>
    <style:style style:name="Tabla19.A2" style:family="table-cell">
      <style:table-cell-properties fo:background-color="transparent" fo:padding="0.097cm" fo:border-left="0.002cm solid #000000" fo:border-right="none" fo:border-top="none" fo:border-bottom="0.002cm solid #000000">
        <style:background-image/>
      </style:table-cell-properties>
    </style:style>
    <style:style style:name="Tabla19.C2" style:family="table-cell">
      <style:table-cell-properties fo:padding="0.097cm" fo:border-left="0.002cm solid #000000" fo:border-right="0.002cm solid #000000" fo:border-top="none" fo:border-bottom="0.002cm solid #000000"/>
    </style:style>
    <style:style style:name="Tabla19.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5.399cm" fo:margin-left="1.651cm" fo:margin-right="0.54cm" fo:break-before="auto" fo:break-after="auto" table:align="margins" fo:background-color="transparent" fo:keep-with-next="auto" style:may-break-between-rows="true" style:writing-mode="lr-tb">
        <style:background-image/>
      </style:table-properties>
    </style:style>
    <style:style style:name="Tabla18.A" style:family="table-column">
      <style:table-column-properties style:column-width="3.096cm" style:rel-column-width="13174*"/>
    </style:style>
    <style:style style:name="Tabla18.B" style:family="table-column">
      <style:table-column-properties style:column-width="12.303cm" style:rel-column-width="52361*"/>
    </style:style>
    <style:style style:name="Tabla18.A1" style:family="table-cell">
      <style:table-cell-properties fo:background-color="#b3b3b3" fo:padding-left="0.191cm" fo:padding-right="0.191cm" fo:padding-top="0cm" fo:padding-bottom="0cm" fo:border="0.018cm solid #000000">
        <style:background-image/>
      </style:table-cell-properties>
    </style:style>
    <style:style style:name="Tabla18.A2" style:family="table-cell">
      <style:table-cell-properties fo:padding-left="0.191cm" fo:padding-right="0.191cm" fo:padding-top="0cm" fo:padding-bottom="0cm" fo:border-left="0.018cm solid #000000" fo:border-right="0.018cm solid #000000" fo:border-top="none" fo:border-bottom="0.018cm solid #000000"/>
    </style:style>
    <style:style style:name="Tabla18.3" style:family="table-row">
      <style:table-row-properties fo:background-color="transparent" style:keep-together="true" fo:keep-together="auto">
        <style:background-image/>
      </style:table-row-properties>
    </style:style>
    <style:style style:name="Tabla18.A3" style:family="table-cell">
      <style:table-cell-properties style:vertical-align="" fo:background-color="transparent" fo:padding-left="0.191cm" fo:padding-right="0.191cm" fo:padding-top="0cm" fo:padding-bottom="0cm" fo:border-left="0.018cm solid #000000" fo:border-right="none" fo:border-top="none" fo:border-bottom="0.018cm solid #000000" style:writing-mode="page">
        <style:background-image/>
      </style:table-cell-properties>
    </style:style>
    <style:style style:name="Tabla18.B3" style:family="table-cell">
      <style:table-cell-properties style:vertical-align="" fo:background-color="transparent" fo:padding-left="0.191cm" fo:padding-right="0.191cm" fo:padding-top="0cm" fo:padding-bottom="0cm" fo:border-left="0.018cm solid #000000" fo:border-right="0.018cm solid #000000" fo:border-top="none" fo:border-bottom="0.018cm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2pt" fo:font-weight="bold" style:font-size-asian="2pt" style:font-weight-asian="bold" style:font-size-complex="2pt" style:font-weight-complex="bold"/>
    </style:style>
    <style:style style:name="P2" style:family="paragraph" style:parent-style-name="Footer">
      <style:paragraph-properties fo:line-height="150%" fo:text-align="justify" style:justify-single-word="false" fo:orphans="0" fo:widows="0" fo:hyphenation-ladder-count="no-limit" fo:background-color="transparent" text:number-lines="false" text:line-number="0" style:text-autospace="ideograph-alpha" style:punctuation-wrap="hanging" style:line-break="strict" style:writing-mode="lr-tb">
        <style:tab-stops>
          <style:tab-stop style:position="8.498cm" style:type="center"/>
          <style:tab-stop style:position="16.999cm" style:type="right"/>
        </style:tab-stops>
        <style:background-image/>
      </style:paragraph-properties>
      <style:text-properties style:use-window-font-color="true" style:font-name="FreeSans" fo:language="es" fo:country="ES" fo:font-style="italic" style:text-underline-style="none" style:font-name-asian="DejaVu Sans1" style:language-asian="es" style:country-asian="ES" style:font-name-complex="DejaVu Sans1" style:language-complex="es" style:country-complex="ES" fo:hyphenate="false" fo:hyphenation-remain-char-count="2" fo:hyphenation-push-char-count="2"/>
    </style:style>
    <style:style style:name="P3" style:family="paragraph" style:parent-style-name="Table_20_Contents_20__28_user_29_">
      <style:paragraph-properties fo:line-height="100%" fo:text-align="center" style:justify-single-word="false" fo:orphans="0" fo:widows="0" fo:hyphenation-ladder-count="no-limit" fo:background-color="transparent" text:number-lines="false" text:line-number="0" style:text-autospace="ideograph-alpha" style:punctuation-wrap="hanging" style:line-break="strict" style:writing-mode="lr-tb">
        <style:background-image/>
      </style:paragraph-properties>
      <style:text-properties fo:color="#000000" style:font-name="FreeSerif1" fo:font-size="10pt" fo:language="es" fo:country="ES" fo:font-style="normal" style:text-underline-style="none" fo:font-weight="normal"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fo:hyphenate="false" fo:hyphenation-remain-char-count="2" fo:hyphenation-push-char-count="2"/>
    </style:style>
    <style:style style:name="P4"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FreeSans" fo:font-size="8pt" fo:language="es" fo:country="VE" fo:font-style="italic" style:font-size-asian="8pt" style:font-style-asian="italic" style:font-size-complex="8pt"/>
    </style:style>
    <style:style style:name="P5"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P6" style:family="paragraph" style:parent-style-name="Standard">
      <style:paragraph-properties fo:hyphenation-ladder-count="no-limit" fo:background-color="transparent">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7" style:family="paragraph" style:parent-style-name="Standard">
      <style:paragraph-properties fo:text-align="justify" style:justify-single-word="false" fo:background-color="transparent">
        <style:background-image/>
      </style:paragraph-properties>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8" style:family="paragraph" style:parent-style-name="Standard">
      <style:paragraph-properties fo:text-align="justify" style:justify-single-word="false" fo:background-color="transparent">
        <style:background-image/>
      </style:paragraph-properties>
      <style:text-properties style:font-name="FreeSerif1" fo:font-size="10pt" fo:language="es" fo:country="ES"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fo:background-color="transparent">
        <style:background-image/>
      </style:paragraph-properties>
      <style:text-properties fo:color="#000000"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0" style:family="paragraph" style:parent-style-name="Standard">
      <style:paragraph-properties fo:line-height="100%" fo:text-align="justify" style:justify-single-word="false" fo:background-color="transparent">
        <style:background-image/>
      </style:paragraph-properties>
      <style:text-properties fo:color="#000000" style:text-outline="false" style:text-line-through-style="none" style:font-name="FreeSerif1" fo:font-size="12pt" fo:font-style="normal" fo:text-shadow="none" style:text-underline-style="none" fo:font-weight="normal" fo:background-color="transparent"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11" style:family="paragraph" style:parent-style-name="Standard">
      <style:paragraph-properties fo:line-height="150%" fo:text-align="start" style:justify-single-word="false" fo:orphans="0" fo:widows="0" fo:hyphenation-ladder-count="no-limit" fo:background-color="transparent" style:text-autospace="ideograph-alpha" style:punctuation-wrap="hanging" style:line-break="strict" style:snap-to-layout-grid="false" style:writing-mode="lr-tb">
        <style:background-image/>
      </style:paragraph-properties>
      <style:text-properties fo:color="#000000" style:font-name="FreeSans" fo:font-size="7pt" fo:language="es" fo:country="VE" fo:font-style="italic" style:text-underline-style="none" style:font-name-asian="Times New Roman" style:font-size-asian="7pt" style:language-asian="es" style:country-asian="ES" style:font-style-asian="italic" style:font-name-complex="Times New Roman" style:font-size-complex="7pt" style:language-complex="ar" style:country-complex="SA" style:font-style-complex="normal" fo:hyphenate="false" fo:hyphenation-remain-char-count="2" fo:hyphenation-push-char-count="2"/>
    </style:style>
    <style:style style:name="P12" style:family="paragraph" style:parent-style-name="Standard">
      <style:paragraph-properties fo:text-align="justify"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3" style:family="paragraph" style:parent-style-name="Contents_20_Heading">
      <style:paragraph-properties fo:line-height="150%" fo:text-align="center"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color="#000000" style:font-name="FreeSerif1" fo:font-size="12pt" fo:language="es" fo:country="ES" fo:font-style="normal" style:text-underline-style="none" fo:font-weight="bold" fo:background-color="transparent" style:font-name-asian="Times New Roman" style:font-size-asian="12pt" style:language-asian="es" style:country-asian="ES"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4" style:family="paragraph" style:parent-style-name="Contents_20_Heading">
      <style:paragraph-properties fo:line-height="150%" fo:text-align="center"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color="#000000" style:font-name="FreeSerif1" fo:font-size="12pt" fo:language="es" fo:country="ES" fo:font-style="normal" style:text-underline-style="none" fo:font-weight="normal"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5" style:family="paragraph" style:parent-style-name="Contents_20_Heading">
      <style:paragraph-properties fo:line-height="150%" fo:text-align="center"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color="#000000" style:font-name="FreeSerif1" fo:font-size="12pt" fo:language="es" fo:country="ES" fo:font-weight="bold" fo:background-color="transparent" style:font-name-asian="Times New Roman" style:font-size-asian="12pt" style:language-asian="es" style:country-asian="ES" style:font-weight-asian="bold" style:font-name-complex="Times New Roman" style:font-size-complex="12pt" style:language-complex="ar" style:country-complex="SA" style:font-weight-complex="bold" fo:hyphenate="false" fo:hyphenation-remain-char-count="2" fo:hyphenation-push-char-count="2"/>
    </style:style>
    <style:style style:name="P16" style:family="paragraph" style:parent-style-name="Contents_20_Heading">
      <style:paragraph-properties fo:text-align="justify"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7" style:family="paragraph" style:parent-style-name="Contents_20_Heading">
      <style:paragraph-properties fo:line-height="150%" fo:text-align="center"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FreeSerif1" fo:font-size="12pt" fo:language="es" fo:country="ES" fo:font-style="normal" style:text-underline-style="none" fo:font-weight="normal"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8" style:family="paragraph" style:parent-style-name="Table_20_Contents_20__28_user_29_">
      <style:paragraph-properties fo:background-color="transparent">
        <style:background-image/>
      </style:paragraph-properties>
      <style:text-properties style:font-name="FreeSerif1" fo:font-size="10pt" fo:language="es" fo:country="ES" style:font-size-asian="10pt" style:font-size-complex="10pt"/>
    </style:style>
    <style:style style:name="P19" style:family="paragraph" style:parent-style-name="Table_20_Contents_20__28_user_29_">
      <style:paragraph-properties fo:background-color="transparent">
        <style:background-image/>
      </style:paragraph-properties>
      <style:text-properties style:font-name="FreeSerif1" fo:font-size="10pt" fo:language="es" fo:country="ES" fo:background-color="transparent" style:font-size-asian="10pt" style:font-size-complex="10pt"/>
    </style:style>
    <style:style style:name="P20" style:family="paragraph" style:parent-style-name="Table_20_Contents">
      <style:paragraph-properties fo:line-height="100%" fo:text-align="center" style:justify-single-word="false" fo:background-color="transparent">
        <style:background-image/>
      </style:paragraph-properties>
      <style:text-properties style:font-name="FreeSerif1" fo:font-size="12pt" fo:font-weight="bold" fo:background-color="transparent" style:font-size-asian="12pt" style:font-weight-asian="bold" style:font-size-complex="12pt" style:font-weight-complex="bold" style:text-rotation-angle="90" style:text-rotation-scale="line-height"/>
    </style:style>
    <style:style style:name="P21" style:family="paragraph" style:parent-style-name="Table_20_Contents">
      <style:paragraph-properties fo:line-height="100%" fo:text-align="center" style:justify-single-word="false" fo:background-color="transparent">
        <style:background-image/>
      </style:paragraph-properties>
      <style:text-properties style:font-name="FreeSerif1" fo:font-size="12pt" fo:font-weight="bold" fo:background-color="transparent" style:font-size-asian="12pt" style:font-weight-asian="bold" style:font-size-complex="12pt" style:font-weight-complex="bold"/>
    </style:style>
    <style:style style:name="P22" style:family="paragraph" style:parent-style-name="Table_20_Contents">
      <style:paragraph-properties fo:line-height="100%" fo:text-align="center" style:justify-single-word="false" fo:background-color="transparent">
        <style:background-image/>
      </style:paragraph-properties>
      <style:text-properties style:font-name="FreeSerif1" fo:font-size="12pt" fo:font-weight="bold" style:font-size-asian="12pt" style:font-weight-asian="bold" style:font-size-complex="12pt" style:font-weight-complex="bold" style:text-rotation-angle="90" style:text-rotation-scale="line-height"/>
    </style:style>
    <style:style style:name="P23" style:family="paragraph" style:parent-style-name="Table_20_Contents">
      <style:paragraph-properties fo:line-height="100%" fo:text-align="center" style:justify-single-word="false" fo:background-color="transparent">
        <style:background-image/>
      </style:paragraph-properties>
      <style:text-properties style:font-name="FreeSerif1" fo:font-size="12pt" fo:font-weight="bold" style:font-size-asian="12pt" style:font-weight-asian="bold" style:font-size-complex="12pt" style:font-weight-complex="bold"/>
    </style:style>
    <style:style style:name="P24" style:family="paragraph" style:parent-style-name="Text_20_body">
      <style:paragraph-properties fo:line-height="100%" fo:text-align="justify" style:justify-single-word="false" fo:background-color="transparent">
        <style:background-image/>
      </style:paragraph-properties>
      <style:text-properties style:font-name="FreeSans"/>
    </style:style>
    <style:style style:name="P25" style:family="paragraph" style:parent-style-name="Standard">
      <style:paragraph-properties fo:text-align="center" style:justify-single-word="false"/>
      <style:text-properties style:font-name="FreeSans"/>
    </style:style>
    <style:style style:name="P26" style:family="paragraph" style:parent-style-name="Standard">
      <style:paragraph-properties fo:line-height="100%" fo:text-align="justify" style:justify-single-word="false"/>
      <style:text-properties style:font-name="FreeSans"/>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text-align="center" style:justify-single-word="false"/>
      <style:text-properties style:font-name="Arial" fo:font-size="2pt" fo:font-weight="bold" style:font-size-asian="2pt" style:font-weight-asian="bold" style:font-size-complex="2pt" style:font-weight-complex="bold"/>
    </style:style>
    <style:style style:name="P29" style:family="paragraph" style:parent-style-name="Standard">
      <style:paragraph-properties fo:line-height="100%" fo:text-align="center" style:justify-single-word="false"/>
      <style:text-properties style:use-window-font-color="true" style:font-name="Arial" fo:font-size="15pt" fo:language="es" fo:country="VE" fo:font-weight="bold" fo:background-color="transparent" style:font-name-asian="Bitstream Vera Sans1" style:font-size-asian="15pt" style:language-asian="es" style:country-asian="VE" style:font-weight-asian="bold" style:font-name-complex="Arial" style:font-size-complex="15pt" style:language-complex="es" style:country-complex="VE" style:font-weight-complex="bold"/>
    </style:style>
    <style:style style:name="P30" style:family="paragraph" style:parent-style-name="Standard">
      <style:text-properties style:use-window-font-color="true" style:font-name="FreeSerif1" fo:font-size="12pt" fo:language="es" fo:country="ES" fo:font-style="normal" style:text-underline-style="none" fo:font-weight="600" style:text-blinking="false" style:font-name-asian="DejaVu Sans1" style:font-size-asian="12pt" style:language-asian="es" style:country-asian="ES" style:font-style-asian="normal" style:font-weight-asian="bold" style:font-name-complex="DejaVu Sans1" style:font-size-complex="12pt" style:language-complex="es" style:country-complex="ES" style:font-style-complex="normal" style:font-weight-complex="bold" style:font-relief="engraved"/>
    </style:style>
    <style:style style:name="P31" style:family="paragraph" style:parent-style-name="Standard">
      <style:paragraph-properties fo:text-align="justify" style:justify-single-word="false"/>
      <style:text-properties style:use-window-font-color="true"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P32" style:family="paragraph" style:parent-style-name="Standard">
      <style:text-properties style:use-window-font-color="true" style:font-name="FreeSerif1" fo:font-size="12pt" fo:language="es" fo:country="ES" style:text-underline-style="none" fo:font-weight="bold" style:text-blinking="false" style:font-name-asian="Bitstream Vera Sans Mono" style:font-size-asian="12pt" style:language-asian="es" style:country-asian="ES" style:font-weight-asian="bold" style:font-name-complex="Bitstream Vera Sans Mono" style:font-size-complex="12pt" style:language-complex="es" style:country-complex="ES" style:font-weight-complex="bold" style:font-relief="engraved"/>
    </style:style>
    <style:style style:name="P33" style:family="paragraph" style:parent-style-name="Standard">
      <style:paragraph-properties fo:text-align="center" style:justify-single-word="false"/>
      <style:text-properties fo:color="#000000" style:font-name="FreeSerif1" fo:font-size="12pt" fo:language="es" fo:country="ES" fo:font-weight="bold" style:font-size-asian="12pt" style:font-weight-asian="bold" style:font-size-complex="12pt" style:font-weight-complex="bold"/>
    </style:style>
    <style:style style:name="P34" style:family="paragraph" style:parent-style-name="Standard">
      <style:text-properties fo:color="#000000" style:font-name="FreeSerif1" fo:font-size="12pt" fo:language="es" fo:country="ES" style:font-size-asian="12pt" style:font-size-complex="12pt"/>
    </style:style>
    <style:style style:name="P35" style:family="paragraph" style:parent-style-name="Standard">
      <style:paragraph-properties fo:text-align="center" style:justify-single-word="false"/>
      <style:text-properties fo:color="#000000" style:font-name="FreeSerif1" fo:font-size="12pt" fo:language="es" fo:country="ES" style:font-size-asian="12pt" style:font-size-complex="12pt"/>
    </style:style>
    <style:style style:name="P36" style:family="paragraph" style:parent-style-name="Standard">
      <style:paragraph-properties fo:line-height="100%"/>
      <style:text-properties fo:color="#000000" style:font-name="FreeSerif1" fo:font-size="12pt" style:font-size-asian="12pt" style:font-size-complex="12pt"/>
    </style:style>
    <style:style style:name="P37" style:family="paragraph" style:parent-style-name="Standard">
      <style:paragraph-properties fo:text-align="justify" style:justify-single-word="false"/>
      <style:text-properties fo:color="#000000" style:font-name="FreeSerif1" fo:font-size="10pt" fo:language="es" fo:country="ES" fo:font-weight="normal"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color="#000000" style:text-outline="false" style:text-line-through-style="none" style:font-name="FreeSerif1" fo:font-size="10pt" fo:language="es" fo:country="ES" fo:font-style="normal" fo:text-shadow="none" style:text-underline-style="none" fo:font-weight="normal" style:font-name-asian="FreeSans" style:font-size-asian="10pt" style:font-style-asian="normal" style:font-weight-asian="normal" style:font-name-complex="FreeSans" style:font-size-complex="10pt" style:font-style-complex="normal" style:font-weight-complex="normal" style:text-emphasize="none" style:text-overline-style="none" style:text-overline-color="font-color"/>
    </style:style>
    <style:style style:name="P39" style:family="paragraph" style:parent-style-name="Standard">
      <style:paragraph-properties fo:text-align="justify" style:justify-single-word="false"/>
      <style:text-properties fo:color="#000000"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0" style:family="paragraph" style:parent-style-name="Standard">
      <style:paragraph-properties fo:line-height="100%" fo:text-align="justify" style:justify-single-word="false"/>
      <style:text-properties fo:color="#000000" style:text-outline="false" style:text-line-through-style="none" style:font-name="FreeSerif1"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41" style:family="paragraph" style:parent-style-name="Standard">
      <style:paragraph-properties fo:line-height="100%" fo:text-align="start" style:justify-single-word="false"/>
      <style:text-properties fo:color="#000000" style:text-outline="false" style:text-line-through-style="none" style:font-name="FreeSerif1"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42" style:family="paragraph" style:parent-style-name="Standard">
      <style:paragraph-properties fo:line-height="100%" fo:text-align="justify" style:justify-single-word="false"/>
      <style:text-properties fo:color="#000000" style:text-outline="false" style:text-line-through-style="none" style:font-name="FreeSerif1" fo:font-size="12pt" fo:font-style="normal" fo:text-shadow="none" style:text-underline-style="none" fo:font-weight="normal" fo:background-color="transparent"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43" style:family="paragraph" style:parent-style-name="Standard">
      <style:paragraph-properties fo:line-height="100%" fo:text-align="justify" style:justify-single-word="false"/>
      <style:text-properties fo:color="#000000" style:text-outline="false" style:text-line-through-style="none" style:font-name="FreeSerif1" fo:font-size="12pt" fo:font-style="normal" fo:text-shadow="none" style:text-underline-style="none" fo:font-weight="normal" fo:background-color="transparent"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44" style:family="paragraph" style:parent-style-name="Standard">
      <style:paragraph-properties fo:line-height="100%" fo:text-align="justify" style:justify-single-word="false"/>
      <style:text-properties fo:color="#000000" style:text-outline="false" style:text-line-through-style="none" style:font-name="FreeSerif1"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45" style:family="paragraph" style:parent-style-name="Standard">
      <style:paragraph-properties fo:text-align="justify" style:justify-single-word="false"/>
      <style:text-properties style:text-outline="false" style:text-line-through-style="none" style:font-name="FreeSerif1" fo:font-size="10pt" fo:language="es" fo:country="ES" fo:font-style="normal" fo:text-shadow="none" style:text-underline-style="none" fo:font-weight="bold" style:font-name-asian="Liberation Sans" style:font-size-asian="10pt" style:font-style-asian="normal" style:font-weight-asian="bold" style:font-name-complex="Liberation Sans" style:font-size-complex="10pt" style:font-style-complex="normal" style:font-weight-complex="bold" style:text-emphasize="none" style:text-overline-style="none" style:text-overline-color="font-color"/>
    </style:style>
    <style:style style:name="P46" style:family="paragraph" style:parent-style-name="Standard">
      <style:paragraph-properties fo:text-align="justify" style:justify-single-word="false"/>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7" style:family="paragraph" style:parent-style-name="Standard">
      <style:paragraph-properties fo:text-align="start" style:justify-single-word="false"/>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8" style:family="paragraph" style:parent-style-name="Standard">
      <style:paragraph-properties fo:text-align="center" style:justify-single-word="false"/>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9" style:family="paragraph" style:parent-style-name="Standard">
      <style:paragraph-properties fo:text-align="justify" style:justify-single-word="false"/>
      <style:text-properties style:text-outline="false" style:text-line-through-style="none" style:font-name="FreeSerif1" fo:font-size="10pt" fo:language="es" fo:country="ES" fo:font-style="normal" fo:text-shadow="none" style:text-underline-style="none" fo:font-weight="normal" style:font-name-asian="FreeSans" style:font-size-asian="10pt" style:font-style-asian="normal" style:font-weight-asian="normal" style:font-name-complex="FreeSans" style:font-size-complex="10pt" style:font-style-complex="normal" style:font-weight-complex="normal" style:text-emphasize="none" style:text-overline-style="none" style:text-overline-color="font-color"/>
    </style:style>
    <style:style style:name="P50" style:family="paragraph" style:parent-style-name="Standard">
      <style:paragraph-properties fo:text-align="justify" style:justify-single-word="false"/>
      <style:text-properties style:text-outline="false" style:text-line-through-style="none" style:font-name="FreeSerif1" fo:font-size="10pt" fo:language="es" fo:country="ES"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P51" style:family="paragraph" style:parent-style-name="Standard">
      <style:paragraph-properties fo:line-height="100%" fo:text-align="justify" style:justify-single-word="false"/>
      <style:text-properties style:text-outline="false" style:text-line-through-style="none" style:font-name="FreeSerif1"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2" style:family="paragraph" style:parent-style-name="Standard">
      <style:paragraph-properties fo:line-height="100%" fo:text-align="justify" style:justify-single-word="false"/>
      <style:text-properties style:text-outline="false" style:text-line-through-style="none" style:font-name="FreeSans" fo:font-size="9pt" fo:font-style="normal" fo:text-shadow="none" style:text-underline-style="none" fo:font-weight="normal"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53" style:family="paragraph" style:parent-style-name="Standard">
      <style:text-properties style:font-name="FreeSerif1" fo:font-size="10pt" fo:language="es" fo:country="ES" style:font-size-asian="10pt" style:font-size-complex="10pt"/>
    </style:style>
    <style:style style:name="P54" style:family="paragraph" style:parent-style-name="Standard">
      <style:paragraph-properties fo:text-align="start" style:justify-single-word="false"/>
      <style:text-properties style:font-name="FreeSerif1" fo:font-size="10pt" fo:language="es" fo:country="ES" fo:font-weight="normal"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font-name="FreeSerif1" fo:font-size="10pt" fo:language="es" fo:country="ES" fo:font-weight="normal" style:font-size-asian="10pt" style:font-weight-asian="normal" style:font-size-complex="10pt" style:font-weight-complex="normal"/>
    </style:style>
    <style:style style:name="P56" style:family="paragraph" style:parent-style-name="Standard">
      <style:paragraph-properties fo:text-align="center" style:justify-single-word="false"/>
      <style:text-properties style:font-name="FreeSerif1" fo:font-size="10pt" fo:language="es" fo:country="ES" fo:font-weight="normal" style:font-size-asian="10pt" style:font-weight-asian="normal" style:font-size-complex="10pt" style:font-weight-complex="normal"/>
    </style:style>
    <style:style style:name="P57" style:family="paragraph" style:parent-style-name="Standard">
      <style:paragraph-properties fo:line-height="100%" fo:text-align="justify" style:justify-single-word="false"/>
      <style:text-properties style:font-name="FreeSerif1" fo:font-size="12pt" style:font-size-asian="12pt" style:font-size-complex="12pt"/>
    </style:style>
    <style:style style:name="P58" style:family="paragraph" style:parent-style-name="Standard">
      <style:text-properties style:font-name="FreeSerif1" fo:font-weight="bold" style:font-weight-asian="bold" style:font-weight-complex="bold"/>
    </style:style>
    <style:style style:name="P59" style:family="paragraph" style:parent-style-name="Standard">
      <style:text-properties style:font-name="FreeSerif1" fo:language="es" fo:country="ES" fo:font-weight="bold" style:language-asian="es" style:country-asian="ES" style:font-weight-asian="bold" style:language-complex="es" style:country-complex="ES" style:font-weight-complex="bold"/>
    </style:style>
    <style:style style:name="P60" style:family="paragraph" style:parent-style-name="Standard">
      <style:paragraph-properties fo:line-height="100%" fo:text-align="justify" style:justify-single-word="false"/>
    </style:style>
    <style:style style:name="P61" style:family="paragraph" style:parent-style-name="Standard">
      <style:text-properties fo:language="es" fo:country="ES" style:language-asian="es" style:country-asian="ES" style:language-complex="es" style:country-complex="ES"/>
    </style:style>
    <style:style style:name="P62" style:family="paragraph" style:parent-style-name="Standard">
      <style:paragraph-properties fo:text-align="justify" style:justify-single-word="false"/>
    </style:style>
    <style:style style:name="P63" style:family="paragraph" style:parent-style-name="Contents_20_Heading">
      <style:paragraph-properties fo:margin-left="1.251cm" fo:margin-right="0cm" fo:line-height="10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64" style:family="paragraph" style:parent-style-name="Texto_20_independiente1">
      <style:paragraph-properties fo:margin-left="1.251cm" fo:margin-right="0cm" fo:margin-top="0cm" fo:margin-bottom="0cm" fo:text-align="justify" style:justify-single-word="false" fo:text-indent="0cm" style:auto-text-indent="false">
        <style:tab-stops>
          <style:tab-stop style:position="0cm"/>
        </style:tab-stops>
      </style:paragraph-properties>
    </style:style>
    <style:style style:name="P65" style:family="paragraph" style:parent-style-name="Standard">
      <style:paragraph-properties fo:margin-left="1.251cm" fo:margin-right="0cm" fo:line-height="10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FreeSerif1" fo:font-size="12pt" fo:language="es" fo:country="ES" style:text-underline-style="none" style:font-name-asian="DejaVu Sans1" style:font-size-asian="12pt" style:language-asian="es" style:country-asian="ES" style:font-name-complex="DejaVu Sans1" style:font-size-complex="12pt" style:language-complex="es" style:country-complex="ES" fo:hyphenate="false" fo:hyphenation-remain-char-count="2" fo:hyphenation-push-char-count="2"/>
    </style:style>
    <style:style style:name="P66" style:family="paragraph" style:parent-style-name="Standard">
      <style:paragraph-properties fo:margin-left="1.251cm" fo:margin-right="0cm" fo:line-height="10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FreeSerif1" fo:font-size="12pt" fo:language="es" fo:country="ES" style:text-underline-style="none" fo:font-weight="normal" style:font-name-asian="Bitstream Vera Sans Mono" style:font-size-asian="12pt" style:font-weight-asian="normal" style:font-name-complex="Bitstream Vera Sans Mono" style:font-size-complex="12pt" style:font-weight-complex="normal" fo:hyphenate="false" fo:hyphenation-remain-char-count="2" fo:hyphenation-push-char-count="2"/>
    </style:style>
    <style:style style:name="P67" style:family="paragraph" style:parent-style-name="Standard">
      <style:paragraph-properties fo:margin-left="1.251cm" fo:margin-right="0cm" fo:line-height="10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68" style:family="paragraph" style:parent-style-name="Table_20_Contents">
      <style:paragraph-properties fo:margin-left="1.251cm" fo:margin-right="0cm" fo:text-indent="0cm" style:auto-text-indent="false"/>
      <style:text-properties style:font-name="FreeSerif1" fo:font-size="10pt" fo:language="es" fo:country="ES" style:font-size-asian="10pt" style:font-size-complex="10pt"/>
    </style:style>
    <style:style style:name="P69" style:family="paragraph" style:parent-style-name="Standard">
      <style:paragraph-properties fo:margin-left="1.251cm" fo:margin-right="0cm" fo:text-indent="0cm" style:auto-text-indent="false"/>
    </style:style>
    <style:style style:name="P70" style:family="paragraph" style:parent-style-name="Standard">
      <style:paragraph-properties fo:margin-left="1.251cm" fo:margin-right="0cm" fo:text-align="justify" style:justify-single-word="false" fo:text-indent="0cm" style:auto-text-indent="false"/>
    </style:style>
    <style:style style:name="P71" style:family="paragraph" style:parent-style-name="Standard">
      <style:paragraph-properties fo:margin-left="1.251cm" fo:margin-right="0cm" fo:text-align="justify" style:justify-single-word="false" fo:text-indent="0cm" style:auto-text-indent="false"/>
      <style:text-properties style:font-name="FreeSerif1" fo:font-size="12pt" fo:language="es" fo:country="ES" fo:font-weight="normal" style:font-size-asian="12pt" style:font-weight-asian="normal" style:font-size-complex="12pt" style:font-weight-complex="normal"/>
    </style:style>
    <style:style style:name="P72" style:family="paragraph" style:parent-style-name="Standard">
      <style:paragraph-properties fo:margin-left="1.251cm" fo:margin-right="0cm" fo:line-height="100%" fo:text-align="justify" style:justify-single-word="false" fo:text-indent="0cm" style:auto-text-indent="false"/>
    </style:style>
    <style:style style:name="P73" style:family="paragraph" style:parent-style-name="Standard">
      <style:paragraph-properties fo:margin-left="1.251cm" fo:margin-right="0cm" fo:line-height="100%" fo:text-align="justify" style:justify-single-word="false" fo:text-indent="0cm" style:auto-text-indent="false"/>
      <style:text-properties fo:color="#000000" style:font-name="FreeSerif1" fo:font-size="12pt" fo:language="es" fo:country="ES" fo:font-weight="normal" style:font-size-asian="12pt" style:font-weight-asian="normal" style:font-size-complex="12pt" style:font-weight-complex="normal"/>
    </style:style>
    <style:style style:name="P74" style:family="paragraph" style:parent-style-name="Table_20_Contents_20__28_user_29_">
      <style:paragraph-properties fo:line-height="100%"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5" style:family="paragraph" style:parent-style-name="Table_20_Contents_20__28_user_29_">
      <style:paragraph-properties fo:line-height="100%" fo:orphans="0" fo:widows="0" fo:hyphenation-ladder-count="no-limit" style:text-autospace="ideograph-alpha" style:punctuation-wrap="hanging" style:line-break="strict" style:writing-mode="lr-tb"/>
      <style:text-properties fo:color="#000000" style:font-name="FreeSerif1" fo:font-size="10pt" fo:language="es" fo:country="ES" fo:font-style="normal" style:text-underline-mode="continuous" style:text-overline-mode="continuous" style:text-line-through-mode="continuous" style:font-name-asian="DejaVu Sans1" style:font-size-asian="10pt" style:language-asian="ar" style:country-asian="SA" style:font-style-asian="normal" style:font-name-complex="DejaVu Sans1" style:font-size-complex="10pt" style:language-complex="ar" style:country-complex="SA" style:font-style-complex="normal" fo:hyphenate="false" fo:hyphenation-remain-char-count="2" fo:hyphenation-push-char-count="2"/>
    </style:style>
    <style:style style:name="P76" style:family="paragraph" style:parent-style-name="Table_20_Contents_20__28_user_29_">
      <style:paragraph-properties fo:line-height="100%" fo:text-align="center" style:justify-single-word="false" fo:orphans="0" fo:widows="0" fo:hyphenation-ladder-count="no-limit" style:text-autospace="ideograph-alpha" style:punctuation-wrap="hanging" style:line-break="strict" style:writing-mode="lr-tb"/>
      <style:text-properties fo:color="#000000" style:font-name="FreeSerif1" fo:font-size="10pt" fo:language="es" fo:country="ES" fo:font-style="normal" style:text-underline-mode="continuous" style:text-overline-mode="continuous" style:text-line-through-mode="continuous" style:font-name-asian="DejaVu Sans1" style:font-size-asian="10pt" style:language-asian="ar" style:country-asian="SA" style:font-style-asian="normal" style:font-name-complex="DejaVu Sans1" style:font-size-complex="10pt" style:language-complex="ar" style:country-complex="SA" style:font-style-complex="normal" fo:hyphenate="false" fo:hyphenation-remain-char-count="2" fo:hyphenation-push-char-count="2"/>
    </style:style>
    <style:style style:name="P77" style:family="paragraph" style:parent-style-name="Text_20_body">
      <style:paragraph-properties fo:line-height="100%" fo:text-align="justify" style:justify-single-word="false" fo:orphans="0" fo:widows="0" fo:hyphenation-ladder-count="no-limit" style:text-autospace="ideograph-alpha" style:punctuation-wrap="hanging" style:line-break="strict" style:writing-mode="lr-tb">
        <style:tab-stops>
          <style:tab-stop style:position="1.275cm"/>
        </style:tab-stops>
      </style:paragraph-properties>
      <style:text-properties fo:color="#000000" style:font-name="FreeSerif1" fo:font-size="12pt" fo:language="es" fo:country="VE" fo:font-style="normal" fo:font-weight="bold" style:font-name-asian="Verdana" style:font-size-asian="12pt" style:font-style-asian="normal" style:font-weight-asian="bold" style:font-name-complex="Verdana" style:font-size-complex="12pt" style:font-style-complex="normal" style:font-weight-complex="bold" fo:hyphenate="false" fo:hyphenation-remain-char-count="2" fo:hyphenation-push-char-count="2"/>
    </style:style>
    <style:style style:name="P78" style:family="paragraph" style:parent-style-name="Table_20_Contents_20__28_user_29_">
      <style:text-properties fo:color="#000000" style:font-name="FreeSerif1" fo:font-size="12pt" fo:language="es" fo:country="ES" style:font-size-asian="12pt" style:font-size-complex="12pt"/>
    </style:style>
    <style:style style:name="P79" style:family="paragraph" style:parent-style-name="Table_20_Contents_20__28_user_29_">
      <style:paragraph-properties fo:text-align="justify" style:justify-single-word="false"/>
      <style:text-properties fo:color="#000000" style:font-name="FreeSerif1" fo:font-size="12pt" fo:language="es" fo:country="ES" fo:font-weight="normal" style:font-size-asian="12pt" style:font-weight-asian="normal" style:font-size-complex="12pt" style:font-weight-complex="normal"/>
    </style:style>
    <style:style style:name="P80" style:family="paragraph" style:parent-style-name="Table_20_Contents_20__28_user_29_">
      <style:paragraph-properties fo:line-height="100%"/>
      <style:text-properties fo:color="#000000" style:font-name="FreeSerif1" fo:font-size="10pt" fo:language="es" fo:country="ES" style:font-size-asian="10pt" style:font-size-complex="10pt"/>
    </style:style>
    <style:style style:name="P81" style:family="paragraph" style:parent-style-name="Table_20_Contents_20__28_user_29_">
      <style:paragraph-properties fo:line-height="100%" fo:text-align="center" style:justify-single-word="false"/>
      <style:text-properties fo:color="#000000" style:font-name="FreeSerif1" fo:font-size="10pt" fo:language="es" fo:country="ES" style:font-size-asian="10pt" style:font-size-complex="10pt"/>
    </style:style>
    <style:style style:name="P82" style:family="paragraph" style:parent-style-name="Table_20_Contents_20__28_user_29_">
      <style:paragraph-properties fo:text-align="justify" style:justify-single-word="false"/>
    </style:style>
    <style:style style:name="P83" style:family="paragraph" style:parent-style-name="Table_20_Contents_20__28_user_29_">
      <style:text-properties style:font-name="FreeSerif1" fo:font-size="10pt" fo:language="es" fo:country="ES" style:font-size-asian="10pt" style:font-size-complex="10pt"/>
    </style:style>
    <style:style style:name="P84" style:family="paragraph" style:parent-style-name="Table_20_Contents_20__28_user_29_">
      <style:paragraph-properties fo:text-align="center" style:justify-single-word="false"/>
      <style:text-properties style:font-name="FreeSerif1" fo:font-size="10pt" fo:language="es" fo:country="ES" style:font-size-asian="10pt" style:font-size-complex="10pt"/>
    </style:style>
    <style:style style:name="P85" style:family="paragraph" style:parent-style-name="Table_20_Contents_20__28_user_29_">
      <style:text-properties style:font-name="FreeSerif1" fo:language="es" fo:country="ES"/>
    </style:style>
    <style:style style:name="P86" style:family="paragraph" style:parent-style-name="Table_20_Contents">
      <style:text-properties style:font-name="FreeSerif1" fo:font-size="10pt" fo:language="es" fo:country="ES" style:font-size-asian="10pt" style:font-size-complex="10pt"/>
    </style:style>
    <style:style style:name="P87" style:family="paragraph" style:parent-style-name="Table_20_Contents">
      <style:paragraph-properties fo:text-align="justify" style:justify-single-word="false"/>
      <style:text-properties style:font-name="FreeSerif1" fo:font-size="10pt" fo:language="es" fo:country="ES" style:font-size-asian="10pt" style:font-size-complex="10pt"/>
    </style:style>
    <style:style style:name="P88" style:family="paragraph" style:parent-style-name="Table_20_Contents">
      <style:text-properties style:font-name="FreeSerif1" fo:font-size="10pt" fo:language="es" fo:country="ES" fo:font-weight="bold"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style:font-name="FreeSerif1" fo:font-size="10pt" fo:language="es" fo:country="ES" fo:font-weight="bold" style:font-size-asian="10pt" style:font-weight-asian="bold" style:font-size-complex="10pt" style:font-weight-complex="bold"/>
    </style:style>
    <style:style style:name="P90" style:family="paragraph" style:parent-style-name="Table_20_Contents">
      <style:paragraph-properties fo:text-align="justify" style:justify-single-word="false"/>
      <style:text-properties style:font-name="FreeSerif1" fo:font-size="10pt" fo:language="es" fo:country="ES" fo:background-color="transparent" style:font-size-asian="10pt" style:font-size-complex="10pt"/>
    </style:style>
    <style:style style:name="P91" style:family="paragraph" style:parent-style-name="Table_20_Contents">
      <style:text-properties style:font-name="FreeSerif1" fo:font-size="10pt" fo:language="es" fo:country="ES" style:text-underline-style="none" fo:font-weight="normal" style:font-size-asian="10pt" style:font-weight-asian="normal" style:font-size-complex="10pt" style:font-weight-complex="normal"/>
    </style:style>
    <style:style style:name="P92" style:family="paragraph" style:parent-style-name="Table_20_Contents">
      <style:paragraph-properties fo:line-height="100%" fo:text-align="center" style:justify-single-word="false"/>
      <style:text-properties style:font-name="FreeSerif1" fo:font-size="12pt" fo:font-weight="bold" style:font-size-asian="12pt" style:font-weight-asian="bold" style:font-size-complex="12pt" style:font-weight-complex="bold"/>
    </style:style>
    <style:style style:name="P93" style:family="paragraph" style:parent-style-name="Table_20_Contents">
      <style:paragraph-properties fo:line-height="100%" fo:text-align="justify" style:justify-single-word="false"/>
      <style:text-properties style:font-name="FreeSerif1" fo:font-size="12pt" fo:font-weight="bold" style:font-size-asian="12pt" style:font-weight-asian="bold" style:font-size-complex="12pt" style:font-weight-complex="bold"/>
    </style:style>
    <style:style style:name="P94" style:family="paragraph" style:parent-style-name="Table_20_Contents">
      <style:paragraph-properties fo:line-height="100%" fo:text-align="center" style:justify-single-word="false"/>
      <style:text-properties style:font-name="FreeSerif1" fo:font-size="12pt" fo:font-weight="bold" fo:background-color="transparent" style:font-size-asian="12pt" style:font-weight-asian="bold" style:font-size-complex="12pt" style:font-weight-complex="bold"/>
    </style:style>
    <style:style style:name="P95" style:family="paragraph" style:parent-style-name="Table_20_Contents">
      <style:paragraph-properties fo:line-height="100%" fo:text-align="justify" style:justify-single-word="false"/>
      <style:text-properties style:font-name="FreeSerif1" fo:font-size="12pt" fo:font-weight="normal" style:font-size-asian="12pt" style:font-weight-asian="normal" style:font-size-complex="12pt" style:font-weight-complex="normal"/>
    </style:style>
    <style:style style:name="P96" style:family="paragraph" style:parent-style-name="Table_20_Contents">
      <style:paragraph-properties fo:line-height="100%" fo:text-align="justify" style:justify-single-word="false"/>
      <style:text-properties style:font-name="FreeSerif1" fo:font-size="12pt" fo:font-weight="normal" fo:background-color="#e6e6ff" style:font-size-asian="12pt" style:font-weight-asian="normal" style:font-size-complex="12pt" style:font-weight-complex="normal"/>
    </style:style>
    <style:style style:name="P97" style:family="paragraph" style:parent-style-name="Table_20_Contents">
      <style:paragraph-properties fo:line-height="100%" fo:text-align="justify" style:justify-single-word="false"/>
      <style:text-properties style:font-name="FreeSerif1" fo:font-size="12pt" style:font-size-asian="12pt" style:font-size-complex="12pt"/>
    </style:style>
    <style:style style:name="P98" style:family="paragraph" style:parent-style-name="Table_20_Contents">
      <style:paragraph-properties fo:line-height="100%" fo:text-align="justify" style:justify-single-word="false"/>
      <style:text-properties style:font-name="FreeSerif1" fo:font-size="12pt" fo:background-color="transparent" style:font-size-asian="12pt" style:font-size-complex="12pt"/>
    </style:style>
    <style:style style:name="P99" style:family="paragraph" style:parent-style-name="Table_20_Contents">
      <style:paragraph-properties fo:line-height="100%" fo:text-align="center" style:justify-single-word="false"/>
      <style:text-properties fo:color="#000000" style:font-name="FreeSerif1" fo:font-size="12pt" fo:font-weight="bold" fo:background-color="transparent" style:font-size-asian="12pt" style:font-weight-asian="bold" style:font-size-complex="12pt" style:font-weight-complex="bold"/>
    </style:style>
    <style:style style:name="P100" style:family="paragraph" style:parent-style-name="Table_20_Contents">
      <style:paragraph-properties fo:line-height="100%" fo:text-align="center" style:justify-single-word="false"/>
      <style:text-properties style:use-window-font-color="true" style:font-name="FreeSerif1" fo:font-size="12pt" fo:font-weight="bold" fo:background-color="transparent" style:font-size-asian="12pt" style:font-weight-asian="bold" style:font-size-complex="12pt" style:font-weight-complex="bold"/>
    </style:style>
    <style:style style:name="P101" style:family="paragraph" style:parent-style-name="Contents_20_Heading">
      <style:paragraph-properties fo:margin-left="1.27cm" fo:margin-right="0cm" fo:line-height="150%" fo:text-align="justify" style:justify-single-word="false" fo:orphans="0" fo:widows="0" fo:hyphenation-ladder-count="no-limit" fo:text-indent="-0.24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102" style:family="paragraph" style:parent-style-name="Standard">
      <style:paragraph-properties fo:margin-left="1.27cm" fo:margin-right="0cm" fo:line-height="150%" fo:text-align="justify" style:justify-single-word="false" fo:orphans="0" fo:widows="0" fo:hyphenation-ladder-count="no-limit" fo:text-indent="-0.24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103" style:family="paragraph" style:parent-style-name="InfoBlue">
      <style:paragraph-properties fo:margin-left="0.025cm" fo:margin-right="0cm" fo:margin-top="0cm" fo:margin-bottom="0cm" fo:line-height="100%" fo:text-align="justify" style:justify-single-word="false" fo:text-indent="0cm" style:auto-text-indent="false" fo:background-color="transparent" style:snap-to-layout-grid="false">
        <style:background-image/>
      </style:paragraph-properties>
      <style:text-properties fo:color="#000000"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P104" style:family="paragraph" style:parent-style-name="Texto_20_independiente1">
      <style:paragraph-properties fo:margin-left="0.025cm" fo:margin-right="0cm" fo:margin-top="0cm" fo:margin-bottom="0cm" fo:line-height="100%" fo:text-align="justify" style:justify-single-word="false" fo:text-indent="0cm" style:auto-text-indent="false" fo:background-color="transparent" style:snap-to-layout-grid="false">
        <style:background-image/>
      </style:paragraph-properties>
      <style:text-properties fo:color="#000000"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P105" style:family="paragraph" style:parent-style-name="Table_20_Contents_20__28_user_29_">
      <style:paragraph-properties fo:margin-left="0.025cm" fo:margin-right="0cm" fo:margin-top="0cm" fo:margin-bottom="0cm" fo:line-height="100%" fo:text-align="center" style:justify-single-word="false" fo:text-indent="0cm" style:auto-text-indent="false" style:snap-to-layout-grid="false"/>
      <style:text-properties fo:color="#000000" style:font-name="FreeSerif1" fo:font-size="12pt" fo:language="es" fo:country="ES" fo:font-weight="bold" style:font-size-asian="12pt" style:font-weight-asian="bold" style:font-size-complex="12pt" style:font-weight-complex="bold"/>
    </style:style>
    <style:style style:name="P106" style:family="paragraph" style:parent-style-name="Table_20_Heading_20__28_user_29_">
      <style:text-properties fo:color="#000000" style:font-name="FreeSerif1" fo:font-size="12pt" fo:language="es" fo:country="ES" fo:font-weight="bold" style:font-size-asian="12pt" style:font-weight-asian="bold" style:font-size-complex="12pt" style:font-weight-complex="bold"/>
    </style:style>
    <style:style style:name="P107" style:family="paragraph" style:parent-style-name="Table_20_Heading_20__28_user_29_">
      <style:paragraph-properties fo:line-height="100%"/>
      <style:text-properties fo:color="#000000" style:font-name="FreeSerif1" fo:font-size="10pt" fo:language="es" fo:country="ES" style:font-size-asian="10pt" style:font-size-complex="10pt"/>
    </style:style>
    <style:style style:name="P108" style:family="paragraph" style:parent-style-name="Table_20_Heading_20__28_user_29_">
      <style:text-properties style:font-name="FreeSerif1" fo:font-size="10pt" fo:language="es" fo:country="ES" style:font-size-asian="10pt" style:font-size-complex="10pt"/>
    </style:style>
    <style:style style:name="P109" style:family="paragraph" style:parent-style-name="Normal">
      <style:text-properties fo:color="#000000" style:font-name="FreeSerif1" fo:font-size="12pt" fo:language="es" fo:country="ES" style:font-size-asian="12pt" style:font-size-complex="12pt"/>
    </style:style>
    <style:style style:name="P110" style:family="paragraph" style:parent-style-name="Table_20_Contents_20__28_user_29_">
      <style:paragraph-properties fo:margin-left="0cm" fo:margin-right="0cm" fo:text-indent="0cm" style:auto-text-indent="false"/>
    </style:style>
    <style:style style:name="P111" style:family="paragraph" style:parent-style-name="Table_20_Contents_20__28_user_29_">
      <style:paragraph-properties fo:margin-left="0cm" fo:margin-right="0cm" fo:text-indent="0cm" style:auto-text-indent="false"/>
      <style:text-properties style:font-name="FreeSerif1" fo:font-size="12pt" style:font-size-asian="12pt" style:font-size-complex="12pt"/>
    </style:style>
    <style:style style:name="P112" style:family="paragraph" style:parent-style-name="Standard">
      <style:paragraph-properties fo:margin-left="0cm" fo:margin-right="0cm" fo:text-align="justify" style:justify-single-word="false" fo:text-indent="0cm" style:auto-text-indent="false"/>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13" style:family="paragraph" style:parent-style-name="Standard">
      <style:paragraph-properties fo:margin-left="0cm" fo:margin-right="0cm" fo:text-align="start" style:justify-single-word="false" fo:text-indent="0cm" style:auto-text-indent="false"/>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14" style:family="paragraph" style:parent-style-name="Standard">
      <style:paragraph-properties fo:margin-left="0cm" fo:margin-right="0cm" fo:text-align="justify" style:justify-single-word="false" fo:text-indent="0cm" style:auto-text-indent="false"/>
      <style:text-properties style:text-outline="false" style:text-line-through-style="none" style:font-name="FreeSerif1" fo:font-size="10pt" fo:language="es" fo:country="ES"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P115" style:family="paragraph" style:parent-style-name="Standard">
      <style:paragraph-properties fo:margin-left="0cm" fo:margin-right="0cm" fo:line-height="100%" fo:text-align="justify" style:justify-single-word="false" fo:text-indent="0cm" style:auto-text-indent="false"/>
    </style:style>
    <style:style style:name="P116"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text-outline="false" style:text-line-through-style="none" style:font-name="FreeSerif1" fo:font-size="10pt" fo:language="es" fo:country="ES"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1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FreeSans"/>
    </style:style>
    <style:style style:name="P118" style:family="paragraph" style:parent-style-name="Texto_20_independiente1">
      <style:paragraph-properties fo:margin-top="0cm" fo:margin-bottom="0cm" fo:line-height="100%" fo:text-align="justify" style:justify-single-word="false" fo:orphans="0" fo:widows="0" fo:hyphenation-ladder-count="no-limit" fo:background-color="transparent" style:text-autospace="ideograph-alpha" style:punctuation-wrap="hanging" style:line-break="strict" style:writing-mode="lr-tb">
        <style:tab-stops>
          <style:tab-stop style:position="0cm"/>
        </style:tab-stops>
        <style:background-image/>
      </style:paragraph-properties>
      <style:text-properties fo:color="#0000ff" style:font-name="FreeSans" fo:font-size="10pt" fo:language="es" fo:country="VE" fo:font-style="normal" fo:font-weight="normal" style:font-name-asian="DejaVu Sans2" style:font-size-asian="10pt" style:language-asian="es" style:country-asian="VE" style:font-style-asian="normal" style:font-weight-asian="normal" style:font-name-complex="Arial" style:font-size-complex="10pt" style:language-complex="es" style:country-complex="VE" style:font-style-complex="normal" style:font-weight-complex="normal" fo:hyphenate="false" fo:hyphenation-remain-char-count="2" fo:hyphenation-push-char-count="2"/>
    </style:style>
    <style:style style:name="P119" style:family="paragraph" style:parent-style-name="Texto_20_independiente1">
      <style:paragraph-properties fo:margin-top="0cm" fo:margin-bottom="0cm" fo:text-align="justify" style:justify-single-word="false">
        <style:tab-stops>
          <style:tab-stop style:position="0cm"/>
        </style:tab-stops>
      </style:paragraph-properties>
      <style:text-properties fo:color="#000000" style:font-name="FreeSerif1" fo:font-size="12pt" fo:language="es" fo:country="ES" fo:font-style="normal" fo:font-weight="normal" style:font-name-asian="DejaVu Sans2" style:font-size-asian="12pt" style:language-asian="es" style:country-asian="VE" style:font-style-asian="normal" style:font-weight-asian="normal" style:font-name-complex="Arial" style:font-size-complex="12pt" style:language-complex="es" style:country-complex="VE" style:font-style-complex="normal" style:font-weight-complex="normal"/>
    </style:style>
    <style:style style:name="P120" style:family="paragraph" style:parent-style-name="Texto_20_independiente1">
      <style:paragraph-properties fo:margin-top="0cm" fo:margin-bottom="0cm" fo:text-align="justify" style:justify-single-word="false" fo:orphans="2" fo:widows="2">
        <style:tab-stops>
          <style:tab-stop style:position="0cm"/>
        </style:tab-stops>
      </style:paragraph-properties>
      <style:text-properties style:use-window-font-color="true" style:font-name="FreeSerif1" fo:font-size="12pt" fo:language="es" fo:country="ES" fo:font-style="normal" style:font-size-asian="12pt" style:font-style-asian="normal" style:font-size-complex="12pt" style:font-style-complex="normal"/>
    </style:style>
    <style:style style:name="P121" style:family="paragraph" style:parent-style-name="Text_20_body">
      <style:paragraph-properties fo:text-align="center" style:justify-single-word="false"/>
      <style:text-properties fo:color="#000000" style:font-name="FreeSerif1" fo:language="es" fo:country="ES" fo:font-weight="bold" style:font-weight-asian="bold" style:font-weight-complex="bold"/>
    </style:style>
    <style:style style:name="P122" style:family="paragraph" style:parent-style-name="Text_20_body">
      <style:paragraph-properties fo:text-align="center" style:justify-single-word="false"/>
      <style:text-properties style:font-name="FreeSerif1" fo:language="es" fo:country="ES"/>
    </style:style>
    <style:style style:name="P123" style:family="paragraph" style:parent-style-name="Text_20_body">
      <style:paragraph-properties fo:line-height="100%" fo:text-align="justify" style:justify-single-word="false"/>
      <style:text-properties style:font-name="FreeSans"/>
    </style:style>
    <style:style style:name="P124" style:family="paragraph" style:parent-style-name="Text_20_body">
      <style:text-properties fo:language="es" fo:country="ES" style:language-asian="es" style:country-asian="ES" style:language-complex="es" style:country-complex="ES"/>
    </style:style>
    <style:style style:name="P125" style:family="paragraph" style:parent-style-name="Standard">
      <style:paragraph-properties fo:margin-left="2.501cm" fo:margin-right="0cm" fo:text-align="justify" style:justify-single-word="false" fo:text-indent="-0.635cm" style:auto-text-indent="false"/>
    </style:style>
    <style:style style:name="P126" style:family="paragraph" style:parent-style-name="Standard">
      <style:paragraph-properties fo:margin-left="2.501cm" fo:margin-right="0cm" fo:text-align="justify" style:justify-single-word="false" fo:text-indent="-0.635cm" style:auto-text-indent="false"/>
      <style:text-properties fo:language="es" fo:country="ES"/>
    </style:style>
    <style:style style:name="P127" style:family="paragraph" style:parent-style-name="Table_20_Contents">
      <style:paragraph-properties fo:margin-left="2.501cm" fo:margin-right="0cm"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28" style:family="paragraph" style:parent-style-name="Table_20_Contents">
      <style:paragraph-properties fo:margin-left="2.501cm" fo:margin-right="0cm" fo:text-align="justify" style:justify-single-word="false"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29" style:family="paragraph" style:parent-style-name="Table_20_Contents_20__28_user_29_">
      <style:paragraph-properties fo:background-color="#cccccc">
        <style:background-image/>
      </style:paragraph-properties>
      <style:text-properties style:font-name="FreeSerif1" fo:font-size="10pt" fo:language="es" fo:country="ES" style:font-size-asian="10pt" style:font-size-complex="10pt"/>
    </style:style>
    <style:style style:name="P130" style:family="paragraph" style:parent-style-name="Text_20_body_20_indent">
      <style:paragraph-properties fo:text-align="justify" style:justify-single-word="false"/>
      <style:text-properties style:font-name="FreeSerif1" fo:language="es" fo:country="ES"/>
    </style:style>
    <style:style style:name="P131" style:family="paragraph" style:parent-style-name="Standard">
      <style:paragraph-properties fo:margin-left="-0.45cm" fo:margin-right="0cm" fo:text-indent="0cm" style:auto-text-indent="false"/>
      <style:text-properties style:use-window-font-color="true" style:font-name="FreeSerif1" fo:font-size="12pt" fo:language="es" fo:country="ES" style:text-underline-style="none" fo:font-weight="bold" style:text-blinking="false" style:font-name-asian="Bitstream Vera Sans Mono" style:font-size-asian="12pt" style:language-asian="es" style:country-asian="ES" style:font-weight-asian="bold" style:font-name-complex="Bitstream Vera Sans Mono" style:font-size-complex="12pt" style:language-complex="es" style:country-complex="ES" style:font-weight-complex="bold" style:font-relief="engraved"/>
    </style:style>
    <style:style style:name="P132" style:family="paragraph" style:parent-style-name="Contents_20_3">
      <style:paragraph-properties>
        <style:tab-stops>
          <style:tab-stop style:position="16.591cm" style:type="right" style:leader-style="dotted" style:leader-text="."/>
        </style:tab-stops>
      </style:paragraph-properties>
      <style:text-properties style:font-name="FreeSerif1" fo:font-size="12pt" style:font-size-asian="12pt" style:font-size-complex="12pt"/>
    </style:style>
    <style:style style:name="P133" style:family="paragraph" style:parent-style-name="Contents_20_Heading">
      <style:paragraph-properties fo:text-align="center" style:justify-single-word="false"/>
      <style:text-properties style:font-name="FreeSerif1" fo:font-size="12pt" style:font-size-asian="12pt" style:font-size-complex="12pt"/>
    </style:style>
    <style:style style:name="P134" style:family="paragraph" style:parent-style-name="Contents_20_Heading">
      <style:paragraph-properties fo:text-align="center" style:justify-single-word="false"/>
      <style:text-properties style:font-name="FreeSerif1" fo:font-size="14pt" style:font-size-asian="14pt" style:font-size-complex="14pt"/>
    </style:style>
    <style:style style:name="P135" style:family="paragraph" style:parent-style-name="Heading_20_3">
      <style:text-properties fo:font-size="12pt" style:font-size-asian="12pt" style:font-size-complex="12pt"/>
    </style:style>
    <style:style style:name="P136" style:family="paragraph" style:parent-style-name="Heading_20_3">
      <style:text-properties style:font-name="FreeSerif1" fo:font-size="12pt" style:font-size-asian="12pt" style:font-size-complex="12pt"/>
    </style:style>
    <style:style style:name="P137" style:family="paragraph" style:parent-style-name="Heading_20_3">
      <style:text-properties fo:language="es" fo:country="ES" style:language-asian="es" style:country-asian="ES" style:language-complex="es" style:country-complex="ES"/>
    </style:style>
    <style:style style:name="P138" style:family="paragraph" style:parent-style-name="Heading_20_3">
      <style:paragraph-properties fo:margin-left="1.251cm" fo:margin-right="0cm" fo:margin-top="0.423cm" fo:margin-bottom="0.212cm" fo:text-indent="0cm" style:auto-text-indent="false"/>
    </style:style>
    <style:style style:name="P139" style:family="paragraph" style:parent-style-name="Heading_20_3">
      <style:paragraph-properties fo:text-align="justify"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40" style:family="paragraph" style:parent-style-name="Table" style:list-style-name="L5">
      <style:paragraph-properties fo:margin-left="1.27cm" fo:margin-right="0cm" fo:line-height="100%" fo:text-align="center" style:justify-single-word="false" fo:orphans="0" fo:widows="0" fo:hyphenation-ladder-count="no-limit" fo:text-indent="-0.24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141" style:family="paragraph" style:parent-style-name="Heading_20_2" style:list-style-name="L2">
      <style:text-properties fo:language="es" fo:country="ES" style:text-blinking="false" style:language-asian="es" style:country-asian="ES" style:language-complex="es" style:country-complex="ES" style:font-relief="engraved"/>
    </style:style>
    <style:style style:name="P142" style:family="paragraph" style:parent-style-name="Table_20_Contents" style:list-style-name="L9">
      <style:text-properties style:font-name="FreeSerif1" fo:font-size="10pt" fo:language="es" fo:country="ES" fo:font-weight="bold" style:font-size-asian="10pt" style:font-weight-asian="bold" style:font-size-complex="10pt" style:font-weight-complex="bold"/>
    </style:style>
    <style:style style:name="P143" style:family="paragraph" style:parent-style-name="Table_20_Contents" style:list-style-name="L18">
      <style:text-properties style:font-name="FreeSerif1" fo:font-size="10pt" fo:language="es" fo:country="ES" fo:font-weight="bold" style:font-size-asian="10pt" style:font-weight-asian="bold" style:font-size-complex="10pt" style:font-weight-complex="bold"/>
    </style:style>
    <style:style style:name="P144" style:family="paragraph" style:parent-style-name="Table_20_Contents" style:list-style-name="L24">
      <style:text-properties style:font-name="FreeSerif1" fo:font-size="10pt" fo:language="es" fo:country="ES" fo:font-weight="bold" style:font-size-asian="10pt" style:font-weight-asian="bold" style:font-size-complex="10pt" style:font-weight-complex="bold"/>
    </style:style>
    <style:style style:name="P145" style:family="paragraph" style:parent-style-name="Table_20_Contents" style:list-style-name="L17">
      <style:text-properties style:font-name="FreeSerif1" fo:font-size="10pt" fo:language="es" fo:country="ES" fo:font-weight="normal" style:font-size-asian="10pt" style:font-weight-asian="normal" style:font-size-complex="10pt" style:font-weight-complex="normal"/>
    </style:style>
    <style:style style:name="P146" style:family="paragraph" style:parent-style-name="Table_20_Contents" style:list-style-name="L17">
      <style:text-properties style:font-name="FreeSerif1" fo:font-size="10pt" fo:language="es" fo:country="ES" fo:font-weight="normal" fo:background-color="transparent" style:font-size-asian="10pt" style:font-weight-asian="normal" style:font-size-complex="10pt" style:font-weight-complex="normal"/>
    </style:style>
    <style:style style:name="P147" style:family="paragraph" style:parent-style-name="Table_20_Contents" style:list-style-name="L16">
      <style:text-properties style:font-name="FreeSerif1" fo:font-size="10pt" fo:language="es" fo:country="ES" style:text-underline-style="none" fo:font-weight="normal" style:font-size-asian="10pt" style:font-weight-asian="normal" style:font-size-complex="10pt" style:font-weight-complex="normal"/>
    </style:style>
    <style:style style:name="P148" style:family="paragraph" style:parent-style-name="Table_20_Contents" style:list-style-name="L17">
      <style:text-properties style:font-name="FreeSerif1" fo:font-size="10pt" fo:language="es" fo:country="ES" style:text-underline-style="none" fo:font-weight="normal" style:font-size-asian="10pt" style:font-weight-asian="normal" style:font-size-complex="10pt" style:font-weight-complex="normal"/>
    </style:style>
    <style:style style:name="P149" style:family="paragraph" style:parent-style-name="Table_20_Contents" style:list-style-name="L16">
      <style:text-properties style:font-name="FreeSerif1" fo:font-size="10pt" fo:language="es" fo:country="ES" style:font-size-asian="10pt" style:font-size-complex="10pt"/>
    </style:style>
    <style:style style:name="P150" style:family="paragraph" style:parent-style-name="Table_20_Contents" style:list-style-name="L21">
      <style:text-properties style:font-name="FreeSerif1" fo:font-size="10pt" fo:language="es" fo:country="ES" style:font-size-asian="10pt" style:font-size-complex="10pt"/>
    </style:style>
    <style:style style:name="P151" style:family="paragraph" style:parent-style-name="Table_20_Contents" style:list-style-name="L22">
      <style:text-properties style:font-name="FreeSerif1" fo:font-size="10pt" fo:language="es" fo:country="ES" style:font-size-asian="10pt" style:font-size-complex="10pt"/>
    </style:style>
    <style:style style:name="P152" style:family="paragraph" style:parent-style-name="Table_20_Contents" style:list-style-name="L23">
      <style:text-properties style:font-name="FreeSerif1" fo:font-size="10pt" fo:language="es" fo:country="ES" style:font-size-asian="10pt" style:font-size-complex="10pt"/>
    </style:style>
    <style:style style:name="P153" style:family="paragraph" style:parent-style-name="Table_20_Contents" style:list-style-name="L24">
      <style:text-properties style:font-name="FreeSerif1" fo:font-size="10pt" fo:language="es" fo:country="ES" style:font-size-asian="10pt" style:font-size-complex="10pt"/>
    </style:style>
    <style:style style:name="P154" style:family="paragraph" style:parent-style-name="Table_20_Contents" style:list-style-name="L32">
      <style:paragraph-properties fo:text-align="justify" style:justify-single-word="false"/>
      <style:text-properties style:font-name="FreeSerif1" fo:font-size="10pt" fo:language="es" fo:country="ES" style:font-size-asian="10pt" style:font-size-complex="10pt"/>
    </style:style>
    <style:style style:name="P155" style:family="paragraph" style:parent-style-name="Table_20_Contents" style:list-style-name="L22">
      <style:paragraph-properties fo:text-align="justify" style:justify-single-word="false"/>
      <style:text-properties style:font-name="FreeSerif1" fo:font-size="10pt" fo:language="es" fo:country="ES" style:font-size-asian="10pt" style:font-size-complex="10pt"/>
    </style:style>
    <style:style style:name="P156" style:family="paragraph" style:parent-style-name="Table_20_Contents" style:list-style-name="L33">
      <style:paragraph-properties fo:text-align="justify" style:justify-single-word="false"/>
      <style:text-properties style:font-name="FreeSerif1" fo:font-size="10pt" fo:language="es" fo:country="ES" style:font-size-asian="10pt" style:font-size-complex="10pt"/>
    </style:style>
    <style:style style:name="P157" style:family="paragraph" style:parent-style-name="Table_20_Contents" style:list-style-name="L21">
      <style:paragraph-properties fo:text-align="justify" style:justify-single-word="false"/>
      <style:text-properties style:font-name="FreeSerif1" fo:font-size="10pt" fo:language="es" fo:country="ES" style:font-size-asian="10pt" style:font-size-complex="10pt"/>
    </style:style>
    <style:style style:name="P158" style:family="paragraph" style:parent-style-name="Table_20_Contents" style:list-style-name="L33">
      <style:text-properties style:font-name="FreeSerif1" fo:font-size="10pt" fo:language="es" fo:country="ES" style:font-size-asian="10pt" style:font-size-complex="10pt"/>
    </style:style>
    <style:style style:name="P159" style:family="paragraph" style:parent-style-name="Table_20_Contents" style:list-style-name="L34">
      <style:text-properties style:font-name="FreeSerif1" fo:font-size="10pt" fo:language="es" fo:country="ES" style:font-size-asian="10pt" style:font-size-complex="10pt"/>
    </style:style>
    <style:style style:name="P160" style:family="paragraph" style:parent-style-name="Table_20_Contents" style:list-style-name="L16">
      <style:text-properties fo:language="es" fo:country="ES"/>
    </style:style>
    <style:style style:name="P161" style:family="paragraph" style:parent-style-name="Table_20_Contents" style:list-style-name="L13">
      <style:paragraph-properties fo:text-align="justify" style:justify-single-word="false"/>
    </style:style>
    <style:style style:name="P162" style:family="paragraph" style:parent-style-name="Table_20_Contents" style:list-style-name="L14">
      <style:paragraph-properties fo:text-align="justify" style:justify-single-word="false"/>
    </style:style>
    <style:style style:name="P163" style:family="paragraph" style:parent-style-name="Table_20_Contents" style:list-style-name="L15">
      <style:paragraph-properties fo:text-align="justify" style:justify-single-word="false"/>
    </style:style>
    <style:style style:name="P164" style:family="paragraph" style:parent-style-name="Table_20_Contents" style:list-style-name="L32">
      <style:paragraph-properties fo:text-align="justify" style:justify-single-word="false"/>
    </style:style>
    <style:style style:name="P165" style:family="paragraph" style:parent-style-name="Table_20_Contents" style:list-style-name="L32">
      <style:paragraph-properties fo:text-align="justify" style:justify-single-word="false"/>
      <style:text-properties fo:color="#000000" style:font-name="FreeSerif1" fo:font-size="10pt" fo:language="es" fo:country="ES" style:font-size-asian="10pt" style:font-size-complex="10pt"/>
    </style:style>
    <style:style style:name="P166" style:family="paragraph" style:parent-style-name="Table_20_Contents" style:list-style-name="L10">
      <style:paragraph-properties fo:margin-left="2.501cm" fo:margin-right="0cm" fo:text-align="justify" style:justify-single-word="false" fo:text-indent="-0.635cm" style:auto-text-indent="false"/>
    </style:style>
    <style:style style:name="P167" style:family="paragraph" style:parent-style-name="Table_20_Contents" style:list-style-name="L13">
      <style:paragraph-properties fo:margin-left="2.501cm" fo:margin-right="0cm" fo:text-align="justify" style:justify-single-word="false" fo:text-indent="-0.635cm" style:auto-text-indent="false"/>
    </style:style>
    <style:style style:name="P168" style:family="paragraph" style:parent-style-name="Table_20_Contents" style:list-style-name="L29">
      <style:paragraph-properties fo:margin-left="2.501cm" fo:margin-right="0cm" fo:text-align="justify" style:justify-single-word="false" fo:text-indent="-0.635cm" style:auto-text-indent="false"/>
    </style:style>
    <style:style style:name="P169" style:family="paragraph" style:parent-style-name="Table_20_Contents" style:list-style-name="L19">
      <style:paragraph-properties fo:margin-left="2.501cm" fo:margin-right="0cm" fo:text-align="justify" style:justify-single-word="false" fo:text-indent="-0.635cm" style:auto-text-indent="false"/>
    </style:style>
    <style:style style:name="P170" style:family="paragraph" style:parent-style-name="Table_20_Contents" style:list-style-name="L10">
      <style:paragraph-properties fo:margin-left="2.501cm" fo:margin-right="0cm" fo:text-align="justify" style:justify-single-word="false"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71" style:family="paragraph" style:parent-style-name="Table_20_Contents" style:list-style-name="L13">
      <style:paragraph-properties fo:margin-left="2.501cm" fo:margin-right="0cm" fo:text-align="justify" style:justify-single-word="false"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72" style:family="paragraph" style:parent-style-name="Table_20_Contents" style:list-style-name="L10">
      <style:paragraph-properties fo:margin-left="2.501cm" fo:margin-right="0cm"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73" style:family="paragraph" style:parent-style-name="Table_20_Contents" style:list-style-name="L13">
      <style:paragraph-properties fo:margin-left="2.501cm" fo:margin-right="0cm"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74" style:family="paragraph" style:parent-style-name="Table_20_Contents" style:list-style-name="L20">
      <style:paragraph-properties fo:margin-left="2.501cm" fo:margin-right="0cm"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75" style:family="paragraph" style:parent-style-name="Table_20_Contents" style:list-style-name="L10">
      <style:paragraph-properties fo:margin-left="2.501cm" fo:margin-right="0cm" fo:text-indent="-0.635cm" style:auto-text-indent="false"/>
      <style:text-properties style:font-name="FreeSerif1" fo:font-size="10pt" fo:language="es" fo:country="ES" style:text-underline-style="solid" style:text-underline-width="auto" style:text-underline-color="font-color" fo:font-weight="normal" style:font-size-asian="10pt" style:font-weight-asian="normal" style:font-size-complex="10pt" style:font-weight-complex="normal"/>
    </style:style>
    <style:style style:name="P176" style:family="paragraph" style:parent-style-name="Table_20_Contents" style:list-style-name="L10">
      <style:paragraph-properties fo:margin-left="2.501cm" fo:margin-right="0cm" fo:text-indent="-0.635cm" style:auto-text-indent="false"/>
      <style:text-properties style:font-name="FreeSerif1" fo:font-size="10pt" fo:language="es" fo:country="ES" style:text-underline-style="none" fo:font-weight="normal" style:font-size-asian="10pt" style:font-weight-asian="normal" style:font-size-complex="10pt" style:font-weight-complex="normal"/>
    </style:style>
    <style:style style:name="P177" style:family="paragraph" style:parent-style-name="Table_20_Contents" style:list-style-name="L13">
      <style:paragraph-properties fo:margin-left="2.501cm" fo:margin-right="0cm" fo:text-indent="-0.635cm" style:auto-text-indent="false"/>
      <style:text-properties style:font-name="FreeSerif1" fo:font-size="10pt" fo:language="es" fo:country="ES" style:text-underline-style="none" fo:font-weight="normal" style:font-size-asian="10pt" style:font-weight-asian="normal" style:font-size-complex="10pt" style:font-weight-complex="normal"/>
    </style:style>
    <style:style style:name="P178" style:family="paragraph" style:parent-style-name="Table_20_Contents" style:list-style-name="L20">
      <style:paragraph-properties fo:margin-left="2.501cm" fo:margin-right="0cm" fo:text-indent="-0.635cm" style:auto-text-indent="false"/>
      <style:text-properties style:font-name="FreeSerif1" fo:font-size="10pt" fo:language="es" fo:country="ES" style:text-underline-style="none" fo:font-weight="normal" style:font-size-asian="10pt" style:font-weight-asian="normal" style:font-size-complex="10pt" style:font-weight-complex="normal"/>
    </style:style>
    <style:style style:name="P179" style:family="paragraph" style:parent-style-name="Table_20_Contents" style:list-style-name="L25">
      <style:paragraph-properties fo:margin-left="2.501cm" fo:margin-right="0cm" fo:text-align="justify" style:justify-single-word="false" fo:text-indent="-0.635cm" style:auto-text-indent="false"/>
      <style:text-properties style:font-name="FreeSerif1" fo:font-size="10pt" fo:language="es" fo:country="ES" style:font-size-asian="10pt" style:font-size-complex="10pt"/>
    </style:style>
    <style:style style:name="P180" style:family="paragraph" style:parent-style-name="Table_20_Contents" style:list-style-name="L29">
      <style:paragraph-properties fo:margin-left="2.501cm" fo:margin-right="0cm" fo:text-align="justify" style:justify-single-word="false" fo:text-indent="-0.635cm" style:auto-text-indent="false"/>
      <style:text-properties style:font-name="FreeSerif1" fo:font-size="10pt" fo:language="es" fo:country="ES" fo:font-weight="bold" style:font-size-asian="10pt" style:font-weight-asian="bold" style:font-size-complex="10pt" style:font-weight-complex="bold"/>
    </style:style>
    <style:style style:name="P181" style:family="paragraph" style:parent-style-name="Table_20_Contents" style:list-style-name="L10">
      <style:paragraph-properties fo:margin-left="2.501cm" fo:margin-right="0cm" fo:text-align="justify" style:justify-single-word="false" fo:text-indent="-0.635cm" style:auto-text-indent="false"/>
      <style:text-properties fo:language="es" fo:country="ES"/>
    </style:style>
    <style:style style:name="P182" style:family="paragraph" style:parent-style-name="Table_20_Contents" style:list-style-name="L28">
      <style:paragraph-properties fo:margin-left="2.501cm" fo:margin-right="0cm" fo:text-align="justify" style:justify-single-word="false" fo:text-indent="-0.635cm" style:auto-text-indent="false" fo:background-color="transparent">
        <style:background-image/>
      </style:paragraph-properties>
      <style:text-properties style:font-name="FreeSerif1" fo:font-size="10pt" style:font-size-asian="10pt" style:font-size-complex="10pt"/>
    </style:style>
    <style:style style:name="P183" style:family="paragraph" style:parent-style-name="Table_20_Contents" style:list-style-name="L30">
      <style:paragraph-properties fo:margin-left="2.501cm" fo:margin-right="0cm" fo:text-align="justify" style:justify-single-word="false" fo:text-indent="-0.635cm" style:auto-text-indent="false" fo:background-color="transparent">
        <style:background-image/>
      </style:paragraph-properties>
      <style:text-properties style:font-name="FreeSerif1" fo:font-size="10pt" style:font-size-asian="10pt" style:font-size-complex="10pt"/>
    </style:style>
    <style:style style:name="P184" style:family="paragraph" style:parent-style-name="Table_20_Contents" style:list-style-name="L32">
      <style:paragraph-properties fo:margin-left="2.501cm" fo:margin-right="0cm" fo:text-align="justify" style:justify-single-word="false" fo:text-indent="-0.635cm" style:auto-text-indent="false" fo:background-color="transparent">
        <style:background-image/>
      </style:paragraph-properties>
      <style:text-properties style:font-name="FreeSerif1" fo:font-size="10pt" style:font-size-asian="10pt" style:font-size-complex="10pt"/>
    </style:style>
    <style:style style:name="P185" style:family="paragraph" style:parent-style-name="Table_20_Contents" style:list-style-name="L28">
      <style:paragraph-properties fo:margin-left="2.501cm" fo:margin-right="0cm" fo:text-indent="-0.635cm" style:auto-text-indent="false" fo:background-color="transparent">
        <style:background-image/>
      </style:paragraph-properties>
      <style:text-properties style:font-name="FreeSerif1" fo:font-size="10pt" style:font-size-asian="10pt" style:font-size-complex="10pt"/>
    </style:style>
    <style:style style:name="P186" style:family="paragraph" style:parent-style-name="Table_20_Contents" style:list-style-name="L28">
      <style:paragraph-properties fo:margin-left="2.501cm" fo:margin-right="0cm" fo:text-align="justify" style:justify-single-word="false" fo:text-indent="-0.635cm" style:auto-text-indent="false" fo:background-color="transparent">
        <style:background-image/>
      </style:paragraph-properties>
    </style:style>
    <style:style style:name="P187" style:family="paragraph" style:parent-style-name="Table_20_Contents" style:list-style-name="L31">
      <style:paragraph-properties fo:margin-left="2.501cm" fo:margin-right="0cm" fo:text-align="justify" style:justify-single-word="false" fo:text-indent="-0.635cm" style:auto-text-indent="false" fo:background-color="transparent">
        <style:background-image/>
      </style:paragraph-properties>
    </style:style>
    <style:style style:name="P188" style:family="paragraph" style:parent-style-name="Table_20_Contents" style:list-style-name="L32">
      <style:paragraph-properties fo:margin-left="2.501cm" fo:margin-right="0cm" fo:text-align="justify" style:justify-single-word="false" fo:text-indent="-0.635cm" style:auto-text-indent="false" fo:background-color="transparent">
        <style:background-image/>
      </style:paragraph-properties>
    </style:style>
    <style:style style:name="P189" style:family="paragraph" style:parent-style-name="Table_20_Contents" style:list-style-name="L11">
      <style:paragraph-properties fo:margin-left="3.752cm" fo:margin-right="0cm" fo:text-indent="-0.635cm" style:auto-text-indent="false"/>
      <style:text-properties style:font-name="FreeSerif1" fo:font-size="10pt" fo:language="es" fo:country="ES" style:font-size-asian="10pt" style:font-size-complex="10pt"/>
    </style:style>
    <style:style style:name="P190" style:family="paragraph" style:parent-style-name="Table_20_Contents" style:list-style-name="L12">
      <style:paragraph-properties fo:margin-left="3.752cm" fo:margin-right="0cm" fo:text-indent="-0.635cm" style:auto-text-indent="false"/>
      <style:text-properties style:font-name="FreeSerif1" fo:font-size="10pt" fo:language="es" fo:country="ES" style:font-size-asian="10pt" style:font-size-complex="10pt"/>
    </style:style>
    <style:style style:name="P191" style:family="paragraph" style:parent-style-name="Table_20_Contents" style:list-style-name="L13">
      <style:paragraph-properties fo:margin-left="3.752cm" fo:margin-right="0cm" fo:text-indent="-0.635cm" style:auto-text-indent="false"/>
      <style:text-properties style:font-name="FreeSerif1" fo:font-size="10pt" fo:language="es" fo:country="ES" style:font-size-asian="10pt" style:font-size-complex="10pt"/>
    </style:style>
    <style:style style:name="P192" style:family="paragraph" style:parent-style-name="Table_20_Contents" style:list-style-name="L26">
      <style:paragraph-properties fo:margin-left="3.752cm" fo:margin-right="0cm" fo:text-indent="-0.635cm" style:auto-text-indent="false"/>
      <style:text-properties style:font-name="FreeSerif1" fo:font-size="10pt" fo:language="es" fo:country="ES" style:font-size-asian="10pt" style:font-size-complex="10pt"/>
    </style:style>
    <style:style style:name="P193" style:family="paragraph" style:parent-style-name="Table_20_Contents" style:list-style-name="L12">
      <style:paragraph-properties fo:margin-left="3.752cm" fo:margin-right="0cm"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94" style:family="paragraph" style:parent-style-name="Table_20_Contents" style:list-style-name="L12">
      <style:paragraph-properties fo:margin-left="3.752cm" fo:margin-right="0cm" fo:text-align="justify" style:justify-single-word="false"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95" style:family="paragraph" style:parent-style-name="Table_20_Contents" style:list-style-name="L13">
      <style:paragraph-properties fo:margin-left="3.752cm" fo:margin-right="0cm" fo:text-align="justify" style:justify-single-word="false"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96" style:family="paragraph" style:parent-style-name="Table_20_Contents" style:list-style-name="L13">
      <style:paragraph-properties fo:margin-left="3.752cm" fo:margin-right="0cm" fo:text-indent="-0.635cm" style:auto-text-indent="false"/>
      <style:text-properties style:font-name="FreeSerif1" fo:font-size="10pt" fo:language="es" fo:country="ES" fo:font-weight="normal" style:font-size-asian="10pt" style:font-weight-asian="normal" style:font-size-complex="10pt" style:font-weight-complex="normal"/>
    </style:style>
    <style:style style:name="P197" style:family="paragraph" style:parent-style-name="Table_20_Contents" style:list-style-name="L13">
      <style:paragraph-properties fo:margin-left="3.752cm" fo:margin-right="0cm" fo:text-indent="-0.635cm" style:auto-text-indent="false"/>
      <style:text-properties fo:language="es" fo:country="ES"/>
    </style:style>
    <style:style style:name="P198" style:family="paragraph" style:parent-style-name="Table_20_Contents" style:list-style-name="L26">
      <style:paragraph-properties fo:margin-left="3.752cm" fo:margin-right="0cm" fo:text-indent="-0.635cm" style:auto-text-indent="false"/>
      <style:text-properties fo:color="#000000" style:font-name="FreeSerif1" fo:font-size="10pt" fo:language="es" fo:country="ES" style:font-size-asian="10pt" style:font-size-complex="10pt"/>
    </style:style>
    <style:style style:name="P199" style:family="paragraph" style:parent-style-name="Table_20_Contents" style:list-style-name="L29">
      <style:paragraph-properties fo:margin-left="3.752cm" fo:margin-right="0cm" fo:text-align="justify" style:justify-single-word="false" fo:text-indent="-0.635cm" style:auto-text-indent="false"/>
    </style:style>
    <style:style style:name="P200" style:family="paragraph" style:parent-style-name="Table_20_Contents" style:list-style-name="L32">
      <style:paragraph-properties fo:text-align="justify" style:justify-single-word="false" fo:background-color="transparent">
        <style:background-image/>
      </style:paragraph-properties>
    </style:style>
    <style:style style:name="P201" style:family="paragraph" style:parent-style-name="Table_20_Contents">
      <style:paragraph-properties fo:margin-left="0cm" fo:margin-right="0cm" fo:text-align="justify" style:justify-single-word="false" fo:text-indent="0cm" style:auto-text-indent="false"/>
      <style:text-properties style:font-name="FreeSerif1" fo:font-size="10pt" fo:language="es" fo:country="ES" style:font-size-asian="10pt" style:font-size-complex="10pt"/>
    </style:style>
    <style:style style:name="P202" style:family="paragraph" style:parent-style-name="Texto_20_independiente1" style:list-style-name="L2">
      <style:paragraph-properties fo:margin-left="1.251cm" fo:margin-right="0cm" fo:margin-top="0cm" fo:margin-bottom="0cm" fo:text-align="justify" style:justify-single-word="false" fo:text-indent="0cm" style:auto-text-indent="false">
        <style:tab-stops>
          <style:tab-stop style:position="0cm"/>
        </style:tab-stops>
      </style:paragraph-properties>
    </style:style>
    <style:style style:name="P203" style:family="paragraph" style:parent-style-name="Texto_20_independiente1" style:list-style-name="L4">
      <style:paragraph-properties fo:margin-top="0cm" fo:margin-bottom="0cm" fo:text-align="justify" style:justify-single-word="false">
        <style:tab-stops>
          <style:tab-stop style:position="0cm"/>
        </style:tab-stops>
      </style:paragraph-properties>
      <style:text-properties fo:color="#000000" style:font-name="FreeSerif1" fo:font-size="12pt" fo:language="es" fo:country="ES" fo:font-style="normal" fo:font-weight="normal" style:font-name-asian="DejaVu Sans2" style:font-size-asian="12pt" style:language-asian="es" style:country-asian="VE" style:font-style-asian="normal" style:font-weight-asian="normal" style:font-name-complex="Arial" style:font-size-complex="12pt" style:language-complex="es" style:country-complex="VE" style:font-style-complex="normal" style:font-weight-complex="normal"/>
    </style:style>
    <style:style style:name="P204" style:family="paragraph" style:parent-style-name="Texto_20_independiente1" style:list-style-name="L4">
      <style:paragraph-properties fo:margin-top="0cm" fo:margin-bottom="0cm" fo:text-align="justify" style:justify-single-word="false">
        <style:tab-stops>
          <style:tab-stop style:position="0cm"/>
        </style:tab-stops>
      </style:paragraph-properties>
      <style:text-properties fo:color="#000000" style:font-name="FreeSerif1" fo:font-size="12pt" fo:language="es" fo:country="VE" fo:font-style="normal" fo:font-weight="normal" style:font-name-asian="DejaVu Sans2" style:font-size-asian="12pt" style:language-asian="es" style:country-asian="VE" style:font-style-asian="normal" style:font-weight-asian="normal" style:font-name-complex="Arial" style:font-size-complex="12pt" style:language-complex="es" style:country-complex="VE" style:font-style-complex="normal" style:font-weight-complex="normal"/>
    </style:style>
    <style:style style:name="P205" style:family="paragraph" style:parent-style-name="Texto_20_independiente1" style:list-style-name="L4">
      <style:paragraph-properties fo:margin-top="0cm" fo:margin-bottom="0cm" fo:text-align="justify" style:justify-single-word="false">
        <style:tab-stops>
          <style:tab-stop style:position="0cm"/>
        </style:tab-stops>
      </style:paragraph-properties>
    </style:style>
    <style:style style:name="P206" style:family="paragraph" style:parent-style-name="Texto_20_independiente1" style:list-style-name="WW8Num2">
      <style:paragraph-properties fo:margin-top="0.12cm" fo:margin-bottom="0.12cm" style:line-height-at-least="0.176cm">
        <style:tab-stops>
          <style:tab-stop style:position="1.281cm"/>
          <style:tab-stop style:position="2.521cm"/>
          <style:tab-stop style:position="2.526cm"/>
        </style:tab-stops>
      </style:paragraph-properties>
    </style:style>
    <style:style style:name="P207" style:family="paragraph" style:parent-style-name="Texto_20_independiente1" style:list-style-name="WW8Num2">
      <style:paragraph-properties fo:margin-top="0.12cm" fo:margin-bottom="0.12cm" style:line-height-at-least="0.176cm" fo:text-align="justify" style:justify-single-word="false">
        <style:tab-stops>
          <style:tab-stop style:position="1.281cm"/>
          <style:tab-stop style:position="2.521cm"/>
          <style:tab-stop style:position="2.526cm"/>
        </style:tab-stops>
      </style:paragraph-properties>
    </style:style>
    <style:style style:name="P208" style:family="paragraph" style:parent-style-name="Texto_20_independiente1" style:list-style-name="WW8Num2">
      <style:paragraph-properties fo:margin-top="0.12cm" fo:margin-bottom="0.12cm" style:line-height-at-least="0.176cm" fo:text-align="justify" style:justify-single-word="false" fo:orphans="0" fo:widows="0" fo:hyphenation-ladder-count="no-limit" style:text-autospace="ideograph-alpha" style:punctuation-wrap="hanging" style:line-break="strict" style:writing-mode="lr-tb">
        <style:tab-stops>
          <style:tab-stop style:position="1.281cm"/>
          <style:tab-stop style:position="2.521cm"/>
          <style:tab-stop style:position="2.526cm"/>
        </style:tab-stops>
      </style:paragraph-properties>
      <style:text-properties fo:color="#000000" style:font-name="FreeSerif1" fo:font-size="12pt" fo:language="es" fo:country="ES" style:font-name-asian="DejaVu Sans1" style:font-size-asian="12pt" style:language-asian="es" style:country-asian="ES" style:font-name-complex="DejaVu Sans1" style:font-size-complex="12pt" style:language-complex="es" style:country-complex="ES" fo:hyphenate="false" fo:hyphenation-remain-char-count="2" fo:hyphenation-push-char-count="2"/>
    </style:style>
    <style:style style:name="P209" style:family="paragraph" style:parent-style-name="InfoBlue" style:list-style-name="WW8Num2">
      <style:paragraph-properties fo:margin-left="0cm" fo:margin-right="0cm" fo:margin-top="0cm" fo:margin-bottom="0cm" fo:line-height="15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tab-stops>
          <style:tab-stop style:position="0.64cm"/>
        </style:tab-stops>
        <style:background-image/>
      </style:paragraph-properties>
      <style:text-properties fo:color="#000000" style:font-name="Liberation Sans" fo:font-size="10pt" fo:language="es" fo:country="VE" fo:font-style="italic" style:font-name-asian="Verdana" style:font-size-asian="10pt" style:font-style-asian="italic" style:font-name-complex="Verdana" style:font-size-complex="10pt" fo:hyphenate="false" fo:hyphenation-remain-char-count="2" fo:hyphenation-push-char-count="2"/>
    </style:style>
    <style:style style:name="P210" style:family="paragraph" style:parent-style-name="Contents_20_Heading" style:master-page-name="Standard">
      <style:paragraph-properties fo:line-height="150%" fo:text-align="center" style:justify-single-word="false" fo:orphans="0" fo:widows="0" fo:hyphenation-ladder-count="no-limit" style:page-number="auto" fo:background-color="transparent" style:text-autospace="ideograph-alpha" style:punctuation-wrap="hanging" style:line-break="strict" style:writing-mode="lr-tb">
        <style:background-image/>
      </style:paragraph-properties>
      <style:text-properties fo:color="#000000" style:font-name="FreeSerif1" fo:font-size="12pt" fo:language="es" fo:country="ES" fo:font-style="normal" style:text-underline-style="none" fo:font-weight="normal"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211" style:family="paragraph" style:parent-style-name="Contents_20_Heading" style:master-page-name="Standard">
      <style:paragraph-properties fo:line-height="150%" fo:text-align="center" style:justify-single-word="false" fo:orphans="0" fo:widows="0" fo:hyphenation-ladder-count="no-limit" style:page-number="auto" fo:background-color="transparent" style:text-autospace="ideograph-alpha" style:punctuation-wrap="hanging" style:line-break="strict" style:writing-mode="lr-tb">
        <style:background-image/>
      </style:paragraph-properties>
      <style:text-properties fo:color="#000000" style:font-name="FreeSerif1" fo:font-size="12pt" fo:language="es" fo:country="ES" fo:font-style="normal" style:text-underline-style="none" fo:font-weight="bold" fo:background-color="transparent" style:font-name-asian="Times New Roman" style:font-size-asian="12pt" style:language-asian="es" style:country-asian="ES"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212" style:family="paragraph" style:parent-style-name="Contents_20_Heading" style:list-style-name="L2">
      <style:paragraph-properties fo:margin-left="1.27cm" fo:margin-right="0cm" fo:line-height="150%" fo:text-align="justify" style:justify-single-word="false" fo:orphans="0" fo:widows="0" fo:hyphenation-ladder-count="no-limit" fo:text-indent="-0.34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color="#000000" style:font-name="FreeSerif1" fo:font-size="12pt" fo:language="es" fo:country="ES" style:font-size-asian="12pt" style:font-size-complex="12pt" fo:hyphenate="false" fo:hyphenation-remain-char-count="2" fo:hyphenation-push-char-count="2"/>
    </style:style>
    <style:style style:name="P213" style:family="paragraph" style:parent-style-name="Contents_20_Heading" style:list-style-name="L2">
      <style:paragraph-properties fo:margin-left="1.27cm" fo:margin-right="0cm" fo:line-height="150%" fo:text-align="justify" style:justify-single-word="false" fo:orphans="0" fo:widows="0" fo:hyphenation-ladder-count="no-limit" fo:text-indent="-0.34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14" style:family="paragraph" style:parent-style-name="Contents_20_Heading" style:list-style-name="L2">
      <style:paragraph-properties fo:margin-left="1.251cm" fo:margin-right="0cm" fo:line-height="15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background-image/>
      </style:paragraph-properties>
      <style:text-properties fo:color="#000000" style:font-name="FreeSerif1" fo:font-size="12pt" fo:language="es" fo:country="ES" fo:font-weight="normal" style:font-size-asian="12pt" style:font-weight-asian="normal" style:font-size-complex="12pt" style:font-weight-complex="normal" fo:hyphenate="false" fo:hyphenation-remain-char-count="2" fo:hyphenation-push-char-count="2"/>
    </style:style>
    <style:style style:name="P215" style:family="paragraph" style:parent-style-name="Contents_20_Heading" style:list-style-name="L2">
      <style:paragraph-properties fo:margin-left="1.251cm" fo:margin-right="0cm" fo:line-height="15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color="#000000" style:font-name="FreeSerif1" fo:font-size="12pt" fo:language="es" fo:country="ES" fo:font-weight="normal" style:font-size-asian="12pt" style:font-weight-asian="normal" style:font-size-complex="12pt" style:font-weight-complex="normal" fo:hyphenate="false" fo:hyphenation-remain-char-count="2" fo:hyphenation-push-char-count="2"/>
    </style:style>
    <style:style style:name="P216" style:family="paragraph" style:parent-style-name="Contents_20_Heading" style:list-style-name="L2">
      <style:paragraph-properties fo:margin-left="1.251cm" fo:margin-right="0cm" fo:line-height="10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17" style:family="paragraph" style:parent-style-name="Contents_20_Heading" style:list-style-name="L2">
      <style:paragraph-properties fo:margin-left="1.27cm" fo:margin-right="0cm" fo:line-height="150%" fo:text-align="justify" style:justify-single-word="false" fo:orphans="0" fo:widows="0" fo:hyphenation-ladder-count="no-limit" fo:text-indent="-0.24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18" style:family="paragraph" style:parent-style-name="Contents_20_Heading" style:list-style-name="L3">
      <style:paragraph-properties fo:line-height="100%" fo:text-align="justify" style:justify-single-word="false" fo:orphans="0" fo:widows="0" fo:hyphenation-ladder-count="no-limit"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19" style:family="paragraph" style:parent-style-name="Contents_20_Heading" style:list-style-name="L2">
      <style:paragraph-properties fo:line-height="100%" fo:text-align="justify" style:justify-single-word="false" fo:orphans="0" fo:widows="0" fo:hyphenation-ladder-count="no-limit"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20" style:family="paragraph" style:parent-style-name="Contents_20_Heading" style:list-style-name="L2">
      <style:paragraph-properties fo:line-height="100%" fo:text-align="center" style:justify-single-word="false" fo:orphans="0" fo:widows="0" fo:hyphenation-ladder-count="no-limit"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21" style:family="paragraph" style:parent-style-name="Contents_20_Heading" style:list-style-name="L35">
      <style:paragraph-properties fo:margin-left="2.501cm" fo:margin-right="0cm" fo:line-height="10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22" style:family="paragraph" style:parent-style-name="Contents_20_Heading" style:list-style-name="L2">
      <style:paragraph-properties fo:margin-left="0cm" fo:margin-right="0cm" fo:line-height="100%" fo:text-align="center" style:justify-single-word="false" fo:orphans="0" fo:widows="0" fo:hyphenation-ladder-count="no-limit" fo:text-indent="-0.635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23" style:family="paragraph" style:parent-style-name="Normal" style:list-style-name="WW8Num2">
      <style:paragraph-properties style:line-height-at-least="0.176cm"/>
    </style:style>
    <style:style style:name="P224" style:family="paragraph" style:parent-style-name="Normal" style:list-style-name="WW8Num2">
      <style:paragraph-properties fo:margin-left="1.251cm" fo:margin-right="0cm" fo:line-height="100%" fo:text-indent="0cm" style:auto-text-indent="false">
        <style:tab-stops/>
      </style:paragraph-properties>
      <style:text-properties style:use-window-font-color="true" style:font-name="FreeSerif1" fo:font-size="12pt" fo:language="es" fo:country="ES" fo:font-style="normal" fo:background-color="#ffff00" style:font-size-asian="12pt" style:font-style-asian="normal" style:font-size-complex="12pt" style:font-style-complex="normal"/>
    </style:style>
    <style:style style:name="P225" style:family="paragraph" style:parent-style-name="Table_20_Heading_20__28_user_29_" style:list-style-name="WW8Num2"/>
    <style:style style:name="P226" style:family="paragraph" style:parent-style-name="Table_20_Contents_20__28_user_29_" style:list-style-name="L1">
      <style:paragraph-properties fo:text-align="justify" style:justify-single-word="false"/>
      <style:text-properties fo:color="#000000" style:font-name="FreeSerif1" fo:font-size="12pt" fo:language="es" fo:country="ES" fo:font-weight="normal" style:font-size-asian="12pt" style:font-weight-asian="normal" style:font-size-complex="12pt" style:font-weight-complex="normal"/>
    </style:style>
    <style:style style:name="P227" style:family="paragraph" style:parent-style-name="Table_20_Contents_20__28_user_29_" style:list-style-name="L14"/>
    <style:style style:name="P228" style:family="paragraph" style:parent-style-name="Table_20_Contents_20__28_user_29_" style:list-style-name="L15"/>
    <style:style style:name="P229" style:family="paragraph" style:parent-style-name="Table_20_Contents_20__28_user_29_" style:list-style-name="L32">
      <style:paragraph-properties fo:text-align="justify" style:justify-single-word="false"/>
      <style:text-properties style:font-name="FreeSerif1" fo:font-size="10pt" style:font-size-asian="10pt" style:font-size-complex="10pt"/>
    </style:style>
    <style:style style:name="P230" style:family="paragraph" style:parent-style-name="Table_20_Contents_20__28_user_29_" style:list-style-name="L32">
      <style:text-properties style:font-name="FreeSerif1" fo:font-size="10pt" style:font-size-asian="10pt" style:font-size-complex="10pt"/>
    </style:style>
    <style:style style:name="P231" style:family="paragraph" style:parent-style-name="Table_20_Contents_20__28_user_29_" style:list-style-name="L34">
      <style:text-properties style:font-name="FreeSerif1" fo:font-size="10pt" style:font-size-asian="10pt" style:font-size-complex="10pt"/>
    </style:style>
    <style:style style:name="P232" style:family="paragraph" style:parent-style-name="Table_20_Contents_20__28_user_29_">
      <style:text-properties style:font-name="FreeSerif1" fo:font-size="10pt" fo:language="es" fo:country="ES" style:font-size-asian="10pt" style:font-size-complex="10pt"/>
    </style:style>
    <style:style style:name="P233" style:family="paragraph" style:parent-style-name="Table_20_Contents_20__28_user_29_" style:list-style-name="L34"/>
    <style:style style:name="P234" style:family="paragraph" style:parent-style-name="Table_20_Contents_20__28_user_29_" style:list-style-name="L47">
      <style:paragraph-properties fo:text-align="justify" style:justify-single-word="false"/>
    </style:style>
    <style:style style:name="P235" style:family="paragraph" style:parent-style-name="Table_20_Contents_20__28_user_29_" style:list-style-name="L32">
      <style:paragraph-properties fo:text-align="justify" style:justify-single-word="false"/>
    </style:style>
    <style:style style:name="P236" style:family="paragraph" style:parent-style-name="Table_20_Contents_20__28_user_29_" style:list-style-name="L27">
      <style:paragraph-properties fo:margin-left="5.002cm" fo:margin-right="0cm" fo:text-indent="-0.635cm" style:auto-text-indent="false"/>
      <style:text-properties style:font-name="FreeSerif1" fo:font-size="10pt" style:font-size-asian="10pt" style:font-size-complex="10pt"/>
    </style:style>
    <style:style style:name="P237" style:family="paragraph" style:parent-style-name="Table_20_Contents_20__28_user_29_" style:list-style-name="L27">
      <style:paragraph-properties fo:margin-left="5.002cm" fo:margin-right="0cm" fo:text-indent="-0.635cm" style:auto-text-indent="false"/>
      <style:text-properties style:font-name="FreeSerif1" fo:font-size="10pt" fo:language="es" fo:country="ES" fo:background-color="#ffff00" style:font-size-asian="10pt" style:font-size-complex="10pt"/>
    </style:style>
    <style:style style:name="P238" style:family="paragraph" style:parent-style-name="Table_20_Contents_20__28_user_29_" style:list-style-name="L32">
      <style:paragraph-properties fo:text-align="justify" style:justify-single-word="false" fo:background-color="transparent">
        <style:background-image/>
      </style:paragraph-properties>
      <style:text-properties style:font-name="FreeSerif1" fo:font-size="10pt" style:font-size-asian="10pt" style:font-size-complex="10pt"/>
    </style:style>
    <style:style style:name="P239" style:family="paragraph" style:parent-style-name="Text_20_body" style:list-style-name="L8">
      <style:paragraph-properties fo:margin-left="2.501cm" fo:margin-right="0cm" fo:line-height="10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0" style:family="paragraph" style:parent-style-name="Text_20_body" style:list-style-name="L8">
      <style:paragraph-properties fo:margin-left="2.501cm" fo:margin-right="0cm" fo:margin-top="0.423cm" fo:margin-bottom="0.212cm" fo:line-height="10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1" style:family="paragraph" style:parent-style-name="Standard" style:list-style-name="L2"/>
    <style:style style:name="P242" style:family="paragraph" style:parent-style-name="Standard" style:list-style-name="L37"/>
    <style:style style:name="P243" style:family="paragraph" style:parent-style-name="Standard" style:list-style-name="L39">
      <style:paragraph-properties fo:line-height="100%" fo:text-align="justify" style:justify-single-word="false"/>
      <style:text-properties style:use-window-font-color="true"/>
    </style:style>
    <style:style style:name="P244" style:family="paragraph" style:parent-style-name="Standard" style:list-style-name="L2">
      <style:text-properties style:use-window-font-color="true" style:font-name="FreeSerif1" fo:font-size="12pt" fo:language="es" fo:country="ES" style:text-underline-style="none" fo:font-weight="bold" style:text-blinking="false" style:font-name-asian="Bitstream Vera Sans Mono" style:font-size-asian="12pt" style:language-asian="es" style:country-asian="ES" style:font-weight-asian="bold" style:font-name-complex="Bitstream Vera Sans Mono" style:font-size-complex="12pt" style:language-complex="es" style:country-complex="ES" style:font-weight-complex="bold" style:font-relief="engraved"/>
    </style:style>
    <style:style style:name="P245" style:family="paragraph" style:parent-style-name="Standard" style:list-style-name="L42">
      <style:text-properties style:use-window-font-color="true" style:font-name="FreeSerif1" fo:font-size="12pt" fo:language="es" fo:country="ES" style:text-underline-style="none" fo:font-weight="bold" style:text-blinking="false" style:font-name-asian="Bitstream Vera Sans Mono" style:font-size-asian="12pt" style:language-asian="es" style:country-asian="ES" style:font-weight-asian="bold" style:font-name-complex="Bitstream Vera Sans Mono" style:font-size-complex="12pt" style:language-complex="es" style:country-complex="ES" style:font-weight-complex="bold" style:font-relief="engraved"/>
    </style:style>
    <style:style style:name="P246" style:family="paragraph" style:parent-style-name="Standard" style:list-style-name="L42">
      <style:paragraph-properties fo:text-align="justify" style:justify-single-word="false"/>
      <style:text-properties style:use-window-font-color="true" style:font-name="FreeSerif1" fo:font-size="12pt" fo:language="es" fo:country="ES" style:text-underline-style="none" fo:font-weight="bold" style:text-blinking="false" style:font-name-asian="Bitstream Vera Sans Mono" style:font-size-asian="12pt" style:language-asian="es" style:country-asian="ES" style:font-weight-asian="bold" style:font-name-complex="Bitstream Vera Sans Mono" style:font-size-complex="12pt" style:language-complex="es" style:country-complex="ES" style:font-weight-complex="bold" style:font-relief="engraved"/>
    </style:style>
    <style:style style:name="P247" style:family="paragraph" style:parent-style-name="Standard" style:list-style-name="L2">
      <style:text-properties style:use-window-font-color="true" style:font-name="FreeSerif1" fo:font-size="12pt" fo:language="es" fo:country="ES" fo:font-style="normal" style:text-underline-style="none" fo:font-weight="600" fo:background-color="transparent" style:font-name-asian="DejaVu Sans1" style:font-size-asian="12pt" style:language-asian="es" style:country-asian="ES" style:font-style-asian="normal" style:font-weight-asian="bold" style:font-name-complex="DejaVu Sans1" style:font-size-complex="12pt" style:language-complex="es" style:country-complex="ES" style:font-style-complex="normal" style:font-weight-complex="bold"/>
    </style:style>
    <style:style style:name="P248" style:family="paragraph" style:parent-style-name="Standard" style:list-style-name="L2">
      <style:paragraph-properties fo:text-align="justify" style:justify-single-word="false"/>
      <style:text-properties style:use-window-font-color="true"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P249" style:family="paragraph" style:parent-style-name="Standard" style:list-style-name="L2">
      <style:paragraph-properties fo:text-align="justify" style:justify-single-word="false"/>
      <style:text-properties style:use-window-font-color="true" style:font-name="FreeSerif1" fo:font-size="12pt" fo:language="es" fo:country="ES" fo:font-style="normal" style:text-underline-style="none" fo:font-weight="bold" fo:background-color="transparent" style:font-name-asian="DejaVu Sans1" style:font-size-asian="12pt" style:language-asian="es" style:country-asian="ES" style:font-style-asian="normal" style:font-weight-asian="bold" style:font-name-complex="DejaVu Sans1" style:font-size-complex="12pt" style:language-complex="es" style:country-complex="ES" style:font-style-complex="normal" style:font-weight-complex="bold"/>
    </style:style>
    <style:style style:name="P250" style:family="paragraph" style:parent-style-name="Standard" style:list-style-name="L39">
      <style:paragraph-properties fo:line-height="100%" fo:text-align="justify" style:justify-single-word="false"/>
    </style:style>
    <style:style style:name="P251" style:family="paragraph" style:parent-style-name="Standard" style:list-style-name="L43">
      <style:paragraph-properties fo:line-height="100%" fo:text-align="justify" style:justify-single-word="false"/>
    </style:style>
    <style:style style:name="P252" style:family="paragraph" style:parent-style-name="Standard" style:list-style-name="L40">
      <style:paragraph-properties fo:text-align="justify" style:justify-single-word="false"/>
      <style:text-properties style:font-name="FreeSerif1" fo:font-size="12pt" fo:language="es" fo:country="ES" fo:font-weight="normal" style:font-size-asian="12pt" style:font-weight-asian="normal" style:font-size-complex="12pt" style:font-weight-complex="normal"/>
    </style:style>
    <style:style style:name="P253" style:family="paragraph" style:parent-style-name="Standard" style:list-style-name="L47">
      <style:text-properties style:font-name="FreeSerif1" fo:font-size="12pt" fo:language="es" fo:country="ES" style:font-size-asian="12pt" style:font-size-complex="12pt"/>
    </style:style>
    <style:style style:name="P254" style:family="paragraph" style:parent-style-name="Standard" style:list-style-name="L47">
      <style:paragraph-properties fo:text-align="justify" style:justify-single-word="false" style:text-autospace="none">
        <style:tab-stops>
          <style:tab-stop style:position="37.761cm"/>
          <style:tab-stop style:position="38.354cm"/>
          <style:tab-stop style:position="40.725cm"/>
          <style:tab-stop style:position="40.894cm"/>
        </style:tab-stops>
      </style:paragraph-properties>
      <style:text-properties style:font-name="FreeSerif1" fo:font-size="12pt" fo:language="es" fo:country="ES" style:font-size-asian="12pt" style:font-name-complex="ArialMT" style:font-size-complex="12pt"/>
    </style:style>
    <style:style style:name="P255" style:family="paragraph" style:parent-style-name="Standard" style:list-style-name="L42">
      <style:paragraph-properties fo:text-align="justify" style:justify-single-word="false"/>
      <style:text-properties style:font-name="FreeSerif1" fo:font-size="12pt" style:font-size-asian="12pt" style:font-size-complex="12pt"/>
    </style:style>
    <style:style style:name="P256" style:family="paragraph" style:parent-style-name="Standard" style:list-style-name="WW8Num2">
      <style:text-properties style:font-name="FreeSerif1" fo:font-weight="bold" style:font-weight-asian="bold" style:font-weight-complex="bold"/>
    </style:style>
    <style:style style:name="P257" style:family="paragraph" style:parent-style-name="Standard" style:list-style-name="L46">
      <style:text-properties style:font-name="FreeSerif1" fo:language="es" fo:country="ES" fo:font-weight="bold" style:language-asian="es" style:country-asian="ES" style:font-weight-asian="bold" style:language-complex="es" style:country-complex="ES" style:font-weight-complex="bold"/>
    </style:style>
    <style:style style:name="P258" style:family="paragraph" style:parent-style-name="Standard" style:list-style-name="L40">
      <style:paragraph-properties fo:text-align="justify" style:justify-single-word="false"/>
    </style:style>
    <style:style style:name="P259" style:family="paragraph" style:parent-style-name="Standard" style:list-style-name="L2">
      <style:paragraph-properties fo:text-align="justify" style:justify-single-word="false"/>
    </style:style>
    <style:style style:name="P260" style:family="paragraph" style:parent-style-name="Standard" style:list-style-name="L42">
      <style:paragraph-properties fo:text-align="justify" style:justify-single-word="false"/>
    </style:style>
    <style:style style:name="P261" style:family="paragraph" style:parent-style-name="Standard" style:list-style-name="L2">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62" style:family="paragraph" style:parent-style-name="Standard" style:list-style-name="L39">
      <style:paragraph-properties fo:line-height="100%" fo:text-align="justify"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FreeSerif1" fo:font-size="12pt" fo:language="es" fo:country="ES" style:text-underline-style="none" style:font-name-asian="DejaVu Sans1" style:font-size-asian="12pt" style:language-asian="es" style:country-asian="ES" style:font-name-complex="DejaVu Sans1" style:font-size-complex="12pt" style:language-complex="es" style:country-complex="ES" fo:hyphenate="false" fo:hyphenation-remain-char-count="2" fo:hyphenation-push-char-count="2"/>
    </style:style>
    <style:style style:name="P263" style:family="paragraph" style:parent-style-name="Standard" style:list-style-name="L39">
      <style:paragraph-properties fo:line-height="100%" fo:text-align="justify"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4" style:family="paragraph" style:parent-style-name="Standard" style:master-page-name="First_20_Page">
      <style:paragraph-properties style:page-number="auto"/>
      <style:text-properties fo:color="#000000" style:font-name="FreeSerif1" fo:font-size="12pt" fo:language="es" fo:country="ES" fo:font-style="normal" fo:font-weight="normal"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P265" style:family="paragraph" style:parent-style-name="Standard" style:master-page-name="Standard">
      <style:paragraph-properties style:page-number="auto" fo:break-before="page"/>
      <style:text-properties fo:color="#000000" style:font-name="FreeSerif1" fo:font-size="12pt" fo:language="es" fo:country="ES" style:font-size-asian="12pt" style:font-size-complex="12pt"/>
    </style:style>
    <style:style style:name="P266" style:family="paragraph" style:parent-style-name="Standard" style:list-style-name="L6">
      <style:paragraph-properties fo:margin-left="2.501cm" fo:margin-right="0cm" fo:line-height="100%" fo:text-align="justify" style:justify-single-word="false" fo:text-indent="-0.635cm" style:auto-text-indent="false">
        <style:tab-stops/>
      </style:paragraph-properties>
    </style:style>
    <style:style style:name="P267" style:family="paragraph" style:parent-style-name="Standard" style:list-style-name="L7">
      <style:paragraph-properties fo:margin-left="2.501cm" fo:margin-right="0cm" fo:line-height="100%" fo:text-align="justify" style:justify-single-word="false" fo:text-indent="-0.635cm" style:auto-text-indent="false">
        <style:tab-stops/>
      </style:paragraph-properties>
    </style:style>
    <style:style style:name="P268" style:family="paragraph" style:parent-style-name="Standard" style:list-style-name="L8">
      <style:paragraph-properties fo:margin-left="2.501cm" fo:margin-right="0cm" fo:line-height="100%" fo:text-indent="-0.635cm" style:auto-text-indent="false"/>
    </style:style>
    <style:style style:name="P269" style:family="paragraph" style:parent-style-name="Standard" style:list-style-name="L48">
      <style:paragraph-properties fo:margin-left="2.501cm" fo:margin-right="0cm" fo:line-height="100%" fo:text-indent="-0.635cm" style:auto-text-indent="false"/>
    </style:style>
    <style:style style:name="P270" style:family="paragraph" style:parent-style-name="Standard" style:list-style-name="L8">
      <style:paragraph-properties fo:margin-left="2.501cm" fo:margin-right="0cm" fo:line-height="100%" fo:text-indent="-0.635cm" style:auto-text-indent="false"/>
      <style:text-properties fo:language="es" fo:country="ES"/>
    </style:style>
    <style:style style:name="P271" style:family="paragraph" style:parent-style-name="Standard" style:list-style-name="L38">
      <style:paragraph-properties fo:margin-left="2.501cm" fo:margin-right="0cm" fo:text-indent="-0.635cm" style:auto-text-indent="false"/>
    </style:style>
    <style:style style:name="P272" style:family="paragraph" style:parent-style-name="Standard" style:list-style-name="L45">
      <style:paragraph-properties fo:margin-left="2.501cm" fo:margin-right="0cm" fo:text-align="justify" style:justify-single-word="false" fo:text-indent="-0.635cm" style:auto-text-indent="false"/>
      <style:text-properties style:font-name="FreeSerif1" fo:language="es" fo:country="ES" fo:font-weight="bold" style:language-asian="es" style:country-asian="ES" style:font-weight-asian="bold" style:language-complex="es" style:country-complex="ES" style:font-weight-complex="bold"/>
    </style:style>
    <style:style style:name="P273" style:family="paragraph" style:parent-style-name="Standard" style:list-style-name="L46">
      <style:paragraph-properties fo:margin-left="2.501cm" fo:margin-right="0cm" fo:text-align="justify" style:justify-single-word="false" fo:text-indent="-0.635cm" style:auto-text-indent="false"/>
    </style:style>
    <style:style style:name="P274" style:family="paragraph" style:parent-style-name="Standard" style:list-style-name="L6">
      <style:paragraph-properties fo:margin-left="2.501cm" fo:margin-right="0cm" fo:line-height="10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tab-stops/>
        <style:background-image/>
      </style:paragraph-properties>
      <style:text-properties fo:hyphenate="false" fo:hyphenation-remain-char-count="2" fo:hyphenation-push-char-count="2"/>
    </style:style>
    <style:style style:name="P275" style:family="paragraph" style:parent-style-name="Standard" style:list-style-name="L35">
      <style:paragraph-properties fo:margin-left="2.501cm" fo:margin-right="0cm" fo:line-height="150%" fo:text-align="justify" style:justify-single-word="false" fo:orphans="0" fo:widows="0" fo:hyphenation-ladder-count="no-limit" fo:text-indent="-0.635cm" style:auto-text-indent="false" fo:background-color="transparent" style:text-autospace="ideograph-alpha" style:punctuation-wrap="hanging" style:line-break="strict" style:writing-mode="lr-tb">
        <style:tab-stops>
          <style:tab-stop style:position="8.795cm" style:type="center"/>
          <style:tab-stop style:position="17.59cm" style:type="right"/>
        </style:tab-stops>
        <style:background-image/>
      </style:paragraph-properties>
      <style:text-properties fo:hyphenate="false" fo:hyphenation-remain-char-count="2" fo:hyphenation-push-char-count="2"/>
    </style:style>
    <style:style style:name="P276" style:family="paragraph" style:parent-style-name="Standard" style:list-style-name="L7">
      <style:paragraph-properties fo:margin-left="2.501cm" fo:margin-right="0cm" fo:line-height="100%" fo:text-align="justify" style:justify-single-word="false" fo:orphans="0" fo:widows="0" fo:hyphenation-ladder-count="no-limit" fo:text-indent="-0.635cm" style:auto-text-indent="false" style:text-autospace="ideograph-alpha" style:punctuation-wrap="hanging" style:line-break="strict" style:writing-mode="lr-tb">
        <style:tab-stops/>
      </style:paragraph-properties>
      <style:text-properties style:use-window-font-color="true" style:text-outline="false" style:text-line-through-style="none" style:font-name="FreeSerif1" fo:font-size="12pt" fo:letter-spacing="normal" fo:language="es" fo:country="ES" fo:font-style="normal" fo:text-shadow="none"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fo:hyphenate="false" fo:hyphenation-remain-char-count="2" fo:hyphenation-push-char-count="2"/>
    </style:style>
    <style:style style:name="P277" style:family="paragraph" style:parent-style-name="Standard" style:list-style-name="L36">
      <style:paragraph-properties fo:margin-left="2.501cm" fo:margin-right="0cm" fo:text-align="justify"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font-name="FreeSans" fo:font-size="10.5pt" fo:language="es" fo:country="ES" fo:font-style="normal" style:font-size-asian="10.5pt" style:font-style-asian="normal" style:font-size-complex="10.5pt" style:font-style-complex="normal" fo:hyphenate="false" fo:hyphenation-remain-char-count="2" fo:hyphenation-push-char-count="2"/>
    </style:style>
    <style:style style:name="P278" style:family="paragraph" style:parent-style-name="Standard" style:list-style-name="L2">
      <style:paragraph-properties fo:margin-left="0cm" fo:margin-right="0cm" fo:text-align="center" style:justify-single-word="false" fo:text-indent="-0.635cm" style:auto-text-indent="false"/>
      <style:text-properties style:font-name="FreeSerif1" fo:font-size="10pt" fo:language="es" fo:country="ES" fo:font-weight="bold" style:font-size-asian="10pt" style:language-asian="es" style:country-asian="ES" style:font-weight-asian="bold" style:font-size-complex="10pt" style:language-complex="ar" style:country-complex="SA" style:font-weight-complex="bold"/>
    </style:style>
    <style:style style:name="P279" style:family="paragraph" style:parent-style-name="Standard" style:list-style-name="L2">
      <style:paragraph-properties fo:margin-left="0cm" fo:margin-right="0cm" fo:text-align="justify" style:justify-single-word="false" fo:text-indent="-0.635cm" style:auto-text-indent="false"/>
      <style:text-properties style:font-name="FreeSerif1" fo:font-size="10pt" fo:language="es" fo:country="ES" style:font-size-asian="10pt" style:language-asian="es" style:country-asian="ES" style:font-size-complex="10pt" style:language-complex="ar" style:country-complex="SA"/>
    </style:style>
    <style:style style:name="P280" style:family="paragraph" style:parent-style-name="Standard" style:list-style-name="L37" style:master-page-name="">
      <style:paragraph-properties style:page-number="auto"/>
    </style:style>
    <style:style style:name="P281" style:family="paragraph" style:parent-style-name="Standard" style:list-style-name="L37">
      <style:paragraph-properties fo:margin-left="1.251cm" fo:margin-right="0cm" fo:text-indent="0cm" style:auto-text-indent="false"/>
    </style:style>
    <style:style style:name="P282" style:family="paragraph" style:parent-style-name="Standard" style:list-style-name="L37">
      <style:paragraph-properties fo:margin-left="1.251cm" fo:margin-right="0cm" fo:line-height="100%" fo:text-align="justify" style:justify-single-word="false" fo:text-indent="0cm" style:auto-text-indent="false"/>
      <style:text-properties fo:language="es" fo:country="ES"/>
    </style:style>
    <style:style style:name="P283" style:family="paragraph" style:parent-style-name="Standard" style:list-style-name="L37">
      <style:paragraph-properties fo:margin-left="1.251cm" fo:margin-right="0cm" fo:line-height="100%" fo:text-align="justify" style:justify-single-word="false" fo:text-indent="0cm" style:auto-text-indent="false"/>
      <style:text-properties style:font-name="FreeSerif1" fo:font-size="12pt" fo:language="es" fo:country="ES" style:font-size-asian="12pt" style:font-name-complex="Arial" style:font-size-complex="12pt"/>
    </style:style>
    <style:style style:name="P284" style:family="paragraph" style:parent-style-name="Standard" style:list-style-name="L37">
      <style:paragraph-properties fo:margin-left="1.251cm" fo:margin-right="0cm" fo:line-height="100%" fo:text-align="justify" style:justify-single-word="false" fo:text-indent="0cm" style:auto-text-indent="false"/>
    </style:style>
    <style:style style:name="P285" style:family="paragraph" style:parent-style-name="Standard" style:list-style-name="L37">
      <style:paragraph-properties fo:margin-left="1.251cm" fo:margin-right="0cm" fo:text-align="justify" style:justify-single-word="false" fo:text-indent="0cm" style:auto-text-indent="false"/>
    </style:style>
    <style:style style:name="P286" style:family="paragraph" style:parent-style-name="Standard" style:list-style-name="WW8Num2">
      <style:paragraph-properties fo:margin-left="1.251cm" fo:margin-right="0cm" fo:text-indent="0cm" style:auto-text-indent="false"/>
    </style:style>
    <style:style style:name="P287" style:family="paragraph" style:parent-style-name="Standard" style:list-style-name="L37">
      <style:paragraph-properties fo:margin-left="1.251cm" fo:margin-right="0cm" fo:line-height="100%" fo:text-align="justify" style:justify-single-word="false" fo:orphans="0" fo:widows="0" fo:hyphenation-ladder-count="no-limit" fo:text-indent="0cm" style:auto-text-indent="false" fo:background-color="transparent" style:text-autospace="none" style:punctuation-wrap="hanging" style:line-break="strict" style:writing-mode="lr-tb">
        <style:tab-stops>
          <style:tab-stop style:position="37.761cm"/>
          <style:tab-stop style:position="38.354cm"/>
          <style:tab-stop style:position="40.725cm"/>
          <style:tab-stop style:position="40.894cm"/>
        </style:tab-stops>
        <style:background-image/>
      </style:paragraph-properties>
      <style:text-properties style:use-window-font-color="true" style:font-name="FreeSerif1" fo:font-size="12pt" fo:language="es" fo:country="ES" fo:font-style="normal" style:text-underline-style="none" fo:font-weight="normal" fo:background-color="transparent" style:font-name-asian="Bitstream Vera Sans Mono" style:font-size-asian="12pt" style:language-asian="es" style:country-asian="ES" style:font-style-asian="normal" style:font-weight-asian="normal" style:font-name-complex="ArialMT" style:font-size-complex="12pt" style:language-complex="ar" style:country-complex="SA" style:font-style-complex="normal" style:font-weight-complex="bold" fo:hyphenate="false" fo:hyphenation-remain-char-count="2" fo:hyphenation-push-char-count="2"/>
    </style:style>
    <style:style style:name="P288" style:family="paragraph" style:parent-style-name="Standard" style:list-style-name="WW8Num2">
      <style:paragraph-properties fo:margin-left="1.251cm" fo:margin-right="0cm" fo:line-height="15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FreeSerif1" fo:font-size="12pt" fo:language="es" fo:country="ES" fo:font-style="normal" fo:font-weight="normal" style:text-underline-mode="continuous" style:text-overline-mode="continuous" style:text-line-through-mode="continuous"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fo:hyphenate="false" fo:hyphenation-remain-char-count="2" fo:hyphenation-push-char-count="2"/>
    </style:style>
    <style:style style:name="P289" style:family="paragraph" style:parent-style-name="Standard" style:list-style-name="L41">
      <style:paragraph-properties fo:margin-left="-1.251cm" fo:margin-right="0cm" fo:line-height="100%" fo:text-align="justify" style:justify-single-word="false" fo:text-indent="0cm" style:auto-text-indent="false"/>
      <style:text-properties style:font-name="FreeSerif1" fo:font-size="12pt" style:font-size-asian="12pt" style:font-size-complex="12pt"/>
    </style:style>
    <style:style style:name="P290" style:family="paragraph" style:parent-style-name="Standard" style:list-style-name="L44">
      <style:paragraph-properties fo:margin-left="3.752cm" fo:margin-right="0cm" fo:text-indent="-0.635cm" style:auto-text-indent="false"/>
    </style:style>
    <style:style style:name="P291" style:family="paragraph" style:parent-style-name="Standard" style:list-style-name="L45">
      <style:paragraph-properties fo:margin-left="3.752cm" fo:margin-right="0cm" fo:text-align="justify" style:justify-single-word="false" fo:text-indent="-0.635cm" style:auto-text-indent="false"/>
    </style:style>
    <style:style style:name="P292" style:family="paragraph" style:parent-style-name="Standard" style:list-style-name="L46">
      <style:paragraph-properties fo:margin-left="3.752cm" fo:margin-right="0cm" fo:text-align="justify" style:justify-single-word="false" fo:text-indent="-0.635cm" style:auto-text-indent="false"/>
    </style:style>
    <style:style style:name="T1" style:family="text">
      <style:text-properties fo:color="#000000"/>
    </style:style>
    <style:style style:name="T2" style:family="text">
      <style:text-properties fo:color="#000000" style:font-name="Liberation Sans" fo:font-size="8pt" style:text-underline-style="none" fo:font-weight="bold" style:font-size-asian="8pt" style:font-weight-asian="bold" style:font-size-complex="10pt" style:font-weight-complex="bold"/>
    </style:style>
    <style:style style:name="T3" style:family="text">
      <style:text-properties fo:color="#000000" style:font-name="FreeSans" fo:font-size="7pt" fo:language="es" fo:country="VE" fo:font-style="italic" style:text-underline-style="none" fo:font-weight="bold" style:font-name-asian="Times New Roman" style:font-size-asian="7pt" style:language-asian="es" style:country-asian="ES" style:font-style-asian="italic" style:font-weight-asian="bold" style:font-name-complex="Times New Roman" style:font-size-complex="7pt" style:language-complex="ar" style:country-complex="SA" style:font-weight-complex="bold"/>
    </style:style>
    <style:style style:name="T4" style:family="text">
      <style:text-properties fo:color="#000000" style:font-name="FreeSans" fo:font-size="7pt" fo:language="es" fo:country="VE" fo:font-style="italic" style:text-underline-style="none" fo:font-weight="normal" style:font-name-asian="Times New Roman" style:font-size-asian="7pt" style:language-asian="es" style:country-asian="ES" style:font-style-asian="italic" style:font-weight-asian="normal" style:font-name-complex="Times New Roman" style:font-size-complex="7pt" style:language-complex="ar" style:country-complex="SA" style:font-weight-complex="normal"/>
    </style:style>
    <style:style style:name="T5" style:family="text">
      <style:text-properties fo:color="#000000" style:font-name="FreeSans" fo:font-size="7pt" fo:language="es" fo:country="VE" fo:font-style="italic" style:text-underline-style="none" fo:font-weight="normal" fo:background-color="transparent" style:font-name-asian="Times New Roman" style:font-size-asian="7pt" style:language-asian="es" style:country-asian="ES" style:font-style-asian="italic" style:font-weight-asian="normal" style:font-name-complex="Times New Roman" style:font-size-complex="7pt" style:language-complex="ar" style:country-complex="SA" style:font-style-complex="normal" style:font-weight-complex="normal"/>
    </style:style>
    <style:style style:name="T6" style:family="text">
      <style:text-properties fo:color="#000000" style:font-name="FreeSans" fo:font-size="7pt" fo:language="es" fo:country="VE" style:text-underline-style="none" fo:font-weight="bold" style:font-name-asian="Times New Roman" style:font-size-asian="7pt" style:language-asian="es" style:country-asian="ES" style:font-weight-asian="bold" style:font-name-complex="Times New Roman" style:font-size-complex="7pt" style:language-complex="ar" style:country-complex="SA" style:font-weight-complex="bold"/>
    </style:style>
    <style:style style:name="T7" style:family="text">
      <style:text-properties fo:color="#000000" style:font-name="FreeSans" fo:font-size="7pt" fo:language="es" fo:country="VE" style:text-underline-style="none" style:font-name-asian="Times New Roman" style:font-size-asian="7pt" style:language-asian="es" style:country-asian="ES" style:font-name-complex="Times New Roman" style:font-size-complex="7pt" style:language-complex="ar" style:country-complex="SA"/>
    </style:style>
    <style:style style:name="T8" style:family="text">
      <style:text-properties fo:color="#000000" fo:font-size="8pt" fo:language="es" fo:country="VE" style:font-name-asian="Times New Roman" style:font-size-asian="8pt" style:language-asian="es" style:country-asian="ES" style:font-name-complex="Times New Roman" style:font-size-complex="8pt" style:language-complex="ar" style:country-complex="SA"/>
    </style:style>
    <style:style style:name="T9" style:family="text">
      <style:text-properties fo:color="#000000" fo:font-size="7pt" fo:language="es" fo:country="VE" style:font-name-asian="Times New Roman" style:font-size-asian="7pt" style:language-asian="es" style:country-asian="ES" style:font-name-complex="Times New Roman" style:font-size-complex="7pt" style:language-complex="ar" style:country-complex="SA"/>
    </style:style>
    <style:style style:name="T10" style:family="text">
      <style:text-properties fo:color="#000000" fo:font-size="7pt" style:font-size-asian="7pt" style:font-size-complex="7pt"/>
    </style:style>
    <style:style style:name="T11" style:family="text">
      <style:text-properties fo:color="#000000"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T12" style:family="text">
      <style:text-properties fo:color="#000000" style:font-name="FreeSerif1" fo:font-size="12pt" fo:language="es" fo:country="ES" fo:font-style="normal" style:text-underline-style="none" fo:font-weight="normal" fo:background-color="transparent" style:font-name-asian="DejaVu Sans2" style:font-size-asian="12pt" style:language-asian="es" style:country-asian="VE" style:font-style-asian="normal" style:font-weight-asian="normal" style:font-name-complex="Arial" style:font-size-complex="12pt" style:language-complex="es" style:country-complex="VE" style:font-style-complex="normal" style:font-weight-complex="normal"/>
    </style:style>
    <style:style style:name="T13" style:family="text">
      <style:text-properties fo:color="#000000" style:font-name="FreeSerif1" fo:font-size="12pt" fo:language="es" fo:country="ES" fo:font-style="normal" style:text-underline-style="none" fo:font-weight="normal" fo:background-color="transparent" style:font-size-asian="12pt" style:language-asian="es" style:country-asian="VE" style:font-style-asian="normal" style:font-weight-asian="normal" style:font-size-complex="12pt" style:language-complex="es" style:country-complex="VE" style:font-style-complex="normal" style:font-weight-complex="normal"/>
    </style:style>
    <style:style style:name="T14" style:family="text">
      <style:text-properties fo:color="#000000" style:font-name="FreeSerif1" fo:font-size="12pt" fo:language="es" fo:country="ES" fo:font-style="normal" style:text-underline-style="none" fo:font-weight="normal" style:letter-kerning="true"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T15" style:family="text">
      <style:text-properties fo:color="#000000" style:font-name="FreeSerif1" fo:font-size="12pt" fo:language="es" fo:country="ES" fo:font-style="normal" style:text-underline-style="none" style:font-name-asian="Times New Roman" style:font-size-asian="12pt" style:language-asian="es" style:country-asian="ES" style:font-style-asian="normal" style:font-name-complex="Times New Roman" style:font-size-complex="12pt" style:language-complex="ar" style:country-complex="SA" style:font-style-complex="normal"/>
    </style:style>
    <style:style style:name="T16" style:family="text">
      <style:text-properties fo:color="#000000" style:font-name="FreeSerif1" fo:font-size="12pt" fo:language="es" fo:country="ES" fo:font-style="normal" style:text-underline-style="none" fo:font-weight="bold" fo:background-color="transparent" style:font-name-asian="DejaVu Sans1" style:font-size-asian="12pt" style:language-asian="es" style:country-asian="ES" style:font-style-asian="normal" style:font-weight-asian="bold" style:font-name-complex="DejaVu Sans1" style:font-size-complex="12pt" style:language-complex="es" style:country-complex="ES" style:font-style-complex="normal" style:font-weight-complex="bold"/>
    </style:style>
    <style:style style:name="T17" style:family="text">
      <style:text-properties fo:color="#000000" style:font-name="FreeSerif1" fo:font-size="12pt" fo:language="es" fo:country="ES" fo:font-style="normal" style:text-underline-style="none" fo:font-weight="bold" fo:background-color="transparent" style:font-name-asian="Times New Roman" style:font-size-asian="12pt" style:language-asian="es" style:country-asian="ES" style:font-style-asian="normal" style:font-weight-asian="bold" style:font-name-complex="Times New Roman" style:font-size-complex="12pt" style:language-complex="ar" style:country-complex="SA" style:font-style-complex="normal" style:font-weight-complex="bold"/>
    </style:style>
    <style:style style:name="T18" style:family="text">
      <style:text-properties fo:color="#000000" style:font-name="FreeSerif1" fo:font-size="12pt" fo:language="es" fo:country="ES" fo:font-style="normal" style:text-underline-style="none" fo:background-color="transparent" style:font-name-asian="DejaVu Sans1" style:font-size-asian="12pt" style:language-asian="es" style:country-asian="ES" style:font-style-asian="normal" style:font-name-complex="DejaVu Sans1" style:font-size-complex="12pt" style:language-complex="es" style:country-complex="ES" style:font-style-complex="normal"/>
    </style:style>
    <style:style style:name="T19" style:family="text">
      <style:text-properties fo:color="#000000" style:font-name="FreeSerif1" fo:font-size="12pt" fo:language="es" fo:country="ES" fo:font-style="normal" fo:font-weight="normal" style:font-name-asian="DejaVu Sans2" style:font-size-asian="12pt" style:language-asian="es" style:country-asian="VE" style:font-style-asian="normal" style:font-weight-asian="normal" style:font-name-complex="Arial" style:font-size-complex="12pt" style:language-complex="es" style:country-complex="VE" style:font-style-complex="normal" style:font-weight-complex="normal"/>
    </style:style>
    <style:style style:name="T20" style:family="text">
      <style:text-properties fo:color="#000000" style:font-name="FreeSerif1" fo:font-size="12pt" fo:language="es" fo:country="ES" fo:font-style="normal" fo:font-weight="bold" style:font-name-asian="DejaVu Sans2" style:font-size-asian="12pt" style:language-asian="es" style:country-asian="VE" style:font-style-asian="normal" style:font-weight-asian="bold" style:font-name-complex="Arial" style:font-size-complex="12pt" style:language-complex="es" style:country-complex="VE" style:font-style-complex="normal" style:font-weight-complex="bold"/>
    </style:style>
    <style:style style:name="T21" style:family="text">
      <style:text-properties fo:color="#000000" style:font-name="FreeSerif1" fo:font-size="12pt" fo:language="es" fo:country="ES" style:text-underline-style="none" style:font-name-asian="Times New Roman" style:font-size-asian="12pt" style:language-asian="es" style:country-asian="ES" style:font-name-complex="Times New Roman" style:font-size-complex="12pt" style:language-complex="ar" style:country-complex="SA"/>
    </style:style>
    <style:style style:name="T22" style:family="text">
      <style:text-properties fo:color="#000000" style:font-name="FreeSerif1" fo:font-size="12pt" fo:language="es" fo:country="ES" style:text-underline-style="none" style:font-size-asian="12pt" style:font-size-complex="12pt"/>
    </style:style>
    <style:style style:name="T23" style:family="text">
      <style:text-properties fo:color="#000000" style:font-name="FreeSerif1" fo:font-size="12pt" fo:language="es" fo:country="ES" style:text-underline-style="none" fo:font-weight="normal" fo:background-color="transparent" style:font-name-asian="Courier New" style:font-size-asian="12pt" style:language-asian="es" style:country-asian="VE" style:font-weight-asian="normal" style:font-name-complex="Courier New" style:font-size-complex="12pt" style:language-complex="es" style:country-complex="VE" style:font-weight-complex="normal"/>
    </style:style>
    <style:style style:name="T24" style:family="text">
      <style:text-properties fo:color="#000000" style:font-name="FreeSerif1" fo:font-size="12pt" fo:language="es" fo:country="ES" fo:font-style="italic" style:text-underline-style="none" fo:font-weight="bold"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T25" style:family="text">
      <style:text-properties fo:color="#000000" style:font-name="FreeSerif1" fo:font-size="12pt" fo:language="es" fo:country="ES" fo:font-style="italic" style:text-underline-style="none" fo:background-color="transparent" style:font-name-asian="Verdana" style:font-size-asian="12pt" style:language-asian="es" style:country-asian="ES" style:font-style-asian="italic" style:font-name-complex="Verdana" style:font-size-complex="12pt" style:language-complex="es" style:country-complex="ES" style:font-style-complex="normal"/>
    </style:style>
    <style:style style:name="T26" style:family="text">
      <style:text-properties fo:color="#000000" style:font-name="FreeSerif1" fo:font-size="12pt" fo:language="es" fo:country="ES" style:font-size-asian="12pt" style:font-size-complex="12pt"/>
    </style:style>
    <style:style style:name="T27" style:family="text">
      <style:text-properties fo:color="#000000" style:font-name="FreeSerif1" fo:font-size="12pt" fo:font-style="normal" style:text-underline-style="none" fo:background-color="transparent" style:font-name-asian="Times New Roman" style:font-size-asian="12pt" style:language-asian="es" style:country-asian="ES" style:font-style-asian="normal" style:font-name-complex="Times New Roman" style:font-size-complex="12pt" style:language-complex="ar" style:country-complex="SA" style:font-style-complex="normal"/>
    </style:style>
    <style:style style:name="T28" style:family="text">
      <style:text-properties fo:color="#000000" style:font-name="FreeSerif1" fo:font-size="12pt" fo:font-style="normal" style:text-underline-style="none" fo:font-weight="bold" fo:background-color="transparent" style:font-name-asian="Times New Roman" style:font-size-asian="12pt" style:language-asian="es" style:country-asian="ES" style:font-style-asian="normal" style:font-weight-asian="bold" style:font-name-complex="Times New Roman" style:font-size-complex="12pt" style:language-complex="ar" style:country-complex="SA" style:font-style-complex="normal" style:font-weight-complex="bold"/>
    </style:style>
    <style:style style:name="T29" style:family="text">
      <style:text-properties fo:color="#000000" style:font-name="FreeSerif1" fo:font-size="12pt" fo:font-style="normal" style:text-underline-style="none" fo:font-weight="normal"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30" style:family="text">
      <style:text-properties fo:color="#000000" style:font-name="FreeSerif1" fo:font-size="12pt" fo:language="es" fo:country="VE" fo:font-style="normal" style:text-underline-style="none" fo:font-weight="normal" fo:background-color="transparent" style:font-size-asian="12pt" style:language-asian="es" style:country-asian="ES" style:font-style-asian="normal" style:font-weight-asian="normal" style:font-size-complex="12pt" style:language-complex="ar" style:country-complex="SA" style:font-style-complex="normal" style:font-weight-complex="normal"/>
    </style:style>
    <style:style style:name="T31" style:family="text">
      <style:text-properties fo:color="#000000" style:font-name="FreeSerif1" fo:font-size="12pt" style:font-size-asian="12pt" style:font-size-complex="12pt"/>
    </style:style>
    <style:style style:name="T32" style:family="text">
      <style:text-properties fo:color="#000000" style:font-name="FreeSerif1" fo:font-size="10pt" fo:language="es" fo:country="ES" fo:font-style="normal" style:text-underline-style="none" style:text-underline-mode="continuous" style:text-overline-mode="continuous" style:text-line-through-mode="continuous" fo:background-color="transparent" style:font-name-asian="DejaVu Sans1" style:font-size-asian="10pt" style:language-asian="ar" style:country-asian="SA" style:font-style-asian="normal" style:font-name-complex="DejaVu Sans1" style:font-size-complex="10pt" style:language-complex="ar" style:country-complex="SA" style:font-style-complex="normal"/>
    </style:style>
    <style:style style:name="T33" style:family="text">
      <style:text-properties fo:color="#000000" style:font-name="FreeSerif1" fo:font-size="10pt" fo:language="es" fo:country="ES" fo:font-style="normal" style:text-underline-mode="continuous" style:text-overline-mode="continuous" style:text-line-through-mode="continuous" style:font-name-asian="DejaVu Sans1" style:font-size-asian="10pt" style:language-asian="ar" style:country-asian="SA" style:font-style-asian="normal" style:font-name-complex="DejaVu Sans1" style:font-size-complex="10pt" style:language-complex="ar" style:country-complex="SA" style:font-style-complex="normal"/>
    </style:style>
    <style:style style:name="T34" style:family="text">
      <style:text-properties fo:color="#000000" style:font-name="FreeSerif1" fo:font-size="10pt" fo:language="es" fo:country="ES" style:text-underline-style="none" fo:font-weight="normal" style:letter-kerning="true" style:font-name-asian="DejaVu Sans3" style:font-size-asian="10pt" style:language-asian="zh" style:country-asian="CN" style:font-weight-asian="normal" style:font-name-complex="DejaVu Sans3" style:font-size-complex="12pt" style:language-complex="hi" style:country-complex="IN" style:font-weight-complex="normal"/>
    </style:style>
    <style:style style:name="T35" style:family="text">
      <style:text-properties fo:color="#000000" style:font-name="FreeSerif1" fo:font-size="10pt" fo:language="es" fo:country="ES" style:text-underline-style="none" fo:font-weight="normal" style:letter-kerning="true" style:font-name-asian="DejaVu Sans3" style:font-size-asian="10pt" style:language-asian="zh" style:country-asian="CN" style:font-weight-asian="normal" style:font-name-complex="DejaVu Sans3" style:font-size-complex="10pt" style:language-complex="hi" style:country-complex="IN" style:font-weight-complex="normal"/>
    </style:style>
    <style:style style:name="T36" style:family="text">
      <style:text-properties fo:color="#000000" style:font-name="FreeSerif1" fo:font-size="10pt" fo:language="es" fo:country="ES" style:text-underline-style="none" fo:font-weight="normal" style:letter-kerning="true" fo:background-color="transparent" style:font-name-asian="DejaVu Sans3" style:font-size-asian="10pt" style:language-asian="zh" style:country-asian="CN" style:font-weight-asian="normal" style:font-name-complex="DejaVu Sans3" style:font-size-complex="10pt" style:language-complex="hi" style:country-complex="IN" style:font-weight-complex="normal"/>
    </style:style>
    <style:style style:name="T37" style:family="text">
      <style:text-properties fo:color="#000000" style:font-name="FreeSerif1" fo:font-size="10pt" fo:language="es" fo:country="ES" style:text-underline-style="none" fo:font-weight="normal" style:font-size-asian="10pt" style:font-weight-asian="normal" style:font-size-complex="10pt" style:font-weight-complex="normal"/>
    </style:style>
    <style:style style:name="T38" style:family="text">
      <style:text-properties fo:color="#000000" style:font-name="FreeSerif1" fo:font-size="10pt" fo:language="es" fo:country="ES" fo:font-weight="normal" style:letter-kerning="true" style:font-name-asian="DejaVu Sans3" style:font-size-asian="10pt" style:language-asian="zh" style:country-asian="CN" style:font-weight-asian="normal" style:font-name-complex="DejaVu Sans3" style:font-size-complex="10pt" style:language-complex="hi" style:country-complex="IN" style:font-weight-complex="normal"/>
    </style:style>
    <style:style style:name="T39" style:family="text">
      <style:text-properties fo:color="#000000" style:font-name="FreeSerif1" fo:font-size="10pt" fo:language="es" fo:country="ES" fo:font-weight="normal" style:letter-kerning="true" fo:background-color="transparent" style:font-name-asian="DejaVu Sans3" style:font-size-asian="10pt" style:language-asian="zh" style:country-asian="CN" style:font-weight-asian="normal" style:font-name-complex="DejaVu Sans3" style:font-size-complex="10pt" style:language-complex="hi" style:country-complex="IN" style:font-weight-complex="normal"/>
    </style:style>
    <style:style style:name="T40" style:family="text">
      <style:text-properties fo:color="#000000" style:font-name="FreeSerif1" fo:font-size="10pt" fo:language="es" fo:country="ES" fo:font-weight="normal" style:letter-kerning="true" fo:background-color="transparent" style:font-size-asian="10pt" style:language-asian="zh" style:country-asian="CN" style:font-weight-asian="normal" style:font-size-complex="10pt" style:language-complex="hi" style:country-complex="IN" style:font-weight-complex="normal"/>
    </style:style>
    <style:style style:name="T41" style:family="text">
      <style:text-properties fo:color="#000000" style:font-name="FreeSerif1" fo:font-size="10pt" fo:language="es" fo:country="ES" style:font-size-asian="10pt" style:font-size-complex="10pt"/>
    </style:style>
    <style:style style:name="T42" style:family="text">
      <style:text-properties fo:color="#000000" fo:language="es" fo:country="ES" style:text-underline-style="none" fo:font-weight="normal" style:letter-kerning="true" style:font-name-asian="DejaVu Sans3" style:language-asian="zh" style:country-asian="CN" style:font-weight-asian="normal" style:font-name-complex="DejaVu Sans3" style:font-size-complex="12pt" style:language-complex="hi" style:country-complex="IN" style:font-weight-complex="normal"/>
    </style:style>
    <style:style style:name="T43" style:family="text">
      <style:text-properties fo:color="#000000" fo:language="es" fo:country="ES" style:text-underline-style="none" fo:font-weight="normal" style:letter-kerning="true" style:font-name-asian="DejaVu Sans3" style:language-asian="zh" style:country-asian="CN" style:font-weight-asian="normal" style:font-name-complex="DejaVu Sans3" style:language-complex="hi" style:country-complex="IN" style:font-weight-complex="normal"/>
    </style:style>
    <style:style style:name="T44" style:family="text">
      <style:text-properties fo:color="#000000" fo:language="es" fo:country="ES" style:text-underline-style="none" fo:font-weight="normal" style:letter-kerning="true" fo:background-color="transparent" style:font-name-asian="DejaVu Sans3" style:language-asian="zh" style:country-asian="CN" style:font-weight-asian="normal" style:font-name-complex="DejaVu Sans3" style:language-complex="hi" style:country-complex="IN" style:font-weight-complex="normal"/>
    </style:style>
    <style:style style:name="T45" style:family="text">
      <style:text-properties fo:color="#000000" fo:language="es" fo:country="ES" style:text-underline-style="none" fo:font-weight="normal" style:font-weight-asian="normal" style:font-weight-complex="normal"/>
    </style:style>
    <style:style style:name="T46" style:family="text">
      <style:text-properties fo:color="#000000" fo:language="es" fo:country="ES" fo:font-weight="normal" style:letter-kerning="true" style:font-name-asian="DejaVu Sans3" style:language-asian="zh" style:country-asian="CN" style:font-weight-asian="normal" style:font-name-complex="DejaVu Sans3" style:language-complex="hi" style:country-complex="IN" style:font-weight-complex="normal"/>
    </style:style>
    <style:style style:name="T47" style:family="text">
      <style:text-properties fo:color="#000000" fo:language="es" fo:country="ES" fo:font-weight="normal" style:letter-kerning="true" style:font-name-asian="DejaVu Sans3" style:language-asian="zh" style:country-asian="CN" style:font-weight-asian="normal" style:font-name-complex="DejaVu Sans3" style:font-size-complex="12pt" style:language-complex="hi" style:country-complex="IN" style:font-weight-complex="normal"/>
    </style:style>
    <style:style style:name="T48" style:family="text">
      <style:text-properties fo:color="#000000" fo:language="es" fo:country="ES" fo:font-weight="normal" style:letter-kerning="true" fo:background-color="transparent" style:font-name-asian="DejaVu Sans3" style:language-asian="zh" style:country-asian="CN" style:font-weight-asian="normal" style:font-name-complex="DejaVu Sans3" style:language-complex="hi" style:country-complex="IN" style:font-weight-complex="normal"/>
    </style:style>
    <style:style style:name="T49" style:family="text">
      <style:text-properties fo:color="#000000" fo:language="es" fo:country="ES" style:letter-kerning="true" style:font-name-asian="DejaVu Sans3" style:language-asian="zh" style:country-asian="CN" style:font-name-complex="DejaVu Sans3" style:font-size-complex="12pt" style:language-complex="hi" style:country-complex="IN"/>
    </style:style>
    <style:style style:name="T50" style:family="text">
      <style:text-properties fo:color="#000000" fo:language="es" fo:country="ES" fo:font-style="normal" fo:font-weight="normal" style:letter-kerning="true" style:font-name-asian="DejaVu Sans3" style:language-asian="zh" style:country-asian="CN" style:font-style-asian="normal" style:font-weight-asian="normal" style:font-name-complex="DejaVu Sans3" style:language-complex="hi" style:country-complex="IN" style:font-style-complex="normal" style:font-weight-complex="normal"/>
    </style:style>
    <style:style style:name="T51" style:family="text">
      <style:text-properties fo:color="#000000" fo:font-size="10pt" fo:language="es" fo:country="ES" style:letter-kerning="true" style:font-name-asian="DejaVu Sans3" style:font-size-asian="10pt" style:language-asian="zh" style:country-asian="CN" style:font-name-complex="DejaVu Sans3" style:font-size-complex="10pt" style:language-complex="hi" style:country-complex="IN"/>
    </style:style>
    <style:style style:name="T52" style:family="text">
      <style:text-properties fo:color="#000000" fo:font-style="normal" style:text-underline-style="none" style:font-style-asian="normal" style:font-style-complex="normal"/>
    </style:style>
    <style:style style:name="T53" style:family="text">
      <style:text-properties fo:color="#000000" fo:font-style="italic" style:text-underline-style="none" style:font-style-asian="italic" style:font-style-complex="italic"/>
    </style:style>
    <style:style style:name="T54" style:family="text">
      <style:text-properties fo:color="#000000" style:text-outline="false" style:text-line-through-style="none" style:font-name="FreeSerif1" fo:font-size="12pt" fo:language="es" fo:country="ES" fo:font-style="normal" fo:text-shadow="none" style:text-underline-style="none" fo:background-color="transparent" style:font-name-asian="DejaVu Sans1" style:font-size-asian="12pt" style:language-asian="es" style:country-asian="ES" style:font-style-asian="normal" style:font-name-complex="DejaVu Sans1" style:font-size-complex="12pt" style:language-complex="es" style:country-complex="ES" style:font-style-complex="normal" style:text-emphasize="none" style:text-overline-style="none" style:text-overline-color="font-color"/>
    </style:style>
    <style:style style:name="T55" style:family="text">
      <style:text-properties fo:color="#000000" style:text-outline="false" style:text-line-through-style="none" style:font-name="FreeSerif1" fo:font-size="12pt" fo:language="es" fo:country="ES" fo:font-style="normal" fo:text-shadow="none" style:text-underline-style="none" fo:background-color="transparent" style:font-name-asian="Bitstream Vera Sans Mono" style:font-size-asian="12pt" style:language-asian="es" style:country-asian="ES" style:font-style-asian="normal" style:font-name-complex="Bitstream Vera Sans Mono" style:font-size-complex="12pt" style:language-complex="ar" style:country-complex="SA" style:font-style-complex="normal" style:text-emphasize="none" style:text-overline-style="none" style:text-overline-color="font-color"/>
    </style:style>
    <style:style style:name="T56" style:family="text">
      <style:text-properties fo:color="#000000" style:text-outline="false" style:text-line-through-style="none" style:font-name="FreeSerif1"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57" style:family="text">
      <style:text-properties fo:color="#000000" style:text-outline="false" style:text-line-through-style="none" fo:font-style="normal" fo:text-shadow="none" style:text-underline-style="none" style:font-name-asian="Liberation Sans" style:font-style-asian="normal" style:font-name-complex="Liberation Sans" style:font-style-complex="normal" style:text-emphasize="none" style:text-overline-style="none" style:text-overline-color="font-color"/>
    </style:style>
    <style:style style:name="T58" style:family="text">
      <style:text-properties fo:color="#000000" style:text-outline="false" style:text-line-through-style="none" fo:font-style="normal" fo:text-shadow="none" style:text-underline-style="none" style:font-name-asian="FreeSans" style:font-style-asian="normal" style:font-name-complex="FreeSans" style:font-style-complex="normal" style:text-emphasize="none" style:text-overline-style="none" style:text-overline-color="font-color"/>
    </style:style>
    <style:style style:name="T59" style:family="text">
      <style:text-properties fo:color="#000000" style:text-outline="false" style:text-line-through-style="none" fo:font-style="normal" fo:text-shadow="none" style:text-underline-style="none" style:font-name-asian="DejaVu Sans" style:font-style-asian="normal" style:font-name-complex="DejaVu Sans" style:font-style-complex="normal" style:text-emphasize="none" style:text-overline-style="none" style:text-overline-color="font-color"/>
    </style:style>
    <style:style style:name="T60" style:family="text">
      <style:text-properties fo:color="#000000" style:font-name-asian="Liberation Sans" style:font-name-complex="Liberation Sans"/>
    </style:style>
    <style:style style:name="T61" style:family="text">
      <style:text-properties fo:color="#000000" fo:font-weight="normal" style:letter-kerning="true" fo:background-color="transparent" style:language-asian="zh" style:country-asian="CN" style:font-weight-asian="normal" style:language-complex="hi" style:country-complex="IN" style:font-weight-complex="normal"/>
    </style:style>
    <style:style style:name="T62" style:family="text">
      <style:text-properties fo:font-weight="bold" style:font-weight-asian="bold" style:font-weight-complex="bold"/>
    </style:style>
    <style:style style:name="T63" style:family="text">
      <style:text-properties style:font-style-complex="italic"/>
    </style:style>
    <style:style style:name="T64" style:family="text">
      <style:text-properties style:use-window-font-color="true"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Liberation Sans1" style:font-size-complex="12pt" style:language-complex="es" style:country-complex="ES" style:font-style-complex="normal" style:font-weight-complex="normal"/>
    </style:style>
    <style:style style:name="T65" style:family="text">
      <style:text-properties style:use-window-font-color="true"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FreeSans" style:font-size-complex="12pt" style:language-complex="es" style:country-complex="ES" style:font-style-complex="italic" style:font-weight-complex="normal" loext:char-shading-value="0"/>
    </style:style>
    <style:style style:name="T66" style:family="text">
      <style:text-properties style:use-window-font-color="true" style:font-name="FreeSerif1" fo:font-size="12pt"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loext:char-shading-value="0"/>
    </style:style>
    <style:style style:name="T67" style:family="text">
      <style:text-properties style:use-window-font-color="true" style:font-name="FreeSerif1" fo:font-size="12pt" fo:language="es" fo:country="ES" fo:font-style="normal" style:text-underline-style="none" fo:font-weight="normal"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68" style:family="text">
      <style:text-properties style:use-window-font-color="true" style:font-name="FreeSerif1" fo:font-size="12pt" fo:language="es" fo:country="ES" fo:font-style="normal" style:text-underline-style="none" fo:font-weight="normal" fo:background-color="transparent" style:font-size-asian="12pt" style:language-asian="es" style:country-asian="ES" style:font-style-asian="normal" style:font-weight-asian="normal" style:font-size-complex="12pt" style:language-complex="es" style:country-complex="ES" style:font-style-complex="normal" style:font-weight-complex="normal" loext:char-shading-value="0"/>
    </style:style>
    <style:style style:name="T69" style:family="text">
      <style:text-properties style:use-window-font-color="true" style:font-name="FreeSerif1" fo:font-size="12pt" fo:language="es" fo:country="ES" fo:font-style="normal" style:text-underline-style="none" fo:font-weight="normal"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70" style:family="text">
      <style:text-properties style:use-window-font-color="true" style:font-name="FreeSerif1" fo:font-size="12pt" fo:language="es" fo:country="ES" fo:font-style="normal" style:text-underline-style="none" fo:font-weight="normal" style:text-blinking="false" style:font-size-asian="12pt" style:language-asian="es" style:country-asian="ES" style:font-style-asian="normal" style:font-weight-asian="normal" style:font-size-complex="12pt" style:language-complex="es" style:country-complex="ES" style:font-style-complex="normal" style:font-weight-complex="normal" style:font-relief="engraved"/>
    </style:style>
    <style:style style:name="T71" style:family="text">
      <style:text-properties style:use-window-font-color="true" style:font-name="FreeSerif1" fo:font-size="12pt" fo:language="es" fo:country="ES" fo:font-style="normal" style:text-underline-style="none" fo:font-weight="normal" style:text-blinking="false"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font-relief="engraved" loext:char-shading-value="0"/>
    </style:style>
    <style:style style:name="T72" style:family="text">
      <style:text-properties style:use-window-font-color="true" style:font-name="FreeSerif1" fo:font-size="12pt" fo:language="es" fo:country="ES" fo:font-style="normal" style:text-underline-style="none" fo:font-weight="bold" fo:background-color="transparent" style:font-name-asian="DejaVu Sans1" style:font-size-asian="12pt" style:language-asian="es" style:country-asian="ES" style:font-style-asian="normal" style:font-weight-asian="bold" style:font-name-complex="Liberation Sans1" style:font-size-complex="12pt" style:language-complex="es" style:country-complex="ES" style:font-style-complex="normal" style:font-weight-complex="bold"/>
    </style:style>
    <style:style style:name="T73" style:family="text">
      <style:text-properties style:use-window-font-color="true" style:font-name="FreeSerif1" fo:font-size="12pt" fo:language="es" fo:country="ES" fo:font-style="normal" style:text-underline-style="none" fo:font-weight="bold" fo:background-color="transparent" style:font-name-asian="Times New Roman" style:font-size-asian="12pt" style:language-asian="es" style:country-asian="ES" style:font-style-asian="normal" style:font-weight-asian="bold" style:font-name-complex="Times New Roman" style:font-size-complex="12pt" style:language-complex="ar" style:country-complex="SA" style:font-style-complex="normal" style:font-weight-complex="bold"/>
    </style:style>
    <style:style style:name="T74" style:family="text">
      <style:text-properties style:use-window-font-color="true" style:font-name="FreeSerif1" fo:font-size="12pt" fo:language="es" fo:country="ES" fo:font-style="normal" style:text-underline-style="none" fo:font-weight="bold" style:text-blinking="false" fo:background-color="transparent" style:font-name-asian="Bitstream Vera Sans Mono" style:font-size-asian="12pt" style:language-asian="es" style:country-asian="ES" style:font-style-asian="normal" style:font-weight-asian="bold" style:font-name-complex="Bitstream Vera Sans Mono" style:font-size-complex="12pt" style:language-complex="es" style:country-complex="ES" style:font-style-complex="normal" style:font-weight-complex="bold" style:font-relief="engraved"/>
    </style:style>
    <style:style style:name="T75" style:family="text">
      <style:text-properties style:use-window-font-color="true" style:font-name="FreeSerif1" fo:font-size="12pt" fo:language="es" fo:country="ES" fo:font-style="normal" style:text-underline-style="none" fo:font-weight="600" style:text-blinking="false" fo:background-color="transparent" style:font-name-asian="DejaVu Sans1" style:font-size-asian="12pt" style:language-asian="es" style:country-asian="ES" style:font-style-asian="normal" style:font-weight-asian="bold" style:font-name-complex="DejaVu Sans1" style:font-size-complex="12pt" style:language-complex="es" style:country-complex="ES" style:font-style-complex="normal" style:font-weight-complex="bold" style:font-relief="engraved" loext:char-shading-value="0"/>
    </style:style>
    <style:style style:name="T76" style:family="text">
      <style:text-properties style:use-window-font-color="true" style:font-name="FreeSerif1" fo:font-size="12pt" fo:language="es" fo:country="ES" fo:font-style="normal" fo:font-weight="normal" fo:background-color="#ffffff" style:font-size-asian="12pt" style:language-asian="zxx" style:country-asian="none" style:font-style-asian="normal" style:font-weight-asian="normal" style:font-size-complex="12pt" style:language-complex="ar" style:country-complex="SA" style:font-style-complex="normal" style:font-weight-complex="bold" loext:char-shading-value="0"/>
    </style:style>
    <style:style style:name="T77" style:family="text">
      <style:text-properties style:use-window-font-color="true" style:font-name="FreeSerif1" fo:font-size="12pt" fo:language="es" fo:country="ES" fo:font-style="normal" style:font-size-asian="12pt" style:language-asian="es" style:country-asian="ES" style:font-style-asian="normal" style:font-size-complex="12pt" style:language-complex="es" style:country-complex="ES" style:font-style-complex="normal"/>
    </style:style>
    <style:style style:name="T78" style:family="text">
      <style:text-properties style:use-window-font-color="true" style:font-name="FreeSerif1" fo:font-size="12pt" fo:language="es" fo:country="ES" fo:font-style="normal" fo:background-color="transparent" style:font-size-asian="12pt" style:language-asian="es" style:country-asian="ES" style:font-style-asian="normal" style:font-size-complex="12pt" style:font-style-complex="normal" loext:char-shading-value="0"/>
    </style:style>
    <style:style style:name="T79" style:family="text">
      <style:text-properties style:use-window-font-color="true" style:font-name="FreeSerif1" fo:font-size="12pt" fo:language="es" fo:country="ES" fo:font-style="normal" fo:background-color="transparent" style:font-size-asian="12pt" style:font-style-asian="normal" style:font-size-complex="12pt" style:font-style-complex="normal" loext:char-shading-value="0"/>
    </style:style>
    <style:style style:name="T80" style:family="text">
      <style:text-properties style:use-window-font-color="true" style:font-name="FreeSerif1" fo:font-size="12pt" fo:language="es" fo:country="ES" style:font-size-asian="12pt" style:font-size-complex="12pt"/>
    </style:style>
    <style:style style:name="T81" style:family="text">
      <style:text-properties style:use-window-font-color="true" style:font-name="FreeSerif1" fo:font-size="12pt" fo:language="es" fo:country="ES" style:text-underline-style="none" fo:font-weight="normal" fo:background-color="transparent" style:font-name-asian="DejaVu Sans1" style:font-size-asian="12pt" style:language-asian="es" style:country-asian="ES" style:font-weight-asian="normal" style:font-name-complex="FreeSans" style:font-size-complex="12pt" style:language-complex="es" style:country-complex="ES" style:font-style-complex="italic" style:font-weight-complex="normal" loext:char-shading-value="0"/>
    </style:style>
    <style:style style:name="T82" style:family="text">
      <style:text-properties style:use-window-font-color="true" style:font-name="FreeSerif1" fo:font-size="12pt" fo:language="es" fo:country="ES" style:text-underline-style="none" fo:font-weight="normal" style:font-size-asian="12pt" style:language-asian="zxx" style:country-asian="none" style:font-weight-asian="normal" style:font-name-complex="FreeSans" style:font-size-complex="12pt" style:language-complex="zxx" style:country-complex="none" style:font-weight-complex="normal"/>
    </style:style>
    <style:style style:name="T83" style:family="text">
      <style:text-properties style:use-window-font-color="true" style:font-name="FreeSerif1" fo:font-size="12pt" fo:language="es" fo:country="ES" style:text-underline-style="none" fo:font-weight="normal" style:letter-kerning="true" style:font-size-asian="12pt" style:language-asian="zxx" style:country-asian="none" style:font-weight-asian="normal" style:font-name-complex="FreeSans" style:font-size-complex="12pt" style:language-complex="zxx" style:country-complex="none" style:font-weight-complex="normal"/>
    </style:style>
    <style:style style:name="T84" style:family="text">
      <style:text-properties style:use-window-font-color="true" style:font-name="FreeSerif1" fo:font-size="12pt" fo:language="es" fo:country="ES" style:text-underline-style="none" fo:font-weight="normal" style:letter-kerning="true" style:font-size-asian="12pt" style:font-weight-asian="normal" style:font-name-complex="FreeSans" style:font-size-complex="12pt" style:font-weight-complex="normal"/>
    </style:style>
    <style:style style:name="T85" style:family="text">
      <style:text-properties style:use-window-font-color="true" style:font-name="FreeSerif1" fo:font-size="12pt" fo:language="es" fo:country="ES" style:text-underline-style="none" style:font-size-asian="12pt" style:font-size-complex="12pt"/>
    </style:style>
    <style:style style:name="T86" style:family="text">
      <style:text-properties style:use-window-font-color="true" style:font-name="FreeSerif1" fo:font-size="12pt" fo:language="es" fo:country="ES" fo:font-weight="bold" style:font-size-asian="12pt" style:font-weight-asian="bold" style:font-size-complex="12pt" style:font-weight-complex="bold"/>
    </style:style>
    <style:style style:name="T87" style:family="text">
      <style:text-properties style:use-window-font-color="true" style:font-name="FreeSerif1" fo:font-size="12pt" fo:font-style="normal" style:text-underline-style="none" fo:font-weight="600" style:font-name-asian="DejaVu Sans1" style:font-size-asian="12pt" style:font-style-asian="normal" style:font-weight-asian="bold" style:font-name-complex="DejaVu Sans1" style:font-size-complex="12pt" style:font-style-complex="normal" style:font-weight-complex="bold"/>
    </style:style>
    <style:style style:name="T88" style:family="text">
      <style:text-properties style:use-window-font-color="true" style:font-name="FreeSerif1" fo:font-size="12pt" style:text-underline-style="none" fo:font-weight="bold" style:font-name-asian="Bitstream Vera Sans Mono" style:font-size-asian="12pt" style:font-weight-asian="bold" style:font-name-complex="Bitstream Vera Sans Mono" style:font-size-complex="12pt" style:font-weight-complex="bold"/>
    </style:style>
    <style:style style:name="T89" style:family="text">
      <style:text-properties style:use-window-font-color="true" style:text-outline="false" style:text-line-through-style="none" style:font-name="FreeSerif1" fo:font-size="10pt" fo:language="es" fo:country="ES" fo:font-style="normal" fo:text-shadow="none" style:text-underline-style="none" fo:font-weight="normal" style:font-name-asian="DejaVu Sans1" style:font-size-asian="10pt" style:language-asian="es" style:country-asian="ES" style:font-style-asian="normal" style:font-weight-asian="normal" style:font-name-complex="DejaVu Sans1" style:font-size-complex="10pt" style:language-complex="es" style:country-complex="ES" style:font-style-complex="normal" style:font-weight-complex="normal" style:text-emphasize="none"/>
    </style:style>
    <style:style style:name="T90" style:family="text">
      <style:text-properties style:use-window-font-color="true" style:text-outline="false" style:text-line-through-style="none" style:font-name="FreeSerif1" fo:font-size="12pt" fo:language="es" fo:country="ES" fo:font-style="normal" fo:text-shadow="none" style:text-underline-style="none" fo:font-weight="normal" fo:background-color="transparent" style:font-name-asian="Bitstream Vera Sans Mono" style:font-size-asian="12pt" style:language-asian="es" style:country-asian="ES" style:font-style-asian="normal" style:font-weight-asian="normal" style:font-name-complex="Bitstream Vera Sans Mono" style:font-size-complex="12pt" style:language-complex="ar" style:country-complex="SA" style:font-style-complex="normal" style:font-weight-complex="bold" style:text-emphasize="none" style:text-overline-style="none" style:text-overline-color="font-color"/>
    </style:style>
    <style:style style:name="T91" style:family="text">
      <style:text-properties style:use-window-font-color="true" style:text-outline="false" style:text-line-through-style="none" style:font-name="FreeSerif1" fo:font-size="12pt" fo:language="es" fo:country="ES" fo:font-style="normal" fo:text-shadow="none" style:text-underline-style="none" fo:font-weight="normal" fo:background-color="transparent" style:font-name-asian="Bitstream Vera Sans Mono" style:font-size-asian="12pt" style:language-asian="es" style:country-asian="ES" style:font-style-asian="normal" style:font-weight-asian="normal" style:font-name-complex="Bitstream Vera Sans Mono" style:font-size-complex="12pt" style:language-complex="ar" style:country-complex="SA" style:font-style-complex="normal" style:text-emphasize="none" style:text-overline-style="none" style:text-overline-color="font-color" loext:char-shading-value="0"/>
    </style:style>
    <style:style style:name="T92" style:family="text">
      <style:text-properties style:use-window-font-color="true" style:text-outline="false" style:text-line-through-style="none" style:font-name="FreeSerif1" fo:font-size="12pt" fo:language="es" fo:country="ES" fo:font-style="normal" fo:text-shadow="none" style:text-underline-style="none" fo:font-weight="normal" fo:background-color="transparent" style:font-size-asian="12pt" style:language-asian="es" style:country-asian="ES" style:font-style-asian="normal" style:font-weight-asian="normal" style:font-size-complex="12pt" style:language-complex="ar" style:country-complex="SA" style:font-style-complex="normal" style:font-weight-complex="bold" style:text-emphasize="none" style:text-overline-style="none" style:text-overline-color="font-color" loext:char-shading-value="0"/>
    </style:style>
    <style:style style:name="T93" style:family="text">
      <style:text-properties style:use-window-font-color="true" style:text-outline="false" style:text-line-through-style="none" style:font-name="FreeSerif1" fo:font-size="12pt" fo:language="es" fo:country="ES" fo:font-style="normal" fo:text-shadow="none" style:text-underline-style="none" fo:font-weight="bold" fo:background-color="transparent" style:font-name-asian="Bitstream Vera Sans Mono" style:font-size-asian="12pt" style:language-asian="es" style:country-asian="ES" style:font-style-asian="normal" style:font-weight-asian="bold" style:font-name-complex="Bitstream Vera Sans Mono" style:font-size-complex="12pt" style:language-complex="ar" style:country-complex="SA" style:font-style-complex="normal" style:font-weight-complex="bold" style:text-emphasize="none" style:text-overline-style="none" style:text-overline-color="font-color"/>
    </style:style>
    <style:style style:name="T94" style:family="text">
      <style:text-properties style:use-window-font-color="true" style:text-outline="false" style:text-line-through-style="none" style:font-name="FreeSerif1" fo:font-size="12pt" fo:language="es" fo:country="ES" fo:font-style="normal" fo:text-shadow="none" style:text-underline-style="none" fo:background-color="transparent" style:font-name-asian="Bitstream Vera Sans Mono" style:font-size-asian="12pt" style:language-asian="es" style:country-asian="ES" style:font-style-asian="normal" style:font-name-complex="Bitstream Vera Sans Mono" style:font-size-complex="12pt" style:language-complex="ar" style:country-complex="SA" style:font-style-complex="normal" style:text-emphasize="none" style:text-overline-style="none" style:text-overline-color="font-color"/>
    </style:style>
    <style:style style:name="T95" style:family="text">
      <style:text-properties style:use-window-font-color="true" style:text-outline="false" style:text-line-through-style="none" style:font-name="FreeSerif1" fo:font-size="12pt" fo:letter-spacing="normal" fo:language="es" fo:country="ES" fo:font-style="normal" fo:text-shadow="none" style:text-underline-style="none" fo:font-weight="normal" style:letter-kerning="false" fo:background-color="#ffffff" style:font-size-asian="12pt" style:language-asian="es" style:country-asian="ES" style:font-style-asian="normal" style:font-weight-asian="normal" style:font-size-complex="12pt" style:language-complex="ar" style:country-complex="SA" style:font-style-complex="normal" style:font-weight-complex="bold" style:text-emphasize="none" style:text-overline-style="none" style:text-overline-color="font-color" loext:char-shading-value="0"/>
    </style:style>
    <style:style style:name="T96" style:family="text">
      <style:text-properties style:use-window-font-color="true" fo:font-size="12pt" fo:language="es" fo:country="ES" fo:font-style="normal" style:text-underline-style="none" style:text-blinking="false" fo:background-color="#ffffff" style:font-name-asian="Bitstream Vera Sans Mono" style:font-size-asian="12pt" style:language-asian="es" style:country-asian="ES" style:font-style-asian="normal" style:font-name-complex="Bitstream Vera Sans Mono" style:font-size-complex="12pt" style:language-complex="es" style:country-complex="ES" style:font-style-complex="normal" style:font-relief="engraved" loext:char-shading-value="0"/>
    </style:style>
    <style:style style:name="T97" style:family="text">
      <style:text-properties style:use-window-font-color="true" fo:font-size="12pt" style:text-underline-style="none" style:font-name-asian="Bitstream Vera Sans Mono" style:font-size-asian="12pt" style:font-name-complex="Bitstream Vera Sans Mono" style:font-size-complex="12pt"/>
    </style:style>
    <style:style style:name="T98" style:family="text">
      <style:text-properties style:font-name="FreeSerif1"/>
    </style:style>
    <style:style style:name="T99" style:family="text">
      <style:text-properties style:font-name="FreeSerif1" fo:font-size="12pt" fo:font-weight="normal" style:font-size-asian="12pt" style:font-weight-asian="normal" style:font-size-complex="12pt" style:font-weight-complex="normal"/>
    </style:style>
    <style:style style:name="T100" style:family="text">
      <style:text-properties style:font-name="FreeSerif1" fo:font-size="12pt" fo:font-weight="bold" style:font-size-asian="12pt" style:font-weight-asian="bold" style:font-size-complex="12pt" style:font-weight-complex="bold"/>
    </style:style>
    <style:style style:name="T101" style:family="text">
      <style:text-properties style:font-name="FreeSerif1" fo:font-size="12pt" style:font-size-asian="12pt" style:font-size-complex="12pt"/>
    </style:style>
    <style:style style:name="T102" style:family="text">
      <style:text-properties style:font-name="FreeSerif1" fo:font-size="12pt" style:font-size-asian="12pt" style:font-name-complex="Arial" style:font-size-complex="12pt"/>
    </style:style>
    <style:style style:name="T103" style:family="text">
      <style:text-properties style:font-name="FreeSerif1" fo:font-size="12pt" fo:language="es" fo:country="ES" style:font-size-asian="12pt" style:language-asian="es" style:country-asian="ES" style:font-size-complex="12pt" style:language-complex="es" style:country-complex="ES"/>
    </style:style>
    <style:style style:name="T104" style:family="text">
      <style:text-properties style:font-name="FreeSerif1" fo:font-size="12pt" fo:language="es" fo:country="ES" style:font-size-asian="12pt" style:font-size-complex="12pt"/>
    </style:style>
    <style:style style:name="T105" style:family="text">
      <style:text-properties style:font-name="FreeSerif1" fo:font-size="12pt" fo:language="es" fo:country="ES" fo:font-style="normal" style:text-underline-style="none" fo:font-weight="normal" style:font-size-asian="12pt" style:language-asian="es" style:country-asian="ES" style:font-style-asian="normal" style:font-weight-asian="normal" style:font-size-complex="12pt" style:language-complex="es" style:country-complex="ES" style:font-style-complex="normal" style:font-weight-complex="normal"/>
    </style:style>
    <style:style style:name="T106" style:family="text">
      <style:text-properties style:font-name="FreeSerif1" fo:font-size="12pt" fo:language="es" fo:country="ES" fo:font-style="normal" fo:background-color="transparent" style:font-size-asian="12pt" style:font-style-asian="normal" style:font-size-complex="12pt" style:language-complex="ar" style:country-complex="SA" style:font-style-complex="normal" style:font-weight-complex="bold" loext:char-shading-value="0"/>
    </style:style>
    <style:style style:name="T107" style:family="text">
      <style:text-properties style:font-name="FreeSerif1" fo:font-size="12pt" fo:language="es" fo:country="ES" fo:font-style="normal" fo:background-color="transparent" style:font-size-asian="12pt" style:language-asian="zxx" style:country-asian="none" style:font-style-asian="normal" style:font-name-complex="Arial" style:font-size-complex="12pt" style:language-complex="ar" style:country-complex="SA" style:font-style-complex="normal" style:font-weight-complex="bold" loext:char-shading-value="0"/>
    </style:style>
    <style:style style:name="T108" style:family="text">
      <style:text-properties style:font-name="FreeSerif1" fo:font-size="12pt" fo:language="es" fo:country="ES" fo:font-style="normal" fo:font-weight="normal" fo:background-color="transparent" style:font-size-asian="12pt" style:language-asian="zxx" style:country-asian="none" style:font-style-asian="normal" style:font-weight-asian="normal" style:font-size-complex="12pt" style:language-complex="ar" style:country-complex="SA" style:font-style-complex="normal" style:font-weight-complex="normal" loext:char-shading-value="0"/>
    </style:style>
    <style:style style:name="T109" style:family="text">
      <style:text-properties style:font-name="FreeSerif1" fo:font-size="12pt" fo:language="es" fo:country="ES" fo:font-style="normal" fo:background-color="#ffffff" style:font-size-asian="12pt" style:language-asian="zxx" style:country-asian="none" style:font-style-asian="normal" style:font-size-complex="12pt" style:language-complex="ar" style:country-complex="SA" style:font-style-complex="normal" style:font-weight-complex="bold" loext:char-shading-value="0"/>
    </style:style>
    <style:style style:name="T110" style:family="text">
      <style:text-properties style:font-name="FreeSerif1" fo:font-size="12pt" fo:language="es" fo:country="ES" fo:font-style="normal" fo:background-color="#ffffff" style:font-size-asian="12pt" style:font-style-asian="normal" style:font-size-complex="12pt" style:language-complex="ar" style:country-complex="SA" style:font-style-complex="normal" style:font-weight-complex="bold" loext:char-shading-value="0"/>
    </style:style>
    <style:style style:name="T111" style:family="text">
      <style:text-properties style:font-name="FreeSerif1" fo:font-size="12pt" fo:language="es" fo:country="ES" fo:font-weight="normal" style:font-size-asian="12pt" style:font-weight-asian="normal" style:font-size-complex="12pt" style:font-weight-complex="normal"/>
    </style:style>
    <style:style style:name="T112" style:family="text">
      <style:text-properties style:font-name="FreeSerif1" fo:font-size="10pt" fo:language="es" fo:country="ES" style:font-size-asian="10pt" style:font-size-complex="10pt"/>
    </style:style>
    <style:style style:name="T113" style:family="text">
      <style:text-properties style:font-name="FreeSerif1" fo:font-size="10pt" fo:language="es" fo:country="ES" fo:font-weight="normal" style:letter-kerning="true" style:font-size-asian="10pt" style:language-asian="zh" style:country-asian="CN" style:font-weight-asian="normal" style:font-size-complex="10pt" style:language-complex="hi" style:country-complex="IN" style:font-weight-complex="normal"/>
    </style:style>
    <style:style style:name="T114" style:family="text">
      <style:text-properties style:font-name="FreeSerif1" fo:font-size="10pt" fo:language="es" fo:country="ES" fo:font-weight="normal" style:letter-kerning="true" fo:background-color="transparent" style:font-size-asian="10pt" style:language-asian="zh" style:country-asian="CN" style:font-weight-asian="normal" style:font-size-complex="10pt" style:language-complex="hi" style:country-complex="IN" style:font-weight-complex="normal"/>
    </style:style>
    <style:style style:name="T115" style:family="text">
      <style:text-properties style:font-name="FreeSerif1" fo:font-size="10pt" fo:language="es" fo:country="ES" fo:font-weight="normal" style:font-size-asian="10pt" style:font-weight-asian="normal" style:font-size-complex="10pt" style:font-weight-complex="normal"/>
    </style:style>
    <style:style style:name="T116" style:family="text">
      <style:text-properties style:font-name="FreeSerif1" fo:font-size="10pt" fo:language="es" fo:country="ES" fo:background-color="transparent" style:font-size-asian="10pt" style:font-size-complex="10pt"/>
    </style:style>
    <style:style style:name="T117" style:family="text">
      <style:text-properties style:font-name="FreeSerif1" fo:font-size="10pt" fo:language="es" fo:country="ES" style:letter-kerning="true" style:font-size-asian="10pt" style:language-asian="zh" style:country-asian="CN" style:font-size-complex="10pt" style:language-complex="hi" style:country-complex="IN"/>
    </style:style>
    <style:style style:name="T118" style:family="text">
      <style:text-properties style:font-name="FreeSerif1" fo:font-size="10pt" fo:language="es" fo:country="ES" style:letter-kerning="true" style:font-size-asian="10pt" style:language-asian="zh" style:country-asian="CN" style:font-size-complex="12pt" style:language-complex="hi" style:country-complex="IN"/>
    </style:style>
    <style:style style:name="T119" style:family="text">
      <style:text-properties style:font-name="FreeSerif1" fo:font-size="10pt" fo:language="es" fo:country="ES" fo:font-weight="bold" style:font-size-asian="10pt" style:font-weight-asian="bold" style:font-size-complex="10pt" style:font-weight-complex="bold"/>
    </style:style>
    <style:style style:name="T120" style:family="text">
      <style:text-properties style:font-name="FreeSerif1" fo:font-size="10pt" fo:language="es" fo:country="ES" style:text-underline-style="none" fo:font-weight="normal" style:letter-kerning="true" style:font-name-asian="DejaVu Sans3" style:font-size-asian="10pt" style:language-asian="zh" style:country-asian="CN" style:font-weight-asian="normal" style:font-name-complex="DejaVu Sans3" style:font-size-complex="12pt" style:language-complex="hi" style:country-complex="IN" style:font-weight-complex="normal"/>
    </style:style>
    <style:style style:name="T121" style:family="text">
      <style:text-properties style:font-name="FreeSerif1" fo:font-size="10pt" fo:font-weight="bold" style:font-size-asian="10pt" style:font-weight-asian="bold" style:font-size-complex="10pt" style:font-weight-complex="bold"/>
    </style:style>
    <style:style style:name="T122" style:family="text">
      <style:text-properties style:font-name="FreeSerif1" fo:font-size="10pt" style:font-size-asian="10pt" style:font-size-complex="10pt"/>
    </style:style>
    <style:style style:name="T123" style:family="text">
      <style:text-properties style:font-name="FreeSerif1" fo:font-size="10pt" fo:background-color="transparent" style:font-size-asian="10pt" style:font-size-complex="10pt"/>
    </style:style>
    <style:style style:name="T124" style:family="text">
      <style:text-properties style:font-name="FreeSerif1" fo:font-size="10pt" style:text-underline-style="none" fo:font-weight="normal" style:font-size-asian="10pt" style:font-weight-asian="normal" style:font-size-complex="10pt" style:font-weight-complex="normal"/>
    </style:style>
    <style:style style:name="T125" style:family="text">
      <style:text-properties style:font-name="FreeSerif1" fo:language="es" fo:country="ES" fo:font-weight="bold" style:language-asian="es" style:country-asian="ES" style:font-weight-asian="bold" style:language-complex="es" style:country-complex="ES" style:font-weight-complex="bold"/>
    </style:style>
    <style:style style:name="T126" style:family="text">
      <style:text-properties fo:font-variant="normal" fo:text-transform="none" fo:color="#000000" style:font-name="FreeSerif1" fo:font-size="12pt" fo:letter-spacing="normal" fo:language="es" fo:country="ES" fo:font-style="normal" style:text-underline-style="none" fo:font-weight="normal" fo:background-color="transparent" style:font-name-asian="DejaVu Sans1" style:font-size-asian="12pt" style:language-asian="es" style:country-asian="ES" style:font-style-asian="normal" style:font-weight-asian="normal" style:font-name-complex="DejaVu Sans1" style:font-size-complex="12pt" style:language-complex="es" style:country-complex="ES" style:font-style-complex="normal" style:font-weight-complex="normal"/>
    </style:style>
    <style:style style:name="T127" style:family="text">
      <style:text-properties fo:font-variant="normal" fo:text-transform="none" fo:color="#000000" style:font-name="FreeSerif1" fo:font-size="10pt" fo:letter-spacing="normal" fo:language="es" fo:country="ES" fo:font-style="normal" style:text-underline-style="none" fo:font-weight="normal" style:text-underline-mode="continuous" style:text-overline-mode="continuous" style:text-line-through-mode="continuous" fo:background-color="transparent" style:font-name-asian="DejaVu Sans1" style:font-size-asian="10pt" style:language-asian="ar" style:country-asian="SA" style:font-style-asian="normal" style:font-weight-asian="normal" style:font-name-complex="DejaVu Sans1" style:font-size-complex="10pt" style:language-complex="ar" style:country-complex="SA" style:font-style-complex="normal" style:font-weight-complex="normal"/>
    </style:style>
    <style:style style:name="T128" style:family="text">
      <style:text-properties fo:font-variant="normal" fo:text-transform="none" style:use-window-font-color="true" style:font-name="FreeSerif1" fo:font-size="12pt" fo:language="es" fo:country="ES" fo:font-style="normal" style:text-underline-style="none" fo:font-weight="normal" style:letter-kerning="true" fo:background-color="transparent" style:font-size-asian="12pt" style:language-asian="es" style:country-asian="ES" style:font-style-asian="normal" style:font-weight-asian="normal" style:font-size-complex="12pt" style:language-complex="ar" style:country-complex="SA" style:font-style-complex="normal" style:font-weight-complex="bold" loext:char-shading-value="0"/>
    </style:style>
    <style:style style:name="T129" style:family="text">
      <style:text-properties fo:font-variant="normal" fo:text-transform="none" style:use-window-font-color="true" style:font-name="FreeSerif1" fo:font-size="12pt" fo:language="es" fo:country="ES" fo:font-style="normal" style:text-underline-style="none" fo:font-weight="bold" style:letter-kerning="true" fo:background-color="transparent" style:font-size-asian="12pt" style:language-asian="es" style:country-asian="ES" style:font-style-asian="normal" style:font-weight-asian="bold" style:font-size-complex="12pt" style:language-complex="ar" style:country-complex="SA" style:font-style-complex="normal" style:font-weight-complex="bold" loext:char-shading-value="0"/>
    </style:style>
    <style:style style:name="T130" style:family="text">
      <style:text-properties fo:font-variant="normal" fo:text-transform="none" style:use-window-font-color="true" style:font-name="FreeSerif1" fo:font-size="12pt" fo:letter-spacing="normal" fo:language="es" fo:country="ES" fo:font-style="normal" style:text-underline-style="none" fo:font-weight="normal" style:letter-kerning="true" fo:background-color="transparent" style:font-name-asian="DejaVu Sans4" style:font-size-asian="12pt" style:language-asian="es" style:country-asian="ES" style:font-style-asian="normal" style:font-weight-asian="normal" style:font-name-complex="DejaVu Sans4" style:font-size-complex="12pt" style:language-complex="es" style:country-complex="ES" style:font-style-complex="normal" style:font-weight-complex="normal" loext:char-shading-value="0"/>
    </style:style>
    <style:style style:name="T131" style:family="text">
      <style:text-properties fo:font-variant="normal" fo:text-transform="none" style:use-window-font-color="true" style:font-name="FreeSerif1" fo:font-size="12pt" fo:letter-spacing="normal" fo:language="es" fo:country="ES" fo:font-style="normal" style:text-underline-style="none" fo:font-weight="normal" style:letter-kerning="true" fo:background-color="transparent" style:font-size-asian="12pt" style:language-asian="es" style:country-asian="ES" style:font-style-asian="normal" style:font-weight-asian="normal" style:font-size-complex="12pt" style:language-complex="ar" style:country-complex="SA" style:font-style-complex="normal" style:font-weight-complex="normal" loext:char-shading-value="0"/>
    </style:style>
    <style:style style:name="T132" style:family="text">
      <style:text-properties fo:font-variant="normal" fo:text-transform="none" style:use-window-font-color="true" style:font-name="FreeSerif1" fo:font-size="12pt" fo:letter-spacing="normal" fo:language="es" fo:country="ES" fo:font-style="normal" style:text-underline-style="none" fo:font-weight="normal" style:letter-kerning="true" fo:background-color="transparent" style:font-size-asian="12pt" style:language-asian="zxx" style:country-asian="none" style:font-style-asian="normal" style:font-weight-asian="normal" style:font-size-complex="12pt" style:language-complex="ar" style:country-complex="SA" style:font-style-complex="normal" style:font-weight-complex="normal" loext:char-shading-value="0"/>
    </style:style>
    <style:style style:name="T133" style:family="text">
      <style:text-properties fo:font-variant="normal" fo:text-transform="none" style:use-window-font-color="true" style:font-name="FreeSerif1" fo:font-size="12pt" fo:letter-spacing="normal" fo:language="es" fo:country="ES" fo:font-style="normal" style:text-underline-style="none" fo:font-weight="normal" style:letter-kerning="true" style:text-blinking="false" fo:background-color="#ffffff" style:font-size-asian="12pt" style:language-asian="es" style:country-asian="ES" style:font-style-asian="normal" style:font-weight-asian="normal" style:font-size-complex="12pt" style:language-complex="es" style:country-complex="ES" style:font-style-complex="normal" style:font-weight-complex="normal" style:font-relief="engraved" loext:char-shading-value="0"/>
    </style:style>
    <style:style style:name="T134" style:family="text">
      <style:text-properties fo:font-variant="normal" fo:text-transform="none" style:use-window-font-color="true" style:font-name="FreeSerif1" fo:font-size="12pt" fo:letter-spacing="normal" fo:language="es" fo:country="ES" fo:font-style="normal" style:text-underline-style="none" fo:font-weight="normal" style:letter-kerning="true" fo:background-color="#ffffff" style:font-size-asian="12pt" style:language-asian="zxx" style:country-asian="none" style:font-style-asian="normal" style:font-weight-asian="normal" style:font-size-complex="12pt" style:language-complex="ar" style:country-complex="SA" style:font-style-complex="normal" style:font-weight-complex="bold" loext:char-shading-value="0"/>
    </style:style>
    <style:style style:name="T135" style:family="text">
      <style:text-properties fo:font-variant="normal" fo:text-transform="none" style:use-window-font-color="true" style:font-name="FreeSerif1" fo:font-size="12pt" fo:letter-spacing="normal" fo:language="es" fo:country="ES" fo:font-style="normal" style:text-underline-style="none" fo:font-weight="normal" style:letter-kerning="true" fo:background-color="#ffffff" style:font-size-asian="12pt" style:language-asian="es" style:country-asian="ES" style:font-style-asian="normal" style:font-weight-asian="normal" style:font-size-complex="12pt" style:language-complex="ar" style:country-complex="SA" style:font-style-complex="normal" style:font-weight-complex="bold" loext:char-shading-value="0"/>
    </style:style>
    <style:style style:name="T136" style:family="text">
      <style:text-properties fo:font-variant="normal" fo:text-transform="none" style:use-window-font-color="true" style:font-name="FreeSerif1" fo:font-size="12pt" fo:letter-spacing="normal" fo:language="es" fo:country="ES" fo:font-style="normal" style:text-underline-style="none" fo:font-weight="normal" style:letter-kerning="true" fo:background-color="#ffffff" style:font-name-asian="DejaVu Sans4" style:font-size-asian="12pt" style:language-asian="es" style:country-asian="ES" style:font-style-asian="normal" style:font-weight-asian="normal" style:font-name-complex="DejaVu Sans4" style:font-size-complex="12pt" style:language-complex="es" style:country-complex="ES" style:font-style-complex="normal" style:font-weight-complex="normal" loext:char-shading-value="0"/>
    </style:style>
    <style:style style:name="T137" style:family="text">
      <style:text-properties fo:font-variant="normal" fo:text-transform="none" style:use-window-font-color="true" style:font-name="FreeSerif1" fo:font-size="12pt" fo:letter-spacing="normal" fo:language="es" fo:country="ES" fo:font-style="normal" style:text-underline-style="none" fo:font-weight="bold" style:letter-kerning="true" fo:background-color="transparent" style:font-size-asian="12pt" style:language-asian="es" style:country-asian="ES" style:font-style-asian="normal" style:font-weight-asian="normal" style:font-size-complex="12pt" style:language-complex="ar" style:country-complex="SA" style:font-style-complex="normal" style:font-weight-complex="normal" loext:char-shading-value="0"/>
    </style:style>
    <style:style style:name="T138" style:family="text">
      <style:text-properties fo:font-variant="normal" fo:text-transform="none" style:use-window-font-color="true" style:font-name="FreeSerif1" fo:font-size="12pt" fo:letter-spacing="normal" fo:language="es" fo:country="ES" fo:font-style="normal" style:text-underline-style="none" fo:font-weight="600" style:letter-kerning="true" fo:background-color="transparent" style:font-name-asian="DejaVu Sans1" style:font-size-asian="12pt" style:language-asian="es" style:country-asian="ES" style:font-style-asian="normal" style:font-weight-asian="bold" style:font-name-complex="DejaVu Sans1" style:font-size-complex="12pt" style:language-complex="es" style:country-complex="ES" style:font-style-complex="normal" style:font-weight-complex="bold" loext:char-shading-value="0"/>
    </style:style>
    <style:style style:name="T139" style:family="text">
      <style:text-properties fo:font-variant="normal" fo:text-transform="none" style:use-window-font-color="true" style:font-name="FreeSerif1" fo:font-size="12pt" fo:letter-spacing="normal" fo:language="es" fo:country="ES" fo:font-style="normal" style:text-underline-style="none" fo:font-weight="600" style:letter-kerning="true" style:text-blinking="false" fo:background-color="#ffffff" style:font-size-asian="12pt" style:language-asian="es" style:country-asian="ES" style:font-style-asian="normal" style:font-weight-asian="bold" style:font-size-complex="12pt" style:language-complex="es" style:country-complex="ES" style:font-style-complex="normal" style:font-weight-complex="bold" style:font-relief="engraved" loext:char-shading-value="0"/>
    </style:style>
    <style:style style:name="T140" style:family="text">
      <style:text-properties fo:font-variant="normal" fo:text-transform="none" style:font-name="FreeSerif1" fo:font-size="12pt" fo:language="es" fo:country="ES" fo:font-style="normal" style:text-underline-style="none" fo:font-weight="bold" style:letter-kerning="true" fo:background-color="transparent" style:font-size-asian="12pt" style:language-asian="es" style:country-asian="ES" style:font-style-asian="normal" style:font-size-complex="12pt" style:language-complex="ar" style:country-complex="SA" style:font-style-complex="normal"/>
    </style:style>
    <style:style style:name="T141" style:family="text">
      <style:text-properties fo:language="es" fo:country="ES"/>
    </style:style>
    <style:style style:name="T142" style:family="text">
      <style:text-properties fo:language="es" fo:country="ES" fo:font-weight="bold" style:font-weight-asian="bold" style:font-weight-complex="bold"/>
    </style:style>
    <style:style style:name="T143" style:family="text">
      <style:text-properties fo:language="es" fo:country="ES" style:text-underline-style="none" fo:font-weight="bold" fo:background-color="transparent" style:font-weight-asian="bold" style:font-weight-complex="bold"/>
    </style:style>
    <style:style style:name="T144" style:family="text">
      <style:text-properties fo:language="es" fo:country="ES" style:text-underline-style="none" fo:background-color="transparent"/>
    </style:style>
    <style:style style:name="T145" style:family="text">
      <style:text-properties fo:language="es" fo:country="ES" fo:font-weight="normal" style:letter-kerning="true" fo:background-color="transparent" style:language-asian="zh" style:country-asian="CN" style:font-weight-asian="normal" style:language-complex="hi" style:country-complex="IN" style:font-weight-complex="normal"/>
    </style:style>
    <style:style style:name="T146" style:family="text">
      <style:text-properties fo:language="es" fo:country="ES" style:letter-kerning="true" style:language-asian="zh" style:country-asian="CN" style:font-size-complex="12pt" style:language-complex="hi" style:country-complex="IN"/>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bold" style:font-weight-asian="bold" style:font-weight-complex="bold"/>
    </style:style>
    <style:style style:name="T149" style:family="text">
      <style:text-properties fo:background-color="transparent"/>
    </style:style>
    <style:style style:name="T150" style:family="text">
      <style:text-properties style:text-outline="false" style:text-line-through-style="none" fo:font-style="normal" fo:text-shadow="none" style:text-underline-style="none" style:font-name-asian="Liberation Sans" style:font-style-asian="normal" style:font-name-complex="Liberation Sans" style:font-style-complex="normal" style:text-emphasize="none" style:text-overline-style="none" style:text-overline-color="font-color"/>
    </style:style>
    <style:style style:name="T151" style:family="text">
      <style:text-properties style:text-outline="false" style:text-line-through-style="none" fo:font-style="normal" fo:text-shadow="none" style:text-underline-style="none" style:font-name-asian="DejaVu Sans" style:font-style-asian="normal" style:font-name-complex="DejaVu Sans" style:font-style-complex="normal" style:text-emphasize="none" style:text-overline-style="none" style:text-overline-color="font-color"/>
    </style:style>
    <style:style style:name="T152" style:family="text">
      <style:text-properties style:text-outline="false" style:text-line-through-style="none" fo:font-style="normal" fo:text-shadow="none" style:text-underline-style="none" style:font-name-asian="FreeSans" style:font-style-asian="normal" style:font-name-complex="FreeSans" style:font-style-complex="normal" style:text-emphasize="none" style:text-overline-style="none" style:text-overline-color="font-color"/>
    </style:style>
    <style:style style:name="T153"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emphasize="none" style:text-overline-style="none" style:text-overline-color="font-color"/>
    </style:style>
    <style:style style:name="T154" style:family="text">
      <style:text-properties style:text-outline="false" style:text-line-through-style="none" style:font-name="FreeSerif1" fo:font-size="12pt" fo:language="es" fo:country="ES" fo:font-style="normal" fo:text-shadow="none" style:text-underline-style="none" fo:background-color="transparent" style:font-name-asian="Bitstream Vera Sans Mono" style:font-size-asian="12pt" style:language-asian="es" style:country-asian="ES" style:font-style-asian="normal" style:font-name-complex="Bitstream Vera Sans Mono" style:font-size-complex="12pt" style:language-complex="ar" style:country-complex="SA" style:font-style-complex="normal" style:text-emphasize="none" style:text-overline-style="none" style:text-overline-color="font-color"/>
    </style:style>
    <style:style style:name="T155" style:family="text">
      <style:text-properties style:text-outline="false" style:text-line-through-style="none" style:font-name="FreeSerif1" fo:font-size="12pt" fo:language="es" fo:country="ES" fo:font-style="normal" fo:text-shadow="none" style:text-underline-style="none" fo:font-weight="normal" fo:background-color="transparent" style:font-name-asian="Bitstream Vera Sans Mono" style:font-size-asian="12pt" style:language-asian="es" style:country-asian="ES" style:font-style-asian="normal" style:font-weight-asian="normal" style:font-name-complex="Bitstream Vera Sans Mono" style:font-size-complex="12pt" style:language-complex="ar" style:country-complex="SA" style:font-style-complex="normal" style:text-emphasize="none" style:text-overline-style="none" style:text-overline-color="font-color"/>
    </style:style>
    <style:style style:name="T156" style:family="text">
      <style:text-properties style:text-outline="false" style:text-line-through-style="none" style:font-name="FreeSerif1" fo:font-size="12pt" fo:language="es" fo:country="ES" fo:font-style="normal" fo:text-shadow="none" style:text-underline-style="none" fo:font-weight="normal" fo:background-color="transparent" style:font-name-asian="Bitstream Vera Sans Mono" style:font-size-asian="12pt" style:language-asian="es" style:country-asian="ES" style:font-style-asian="normal" style:font-weight-asian="normal" style:font-name-complex="Bitstream Vera Sans Mono" style:font-size-complex="12pt" style:language-complex="ar" style:country-complex="SA" style:font-style-complex="normal" style:text-emphasize="none" style:text-overline-style="none" style:text-overline-color="font-color" loext:char-shading-value="0"/>
    </style:style>
    <style:style style:name="T157" style:family="text">
      <style:text-properties style:text-outline="false" style:text-line-through-style="none" style:font-name="FreeSerif1" fo:font-size="10pt" fo:language="es" fo:country="ES" fo:font-style="normal" fo:text-shadow="none" style:text-underline-style="none" fo:font-weight="bold" fo:background-color="transparent" style:font-name-asian="Bitstream Vera Sans Mono" style:font-size-asian="10pt" style:language-asian="es" style:country-asian="ES" style:font-style-asian="normal" style:font-weight-asian="bold" style:font-name-complex="Bitstream Vera Sans Mono" style:font-size-complex="10pt" style:language-complex="ar" style:country-complex="SA" style:font-style-complex="normal" style:font-weight-complex="bold" style:text-emphasize="none" style:text-overline-style="none" style:text-overline-color="font-color"/>
    </style:style>
    <style:style style:name="T158" style:family="text">
      <style:text-properties style:text-outline="false" style:text-line-through-style="none" style:font-name="FreeSerif1" fo:font-size="10pt" fo:language="es" fo:country="ES" fo:font-style="normal" fo:text-shadow="none" style:text-underline-style="none" fo:background-color="transparent" style:font-name-asian="Bitstream Vera Sans Mono" style:font-size-asian="10pt" style:language-asian="es" style:country-asian="ES" style:font-style-asian="normal" style:font-name-complex="Bitstream Vera Sans Mono" style:font-size-complex="10pt" style:language-complex="ar" style:country-complex="SA" style:font-style-complex="normal" style:text-emphasize="none" style:text-overline-style="none" style:text-overline-color="font-color"/>
    </style:style>
    <style:style style:name="T159" style:family="text">
      <style:text-properties style:text-outline="false" style:text-line-through-style="none" fo:letter-spacing="normal" fo:font-style="normal" fo:text-shadow="none" style:letter-kerning="false" style:font-name-asian="DejaVu Sans5" style:font-style-asian="normal" style:font-name-complex="DejaVu Sans5" style:font-style-complex="normal" style:text-emphasize="none" style:text-overline-style="none" style:text-overline-color="font-color"/>
    </style:style>
    <style:style style:name="T160" style:family="text">
      <style:text-properties style:text-outline="false" style:text-line-through-style="none" fo:letter-spacing="normal" fo:font-style="normal" fo:text-shadow="none" style:letter-kerning="false" style:language-asian="es" style:country-asian="ES" style:font-style-asian="normal" style:language-complex="es" style:country-complex="ES" style:font-style-complex="normal" style:text-emphasize="none" style:text-overline-style="none" style:text-overline-color="font-color"/>
    </style:style>
    <style:style style:name="T161" style:family="text">
      <style:text-properties fo:font-weight="normal" style:font-weight-asian="normal" style:font-weight-complex="normal"/>
    </style:style>
    <style:style style:name="T162" style:family="text">
      <style:text-properties fo:font-weight="normal" style:letter-kerning="true" fo:background-color="transparent" style:language-asian="zh" style:country-asian="CN" style:font-weight-asian="normal" style:language-complex="hi" style:country-complex="IN" style:font-weight-complex="normal"/>
    </style:style>
    <style:style style:name="T163" style:family="text">
      <style:text-properties style:font-name-asian="Liberation Sans" style:font-name-complex="Liberation Sans"/>
    </style:style>
    <style:style style:name="T164" style:family="text">
      <style:text-properties fo:color="#ff0000" style:text-outline="false" style:text-line-through-style="none" fo:font-style="normal" fo:text-shadow="none" style:text-underline-style="none" style:font-name-asian="FreeSans" style:font-style-asian="normal" style:font-name-complex="FreeSans" style:font-style-complex="normal" style:text-emphasize="none" style:text-overline-style="none" style:text-overline-color="font-color"/>
    </style:style>
    <style:style style:name="T165" style:family="text">
      <style:text-properties style:language-asian="es" style:country-asian="ES" style:language-complex="es" style:country-complex="ES"/>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style:font-name-asian="Times New Roman" style:font-name-complex="Times New Roman"/>
    </style:style>
    <style:style style:name="T168" style:family="text">
      <style:text-properties style:letter-kerning="true" fo:background-color="transparent" style:language-asian="zh" style:country-asian="CN" style:language-complex="hi" style:country-complex="I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LVL1" text:bullet-char="">
        <style:list-level-properties text:space-before="1.886cm" text:min-label-width="0.635cm"/>
        <style:text-properties style:font-name="Symbol"/>
      </text:list-level-style-bullet>
      <text:list-level-style-bullet text:level="2" text:style-name="WW_5f_CharLFO6LVL2" text:bullet-char="◦">
        <style:list-level-properties text:space-before="2.521cm" text:min-label-width="0.635cm"/>
        <style:text-properties style:font-name="OpenSymbol"/>
      </text:list-level-style-bullet>
      <text:list-level-style-bullet text:level="3" text:style-name="WW_5f_CharLFO6LVL3" text:bullet-char="▪">
        <style:list-level-properties text:space-before="3.156cm" text:min-label-width="0.635cm"/>
        <style:text-properties style:font-name="OpenSymbol"/>
      </text:list-level-style-bullet>
      <text:list-level-style-bullet text:level="4" text:style-name="WW_5f_CharLFO6LVL4" text:bullet-char="">
        <style:list-level-properties text:space-before="3.791cm" text:min-label-width="0.635cm"/>
        <style:text-properties style:font-name="Symbol"/>
      </text:list-level-style-bullet>
      <text:list-level-style-bullet text:level="5" text:style-name="WW_5f_CharLFO6LVL5" text:bullet-char="◦">
        <style:list-level-properties text:space-before="4.426cm" text:min-label-width="0.635cm"/>
        <style:text-properties style:font-name="OpenSymbol"/>
      </text:list-level-style-bullet>
      <text:list-level-style-bullet text:level="6" text:style-name="WW_5f_CharLFO6LVL6" text:bullet-char="▪">
        <style:list-level-properties text:space-before="5.061cm" text:min-label-width="0.635cm"/>
        <style:text-properties style:font-name="OpenSymbol"/>
      </text:list-level-style-bullet>
      <text:list-level-style-bullet text:level="7" text:style-name="WW_5f_CharLFO6LVL7" text:bullet-char="">
        <style:list-level-properties text:space-before="5.696cm" text:min-label-width="0.635cm"/>
        <style:text-properties style:font-name="Symbol"/>
      </text:list-level-style-bullet>
      <text:list-level-style-bullet text:level="8" text:style-name="WW_5f_CharLFO6LVL8" text:bullet-char="◦">
        <style:list-level-properties text:space-before="6.331cm" text:min-label-width="0.635cm"/>
        <style:text-properties style:font-name="OpenSymbol"/>
      </text:list-level-style-bullet>
      <text:list-level-style-bullet text:level="9" text:style-name="WW_5f_CharLFO6LVL9" text:bullet-char="▪">
        <style:list-level-properties text:space-before="6.966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122">Ministerio del Poder Popular para Educación Universitaria Ciencia y Tecnología</text:p>
      <text:p text:style-name="P122">Centro Nacional de Tecnologías de Informació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29"><text:span text:style-name="Internet_20_link"><text:span text:style-name="T21"/></text:span></text:p>
      <text:p text:style-name="P15"><text:span text:style-name="Internet_20_link"><text:span text:style-name="T52">Documento de Especificaciones Técnicas</text:span></text:span></text:p>
      <text:p text:style-name="P15"><text:span text:style-name="Internet_20_link"><text:span text:style-name="T53">Mejoras al Sistema de Registro Nacional de Servicios de Información Interoperables (RNSII)</text:span></text:span></text:p>
      <text:p text:style-name="P29"><text:span text:style-name="Internet_20_link"><text:span text:style-name="T24"/></text:span></text:p>
      <text:p text:style-name="P29"><text:span text:style-name="Internet_20_link"><text:span text:style-name="T24"/></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ext:p text:style-name="P29"><text:span text:style-name="Internet_20_link"><text:span text:style-name="T15"/></text:span></text:p>
      <table:table table:name="Tabla1" table:style-name="Tabla1">
        <table:table-column table:style-name="Tabla1.A" table:number-columns-repeated="2"/>
        <table:table-row table:style-name="Tabla1.1">
          <table:table-cell table:style-name="Tabla1.A1" table:number-columns-spanned="2" office:value-type="string">
            <text:p text:style-name="P106">Aprobado por :</text:p>
          </table:table-cell>
          <table:covered-table-cell/>
        </table:table-row>
        <table:table-row>
          <table:table-cell table:style-name="Tabla1.A2" office:value-type="string">
            <text:p text:style-name="P109"/>
            <text:p text:style-name="P109">Neudys Rojas</text:p>
            <text:p text:style-name="P109">Gerente de Tecnología y Operaciones </text:p>
            <text:p text:style-name="P109"/>
          </table:table-cell>
          <table:table-cell table:style-name="Tabla1.B2" office:value-type="string">
            <text:p text:style-name="P109"/>
            <text:p text:style-name="P109">Lic. Ana García</text:p>
            <text:p text:style-name="P109">Gerente de Atención al Estado (E)</text:p>
          </table:table-cell>
        </table:table-row>
      </table:table>
      <text:p text:style-name="P35"/>
      <text:p text:style-name="P35"/>
      <text:p text:style-name="P122">Febrero – Abril 2015</text:p>
      <text:p text:style-name="P265"/>
      <text:p text:style-name="P33"/>
      <text:p text:style-name="P121">Historial de Revisiones:</text:p>
      <text:p text:style-name="P34"/>
      <text:p text:style-name="P34"/>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05">Versión</text:p>
            </table:table-cell>
            <table:table-cell table:style-name="Tabla3.A1" office:value-type="string">
              <text:p text:style-name="P105">Fecha</text:p>
            </table:table-cell>
            <table:table-cell table:style-name="Tabla3.A1" office:value-type="string">
              <text:p text:style-name="P105">Autor</text:p>
            </table:table-cell>
            <table:table-cell table:style-name="Tabla3.D1" office:value-type="string">
              <text:p text:style-name="P105">Descripción</text:p>
            </table:table-cell>
          </table:table-row>
        </table:table-header-rows>
        <table:table-row table:style-name="Tabla3.2">
          <table:table-cell table:style-name="Tabla3.A2" office:value-type="float" office:value="36526">
            <text:p text:style-name="P78">1.0</text:p>
          </table:table-cell>
          <table:table-cell table:style-name="Tabla3.A2" office:value-type="float" office:value="0">
            <text:p text:style-name="P103">23/02/2015</text:p>
          </table:table-cell>
          <table:table-cell table:style-name="Tabla3.A2" office:value-type="float" office:value="0">
            <text:p text:style-name="P78">Katiuska Dávila</text:p>
            <text:p text:style-name="P78">Leidy Sierra</text:p>
            <text:p text:style-name="P78">John Piñango</text:p>
          </table:table-cell>
          <table:table-cell table:style-name="Tabla3.D2" office:value-type="float" office:value="0">
            <text:p text:style-name="P79">Primer borrador del Documento sobre la base de la visión inicial del Proyecto</text:p>
          </table:table-cell>
        </table:table-row>
        <table:table-row table:style-name="Tabla3.2">
          <table:table-cell table:style-name="Tabla3.A2" office:value-type="float" office:value="0">
            <text:p text:style-name="P78">1.0.1</text:p>
          </table:table-cell>
          <table:table-cell table:style-name="Tabla3.A2" office:value-type="float" office:value="0">
            <text:p text:style-name="P103">17/03/2015</text:p>
            <text:p text:style-name="P104"/>
          </table:table-cell>
          <table:table-cell table:style-name="Tabla3.A2" office:value-type="float" office:value="0">
            <text:p text:style-name="P78">Leidy Sierra</text:p>
            <text:p text:style-name="P78">John Piñango</text:p>
            <text:p text:style-name="P78">Rubén González</text:p>
            <text:p text:style-name="P78">Carmen Pereira</text:p>
            <text:p text:style-name="P78">Katiuska Dávila</text:p>
          </table:table-cell>
          <table:table-cell table:style-name="Tabla3.D2" office:value-type="float" office:value="0">
            <text:p text:style-name="P79">Revisión de las secciones:</text:p>
            <text:list xml:id="list1567553335" text:style-name="L1">
              <text:list-item>
                <text:p text:style-name="P226">Justificación</text:p>
              </text:list-item>
              <text:list-item>
                <text:p text:style-name="P226">Objetivo general</text:p>
              </text:list-item>
              <text:list-item>
                <text:p text:style-name="P226">Objetivos específicos</text:p>
              </text:list-item>
              <text:list-item>
                <text:p text:style-name="P226">Alcance </text:p>
              </text:list-item>
              <text:list-item>
                <text:p text:style-name="P226">Requerimientos funcionales</text:p>
              </text:list-item>
            </text:list>
          </table:table-cell>
        </table:table-row>
        <table:table-row table:style-name="Tabla3.2">
          <table:table-cell table:style-name="Tabla3.A2" office:value-type="float" office:value="0">
            <text:p text:style-name="P78">1.0.2</text:p>
          </table:table-cell>
          <table:table-cell table:style-name="Tabla3.A2" office:value-type="float" office:value="0">
            <text:p text:style-name="P103">31/03/2015</text:p>
          </table:table-cell>
          <table:table-cell table:style-name="Tabla3.A2" office:value-type="float" office:value="0">
            <text:p text:style-name="P78">Víctor Liendo</text:p>
            <text:p text:style-name="P78">Yoel Jerez</text:p>
            <text:p text:style-name="P78">Danela Gutierrez</text:p>
          </table:table-cell>
          <table:table-cell table:style-name="Tabla3.D2" office:value-type="float" office:value="0">
            <text:p text:style-name="P79">Incorporación al documento de Requerimientos No Funcionales, de Calidad, de Seguridad</text:p>
          </table:table-cell>
        </table:table-row>
      </table:table>
      <text:p text:style-name="P14"/>
      <text:p text:style-name="P14"/>
      <text:p text:style-name="P14"/>
      <text:p text:style-name="P14"/>
      <text:p text:style-name="P14"/>
      <text:p text:style-name="P14"/>
      <text:p text:style-name="P14"/>
      <text:p text:style-name="P14"/>
      <text:p text:style-name="P14"/>
      <text:p text:style-name="P210"/>
      <text:p text:style-name="P14"/>
      <text:p text:style-name="P14"/>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4">Índice de contenido</text:p>
            <text:p text:style-name="P133"/>
          </text:index-title>
          <text:p text:style-name="P132">1 Información General<text:tab/>5</text:p>
          <text:p text:style-name="P132">2 Introducción<text:tab/>5</text:p>
          <text:p text:style-name="P132">3 Escenarios de Uso<text:tab/>9</text:p>
          <text:p text:style-name="P132">4 Participantes / Involucrados en el Proyecto<text:tab/>10</text:p>
          <text:p text:style-name="P132">5 Usuarios y Actores del Sistema<text:tab/>10</text:p>
          <text:p text:style-name="P132">6 Requerimientos Funcionales<text:tab/>11</text:p>
          <text:p text:style-name="P132">7 Requerimientos No Funcionales<text:tab/>18</text:p>
          <text:p text:style-name="P132">8 Calidad<text:tab/>34</text:p>
          <text:p text:style-name="P132">9 Calidad de Transferencia Tecnológica<text:tab/>50</text:p>
          <text:p text:style-name="P132">10 Lineamientos del CNTI para las Adaptaciones o Desarrollo de Sistemas de Información<text:tab/>50</text:p>
          <text:p text:style-name="P132">11 Productos Entregables<text:tab/>52</text:p>
          <text:p text:style-name="P132">12 Planificación<text:tab/>53</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211">Documento de Especificaciones Técnicas</text:p>
      <text:p text:style-name="P13"/>
      <text:h text:style-name="P135" text:outline-level="3">Información General</text:h>
      <text:list xml:id="list1783757230" text:style-name="L2">
        <text:list-item>
          <text:list>
            <text:list-item>
              <text:p text:style-name="P212">Gerencia Solicitante</text:p>
              <text:p text:style-name="P214">Gerencia de Atención al Estado</text:p>
              <text:p text:style-name="P214"/>
            </text:list-item>
            <text:list-item>
              <text:p text:style-name="P212">Nombre del Proyecto</text:p>
              <text:p text:style-name="P215">Mejoras al Sistema de Registro Nacional de Servicios de Información Interoperables (RNSII)</text:p>
              <text:p text:style-name="P214"/>
            </text:list-item>
            <text:list-item>
              <text:p text:style-name="P212">Beneficiario</text:p>
              <text:p text:style-name="P216"><text:span text:style-name="Strong_20_Emphasis"><text:span text:style-name="T11">Todos los órganos, entes y dependencias del gobierno central, los gobiernos locales, el sector público en sentido amplio incluyendo empresas estatales y mixtas, organismos públicos no gubernamentales y todos los poderes del Estado.</text:span></text:span></text:p>
              <text:p text:style-name="P216"><text:span text:style-name="Strong_20_Emphasis"><text:span text:style-name="T11"/></text:span></text:p>
            </text:list-item>
          </text:list>
        </text:list-item>
      </text:list>
      <text:h text:style-name="P136" text:outline-level="3">Introducción</text:h>
      <text:list xml:id="list1884957737" text:continue-numbering="true" text:style-name="L2">
        <text:list-item>
          <text:list>
            <text:list-header>
              <text:p text:style-name="P212">2.1 Justificación</text:p>
              <text:list>
                <text:list-header>
                  <text:p text:style-name="P216"><text:span text:style-name="Strong_20_Emphasis"><text:span text:style-name="T11">En búsqueda de fortalecer los <text:s/>trámites administrativos</text:span></text:span><text:span text:style-name="Strong_20_Emphasis"><text:span text:style-name="T11"> inter-institucionales, nace la importancia de conceptuar, normalizar, difundir y poner en práctica la interoperabilidad, como estrategia de integración del Estado Venezolano, cuyo objetivo es lograr que operen de forma consensuada y conjunta varios procesos de gestión pública en función a las relaciones del gobierno con el ciudadano, del gobierno con las empresas privadas y del gobierno con el mismo gobierno.</text:span></text:span></text:p>
                  <text:p text:style-name="P216"><text:span text:style-name="Strong_20_Emphasis"><text:span text:style-name="T11"/></text:span></text:p>
                  <text:p text:style-name="P216"><text:span text:style-name="Strong_20_Emphasis"><text:span text:style-name="T11">A través de la Ley de Acceso e Intercambio Electrónico de Datos, Información y Documentos entre los Órganos y Entes del Estado, <text:s/>el gobierno bolivariano se plantea como objetivo el intercambio de información entre dos o mas organizaciones, permitiendo en el caso de las instituciones del Estado agilizar la realización de trámites administrativos, disminuyendo costos y cumplir con el principio de simplificación registral <text:s/>al <text:s/>evitar <text:s/>que el mismo dato le sea solicitado a un ciudadano si éste ya lo ha brindado en alguna oportunidad a una institución. De </text:span></text:span><text:soft-page-break/><text:span text:style-name="Strong_20_Emphasis"><text:span text:style-name="T11">esta manera, con la idea de que los organismos públicos contribuyan de forma articulada a servir efectivamente a los ciudadanos, el Ministerio del Poder Popular para la Educación Universitaria, Ciencia y Tecnología (MPPEUCT), a través del Centro Nacional de Tecnologías de Información (CNTI), desarrolló el Sistema de Registro Nacional de Servicios Información Interoperables (RNSII), el cual permite llevar un inventario de todos los Servicios de Información Interoperables (SII), así como de la Entidades de Datos. Este registro contiene además, toda la información necesaria para cada SII y cada Entidad de datos, indicando la estructura de los datos, forma de utilizar el SII, nivel de confidencialidad de la información, frecuencia de actualización y toda la información requerida para que las instituciones consumidoras de la información puedan utilizarlos.</text:span></text:span></text:p>
                  <text:p text:style-name="P216"><text:span text:style-name="Strong_20_Emphasis"><text:span text:style-name="T11"/></text:span></text:p>
                  <text:p text:style-name="P216"><text:span text:style-name="Strong_20_Emphasis"><text:span text:style-name="T11">Sin embargo, tomando en consideración lo descrito en la </text:span></text:span><text:span text:style-name="Strong_20_Emphasis"><text:span text:style-name="T126">Ley sobre Acceso e Intercambio Electrónico de Datos, Información y Documentos entre los Órganos y Entes del Estado y </text:span></text:span><text:span text:style-name="Strong_20_Emphasis"><text:span text:style-name="T11">dentro del ciclo de mejoramiento continuo, se han identificado nuevas funcionalidades que redundarán en mejorar la gestión que se realiza con el referido sistema, las cuales favorecerán considerablemente <text:s/>el proceso de gestión en el RNSII, por lo que es solicitado el desarrollo de las nuevas funcionalidades definidas en el presente documento.</text:span></text:span></text:p>
                </text:list-header>
              </text:list>
            </text:list-header>
          </text:list>
        </text:list-item>
      </text:list>
      <text:p text:style-name="P63"><text:span text:style-name="Strong_20_Emphasis"><text:span text:style-name="T14"/></text:span></text:p>
      <text:list xml:id="list1852757250" text:continue-numbering="true" text:style-name="L2">
        <text:list-item>
          <text:list>
            <text:list-item>
              <text:list>
                <text:list-header>
                  <text:p text:style-name="P216"><text:span text:style-name="Strong_20_Emphasis"><text:span text:style-name="T11"/></text:span></text:p>
                </text:list-header>
              </text:list>
              <text:p text:style-name="P213"><text:span text:style-name="Strong_20_Emphasis"><text:span text:style-name="T16">2.2 Objetivos</text:span></text:span></text:p>
              <text:p text:style-name="P216"><text:span text:style-name="Strong_20_Emphasis"><text:span text:style-name="T16"/></text:span></text:p>
              <text:list text:continue-numbering="true">
                <text:list-header>
                  <text:p text:style-name="P217"><text:span text:style-name="Strong_20_Emphasis"><text:span text:style-name="T18">2.2.1 General </text:span></text:span></text:p>
                  <text:list>
                    <text:list-header>
                      <text:p text:style-name="P216"><text:span text:style-name="Strong_20_Emphasis"><text:span text:style-name="T11">Ampliar las funcionalidades del RNSII, a fin de mejorar su proceso de gestión garantizando progresivamente el conocimiento, desarrollo, reutilización integración e interoperabilidad <text:s/>de los SII en el marco de la ley Acceso e Intercambio Electrónico de Datos, Información y Documentos entre los Órganos y Entes del Estado. </text:span></text:span></text:p>
                    </text:list-header>
                  </text:list>
                </text:list-header>
              </text:list>
            </text:list-item>
          </text:list>
        </text:list-item>
      </text:list>
      <text:p text:style-name="P6"><text:span text:style-name="Strong_20_Emphasis"><text:span text:style-name="T11"/></text:span></text:p>
      <text:p text:style-name="P63"><text:span text:style-name="Strong_20_Emphasis"><text:span text:style-name="T11"/></text:span></text:p>
      <text:list xml:id="list373921904" text:continue-numbering="true" text:style-name="L2">
        <text:list-item>
          <text:list>
            <text:list-item>
              <text:list>
                <text:list-header>
                  <text:p text:style-name="P217"><text:span text:style-name="Strong_20_Emphasis"><text:span text:style-name="T18">2.2.2 Específicos</text:span></text:span></text:p>
                </text:list-header>
              </text:list>
            </text:list-item>
          </text:list>
        </text:list-item>
      </text:list>
      <text:list xml:id="list719810923" text:style-name="L3">
        <text:list-item>
          <text:list>
            <text:list-item>
              <text:list>
                <text:list-item>
                  <text:list>
                    <text:list-item>
                      <text:p text:style-name="P218"><text:span text:style-name="Strong_20_Emphasis"><text:span text:style-name="T11">Automatizar el Proceso de Gestión de Instituciones, usuarios responsables y los SII.</text:span></text:span></text:p>
                    </text:list-item>
                    <text:list-item>
                      <text:p text:style-name="P218"><text:span text:style-name="Strong_20_Emphasis"><text:span text:style-name="T11">Implementar <text:s/>el Proceso de Gestión del RNSII</text:span></text:span></text:p>
                    </text:list-item>
                    <text:list-item>
                      <text:p text:style-name="P218"><text:span text:style-name="Strong_20_Emphasis"><text:span text:style-name="T11">Gestionar Indicadores de Gestión del RNSII</text:span></text:span></text:p>
                      <text:p text:style-name="P218"><text:span text:style-name="Strong_20_Emphasis"><text:span text:style-name="T11"/></text:span></text:p>
                      <text:p text:style-name="P218"><text:soft-page-break/><text:span text:style-name="Strong_20_Emphasis"><text:span text:style-name="T11"/></text:span></text:p>
                    </text:list-item>
                  </text:list>
                </text:list-item>
              </text:list>
            </text:list-item>
          </text:list>
        </text:list-item>
      </text:list>
      <text:list xml:id="list270207542" text:continue-list="list373921904" text:style-name="L2">
        <text:list-item>
          <text:list>
            <text:list-item>
              <text:list>
                <text:list-header>
                  <text:p text:style-name="P217"><text:span text:style-name="Strong_20_Emphasis"><text:span text:style-name="T18">2.3 Alcance</text:span></text:span></text:p>
                  <text:p text:style-name="P202"><text:span text:style-name="Strong_20_Emphasis"><text:span text:style-name="T12">Implementar una serie de mejoras al RNSII, contempladas en el presente Documento de Especificaciones Técnicas, desde el registro de la institución, hasta la implementación y activación del servicio de Información Interoperable en la plataforma de IO. La gestión permite además, la modificación y eliminación de un SII y la generación de indicadores de gestión.</text:span></text:span></text:p>
                </text:list-header>
              </text:list>
            </text:list-item>
          </text:list>
        </text:list-item>
      </text:list>
      <text:p text:style-name="P64"><text:span text:style-name="Strong_20_Emphasis"><text:span text:style-name="T12"/></text:span></text:p>
      <text:p text:style-name="P64"><text:span text:style-name="Strong_20_Emphasis"><text:span text:style-name="T12"/></text:span></text:p>
      <text:p text:style-name="P64"><text:span text:style-name="Strong_20_Emphasis"><text:span text:style-name="T12"/></text:span></text:p>
      <text:list xml:id="list1265303799" text:continue-numbering="true" text:style-name="L2">
        <text:list-item>
          <text:list>
            <text:list-item>
              <text:list>
                <text:list-header>
                  <text:p text:style-name="P217"><text:span text:style-name="Strong_20_Emphasis"><text:span text:style-name="T18">2.4 Definiciones, Acrónimos y Abreviaturas </text:span></text:span></text:p>
                  <text:list text:continue-numbering="true">
                    <text:list-header>
                      <text:p text:style-name="P216"><text:span text:style-name="Strong_20_Emphasis"><text:span text:style-name="T16"/></text:span></text:p>
                    </text:list-header>
                  </text:list>
                </text:list-header>
              </text:list>
            </text:list-item>
          </text:list>
        </text:list-item>
      </text:list>
      <text:list xml:id="list1995728758" text:style-name="L4">
        <text:list-item>
          <text:p text:style-name="P203"><text:span text:style-name="T62">APN: </text:span>Administración Publica Nacional.</text:p>
          <text:p text:style-name="P203"/>
        </text:list-item>
        <text:list-item>
          <text:p text:style-name="P203"><text:span text:style-name="T62">CNTI:</text:span> Centro Nacional de Tecnologías de Información</text:p>
          <text:p text:style-name="P203"/>
        </text:list-item>
        <text:list-item>
          <text:p text:style-name="P204"><text:span text:style-name="Fuente_20_de_20_párrafo_20_predeter."><text:span text:style-name="T142">IO:</text:span></text:span><text:span text:style-name="Fuente_20_de_20_párrafo_20_predeter."><text:span text:style-name="T141"> Interoperabilidad</text:span></text:span></text:p>
          <text:p text:style-name="P204"><text:span text:style-name="Fuente_20_de_20_párrafo_20_predeter."><text:span text:style-name="T141"/></text:span></text:p>
        </text:list-item>
        <text:list-item>
          <text:p text:style-name="P205"><text:span text:style-name="Fuente_20_de_20_párrafo_20_predeter."><text:span text:style-name="T20">Interoperabilidad: </text:span></text:span><text:span text:style-name="Fuente_20_de_20_párrafo_20_predeter."><text:span text:style-name="T19">Capacidad de los Órganos y entes del Estado de </text:span></text:span><text:span text:style-name="T19">intercambiar por medios electrónicos datos, información y documentos de acceso público.</text:span></text:p>
          <text:p text:style-name="P204"><text:span text:style-name="Fuente_20_de_20_párrafo_20_predeter."><text:span text:style-name="T141"/></text:span></text:p>
        </text:list-item>
        <text:list-item>
          <text:p text:style-name="P203"><text:span text:style-name="T62">Institución Solicitante de Información : </text:span>Organismo Solicitante de información <text:s/>es aquel que demanda el Servicio de Información al Organismo Proveedor </text:p>
          <text:p text:style-name="P203"/>
        </text:list-item>
        <text:list-item>
          <text:p text:style-name="P204"><text:span text:style-name="Fuente_20_de_20_párrafo_20_predeter."><text:span text:style-name="T142">Institución Proveedor de Información : </text:span></text:span><text:span text:style-name="Fuente_20_de_20_párrafo_20_predeter."><text:span text:style-name="T141">El Organismo Proveedor es aquel que proporciona los datos a intercambiar desde sus sistemas de información.</text:span></text:span></text:p>
          <text:p text:style-name="P204"><text:span text:style-name="Fuente_20_de_20_párrafo_20_predeter."><text:span text:style-name="T141"/></text:span></text:p>
        </text:list-item>
        <text:list-item>
          <text:p text:style-name="P205"><text:span text:style-name="Fuente_20_de_20_párrafo_20_predeter."><text:span text:style-name="T20">Publicación de Servicios de Información:</text:span></text:span><text:span text:style-name="Fuente_20_de_20_párrafo_20_predeter."><text:span text:style-name="T19"> Poner en disponibilidad de uso un servicio de información interoperables a otros organismos</text:span></text:span></text:p>
          <text:p text:style-name="P204"><text:span text:style-name="Fuente_20_de_20_párrafo_20_predeter."><text:span text:style-name="T19"/></text:span></text:p>
        </text:list-item>
        <text:list-item>
          <text:p text:style-name="P204"><text:span text:style-name="Fuente_20_de_20_párrafo_20_predeter."><text:span text:style-name="T143">RNSII:</text:span></text:span><text:span text:style-name="Fuente_20_de_20_párrafo_20_predeter."><text:span text:style-name="T144"> Registro Nacional de Servicios de Información Interoperables</text:span></text:span></text:p>
          <text:p text:style-name="P204"><text:span text:style-name="Fuente_20_de_20_párrafo_20_predeter."><text:span text:style-name="T12"/></text:span></text:p>
        </text:list-item>
        <text:list-item>
          <text:p text:style-name="P205"><text:span text:style-name="Fuente_20_de_20_párrafo_20_predeter."><text:span text:style-name="T20">SII:</text:span></text:span><text:span text:style-name="Fuente_20_de_20_párrafo_20_predeter."><text:span text:style-name="T19"> Servicio de Información Interoperable</text:span></text:span></text:p>
        </text:list-item>
      </text:list>
      <text:p text:style-name="P119"><text:s text:c="59"/></text:p>
      <text:p text:style-name="P118"><text:span text:style-name="Strong_20_Emphasis"><text:span text:style-name="T12"/></text:span></text:p>
      <text:p text:style-name="P118"><text:soft-page-break/><text:span text:style-name="Strong_20_Emphasis"><text:span text:style-name="T12"/></text:span></text:p>
      <text:list xml:id="list531614071" text:continue-list="list1265303799" text:style-name="L2">
        <text:list-item>
          <text:list>
            <text:list-item>
              <text:list>
                <text:list-header>
                  <text:p text:style-name="P217"><text:span text:style-name="Strong_20_Emphasis"><text:span text:style-name="T18">2.5 Referencias</text:span></text:span></text:p>
                </text:list-header>
              </text:list>
            </text:list-item>
          </text:list>
        </text:list-item>
      </text:list>
      <text:p text:style-name="P130">A continuación, se muestran las referencias de documentos que contienen información relacionada a la Aplicación:</text:p>
      <text:p text:style-name="P73"/>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107">Título</text:p>
            </table:table-cell>
            <table:table-cell table:style-name="Tabla4.A1" office:value-type="string">
              <text:p text:style-name="P107">Fecha</text:p>
            </table:table-cell>
            <table:table-cell table:style-name="Tabla4.A1" office:value-type="string">
              <text:p text:style-name="P107">Organización</text:p>
            </table:table-cell>
            <table:table-cell table:style-name="Tabla4.D1" office:value-type="string">
              <text:p text:style-name="P107">Identificador del documento</text:p>
            </table:table-cell>
          </table:table-row>
        </table:table-header-rows>
        <table:table-row table:style-name="Tabla4.1">
          <table:table-cell table:style-name="Tabla4.A2" office:value-type="string">
            <text:p text:style-name="P74"><text:span text:style-name="T33">Mejoras al </text:span><text:span text:style-name="Internet_20_link"><text:span text:style-name="T32">Registro Nacional de Servicios de Información Interoperables <text:s/>para el Estado Venezolano </text:span></text:span></text:p>
          </table:table-cell>
          <table:table-cell table:style-name="Tabla4.B2" office:value-type="date" office:date-value="2012-01-17">
            <text:p text:style-name="P81">17/01/12</text:p>
          </table:table-cell>
          <table:table-cell table:style-name="Tabla4.A2" office:value-type="string">
            <text:p text:style-name="P3">CNTI</text:p>
          </table:table-cell>
          <table:table-cell table:style-name="Tabla4.D2" office:value-type="string">
            <text:p text:style-name="P80">DET_Basico_RSI_V1.odt</text:p>
          </table:table-cell>
        </table:table-row>
        <table:table-row table:style-name="Tabla4.1">
          <table:table-cell table:style-name="Tabla4.A2" office:value-type="string">
            <text:p text:style-name="P74"><text:span text:style-name="Internet_20_link"><text:span text:style-name="T127">Ley sobre Acceso e Intercambio Electrónico de Datos, Información y Documentos entre los Órganos y Entes del Estado</text:span></text:span></text:p>
          </table:table-cell>
          <table:table-cell table:style-name="Tabla4.B2" office:value-type="date" office:date-value="2012-06-15">
            <text:p text:style-name="P81">15/06/12</text:p>
          </table:table-cell>
          <table:table-cell table:style-name="Tabla4.A2" office:value-type="string">
            <text:p text:style-name="P3">Gobierno</text:p>
          </table:table-cell>
          <table:table-cell table:style-name="Tabla4.D2" office:value-type="string">
            <text:p text:style-name="P80">Gaceta Oficial N° 39.945 de fecha 15 de junio de 2012</text:p>
          </table:table-cell>
        </table:table-row>
        <table:table-row table:style-name="Tabla4.1">
          <table:table-cell table:style-name="Tabla4.A2" office:value-type="string">
            <text:p text:style-name="P75">Marco de Interoperabilidad </text:p>
          </table:table-cell>
          <table:table-cell table:style-name="Tabla4.A2" office:value-type="string">
            <text:p text:style-name="P76">17/08/2011</text:p>
          </table:table-cell>
          <table:table-cell table:style-name="Tabla4.A2" office:value-type="string">
            <text:p text:style-name="P76">CNTI</text:p>
          </table:table-cell>
          <table:table-cell table:style-name="Tabla4.D2" office:value-type="string">
            <text:p text:style-name="P75">MIO</text:p>
          </table:table-cell>
        </table:table-row>
        <table:table-row table:style-name="Tabla4.1">
          <table:table-cell table:style-name="Tabla4.A2" office:value-type="string">
            <text:p text:style-name="P75">Wokflow RNSII</text:p>
          </table:table-cell>
          <table:table-cell table:style-name="Tabla4.B5" office:value-type="float" office:value="2014">
            <text:p text:style-name="P76">2014</text:p>
          </table:table-cell>
          <table:table-cell table:style-name="Tabla4.A2" office:value-type="string">
            <text:p text:style-name="P76">CNTI</text:p>
          </table:table-cell>
          <table:table-cell table:style-name="Tabla4.D2" office:value-type="string">
            <text:p text:style-name="P75">wokflowRNSII.odt</text:p>
          </table:table-cell>
        </table:table-row>
      </table:table>
      <text:list xml:id="list218243895" text:style-name="L5">
        <text:list-header>
          <text:p text:style-name="P140"><text:span text:style-name="Strong_20_Emphasis"><text:span text:style-name="T18"/></text:span></text:p>
        </text:list-header>
      </text:list>
      <text:list xml:id="list2012675006" text:continue-list="list531614071" text:style-name="L2">
        <text:list-item>
          <text:list>
            <text:list-item>
              <text:list>
                <text:list-header>
                  <text:p text:style-name="P217"><text:span text:style-name="Strong_20_Emphasis"><text:span text:style-name="T18">2.6 Políticas del CNTI para la Ejecución de Proyectos de Sistemas de Información</text:span></text:span></text:p>
                </text:list-header>
              </text:list>
            </text:list-item>
          </text:list>
        </text:list-item>
      </text:list>
      <text:list xml:id="list1005639595" text:style-name="L6">
        <text:list-item>
          <text:p text:style-name="P266"><text:span text:style-name="Internet_20_link"><text:span text:style-name="T69">Cumplimiento con lo Establecido en la Ley de Infogobierno (Gaceta Oficial N° 40.274 del 17 de octubre de 2013): Articulo 34 - Del conocimiento libre : “El desarrollo, adquisición, implementación y uso de las tecnologías de información por el Poder Público, tiene como base el conocimiento libre. En las actuaciones que se realicen con el uso de las tecnologías de información, sólo empleará programas informáticos en software libre y estándares abiertos para garantizar al Poder Público el control sobre las </text:span></text:span><text:span text:style-name="Internet_20_link"><text:span text:style-name="T69">tecnologías de información empleadas y el acceso de las personas a los servicios </text:span></text:span><text:span text:style-name="Internet_20_link"><text:span text:style-name="T69">prestados.”</text:span></text:span></text:p>
          <text:p text:style-name="P266"><text:span text:style-name="Internet_20_link"><text:span text:style-name="T69"/></text:span></text:p>
        </text:list-item>
        <text:list-item>
          <text:p text:style-name="P266"><text:span text:style-name="Internet_20_link"><text:span text:style-name="T69">El CNTI, definirá los pagos correspondientes a los productos entregables en el plan de trabajo del proyecto, según las fases descritas para éste; y en correspondencia con las pruebas de calidad que determinarán el grado de aceptación del producto. </text:span></text:span></text:p>
          <text:p text:style-name="P266"><text:span text:style-name="Internet_20_link"><text:span text:style-name="T69"/></text:span></text:p>
        </text:list-item>
        <text:list-item>
          <text:p text:style-name="P266"><text:span text:style-name="Internet_20_link"><text:span text:style-name="T69">El liderazgo en el proyecto es responsabilidad del CNTI.</text:span></text:span></text:p>
          <text:p text:style-name="P266"><text:span text:style-name="Internet_20_link"><text:span text:style-name="T69"/></text:span></text:p>
        </text:list-item>
        <text:list-item>
          <text:p text:style-name="P266"><text:span text:style-name="Internet_20_link"><text:span text:style-name="T69">El CNTI realizará seguimiento continuo del proyecto.</text:span></text:span></text:p>
          <text:p text:style-name="P266"><text:soft-page-break/><text:span text:style-name="Internet_20_link"><text:span text:style-name="T69"/></text:span></text:p>
        </text:list-item>
        <text:list-item>
          <text:p text:style-name="P266"><text:span text:style-name="Internet_20_link"><text:span text:style-name="T69">Se debe garantizar la correcta transferencia tecnológica al personal involucrado en el proyecto que designa el CNTI.</text:span></text:span></text:p>
          <text:p text:style-name="P266"><text:span text:style-name="Internet_20_link"><text:span text:style-name="T69"/></text:span></text:p>
        </text:list-item>
        <text:list-item>
          <text:p text:style-name="P274"><text:span text:style-name="Internet_20_link"><text:span text:style-name="T67">Se impulsará el desarrollo del trabajo colaborativo a través del Repositorio Nacional de Aplicaciones.</text:span></text:span></text:p>
        </text:list-item>
      </text:list>
      <text:p text:style-name="P101"><text:span text:style-name="Strong_20_Emphasis"><text:span text:style-name="T18"/></text:span></text:p>
      <text:list xml:id="list1774701971" text:continue-list="list2012675006" text:style-name="L2">
        <text:list-item>
          <text:list>
            <text:list-item>
              <text:list>
                <text:list-header>
                  <text:p text:style-name="P217"><text:span text:style-name="Strong_20_Emphasis"><text:span text:style-name="T18">2.7 Licenciamiento</text:span></text:span></text:p>
                </text:list-header>
              </text:list>
            </text:list-item>
          </text:list>
        </text:list-item>
      </text:list>
      <text:list xml:id="list442013614" text:style-name="L7">
        <text:list-item>
          <text:p text:style-name="P267"><text:span text:style-name="Internet_20_link"><text:span text:style-name="T69">Cumplir con lo establecido en la Ley de Infogobierno (Gaceta Oficial N° 40.274 del 17 de octubre de 2013): Articulo 35 - “De las licencias : Las Licencias para programas informáticos utilizados en el Poder Público, deben permitir el acceso al código fuente y a la transferencia del conocimiento asociado para su compresión, su libertad de modificación, libertad de uso en cualquier área, aplicación o propósito y libertad de publicación y distribución del código fuente y sus modificaciones. Únicamente se adoptarán aquellas licencias que garanticen que los trabajos derivados se licencien en los mismos términos que la licencia original. </text:span></text:span></text:p>
          <text:p text:style-name="P267"><text:span text:style-name="Internet_20_link"><text:span text:style-name="T69"/></text:span></text:p>
        </text:list-item>
        <text:list-item>
          <text:p text:style-name="P267"><text:span text:style-name="Internet_20_link"><text:span text:style-name="T69">El Poder Popular debe garantizar que las licencias de los programas informáticos empleados en la gestión de los servicios públicos transferidos, cumplan con las condiciones y términos establecidos en el presente artículo.”</text:span></text:span></text:p>
          <text:p text:style-name="P267"><text:span text:style-name="Internet_20_link"><text:span text:style-name="T69"/></text:span></text:p>
        </text:list-item>
        <text:list-item>
          <text:p text:style-name="P276">Licenciar bajo la Licencia CC Reconocimiento – NoComercial – CompartirIgual 3.0 Venezuela, toda la documentación que se origine en el marco del proyecto.</text:p>
          <text:p text:style-name="P276"/>
        </text:list-item>
      </text:list>
      <text:h text:style-name="P138" text:outline-level="3"><text:span text:style-name="Internet_20_link"><text:span text:style-name="T73">Escenarios de Uso</text:span></text:span></text:h>
      <text:list xml:id="list1052925788" text:style-name="L8">
        <text:list-item>
          <text:p text:style-name="P268"><text:span text:style-name="Internet_20_link"><text:span text:style-name="T72">Donde va a ser utilizada</text:span></text:span><text:span text:style-name="Internet_20_link"><text:span text:style-name="T64"> : Instituciones del Poder Público </text:span></text:span></text:p>
        </text:list-item>
        <text:list-item>
          <text:p text:style-name="P270"><text:span text:style-name="T100">Usuarios</text:span><text:span text:style-name="T101">: </text:span><text:span text:style-name="T99">Funcionarios y Servidores del Poder Público</text:span></text:p>
          <text:p text:style-name="P268"><text:span text:style-name="Internet_20_link"><text:span text:style-name="T72">Medios de Acceso</text:span></text:span><text:span text:style-name="Internet_20_link"><text:span text:style-name="T64">: Internet y Red Local</text:span></text:span></text:p>
        </text:list-item>
        <text:list-item>
          <text:p text:style-name="P239"><text:span text:style-name="Internet_20_link"><text:span text:style-name="T72">Dispositivos de Acceso</text:span></text:span><text:span text:style-name="Internet_20_link"><text:span text:style-name="T64">: Estación de trabajo conectada a Internet</text:span></text:span></text:p>
          <text:p text:style-name="P240"><text:span text:style-name="Internet_20_link"><text:span text:style-name="T64"/></text:span></text:p>
        </text:list-item>
      </text:list>
      <text:h text:style-name="P138" text:outline-level="3"><text:soft-page-break/><text:span text:style-name="Internet_20_link"><text:span text:style-name="T73">Participantes / Involucrados en el Proyecto</text:span></text:span></text:h>
      <table:table table:name="Tabla8" table:style-name="Tabla8">
        <table:table-column table:style-name="Tabla8.A"/>
        <table:table-column table:style-name="Tabla8.B"/>
        <table:table-column table:style-name="Tabla8.C"/>
        <table:table-header-rows>
          <table:table-row table:style-name="Tabla8.1">
            <table:table-cell table:style-name="Tabla8.A1" office:value-type="string">
              <text:p text:style-name="P108">EQUIPO DE TRABAJO</text:p>
            </table:table-cell>
            <table:table-cell table:style-name="Tabla8.A1" office:value-type="string">
              <text:p text:style-name="P108">DEPENDENCIA</text:p>
            </table:table-cell>
            <table:table-cell table:style-name="Tabla8.C1" office:value-type="string">
              <text:p text:style-name="P108">RESPONSABILIDAD</text:p>
            </table:table-cell>
          </table:table-row>
        </table:table-header-rows>
        <table:table-row table:style-name="Tabla8.2">
          <table:table-cell table:style-name="Tabla8.A2" table:number-rows-spanned="4" office:value-type="string">
            <text:p text:style-name="P86">Equipo Técnico</text:p>
            <text:p text:style-name="P86"/>
          </table:table-cell>
          <table:table-cell table:style-name="Tabla8.B2" office:value-type="string">
            <text:p text:style-name="P86">GTO- Atención Tecnológica</text:p>
          </table:table-cell>
          <table:table-cell table:style-name="Tabla8.C2" office:value-type="string">
            <text:p text:style-name="P82"><text:span text:style-name="T112">Elaborar </text:span><text:span text:style-name="Fuente_20_de_20_párrafo_20_predeter."><text:span text:style-name="T112">Documento de Especificaciones Técnicas (DET).</text:span></text:span></text:p>
            <text:p text:style-name="P82"><text:span text:style-name="Fuente_20_de_20_párrafo_20_predeter."><text:span text:style-name="T112">Refinamiento del DET, según validación de los requerimientos funcionales que realicen los involucrados. </text:span></text:span></text:p>
            <text:p text:style-name="P82"><text:span text:style-name="Fuente_20_de_20_párrafo_20_predeter."><text:span text:style-name="T112">Evaluación funcional de los componentes de la solución.</text:span></text:span></text:p>
          </table:table-cell>
        </table:table-row>
        <table:table-row table:style-name="Tabla8.2">
          <table:covered-table-cell/>
          <table:table-cell table:style-name="Tabla8.B2" office:value-type="string">
            <text:p text:style-name="P86">GTO- Desarrollo de Sistemas</text:p>
          </table:table-cell>
          <table:table-cell table:style-name="Tabla8.C2" office:value-type="string">
            <text:p text:style-name="P87">Incorporar criterios de mantenibilidad de los componentes del RNSII. </text:p>
            <text:p text:style-name="P87">Realizar pruebas de desarrollo.</text:p>
          </table:table-cell>
        </table:table-row>
        <table:table-row table:style-name="Tabla8.2">
          <table:covered-table-cell/>
          <table:table-cell table:style-name="Tabla8.B2" office:value-type="string">
            <text:p text:style-name="P86">GTO- Control y Calidad de Sistemas</text:p>
          </table:table-cell>
          <table:table-cell table:style-name="Tabla8.C2" office:value-type="string">
            <text:p text:style-name="P87">Incorporar criterios de calidad al DET y aplicar la evaluación de calidad de los componentes en cada una de las fases <text:s/>que se definan para su entrega final.</text:p>
          </table:table-cell>
        </table:table-row>
        <table:table-row table:style-name="Tabla8.2">
          <table:covered-table-cell/>
          <table:table-cell table:style-name="Tabla8.B2" office:value-type="string">
            <text:p text:style-name="P86">GTO- Seguridad de la Información</text:p>
          </table:table-cell>
          <table:table-cell table:style-name="Tabla8.C2" office:value-type="string">
            <text:p text:style-name="P87">Incorporar criterios de seguridad al DET y aplicar evaluación de seguridad a los componentes <text:s/>en cada una de las fases que se definan para su entrega final.</text:p>
          </table:table-cell>
        </table:table-row>
        <table:table-row table:style-name="Tabla8.2">
          <table:table-cell table:style-name="Tabla8.A2" table:number-rows-spanned="2" office:value-type="string">
            <text:p text:style-name="P53">Equipo Funcional</text:p>
            <text:p text:style-name="P53"/>
          </table:table-cell>
          <table:table-cell table:style-name="Tabla8.B2" office:value-type="string">
            <text:p text:style-name="P83">GAE</text:p>
          </table:table-cell>
          <table:table-cell table:style-name="Tabla8.C2" office:value-type="string">
            <text:p text:style-name="P83">Incorporar requerimientos funcionales, levantamiento de información de RNSII. Evaluación funcional de los componentes de la solución.</text:p>
          </table:table-cell>
        </table:table-row>
        <table:table-row table:style-name="Tabla8.2">
          <table:covered-table-cell/>
          <table:table-cell table:style-name="Tabla8.B2" office:value-type="string">
            <text:p text:style-name="P83">Consultoría</text:p>
          </table:table-cell>
          <table:table-cell table:style-name="Tabla8.C2" office:value-type="string">
            <text:p text:style-name="P83">Incorporar requerimientos funcionales, levantamiento de información de RNSII. Evaluación funcional de los componentes de la solución.</text:p>
          </table:table-cell>
        </table:table-row>
      </table:table>
      <text:p text:style-name="P12"><text:span text:style-name="Strong_20_Emphasis"><text:span text:style-name="T18"/></text:span></text:p>
      <text:h text:style-name="P137" text:outline-level="3">Usuarios y Actores del Sistema</text:h>
      <text:p text:style-name="P124"/>
      <table:table table:name="Tabla20" table:style-name="Tabla20">
        <table:table-column table:style-name="Tabla20.A"/>
        <table:table-column table:style-name="Tabla20.B"/>
        <table:table-header-rows>
          <table:table-row>
            <table:table-cell table:style-name="Tabla20.A1" office:value-type="string">
              <text:p text:style-name="P84">ACTOR</text:p>
            </table:table-cell>
            <table:table-cell table:style-name="Tabla20.B1" office:value-type="string">
              <text:p text:style-name="P84">RESPONSABILIDAD</text:p>
            </table:table-cell>
          </table:table-row>
        </table:table-header-rows>
        <table:table-row>
          <table:table-cell table:style-name="Tabla20.A2" office:value-type="string">
            <text:p text:style-name="P83">Administrador del Sistema (Gestor del RNSII)</text:p>
          </table:table-cell>
          <table:table-cell table:style-name="Tabla20.B2" office:value-type="string">
            <text:p text:style-name="P83">Parametrizar <text:s/>sistema, consultas <text:s/>y reportes.</text:p>
            <text:p text:style-name="P83">Establecer la configuración por defecto de las instancias del Sistema.</text:p>
            <text:p text:style-name="P83">Todos los privilegios en la aplicación.</text:p>
            <text:p text:style-name="P83">Aprobar SII desarrollados.</text:p>
          </table:table-cell>
        </table:table-row>
        <table:table-row>
          <table:table-cell table:style-name="Tabla20.A2" office:value-type="string">
            <text:p text:style-name="P201"><text:span text:style-name="T161">Gestor de Instituciones y Usuarios del RNSII</text:span></text:p>
          </table:table-cell>
          <table:table-cell table:style-name="Tabla20.B2" office:value-type="string">
            <text:p text:style-name="P83">Aprobar solicitudes de: Instituciones, Usuarios y SII en desarrollo.</text:p>
          </table:table-cell>
        </table:table-row>
        <table:table-row>
          <table:table-cell table:style-name="Tabla20.A2" office:value-type="string">
            <text:p text:style-name="P83">Instituciones</text:p>
          </table:table-cell>
          <table:table-cell table:style-name="Tabla20.B2" office:value-type="string">
            <text:p text:style-name="P83">Son las instituciones, órganos y entes del Estado que actúan en el ciclo de vida del RNSII.</text:p>
          </table:table-cell>
        </table:table-row>
        <table:table-row>
          <table:table-cell table:style-name="Tabla20.A2" office:value-type="string">
            <text:p text:style-name="P83">Usuarios</text:p>
          </table:table-cell>
          <table:table-cell table:style-name="Tabla20.B2" office:value-type="string">
            <text:p text:style-name="P111"><text:span text:style-name="Fuente_20_de_20_párrafo_20_predeter."><text:span text:style-name="T51">Persona Contacto que pertenece a una institución.</text:span></text:span></text:p>
          </table:table-cell>
        </table:table-row>
      </table:table>
      <text:p text:style-name="P61"/>
      <text:p text:style-name="P124"/>
      <text:p text:style-name="P124"><text:soft-page-break/></text:p>
      <text:h text:style-name="P137" text:outline-level="3">Requerimientos Funcionales</text:h>
      <table:table table:name="Tabla5" table:style-name="Tabla5">
        <table:table-column table:style-name="Tabla5.A"/>
        <table:table-column table:style-name="Tabla5.B"/>
        <table:table-row table:style-name="Tabla5.1">
          <table:table-cell table:style-name="Tabla5.A1" office:value-type="string">
            <text:p text:style-name="P129">ID del <text:span text:style-name="T147">Requerimiento</text:span>:</text:p>
          </table:table-cell>
          <table:table-cell table:style-name="Tabla5.B1" office:value-type="string">
            <text:p text:style-name="P19">RNSII-RF001</text:p>
          </table:table-cell>
        </table:table-row>
        <table:table-row table:style-name="Tabla5.1">
          <table:table-cell table:style-name="Tabla5.A2" office:value-type="string">
            <text:p text:style-name="P85">Nombre del Requerimiento:</text:p>
          </table:table-cell>
          <table:table-cell table:style-name="Tabla5.B2" office:value-type="string">
            <text:p text:style-name="P110"><text:span text:style-name="Internet_20_link"><text:span text:style-name="T89">Gestionar <text:s/>Instituciones</text:span></text:span></text:p>
          </table:table-cell>
        </table:table-row>
        <table:table-row table:style-name="Tabla5.1">
          <table:table-cell table:style-name="Tabla5.A2" office:value-type="string">
            <text:p text:style-name="P85">Características: </text:p>
          </table:table-cell>
          <table:table-cell table:style-name="Tabla5.B2" office:value-type="string">
            <text:p text:style-name="P90">El RNSII cuenta con un módulo para registro de instituciones de la APN, se requiere que sea parametrizable y que un usuario X de una institución pueda solicitar el registro, la modificación y eliminación de dicha institución.</text:p>
          </table:table-cell>
        </table:table-row>
        <table:table-row>
          <table:table-cell table:style-name="Tabla5.A4" table:number-columns-spanned="2" office:value-type="string">
            <text:list xml:id="list702656557" text:style-name="L9">
              <text:list-item>
                <text:p text:style-name="P142">Registrar Institución: Se deberá realizar en cualquiera de estos casos:</text:p>
                <text:p text:style-name="P142"/>
              </text:list-item>
            </text:list>
            <text:list xml:id="list447844498" text:style-name="L10">
              <text:list-item>
                <text:p text:style-name="P166"><text:span text:style-name="T115">Cuándo un</text:span><text:span text:style-name="T119"> </text:span><text:span text:style-name="T115">Usuario solicita el registro de una institución, para la cual el Gestor de Instituciones y Usuarios del RNSII deberá validar la información y aprobar o no el registro. En ambos casos posterior a la validación, el sistema deberá emitir una notificación automática vía correo electrónico informando al usuario el registro satisfactorio o no de la institución.</text:span></text:p>
                <text:p text:style-name="P170"/>
              </text:list-item>
              <text:list-item>
                <text:p text:style-name="P172">Cuándo el Gestor del RNSII carga el listado de instituciones de la APN.</text:p>
                <text:p text:style-name="P175"/>
              </text:list-item>
              <text:list-item>
                <text:p text:style-name="P176">Los Campos a incorporar en el formulario de solicitud de registro:</text:p>
              </text:list-item>
            </text:list>
            <text:p text:style-name="P91"/>
            <text:list xml:id="list1194276541" text:style-name="L11">
              <text:list-item>
                <text:p text:style-name="P189">Nombre de la Institución*</text:p>
              </text:list-item>
              <text:list-item>
                <text:p text:style-name="P189">RIF <text:span text:style-name="T149">(J,G)*</text:span></text:p>
              </text:list-item>
              <text:list-item>
                <text:p text:style-name="P189">Sigla*</text:p>
              </text:list-item>
              <text:list-item>
                <text:p text:style-name="P189">Dirección*</text:p>
              </text:list-item>
              <text:list-item>
                <text:p text:style-name="P189">Teléfono de Contacto*</text:p>
              </text:list-item>
              <text:list-item>
                <text:p text:style-name="P189">Nombre del Solicitante*</text:p>
              </text:list-item>
              <text:list-item>
                <text:p text:style-name="P189">Correo Electrónico*</text:p>
              </text:list-item>
              <text:list-item>
                <text:p text:style-name="P189">Número de Teléfono</text:p>
              </text:list-item>
              <text:list-item>
                <text:p text:style-name="P189">Descripción* (información de la gaceta dónde está publicado el nombre de la institución)</text:p>
              </text:list-item>
            </text:list>
            <text:p text:style-name="P68"/>
            <text:list xml:id="list1710925373" text:continue-list="list702656557" text:style-name="L9">
              <text:list-item>
                <text:p text:style-name="P142">Modificar Institución:</text:p>
              </text:list-item>
            </text:list>
            <text:p text:style-name="P88"/>
            <text:list xml:id="list489935798" text:continue-list="list447844498" text:style-name="L10">
              <text:list-item>
                <text:p text:style-name="P166"><text:span text:style-name="T115">Cuándo un</text:span><text:span text:style-name="T119"> </text:span><text:span text:style-name="T115">Usuario solicita la modificación de cualquier dato la institución a la que pertenece, para la cual el Gestor de Instituciones y Usuarios del RNSII deberá validar la información y aprobar o no el modificación. En ambos casos posterior a la validación, el sistema deberá emitir una notificación automática vía correo electrónico informando al usuario la modificación satisfactoria o no de la institución.</text:span></text:p>
                <text:p text:style-name="P181"/>
              </text:list-item>
              <text:list-item>
                <text:p text:style-name="P172">Cuándo el Gestor del RNSII modifica el listado de instituciones de la APN.</text:p>
                <text:p text:style-name="P175"><text:soft-page-break/></text:p>
              </text:list-item>
              <text:list-item>
                <text:p text:style-name="P176">Los Campos a incorporar en el formulario de solicitud de modificación de institución:</text:p>
              </text:list-item>
            </text:list>
            <text:p text:style-name="P91"/>
            <text:list xml:id="list89084000" text:style-name="L12">
              <text:list-item>
                <text:p text:style-name="P190">Nombre de la Institución</text:p>
              </text:list-item>
              <text:list-item>
                <text:p text:style-name="P190">Sigla</text:p>
              </text:list-item>
              <text:list-item>
                <text:p text:style-name="P190">Dirección</text:p>
              </text:list-item>
              <text:list-item>
                <text:p text:style-name="P190">Teléfono de Contacto</text:p>
              </text:list-item>
              <text:list-item>
                <text:p text:style-name="P190">Nombre del Solicitante*</text:p>
              </text:list-item>
              <text:list-item>
                <text:p text:style-name="P190">Correo Electrónico*</text:p>
              </text:list-item>
              <text:list-item>
                <text:p text:style-name="P193">Número de Teléfono</text:p>
              </text:list-item>
              <text:list-item>
                <text:p text:style-name="P194">Comentario: campo descriptivo en el cual el usuario deberá fundamentar legalmente el por qué de la modificación de los datos solicitados.*</text:p>
              </text:list-item>
            </text:list>
            <text:p text:style-name="P88"/>
            <text:p text:style-name="P88"/>
            <text:p text:style-name="P88"/>
            <text:list xml:id="list364657497" text:continue-list="list1710925373" text:style-name="L9">
              <text:list-item>
                <text:p text:style-name="P142">Eliminar Institución:</text:p>
                <text:p text:style-name="P142"/>
              </text:list-item>
            </text:list>
            <text:list xml:id="list639870495" text:style-name="L13">
              <text:list-item>
                <text:p text:style-name="P167"><text:span text:style-name="T115">Cuándo un</text:span><text:span text:style-name="T119"> </text:span><text:span text:style-name="T115">Usuario solicita la eliminación de una institución, para la cual el Gestor del RNSII deberá validar la información y aprobar o no la eliminación. En ambos casos posterior a la validación, el sistema deberá emitir una notificación automática vía correo electrónico informando al usuario la eliminación satisfactoria o no de la institución.</text:span></text:p>
                <text:p text:style-name="P171"/>
              </text:list-item>
              <text:list-item>
                <text:p text:style-name="P173">Cuándo el Gestor del RNSII elimina la institución del listado de la APN cargado en el sistema.</text:p>
                <text:p text:style-name="P173"/>
              </text:list-item>
              <text:list-item>
                <text:p text:style-name="P177">Los Campos a incorporar en el formulario de solicitud de eliminación de institución:</text:p>
                <text:p text:style-name="P177"/>
              </text:list-item>
              <text:list-item>
                <text:p text:style-name="P191">Nombre de la Institución*</text:p>
              </text:list-item>
              <text:list-item>
                <text:p text:style-name="P197"><text:span text:style-name="T122">RIF </text:span><text:span text:style-name="T123">(J,G)*</text:span></text:p>
              </text:list-item>
              <text:list-item>
                <text:p text:style-name="P191">Sigla*</text:p>
              </text:list-item>
              <text:list-item>
                <text:p text:style-name="P191">Dirección*</text:p>
              </text:list-item>
              <text:list-item>
                <text:p text:style-name="P191">Teléfono de Contacto*</text:p>
              </text:list-item>
              <text:list-item>
                <text:p text:style-name="P191">Nombre del Solicitante*</text:p>
              </text:list-item>
              <text:list-item>
                <text:p text:style-name="P191">Correo Electrónico*</text:p>
              </text:list-item>
              <text:list-item>
                <text:p text:style-name="P196">Número de Teléfono</text:p>
              </text:list-item>
              <text:list-item>
                <text:p text:style-name="P195">Comentario: campo descriptivo en el cual el usuario deberá fundamentar legalmente el por qué de la eliminación de los datos solicitados*</text:p>
              </text:list-item>
            </text:list>
            <text:p text:style-name="P127"/>
            <text:list xml:id="list998464097" text:continue-numbering="true" text:style-name="L13">
              <text:list-item>
                <text:p text:style-name="P161"><text:span text:style-name="T115">Para cualquiera de las solicitudes de Registro, Modificación y Eliminación de Institución, el sistema deberá presentar al Gestor de Instituciones y Usuarios o al Gestor del RNSII las opciones de: Aceptar o Rechazar, y que éstas activen los cambios en la base de datos y las notificaciones correspondientes.</text:span></text:p>
              </text:list-item>
            </text:list>
            <text:p text:style-name="P83"/>
            <text:p text:style-name="P83"/>
            <text:p text:style-name="P83"><text:soft-page-break/></text:p>
          </table:table-cell>
          <table:covered-table-cell/>
        </table:table-row>
        <table:table-row table:style-name="Tabla5.1">
          <table:table-cell table:style-name="Tabla5.A1" office:value-type="string">
            <text:p text:style-name="P85">Reglas:</text:p>
          </table:table-cell>
          <table:table-cell table:style-name="Tabla5.A4" office:value-type="string">
            <text:list xml:id="list39394566" text:style-name="L14">
              <text:list-item>
                <text:p text:style-name="P227"><text:span text:style-name="Fuente_20_de_20_párrafo_20_predeter."><text:span text:style-name="T113">Es necesario que las instituciones se registren en el RNSII para poder registrar y publicar sus SII, por lo que la solicitud de registro en el RNSII es responsabilidad de cada institución. </text:span></text:span></text:p>
              </text:list-item>
              <text:list-item>
                <text:p text:style-name="P227"><text:span text:style-name="Fuente_20_de_20_párrafo_20_predeter."><text:span text:style-name="T114">No es necesario que el usuario este registrado para realizar la solicitud de <text:s/>registro de la institución a la que pertenece. </text:span></text:span></text:p>
              </text:list-item>
              <text:list-item>
                <text:p text:style-name="P227"><text:span text:style-name="Fuente_20_de_20_párrafo_20_predeter."><text:span text:style-name="T114">Al momento de Registrar una institución sólo se guardarán los campos: Nombre de la Institución,</text:span></text:span><text:span text:style-name="T112"> RIF </text:span><text:span text:style-name="T116">(J,G), </text:span><text:span text:style-name="T112"><text:s/>Sigla, Dirección, </text:span><text:span text:style-name="Fuente_20_de_20_párrafo_20_predeter."><text:span text:style-name="T114">Teléfono de Contacto</text:span></text:span></text:p>
              </text:list-item>
              <text:list-item>
                <text:p text:style-name="P227"><text:span text:style-name="Fuente_20_de_20_párrafo_20_predeter."><text:span text:style-name="T114">Al momento de Modificar una institución sólo se guardarán los campos: Nombre de la Institución, Sigla, Dirección, Teléfono de Contacto según sea el caso.</text:span></text:span></text:p>
              </text:list-item>
              <text:list-item>
                <text:p text:style-name="P227"><text:span text:style-name="Fuente_20_de_20_párrafo_20_predeter."><text:span text:style-name="T114">Al momento de Eliminar una institución sólo será una eliminación lógica en el Sistema.</text:span></text:span></text:p>
              </text:list-item>
              <text:list-item>
                <text:p text:style-name="P162"><text:span text:style-name="Fuente_20_de_20_párrafo_20_predeter."><text:span text:style-name="T114">Los datos a ser modificados deben ser aprobados por la máxima autoridad de la institución o ministerio competente (proceso de validación por parte del Gestor de Instituciones y Usuarios del RNSII) </text:span></text:span></text:p>
              </text:list-item>
              <text:list-item>
                <text:p text:style-name="P162"><text:span text:style-name="Fuente_20_de_20_párrafo_20_predeter."><text:span text:style-name="T114">Al momento de realizar el solicitud de Registro, modificación o eliminación de una institución, el sistema deberá emitir notificaciones vía correo electrónico a: </text:span></text:span><text:a xlink:type="simple" xlink:href="mailto:atencion@cnti.gob.ve"><text:span text:style-name="Fuente_20_de_20_párrafo_20_predeter."><text:span text:style-name="T114">atencion@cnti.gob.ve</text:span></text:span></text:a><text:span text:style-name="Fuente_20_de_20_párrafo_20_predeter."><text:span text:style-name="T114">, y a los correos asignados al (los) Gestor del RNSII y al (los) <text:s/>Gestor de Instituciones y Usuarios del RNSII</text:span></text:span></text:p>
              </text:list-item>
            </text:list>
          </table:table-cell>
        </table:table-row>
        <table:table-row table:style-name="Tabla5.1">
          <table:table-cell table:style-name="Tabla5.A2" office:value-type="string">
            <text:p text:style-name="P83">Roles Involucrados:</text:p>
          </table:table-cell>
          <table:table-cell table:style-name="Tabla5.A4" office:value-type="string">
            <text:list xml:id="list1017124699" text:style-name="L15">
              <text:list-item>
                <text:p text:style-name="P228"><text:span text:style-name="Fuente_20_de_20_párrafo_20_predeter."><text:span text:style-name="T117">Institución</text:span></text:span></text:p>
              </text:list-item>
              <text:list-item>
                <text:p text:style-name="P228"><text:span text:style-name="Fuente_20_de_20_párrafo_20_predeter."><text:span text:style-name="T117">Gestor del RNSII</text:span></text:span></text:p>
              </text:list-item>
              <text:list-item>
                <text:p text:style-name="P163"><text:span text:style-name="Fuente_20_de_20_párrafo_20_predeter."><text:span text:style-name="T114">Gestor de Instituciones y Usuarios del RNSII</text:span></text:span></text:p>
              </text:list-item>
            </text:list>
          </table:table-cell>
        </table:table-row>
        <table:table-row table:style-name="Tabla5.1">
          <table:table-cell table:style-name="Tabla5.A2" office:value-type="string">
            <text:p text:style-name="P83">Indicadores:</text:p>
          </table:table-cell>
          <table:table-cell table:style-name="Tabla5.A4" office:value-type="string">
            <text:list xml:id="list1309035844" text:continue-numbering="true" text:style-name="L15">
              <text:list-item>
                <text:p text:style-name="P228"><text:span text:style-name="Fuente_20_de_20_párrafo_20_predeter."><text:span text:style-name="T117">Número de solicitudes de registro de instituciones</text:span></text:span></text:p>
              </text:list-item>
              <text:list-item>
                <text:p text:style-name="P228"><text:span text:style-name="Fuente_20_de_20_párrafo_20_predeter."><text:span text:style-name="T117">Número de instituciones registradas en el RNSII</text:span></text:span></text:p>
              </text:list-item>
            </text:list>
          </table:table-cell>
        </table:table-row>
      </table:table>
      <text:p text:style-name="P12"><text:span text:style-name="Strong_20_Emphasis"><text:span text:style-name="T18"/></text:span></text:p>
      <text:p text:style-name="P12"><text:span text:style-name="Strong_20_Emphasis"><text:span text:style-name="T18"/></text:span></text:p>
      <table:table table:name="Tabla6" table:style-name="Tabla6">
        <table:table-column table:style-name="Tabla6.A"/>
        <table:table-column table:style-name="Tabla6.B"/>
        <table:table-row>
          <table:table-cell table:style-name="Tabla6.A1" office:value-type="string">
            <text:p text:style-name="P18">ID del <text:span text:style-name="T147">Requerimiento</text:span>:</text:p>
          </table:table-cell>
          <table:table-cell table:style-name="Tabla6.B1" office:value-type="string">
            <text:p text:style-name="P18">RNSII-RF002</text:p>
          </table:table-cell>
        </table:table-row>
        <table:table-row>
          <table:table-cell table:style-name="Tabla6.A2" office:value-type="string">
            <text:p text:style-name="P83">Nombre del Requerimiento:</text:p>
          </table:table-cell>
          <table:table-cell table:style-name="Tabla6.B2" office:value-type="string">
            <text:p text:style-name="P86">Gestionar Usuarios</text:p>
          </table:table-cell>
        </table:table-row>
        <table:table-row>
          <table:table-cell table:style-name="Tabla6.A2" office:value-type="string">
            <text:p text:style-name="P83">Características: </text:p>
          </table:table-cell>
          <table:table-cell table:style-name="Tabla6.B2" office:value-type="string">
            <text:p text:style-name="P87">El RNSII cuenta con un módulo para registro de usuarios administrado directamente por el <text:span text:style-name="T161">Gestor del RNSII</text:span>, para el cual se requiere la incorporación de solicitudes de registro de usuarios y la modificación de datos para usuarios registrados.</text:p>
          </table:table-cell>
        </table:table-row>
        <table:table-row>
          <table:table-cell table:style-name="Tabla6.A4" table:number-columns-spanned="2" office:value-type="string">
            <text:list xml:id="list756329194" text:style-name="L16">
              <text:list-item>
                <text:p text:style-name="P160"><text:span text:style-name="T121">Registrar Usuario: </text:span><text:span text:style-name="T124">Los Campos a incorporar en el formulario de solicitud de registro de usuario son:</text:span></text:p>
                <text:p text:style-name="P147"/>
              </text:list-item>
            </text:list>
            <text:list xml:id="list1085527394" text:style-name="L17">
              <text:list-item>
                <text:p text:style-name="P146">Institución (seleccionar institución)*</text:p>
              </text:list-item>
              <text:list-item>
                <text:p text:style-name="P145">Nombres*</text:p>
              </text:list-item>
              <text:list-item>
                <text:p text:style-name="P145">Apellidos*</text:p>
              </text:list-item>
              <text:list-item>
                <text:p text:style-name="P145">Cédula (V,E)*</text:p>
              </text:list-item>
              <text:list-item>
                <text:p text:style-name="P145"><text:soft-page-break/>Cargo*</text:p>
              </text:list-item>
              <text:list-item>
                <text:p text:style-name="P145">Correo Electrónico*</text:p>
              </text:list-item>
              <text:list-item>
                <text:p text:style-name="P145">Número Telefónico</text:p>
              </text:list-item>
              <text:list-item>
                <text:p text:style-name="P148">Nombre de usuario*</text:p>
              </text:list-item>
              <text:list-item>
                <text:p text:style-name="P148">Contraseña*</text:p>
              </text:list-item>
            </text:list>
            <text:p text:style-name="P88"/>
            <text:list xml:id="list592666042" text:style-name="L18">
              <text:list-header>
                <text:p text:style-name="P143"/>
              </text:list-header>
            </text:list>
            <text:list xml:id="list1396357391" text:style-name="L19">
              <text:list-item>
                <text:p text:style-name="P169"><text:span text:style-name="T115">Una vez que el usuario envía los datos del formulario de registro, el </text:span><text:span text:style-name="Fuente_20_de_20_párrafo_20_predeter."><text:span text:style-name="T114">Gestor de Instituciones y Usuarios del RNSII</text:span></text:span><text:span text:style-name="T115"> deberá validar la información y activar o no el usuario. Posterior a la validación, el sistema deberá emitir una notificación automática vía correo electrónico informando su registro satisfactorio en el RNSII, esto a través de una opción de “Activar Usuario”.</text:span></text:p>
              </text:list-item>
            </text:list>
            <text:p text:style-name="P128"/>
            <text:list xml:id="list1966285355" text:continue-list="list756329194" text:style-name="L16">
              <text:list-item>
                <text:p text:style-name="P149"><text:span text:style-name="T148">Modificar Datos Usuario: </text:span><text:span text:style-name="T147">El sistema deberá permitir la modificación a un usuario de los siguientes datos:</text:span></text:p>
              </text:list-item>
            </text:list>
            <text:list xml:id="list1938111033" text:style-name="L20">
              <text:list-item>
                <text:p text:style-name="P174">Correo Electrónico</text:p>
              </text:list-item>
              <text:list-item>
                <text:p text:style-name="P174">Cargo</text:p>
              </text:list-item>
              <text:list-item>
                <text:p text:style-name="P174">Número Telefónico</text:p>
              </text:list-item>
              <text:list-item>
                <text:p text:style-name="P178">Contraseña</text:p>
              </text:list-item>
            </text:list>
            <text:p text:style-name="P83"/>
          </table:table-cell>
          <table:covered-table-cell/>
        </table:table-row>
        <table:table-row>
          <table:table-cell table:style-name="Tabla6.A2" office:value-type="string">
            <text:p text:style-name="P83">Reglas:</text:p>
          </table:table-cell>
          <table:table-cell table:style-name="Tabla6.B2" office:value-type="string">
            <text:list xml:id="list256354677" text:style-name="L21">
              <text:list-item>
                <text:p text:style-name="P150">Una institución puede tener más de un usuario registrado.</text:p>
              </text:list-item>
              <text:list-item>
                <text:p text:style-name="P150">El sistema deberá desactivar aquellas cuentas de usuarios que tengan más de seis (6) meses de inactividad.</text:p>
              </text:list-item>
              <text:list-item>
                <text:p text:style-name="P157"><text:span text:style-name="Fuente_20_de_20_párrafo_20_predeter."><text:span text:style-name="T162">Al momento de realizar el solicitud de Registro o modificación de un usuario, el sistema deberá emitir notificaciones vía correo electrónico a: </text:span></text:span><text:a xlink:type="simple" xlink:href="mailto:atencion@cnti.gob.ve"><text:span text:style-name="Fuente_20_de_20_párrafo_20_predeter."><text:span text:style-name="T162">atencion@cnti.gob.ve</text:span></text:span></text:a><text:span text:style-name="Fuente_20_de_20_párrafo_20_predeter."><text:span text:style-name="T162">, y a los correos asignados al (los) Gestor de Instituciones y Usuarios del RNSII</text:span></text:span></text:p>
              </text:list-item>
            </text:list>
          </table:table-cell>
        </table:table-row>
        <table:table-row>
          <table:table-cell table:style-name="Tabla6.A2" office:value-type="string">
            <text:p text:style-name="P83">Roles Involucrados:</text:p>
          </table:table-cell>
          <table:table-cell table:style-name="Tabla6.B2" office:value-type="string">
            <text:list xml:id="list311566096" text:style-name="L22">
              <text:list-item>
                <text:p text:style-name="P151">Usuario designado por la institución</text:p>
              </text:list-item>
              <text:list-item>
                <text:p text:style-name="P155"><text:span text:style-name="Fuente_20_de_20_párrafo_20_predeter."><text:span text:style-name="T162">Gestor de Instituciones y Usuarios del RNSII</text:span></text:span></text:p>
              </text:list-item>
            </text:list>
          </table:table-cell>
        </table:table-row>
        <table:table-row>
          <table:table-cell table:style-name="Tabla6.A2" office:value-type="string">
            <text:p text:style-name="P83">Indicadores:</text:p>
          </table:table-cell>
          <table:table-cell table:style-name="Tabla6.B2" office:value-type="string">
            <text:list xml:id="list1901054830" text:style-name="L23">
              <text:list-item>
                <text:p text:style-name="P152">Número de usuarios registrados</text:p>
              </text:list-item>
              <text:list-item>
                <text:p text:style-name="P152">Contacto por institución</text:p>
              </text:list-item>
            </text:list>
          </table:table-cell>
        </table:table-row>
      </table:table>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able:table table:name="Tabla7" table:style-name="Tabla7">
        <table:table-column table:style-name="Tabla7.A"/>
        <table:table-column table:style-name="Tabla7.B"/>
        <table:table-row>
          <table:table-cell table:style-name="Tabla7.A1" office:value-type="string">
            <text:p text:style-name="P18">ID del <text:span text:style-name="T147">Requerimiento</text:span>:</text:p>
          </table:table-cell>
          <table:table-cell table:style-name="Tabla7.B1" office:value-type="string">
            <text:p text:style-name="P18">RNSII-RF003</text:p>
          </table:table-cell>
        </table:table-row>
        <table:table-row>
          <table:table-cell table:style-name="Tabla7.A2" office:value-type="string">
            <text:p text:style-name="P83">Nombre del Requerimiento:</text:p>
          </table:table-cell>
          <table:table-cell table:style-name="Tabla7.B2" office:value-type="string">
            <text:p text:style-name="P86">Gestionar un SII </text:p>
          </table:table-cell>
        </table:table-row>
        <table:table-row>
          <table:table-cell table:style-name="Tabla7.A2" office:value-type="string">
            <text:p text:style-name="P83">Características: </text:p>
          </table:table-cell>
          <table:table-cell table:style-name="Tabla7.B2" office:value-type="string">
            <text:p text:style-name="P87">El RNSII cuenta con un módulo para registrar un SII, al cual se requiere incorporar nuevos campos, así como también, las opciones de modificar y eliminar un SII.</text:p>
          </table:table-cell>
        </table:table-row>
        <table:table-row>
          <table:table-cell table:style-name="Tabla7.A4" table:number-columns-spanned="2" office:value-type="string">
            <text:list xml:id="list1637372926" text:style-name="L24">
              <text:list-header>
                <text:p text:style-name="P144"/>
              </text:list-header>
              <text:list-item>
                <text:p text:style-name="P153"><text:span text:style-name="T62">Registrar un SII: </text:span><text:span text:style-name="T98">Los campos a incorporar son: </text:span></text:p>
              </text:list-item>
            </text:list>
            <text:p text:style-name="P86"><text:soft-page-break/></text:p>
            <text:list xml:id="list636211647" text:style-name="L25">
              <text:list-item>
                <text:p text:style-name="P179">Una vez el usuario acceda al módulo de registro de un SII, el sistema por defecto deberá mostrar la siguiente pregunta cerrada: </text:p>
              </text:list-item>
            </text:list>
            <text:list xml:id="list589906769" text:style-name="L26">
              <text:list-item>
                <text:p text:style-name="P192">¿El SII que desea registrar se encuentra desarrollado?</text:p>
                <text:p text:style-name="P192">- Si</text:p>
                <text:p text:style-name="P192">- No</text:p>
              </text:list-item>
            </text:list>
            <text:p text:style-name="P68"/>
            <text:list xml:id="list261170334" text:continue-numbering="true" text:style-name="L26">
              <text:list-item>
                <text:p text:style-name="P198">En caso que el usuario seleccione “Si” se deberán <text:s/>activan las siguientes fichas o pestañas:</text:p>
              </text:list-item>
            </text:list>
            <text:list xml:id="list94408752" text:style-name="L27">
              <text:list-item>
                <text:p text:style-name="P236"><text:span text:style-name="Fuente_20_de_20_párrafo_20_predeter."><text:span text:style-name="T49">Descripción General</text:span></text:span></text:p>
              </text:list-item>
              <text:list-item>
                <text:p text:style-name="P236"><text:span text:style-name="Fuente_20_de_20_párrafo_20_predeter."><text:span text:style-name="T49">Restricciones Técnicas</text:span></text:span></text:p>
              </text:list-item>
              <text:list-item>
                <text:p text:style-name="P236"><text:span text:style-name="Fuente_20_de_20_párrafo_20_predeter."><text:span text:style-name="T49">Descripción Técnica</text:span></text:span></text:p>
              </text:list-item>
              <text:list-item>
                <text:p text:style-name="P236"><text:span text:style-name="Fuente_20_de_20_párrafo_20_predeter."><text:span text:style-name="T49">Soporte del Servicio</text:span></text:span></text:p>
              </text:list-item>
              <text:list-item>
                <text:p text:style-name="P236"><text:span text:style-name="Fuente_20_de_20_párrafo_20_predeter."><text:span text:style-name="T49">Datos de Autoría</text:span></text:span></text:p>
                <text:p text:style-name="P237"/>
              </text:list-item>
            </text:list>
            <text:list xml:id="list858054692" text:style-name="L28">
              <text:list-item>
                <text:p text:style-name="P186"><text:span text:style-name="T37">En caso que le usuario seleccione “No” se deberá <text:s/>activar solamente la ficha o pestaña “</text:span><text:span text:style-name="Fuente_20_de_20_párrafo_20_predeter."><text:span text:style-name="T35">Descripción General” adicionando un campo Fecha Plan de Implementación, que posteriormente será llenado por el </text:span></text:span><text:span text:style-name="Fuente_20_de_20_párrafo_20_predeter."><text:span text:style-name="T36">Gestor de Instituciones y Usuarios del RNSII</text:span></text:span><text:span text:style-name="Fuente_20_de_20_párrafo_20_predeter."><text:span text:style-name="T35">.</text:span></text:span></text:p>
                <text:p text:style-name="P182"><text:span text:style-name="Fuente_20_de_20_párrafo_20_predeter."><text:span text:style-name="T42"/></text:span></text:p>
              </text:list-item>
              <text:list-item>
                <text:p text:style-name="P182"><text:span text:style-name="Fuente_20_de_20_párrafo_20_predeter."><text:span text:style-name="T42">Una vez que el usuario registre un SII desarrollado, el sistema deberá emitir una notificación automática al (los) Gestor del RSNII informando que se ha registrado un nuevo servicio. </text:span></text:span></text:p>
                <text:p text:style-name="P182"><text:span text:style-name="Fuente_20_de_20_párrafo_20_predeter."><text:span text:style-name="T42"/></text:span></text:p>
              </text:list-item>
              <text:list-item>
                <text:p text:style-name="P186"><text:span text:style-name="Fuente_20_de_20_párrafo_20_predeter."><text:span text:style-name="T35">Una vez que el Gestor del RSNII consulte el Servicio registrado por el Usuario, el sistema deberá mostrar <text:s/>las opciones “Aceptar”, “Rechazar”, los cuales accionarán el registro en la base de datos, así como también, el cambio de estado a “Activo”, adicionalmente, se deberá activar el campo para </text:span></text:span><text:span text:style-name="Fuente_20_de_20_párrafo_20_predeter."><text:span text:style-name="T36">Incorporar el acuerdo a suscribir entre el Gestor del RNSII y la institución (documento adjunto)</text:span></text:span></text:p>
                <text:p text:style-name="P185"><text:span text:style-name="Fuente_20_de_20_párrafo_20_predeter."><text:span text:style-name="T42"/></text:span></text:p>
              </text:list-item>
            </text:list>
            <text:list xml:id="list1049342956" text:style-name="L29">
              <text:list-item>
                <text:p text:style-name="P168"><text:span text:style-name="Fuente_20_de_20_párrafo_20_predeter."><text:span text:style-name="T34">El sistema deberá emitir alertas tanto al (los) </text:span></text:span><text:span text:style-name="Fuente_20_de_20_párrafo_20_predeter."><text:span text:style-name="T36">Gestor de Instituciones y Usuarios del RNSII</text:span></text:span><text:span text:style-name="Fuente_20_de_20_párrafo_20_predeter."><text:span text:style-name="T34"> como al Usuario informando que el Plan de Implementación está por vencerse (dicha notificación deberá ser emitida dos (2) días hábiles antes de la fecha de culminación del Plan).</text:span></text:span></text:p>
                <text:p text:style-name="P168"><text:span text:style-name="Fuente_20_de_20_párrafo_20_predeter."><text:span text:style-name="T34"/></text:span></text:p>
              </text:list-item>
              <text:list-item>
                <text:p text:style-name="P168"><text:span text:style-name="Fuente_20_de_20_párrafo_20_predeter."><text:span text:style-name="T34">Una vez que el </text:span></text:span><text:span text:style-name="Fuente_20_de_20_párrafo_20_predeter."><text:span text:style-name="T36">Gestor de Instituciones y Usuarios del RNSII</text:span></text:span><text:span text:style-name="Fuente_20_de_20_párrafo_20_predeter."><text:span text:style-name="T34"> recibe la actualización del estatus del plan, deberá actualizar la Fecha del nuevo Plan de Implementación. </text:span></text:span></text:p>
                <text:p text:style-name="P168"><text:span text:style-name="Fuente_20_de_20_párrafo_20_predeter."><text:span text:style-name="T34"/></text:span></text:p>
              </text:list-item>
              <text:list-item>
                <text:p text:style-name="P168"><text:span text:style-name="Fuente_20_de_20_párrafo_20_predeter."><text:span text:style-name="T34">Los SII deberá ser Registrados según la siguiente Caracterización:</text:span></text:span></text:p>
              </text:list-item>
              <text:list-item>
                <text:p text:style-name="P199"><text:span text:style-name="Fuente_20_de_20_párrafo_20_predeter."><text:span text:style-name="T34">Comercio</text:span></text:span></text:p>
              </text:list-item>
              <text:list-item>
                <text:p text:style-name="P199"><text:span text:style-name="Fuente_20_de_20_párrafo_20_predeter."><text:span text:style-name="T34">Educación</text:span></text:span></text:p>
              </text:list-item>
              <text:list-item>
                <text:p text:style-name="P199"><text:span text:style-name="Fuente_20_de_20_párrafo_20_predeter."><text:span text:style-name="T34">Energía y Minas</text:span></text:span></text:p>
              </text:list-item>
              <text:list-item>
                <text:p text:style-name="P199"><text:span text:style-name="Fuente_20_de_20_párrafo_20_predeter."><text:span text:style-name="T34">Ciencia, Tecnología y Educación Universitaria</text:span></text:span></text:p>
              </text:list-item>
              <text:list-item>
                <text:p text:style-name="P199"><text:span text:style-name="Fuente_20_de_20_párrafo_20_predeter."><text:span text:style-name="T34">Transporte </text:span></text:span></text:p>
              </text:list-item>
              <text:list-item>
                <text:p text:style-name="P199"><text:span text:style-name="Fuente_20_de_20_párrafo_20_predeter."><text:span text:style-name="T34">Alimentación</text:span></text:span></text:p>
              </text:list-item>
              <text:list-item>
                <text:p text:style-name="P199"><text:span text:style-name="Fuente_20_de_20_párrafo_20_predeter."><text:span text:style-name="T34">Salud</text:span></text:span></text:p>
              </text:list-item>
              <text:list-item>
                <text:p text:style-name="P199"><text:span text:style-name="Fuente_20_de_20_párrafo_20_predeter."><text:span text:style-name="T34">Finanzas, Bancas y Seguros</text:span></text:span></text:p>
              </text:list-item>
              <text:list-item>
                <text:p text:style-name="P199"><text:soft-page-break/><text:span text:style-name="Fuente_20_de_20_párrafo_20_predeter."><text:span text:style-name="T34">Agrícola</text:span></text:span></text:p>
              </text:list-item>
              <text:list-item>
                <text:p text:style-name="P199"><text:span text:style-name="Fuente_20_de_20_párrafo_20_predeter."><text:span text:style-name="T34">Cultura</text:span></text:span></text:p>
              </text:list-item>
              <text:list-item>
                <text:p text:style-name="P199"><text:span text:style-name="Fuente_20_de_20_párrafo_20_predeter."><text:span text:style-name="T34">Defensa y Política Exterior</text:span></text:span></text:p>
              </text:list-item>
              <text:list-item>
                <text:p text:style-name="P199"><text:span text:style-name="Fuente_20_de_20_párrafo_20_predeter."><text:span text:style-name="T34">Judicial</text:span></text:span></text:p>
              </text:list-item>
              <text:list-item>
                <text:p text:style-name="P199"><text:span text:style-name="Fuente_20_de_20_párrafo_20_predeter."><text:span text:style-name="T34">Vivienda</text:span></text:span></text:p>
              </text:list-item>
              <text:list-item>
                <text:p text:style-name="P199"><text:span text:style-name="Fuente_20_de_20_párrafo_20_predeter."><text:span text:style-name="T34">Protección Social</text:span></text:span></text:p>
              </text:list-item>
              <text:list-item>
                <text:p text:style-name="P199"><text:span text:style-name="Fuente_20_de_20_párrafo_20_predeter."><text:span text:style-name="T34">Comunicación e Información</text:span></text:span></text:p>
              </text:list-item>
              <text:list-item>
                <text:p text:style-name="P199"><text:span text:style-name="Fuente_20_de_20_párrafo_20_predeter."><text:span text:style-name="T34">Ambiente y Turismo</text:span></text:span></text:p>
              </text:list-item>
              <text:list-item>
                <text:p text:style-name="P199"><text:span text:style-name="Fuente_20_de_20_párrafo_20_predeter."><text:span text:style-name="T34">Legislativo, Contraloría y Auditoría </text:span></text:span></text:p>
                <text:p text:style-name="P199"><text:span text:style-name="Fuente_20_de_20_párrafo_20_predeter."><text:span text:style-name="T34"/></text:span></text:p>
              </text:list-item>
              <text:list-item>
                <text:p text:style-name="P168"><text:span text:style-name="Fuente_20_de_20_párrafo_20_predeter."><text:span text:style-name="T34">El sistema mostrará el catálogo de SII de la siguiente manera:</text:span></text:span></text:p>
              </text:list-item>
              <text:list-item>
                <text:p text:style-name="P199"><text:span text:style-name="Fuente_20_de_20_párrafo_20_predeter."><text:span text:style-name="T34">La categorización</text:span></text:span></text:p>
              </text:list-item>
              <text:list-item>
                <text:p text:style-name="P199"><text:span text:style-name="Fuente_20_de_20_párrafo_20_predeter."><text:span text:style-name="T34">El resumen de identificación del SII el cual comprenderá: Nombre, Institución, Propósito, Fecha y Estado (Implementado o En Desarrollo)</text:span></text:span></text:p>
                <text:p text:style-name="P168"><text:span text:style-name="Fuente_20_de_20_párrafo_20_predeter."><text:span text:style-name="T34"/></text:span></text:p>
                <text:p text:style-name="P180"/>
              </text:list-item>
            </text:list>
            <text:list xml:id="list958524751" text:continue-list="list1637372926" text:style-name="L24">
              <text:list-item>
                <text:p text:style-name="P144">Modificar un SII</text:p>
                <text:p text:style-name="P144"/>
              </text:list-item>
            </text:list>
            <text:list xml:id="list1789629850" text:style-name="L30">
              <text:list-item>
                <text:p text:style-name="P183"><text:span text:style-name="Fuente_20_de_20_párrafo_20_predeter."><text:span text:style-name="T42">Una vez que el usuario modifique los datos de un SII, el sistema deberá emitir una notificación automática al (los )Gestor del RSNII informando que se ha modificado servicio. </text:span></text:span></text:p>
                <text:p text:style-name="P183"><text:span text:style-name="Fuente_20_de_20_párrafo_20_predeter."><text:span text:style-name="T42"/></text:span></text:p>
              </text:list-item>
              <text:list-item>
                <text:p text:style-name="P183"><text:span text:style-name="Fuente_20_de_20_párrafo_20_predeter."><text:span text:style-name="T42">Una vez que el (los) Gestor del RNSII consulte el Servicio modificado por el Usuario, el sistema deberá mostrar las opciones “Aceptar”, “Rechazar”, los cuales accionarán el registro en la base de datos, así como también, el cambio de estado a “Activo”. Adicionalmente, deberá emitir una notificación automática al usuario informando la aprobación o no <text:s/>de la modificación del SII.</text:span></text:span></text:p>
                <text:p text:style-name="P183"><text:span text:style-name="Fuente_20_de_20_párrafo_20_predeter."><text:span text:style-name="T42"/></text:span></text:p>
              </text:list-item>
            </text:list>
            <text:p text:style-name="P88"/>
            <text:list xml:id="list710788863" text:continue-list="list958524751" text:style-name="L24">
              <text:list-item>
                <text:p text:style-name="P144">Eliminar un SII</text:p>
                <text:p text:style-name="P144"/>
              </text:list-item>
            </text:list>
            <text:list xml:id="list457518548" text:style-name="L31">
              <text:list-item>
                <text:p text:style-name="P187"><text:span text:style-name="Fuente_20_de_20_párrafo_20_predeter."><text:span text:style-name="T34">El usuario podrá solicitar la eliminación de un SII. </text:span></text:span></text:p>
              </text:list-item>
              <text:list-item>
                <text:p text:style-name="P187"><text:span text:style-name="Fuente_20_de_20_párrafo_20_predeter."><text:span text:style-name="T34">Una vez que el usuario solicite la eliminación de un SII, el sistema deberá emitir una notificación automática al (los) Gestor del RSNII informando que se desea eliminar el servicio. </text:span></text:span></text:p>
              </text:list-item>
              <text:list-item>
                <text:p text:style-name="P187"><text:span text:style-name="Fuente_20_de_20_párrafo_20_predeter."><text:span text:style-name="T34">Una vez que el Gestor del RNSII consulte el Servicio y valide la fundamentación de la solicitud, el sistema deberá mostrar las opciones “Aceptar”, “Rechazar”, los cuales accionarán el registro en la base de datos, así como también, el cambio de estado a “Inactivo”. Adicionalmente, deberá emitir una notificación automática al usuario informando la aprobación o no <text:s/>de la eliminación del SII.</text:span></text:span></text:p>
              </text:list-item>
              <text:list-item>
                <text:p text:style-name="P187"><text:span text:style-name="Fuente_20_de_20_párrafo_20_predeter."><text:span text:style-name="T34">La eliminación del Servicio será lógica, quedando finalmente en estado “Inactivo” y no perceptible para los usuarios finales.</text:span></text:span></text:p>
              </text:list-item>
            </text:list>
            <text:p text:style-name="P18"/>
          </table:table-cell>
          <table:covered-table-cell/>
        </table:table-row>
        <table:table-row>
          <table:table-cell table:style-name="Tabla7.A2" office:value-type="string">
            <text:p text:style-name="P83">Reglas:</text:p>
          </table:table-cell>
          <table:table-cell table:style-name="Tabla7.B2" office:value-type="string">
            <text:list xml:id="list439261019" text:style-name="L32">
              <text:list-item>
                <text:p text:style-name="P154"><text:span text:style-name="Fuente_20_de_20_párrafo_20_predeter."><text:span text:style-name="T61">Al momento de realizar la solicitud de Registro, modificación o eliminación de un SII, el sistema deberá emitir notificaciones vía correo electrónico a: </text:span></text:span><text:soft-page-break/><text:a xlink:type="simple" xlink:href="mailto:atencion@cnti.gob.ve"><text:span text:style-name="Fuente_20_de_20_párrafo_20_predeter.">atencion@cnti.gob.ve</text:span></text:a><text:span text:style-name="Fuente_20_de_20_párrafo_20_predeter."><text:span text:style-name="T61">, y a los correos asignados al (los) Gestor del RNSII y al (los) <text:s/>Gestor de Instituciones y Usuarios del RNSII</text:span></text:span></text:p>
              </text:list-item>
              <text:list-item>
                <text:p text:style-name="P154">Los SII a registrar pueden estar desarrollado o en desarrollo.</text:p>
              </text:list-item>
              <text:list-item>
                <text:p text:style-name="P154">En caso que el SII esté en desarrollo se debe adjuntar el plan de Implementación del SII.</text:p>
              </text:list-item>
              <text:list-item>
                <text:p text:style-name="P235"><text:span text:style-name="Fuente_20_de_20_párrafo_20_predeter."><text:span text:style-name="T38">El </text:span></text:span><text:span text:style-name="Fuente_20_de_20_párrafo_20_predeter."><text:span text:style-name="T39">Gestor de Instituciones y Usuarios del RNSII</text:span></text:span><text:span text:style-name="Fuente_20_de_20_párrafo_20_predeter."><text:span text:style-name="T38"> al tener el plan de implementación, deberá registrar la fecha de éste en el Sistema para posteriormente hacer seguimiento del caso. </text:span></text:span></text:p>
              </text:list-item>
              <text:list-item>
                <text:p text:style-name="P229"><text:span text:style-name="Fuente_20_de_20_párrafo_20_predeter."><text:span text:style-name="T46">El Operador de IO también puede ofrecer SII, los cuales serán desarrollados agrupando datos de autoría <text:s/>de una o varias instituciones que se encuentren en la plataforma de IO. En este caso, el Operador de IO será tratado como una institución más.</text:span></text:span></text:p>
              </text:list-item>
              <text:list-item>
                <text:p text:style-name="P235"><text:span text:style-name="Fuente_20_de_20_párrafo_20_predeter."><text:span text:style-name="T38">Si la institución no ha enviado el plan de implementación del SII, el </text:span></text:span><text:span text:style-name="Fuente_20_de_20_párrafo_20_predeter."><text:span text:style-name="T39">Gestor de Instituciones y Usuarios del RNSII</text:span></text:span><text:span text:style-name="Fuente_20_de_20_párrafo_20_predeter."><text:span text:style-name="T38"> deberá solicitarlo mediante un correo electrónico. </text:span></text:span></text:p>
              </text:list-item>
              <text:list-item>
                <text:p text:style-name="P164"><text:span text:style-name="Fuente_20_de_20_párrafo_20_predeter."><text:span text:style-name="T35">La Institución <text:s/>tendrá un plazo máximo de 3 actualizaciones del Plan de Implementación del SII, una vez superado éste, el sistema deberá emitir una alerta de notificación al </text:span></text:span><text:span text:style-name="Fuente_20_de_20_párrafo_20_predeter."><text:span text:style-name="T36">Gestor de Instituciones y Usuarios del RNSII</text:span></text:span><text:span text:style-name="Fuente_20_de_20_párrafo_20_predeter."><text:span text:style-name="T35"> para que proceda a reunirse con el responsable del SII de la institución y tomen acciones para asegurar la entrega del servicio. </text:span></text:span></text:p>
              </text:list-item>
              <text:list-item>
                <text:p text:style-name="P164"><text:span text:style-name="T41">Es necesario que la institución fundamente formalmente las razones por la cuales desea modificar o eliminar el SII de manera que sea notificado al (los) Gestor </text:span><text:span text:style-name="Fuente_20_de_20_párrafo_20_predeter."><text:span text:style-name="T40">del RNSII</text:span></text:span><text:span text:style-name="T41">. </text:span></text:p>
              </text:list-item>
              <text:list-item>
                <text:p text:style-name="P165">Se podrán modificar cualquiera de los datos registrados en el SII.</text:p>
              </text:list-item>
              <text:list-item>
                <text:p text:style-name="P165">Se debe actualizar el acuerdo a suscribir cada vez que se modifique un SII. </text:p>
              </text:list-item>
              <text:list-item>
                <text:p text:style-name="P200"><text:span text:style-name="Fuente_20_de_20_párrafo_20_predeter."><text:span text:style-name="T34">Cuando se solicite la eliminación de un servicio, el Gestor del RNSII deberá evaluar lo siguiente:</text:span></text:span></text:p>
              </text:list-item>
              <text:list-item>
                <text:p text:style-name="P188"><text:span text:style-name="Fuente_20_de_20_párrafo_20_predeter."><text:span text:style-name="T34">El SII es provisional y se va a activar otro que brinde la misma información, a corto plazo. En este caso, se aprobará la eliminación condicionada a la activación del SII que aporte esa información. </text:span></text:span></text:p>
              </text:list-item>
              <text:list-item>
                <text:p text:style-name="P188"><text:span text:style-name="Fuente_20_de_20_párrafo_20_predeter."><text:span text:style-name="T34">La solicitud proviene del único consumidor del SII. En este caso, también se aprobará la eliminación en la fecha acordada con la institución consumidora.</text:span></text:span></text:p>
              </text:list-item>
              <text:list-item>
                <text:p text:style-name="P188"><text:span text:style-name="Fuente_20_de_20_párrafo_20_predeter."><text:span text:style-name="T34">La solicitud viene sólo un consumidor y no de varios consumidores de SII. En este caso, se rechaza.</text:span></text:span></text:p>
              </text:list-item>
              <text:list-item>
                <text:p text:style-name="P188"><text:span text:style-name="Fuente_20_de_20_párrafo_20_predeter."><text:span text:style-name="T34">La solicitud de eliminación proviene del proveedor del servicio. En este </text:span></text:span><text:span text:style-name="Fuente_20_de_20_párrafo_20_predeter."><text:span text:style-name="T34">caso, se debe identificar las instituciones consumidoras y hacer una mesa de trabajo de la institución proveedora con las instituciones consumidoras, para </text:span></text:span><text:span text:style-name="Fuente_20_de_20_párrafo_20_predeter."><text:span text:style-name="T34">que lleguen a acuerdos.</text:span></text:span></text:p>
              </text:list-item>
              <text:list-item>
                <text:p text:style-name="P184"><text:span text:style-name="Fuente_20_de_20_párrafo_20_predeter."><text:span text:style-name="T42">La solicitud se produce porque va a desaparecer la institución proveedora. En este caso, se debe identificar qué institución o instituciones van a tener la autoría de esa información y solicitarle(s) la creación del SII.</text:span></text:span></text:p>
              </text:list-item>
              <text:list-item>
                <text:p text:style-name="P230"><text:span text:style-name="Fuente_20_de_20_párrafo_20_predeter."><text:span text:style-name="T47">En caso de que se apruebe la eliminación de un SII, el Gestor del RNSII le solicita al </text:span></text:span><text:soft-page-break/><text:span text:style-name="Fuente_20_de_20_párrafo_20_predeter."><text:span text:style-name="T47">Gestor IO la eliminación de la plataforma IO y una vez confirmada la eliminación de la plataforma, el Gestor de RNSII procede a eliminarlo del catálogo.</text:span></text:span></text:p>
              </text:list-item>
              <text:list-item>
                <text:p text:style-name="P238"><text:span text:style-name="Fuente_20_de_20_párrafo_20_predeter."><text:span text:style-name="T43">El SII no deberá ser eliminado del catálogo, simplemente deberá ser desactivado, </text:span></text:span><text:span text:style-name="Fuente_20_de_20_párrafo_20_predeter."><text:span text:style-name="T43">permitiendo que el servicio se vuelva a activar en caso de que haya una institución que pueda proveer ese servicio.</text:span></text:span></text:p>
              </text:list-item>
            </text:list>
          </table:table-cell>
        </table:table-row>
        <table:table-row>
          <table:table-cell table:style-name="Tabla7.A2" office:value-type="string">
            <text:p text:style-name="P83">Roles Involucrados:</text:p>
          </table:table-cell>
          <table:table-cell table:style-name="Tabla7.B2" office:value-type="string">
            <text:list xml:id="list1395751808" text:style-name="L33">
              <text:list-item>
                <text:p text:style-name="P158">Usuario designado por la institución</text:p>
              </text:list-item>
              <text:list-item>
                <text:p text:style-name="P158">Gestor del RNSII</text:p>
              </text:list-item>
              <text:list-item>
                <text:p text:style-name="P156"><text:span text:style-name="Fuente_20_de_20_párrafo_20_predeter."><text:span text:style-name="T162">Gestor de Instituciones y Usuarios del RNSII</text:span></text:span></text:p>
              </text:list-item>
              <text:list-item>
                <text:p text:style-name="P158">Gestor de IO</text:p>
              </text:list-item>
            </text:list>
          </table:table-cell>
        </table:table-row>
        <table:table-row>
          <table:table-cell table:style-name="Tabla7.A2" office:value-type="string">
            <text:p text:style-name="P83">Indicadores:</text:p>
          </table:table-cell>
          <table:table-cell table:style-name="Tabla7.B2" office:value-type="string">
            <text:list xml:id="list1147177846" text:style-name="L34">
              <text:list-item>
                <text:p text:style-name="P231"><text:span text:style-name="Fuente_20_de_20_párrafo_20_predeter."><text:span text:style-name="T146">Número de SII Registrados en el RNSII</text:span></text:span></text:p>
              </text:list-item>
              <text:list-item>
                <text:p text:style-name="P159">Lista de SII Desarrollados</text:p>
              </text:list-item>
              <text:list-item>
                <text:p text:style-name="P233"><text:span text:style-name="Fuente_20_de_20_párrafo_20_predeter."><text:span text:style-name="T118">Número de SII entregados/ SII registrados para implementación</text:span></text:span></text:p>
              </text:list-item>
              <text:list-item>
                <text:p text:style-name="P231"><text:span text:style-name="Fuente_20_de_20_párrafo_20_predeter."><text:span text:style-name="T50">Desviación promedio del plan de implementación</text:span></text:span></text:p>
              </text:list-item>
              <text:list-item>
                <text:p text:style-name="P231"><text:span text:style-name="Fuente_20_de_20_párrafo_20_predeter."><text:span text:style-name="T146">Número de SII Modificados en el RNSII</text:span></text:span></text:p>
              </text:list-item>
              <text:list-item>
                <text:p text:style-name="P231"><text:span text:style-name="Fuente_20_de_20_párrafo_20_predeter."><text:span text:style-name="T146">Número de SII Eliminados en el RNSII</text:span></text:span></text:p>
              </text:list-item>
            </text:list>
          </table:table-cell>
        </table:table-row>
      </table:table>
      <text:p text:style-name="P12"><text:span text:style-name="Strong_20_Emphasis"><text:span text:style-name="T18"/></text:span></text:p>
      <text:p text:style-name="P12"><text:span text:style-name="Strong_20_Emphasis"><text:span text:style-name="T18"/></text:span></text:p>
      <table:table table:name="Tabla9" table:style-name="Tabla9">
        <table:table-column table:style-name="Tabla9.A"/>
        <table:table-column table:style-name="Tabla9.B"/>
        <table:table-row>
          <table:table-cell table:style-name="Tabla9.A1" office:value-type="string">
            <text:p text:style-name="P18">ID del <text:span text:style-name="T147">Requerimiento</text:span>:</text:p>
          </table:table-cell>
          <table:table-cell table:style-name="Tabla9.B1" office:value-type="string">
            <text:p text:style-name="P18">RNSII-RF004</text:p>
          </table:table-cell>
        </table:table-row>
        <table:table-row>
          <table:table-cell table:style-name="Tabla9.A2" office:value-type="string">
            <text:p text:style-name="P83">Nombre del Requerimiento:</text:p>
          </table:table-cell>
          <table:table-cell table:style-name="Tabla9.B2" office:value-type="string">
            <text:p text:style-name="P86">Gestionar Reportes</text:p>
          </table:table-cell>
        </table:table-row>
        <table:table-row>
          <table:table-cell table:style-name="Tabla9.A2" office:value-type="string">
            <text:p text:style-name="P83">Características: </text:p>
          </table:table-cell>
          <table:table-cell table:style-name="Tabla9.B2" office:value-type="string">
            <text:p text:style-name="P87">El sistema deberá contar con un módulo de generación de reportes dinámicos, parametrizable que incluya tablas y gráficos.</text:p>
          </table:table-cell>
        </table:table-row>
        <table:table-row>
          <table:table-cell table:style-name="Tabla9.A4" table:number-columns-spanned="2" office:value-type="string">
            <text:p text:style-name="P87">Los reportes del sistema establecidos inicialmente deberán ser todos los indicadores reflejados en los requerimientos funcionales: RF001, RF002, y RF003.</text:p>
          </table:table-cell>
          <table:covered-table-cell/>
        </table:table-row>
      </table:table>
      <text:p text:style-name="P12"><text:span text:style-name="Strong_20_Emphasis"><text:span text:style-name="T18"/></text:span></text:p>
      <text:h text:style-name="P139" text:outline-level="3"><text:span text:style-name="Strong_20_Emphasis"><text:span text:style-name="T18">Requerimientos No Funcionales</text:span></text:span></text:h>
      <text:list xml:id="list1914814155" text:continue-list="list1774701971" text:style-name="L2">
        <text:list-item>
          <text:list>
            <text:list-header>
              <text:p text:style-name="P217"><text:span text:style-name="Strong_20_Emphasis"><text:span text:style-name="T18">7.1 Usabilidad</text:span></text:span></text:p>
              <text:p text:style-name="P219"><text:span text:style-name="Strong_20_Emphasis"><text:span text:style-name="T90">Debe ser fácil de comprender, aprender y de usar, además de ser atractivo al usuario. Se debe tomar en cuenta la diversidad de usuarios que tendrá, con distintos niveles de educación y cultura. </text:span></text:span></text:p>
              <text:p text:style-name="P219"><text:span text:style-name="Strong_20_Emphasis"><text:span text:style-name="T90"/></text:span></text:p>
              <text:p text:style-name="P217"><text:span text:style-name="Strong_20_Emphasis"><text:span text:style-name="T94">7.2 Fiabilidad</text:span></text:span></text:p>
              <text:p text:style-name="P261"><text:span text:style-name="Teletype"><text:span text:style-name="T92">El sistema debe estar disponible en el 100% de los casos.</text:span></text:span></text:p>
              <text:p text:style-name="P217"><text:span text:style-name="Strong_20_Emphasis"><text:span text:style-name="T93">7.3 Eficiencia</text:span></text:span></text:p>
            </text:list-header>
          </text:list>
        </text:list-item>
      </text:list>
      <text:list xml:id="list257354504" text:style-name="L35">
        <text:list-item>
          <text:p text:style-name="P221"><text:soft-page-break/><text:span text:style-name="Strong_20_Emphasis"><text:span text:style-name="T91">La aplicación debe contar con capacidad de respuesta en un tiempo razonable, en cuanto a las peticiones o generación de información. </text:span></text:span></text:p>
        </text:list-item>
        <text:list-item>
          <text:p text:style-name="P221"><text:span text:style-name="Strong_20_Emphasis"><text:span text:style-name="T91">La aplicación <text:s/>no debe desperdiciar recursos del sistema. </text:span></text:span></text:p>
        </text:list-item>
        <text:list-item>
          <text:p text:style-name="P221"><text:span text:style-name="Strong_20_Emphasis"><text:span text:style-name="T156">El espacio de memoria física ocupado por la aplicación y su <text:s/>base de datos debe ser el menor posible, a objeto de garantizar su instalación en dispositivos de bajas y medianas prestaciones. </text:span></text:span></text:p>
          <text:p text:style-name="P275"><text:span text:style-name="Strong_20_Emphasis"><text:span text:style-name="T54"/></text:span></text:p>
        </text:list-item>
      </text:list>
      <text:list xml:id="list1891397120" text:continue-list="list1914814155" text:style-name="L2">
        <text:list-item>
          <text:list>
            <text:list-header>
              <text:p text:style-name="P217"><text:span text:style-name="Strong_20_Emphasis"><text:span text:style-name="T93">7.4 Seguridad</text:span></text:span></text:p>
              <text:list text:continue-numbering="true">
                <text:list-header>
                  <text:p text:style-name="P217"><text:span text:style-name="Strong_20_Emphasis"><text:span text:style-name="T94">7.4.1 Rangos de Seguridad</text:span></text:span></text:p>
                </text:list-header>
              </text:list>
              <text:p text:style-name="P219"><text:span text:style-name="Strong_20_Emphasis"><text:span text:style-name="T155">a) Se espera que, para una entrega parcial, <text:s/>la evaluación de seguridad de la información arroje como resultado el cumplimiento de al menos un 75% de los Requisitos de Seguridad Obligatorios.</text:span></text:span></text:p>
              <text:p text:style-name="P219"><text:span text:style-name="Strong_20_Emphasis"><text:span text:style-name="T155"/></text:span></text:p>
              <text:p text:style-name="P219"><text:span text:style-name="Strong_20_Emphasis"><text:span text:style-name="T155">b) Se considera obligatorio, para la entrega final, el cumplimiento del 100% de los Requisitos de Seguridad Obligatorios.</text:span></text:span></text:p>
              <text:p text:style-name="P219"><text:span text:style-name="Strong_20_Emphasis"><text:span text:style-name="T155"/></text:span></text:p>
              <text:p text:style-name="P219"><text:span text:style-name="Strong_20_Emphasis"><text:span text:style-name="T155">c) CNTI indicará si es imprescindible, para una entrega parcial, el cumplimiento de un “Requisito de Seguridad Obligatorio" particular, aún cuando se haya cumplido lo </text:span></text:span><text:span text:style-name="Strong_20_Emphasis"><text:span text:style-name="T155">establecido en a). Por ejemplo, una entrega puede haber cumplido los parámetros mínimos <text:s/>- 75% <text:s/>o más del cumplimiento de los "Requisitos de Seguridad Obligatorios"- pero puede ocurrir que el módulo, componente o “build” recibido en la entrega, <text:s/>deba ser puesto en producción (por tratarse de un desarrollo iterativo), y tenga una debilidad de seguridad importante como XSS o una inyección SQL, entre otras. O puede ocurrir que <text:s/>la corrección de un error en etapas posteriores implique riesgos, o se presuma costosa en tiempo y esfuerzo. </text:span></text:span></text:p>
              <text:p text:style-name="P219"><text:span text:style-name="Strong_20_Emphasis"><text:span text:style-name="T155"/></text:span></text:p>
              <text:p text:style-name="P219"><text:span text:style-name="Strong_20_Emphasis"><text:span text:style-name="T155">CNTI ofrecerá la mayor cantidad de información posible acerca de las evidencias de no cumplimiento de los Requisitos de Seguridad Obligatorios.</text:span></text:span></text:p>
            </text:list-header>
          </text:list>
        </text:list-item>
      </text:list>
      <text:list xml:id="list1583844078" text:style-name="L36">
        <text:list-header>
          <text:p text:style-name="P277"/>
        </text:list-header>
      </text:list>
      <text:list xml:id="list812795123" text:continue-list="list1891397120" text:style-name="L2">
        <text:list-item>
          <text:list>
            <text:list-item>
              <text:list>
                <text:list-header>
                  <text:p text:style-name="P217"><text:span text:style-name="Strong_20_Emphasis"><text:span text:style-name="T154"/></text:span></text:p>
                  <text:p text:style-name="P217"><text:span text:style-name="Strong_20_Emphasis"><text:span text:style-name="T154">7.4.2 Marco de Referencia </text:span></text:span></text:p>
                </text:list-header>
              </text:list>
              <text:p text:style-name="P219"><text:span text:style-name="Strong_20_Emphasis"><text:span text:style-name="T155">La evaluación realizada por la Oficina de Seguridad de la Información, se basa <text:s/>principalmente en las normas internacionales ISO 27001 (Tecnología de la Información – </text:span></text:span><text:soft-page-break/><text:span text:style-name="Strong_20_Emphasis"><text:span text:style-name="T155">Técnicas de seguridad <text:s/>- Sistemas de gestión de seguridad de la información – Requerimientos ) e ISO 27002 (Tecnología de la información - Código de prácticas para la gestión de la seguridad de la información) donde se establecieron criterios obligatorios que deben de ser cumplidos en su totalidad por parte del sistema de información objeto del análisis. Además de los marcos de referencia anteriormente mencionados también se extrajeron algunos requisitos de seguridad tanto del proyecto Proyecto Abierto De Seguridad De Aplicaciones Web ( por sus siglas en ingles, OWASP) y de la Lista De </text:span></text:span><text:span text:style-name="Strong_20_Emphasis"><text:span text:style-name="T155">Chequeo - Controles De Seguridad Para Plataformas Web elaborada por la Superintendencia de Servicios de Certificación Electrónica (SUSCERTE).</text:span></text:span></text:p>
              <text:p text:style-name="P219"><text:span text:style-name="Strong_20_Emphasis"><text:span text:style-name="T155"/></text:span></text:p>
              <text:p text:style-name="P219"><text:span text:style-name="Strong_20_Emphasis"><text:span text:style-name="T155">Los criterios de seguridad, están organizados en función de la ISO 27002 donde se establecen 11 categorías de control subdivididos a su vez en 39 objetivos de control principales, en función de lo expuesto y acotando el ámbito de la evaluación solo a los </text:span></text:span><text:span text:style-name="Strong_20_Emphasis"><text:span text:style-name="T155">sistemas de información se recabaron las siguientes categorías, objetivos de control y controles a ser valorados:</text:span></text:span></text:p>
              <text:p text:style-name="P219"><text:span text:style-name="Strong_20_Emphasis"><text:span text:style-name="T155"/></text:span></text:p>
            </text:list-item>
          </text:list>
        </text:list-item>
      </text:list>
      <table:table table:name="Marco_de_Referencia_de_Seguridad:_Gestión_de_las_comunicaciones_y_operaciones" table:style-name="Marco_5f_de_5f_Referencia_5f_de_5f_Seguridad_3a__5f_Gestión_5f_de_5f_las_5f_comunicaciones_5f_y_5f_operaciones">
        <table:table-column table:style-name="Marco_5f_de_5f_Referencia_5f_de_5f_Seguridad_3a__5f_Gestión_5f_de_5f_las_5f_comunicaciones_5f_y_5f_operaciones.A"/>
        <table:table-column table:style-name="Marco_5f_de_5f_Referencia_5f_de_5f_Seguridad_3a__5f_Gestión_5f_de_5f_las_5f_comunicaciones_5f_y_5f_operaciones.B"/>
        <table:table-column table:style-name="Marco_5f_de_5f_Referencia_5f_de_5f_Seguridad_3a__5f_Gestión_5f_de_5f_las_5f_comunicaciones_5f_y_5f_operaciones.C"/>
        <table:table-header-rows>
          <table:table-row>
            <table:table-cell table:style-name="Marco_5f_de_5f_Referencia_5f_de_5f_Seguridad_3a__5f_Gestión_5f_de_5f_las_5f_comunicaciones_5f_y_5f_operaciones.A1" table:number-columns-spanned="3" office:value-type="string">
              <text:list xml:id="list2111331369" text:continue-numbering="true" text:style-name="L2">
                <text:list-item>
                  <text:list>
                    <text:list-header>
                      <text:p text:style-name="P220"><text:span text:style-name="Strong_20_Emphasis"><text:span text:style-name="T157">Categoría: gestión de las comunicaciones y operaciones</text:span></text:span></text:p>
                    </text:list-header>
                  </text:list>
                </text:list-item>
              </text:list>
            </table:table-cell>
            <table:covered-table-cell/>
            <table:covered-table-cell/>
          </table:table-row>
          <table:table-row>
            <table:table-cell table:style-name="Marco_5f_de_5f_Referencia_5f_de_5f_Seguridad_3a__5f_Gestión_5f_de_5f_las_5f_comunicaciones_5f_y_5f_operaciones.A2" office:value-type="string">
              <text:list xml:id="list1211405056" text:continue-numbering="true" text:style-name="L2">
                <text:list-item>
                  <text:list>
                    <text:list-header>
                      <text:p text:style-name="P278">Objetivo de control </text:p>
                    </text:list-header>
                  </text:list>
                </text:list-item>
              </text:list>
            </table:table-cell>
            <table:table-cell table:style-name="Marco_5f_de_5f_Referencia_5f_de_5f_Seguridad_3a__5f_Gestión_5f_de_5f_las_5f_comunicaciones_5f_y_5f_operaciones.A2" office:value-type="string">
              <text:list xml:id="list2140323758" text:continue-numbering="true" text:style-name="L2">
                <text:list-item>
                  <text:list>
                    <text:list-header>
                      <text:p text:style-name="P278">Control</text:p>
                    </text:list-header>
                  </text:list>
                </text:list-item>
              </text:list>
            </table:table-cell>
            <table:table-cell table:style-name="Marco_5f_de_5f_Referencia_5f_de_5f_Seguridad_3a__5f_Gestión_5f_de_5f_las_5f_comunicaciones_5f_y_5f_operaciones.C2" office:value-type="string">
              <text:list xml:id="list1818242434" text:continue-numbering="true" text:style-name="L2">
                <text:list-item>
                  <text:list>
                    <text:list-header>
                      <text:p text:style-name="P278">Definición</text:p>
                    </text:list-header>
                  </text:list>
                </text:list-item>
              </text:list>
            </table:table-cell>
          </table:table-row>
        </table:table-header-rows>
        <table:table-row>
          <table:table-cell table:style-name="Marco_5f_de_5f_Referencia_5f_de_5f_Seguridad_3a__5f_Gestión_5f_de_5f_las_5f_comunicaciones_5f_y_5f_operaciones.A3" table:number-rows-spanned="3" office:value-type="string">
            <text:list xml:id="list886115633" text:continue-numbering="true" text:style-name="L2">
              <text:list-item>
                <text:list>
                  <text:list-header>
                    <text:p text:style-name="P279">Monitoreo: Detectar actividades de procesamiento de información no autorizadas. </text:p>
                  </text:list-header>
                </text:list>
              </text:list-item>
            </text:list>
          </table:table-cell>
          <table:table-cell table:style-name="Marco_5f_de_5f_Referencia_5f_de_5f_Seguridad_3a__5f_Gestión_5f_de_5f_las_5f_comunicaciones_5f_y_5f_operaciones.B3" office:value-type="string">
            <text:list xml:id="list336198989" text:continue-numbering="true" text:style-name="L2">
              <text:list-item>
                <text:list>
                  <text:list-header>
                    <text:p text:style-name="P279">Registro de auditoría</text:p>
                  </text:list-header>
                </text:list>
              </text:list-item>
            </text:list>
          </table:table-cell>
          <table:table-cell table:style-name="Marco_5f_de_5f_Referencia_5f_de_5f_Seguridad_3a__5f_Gestión_5f_de_5f_las_5f_comunicaciones_5f_y_5f_operaciones.C3" office:value-type="string">
            <text:list xml:id="list2057886951" text:continue-numbering="true" text:style-name="L2">
              <text:list-item>
                <text:list>
                  <text:list-header>
                    <text:p text:style-name="P279">Se deben producir registros de la actividades de auditoría, excepciones y eventos de seguridad de la información y se deben mantener durante un período acordado para ayudar en investigaciones futuras y monitorizar el control de acceso. </text:p>
                  </text:list-header>
                </text:list>
              </text:list-item>
            </text:list>
          </table:table-cell>
        </table:table-row>
        <table:table-row>
          <table:covered-table-cell/>
          <table:table-cell table:style-name="Marco_5f_de_5f_Referencia_5f_de_5f_Seguridad_3a__5f_Gestión_5f_de_5f_las_5f_comunicaciones_5f_y_5f_operaciones.B3" office:value-type="string">
            <text:list xml:id="list2120856407" text:continue-numbering="true" text:style-name="L2">
              <text:list-item>
                <text:list>
                  <text:list-header>
                    <text:p text:style-name="P279">Registro de fallas</text:p>
                  </text:list-header>
                </text:list>
              </text:list-item>
            </text:list>
          </table:table-cell>
          <table:table-cell table:style-name="Marco_5f_de_5f_Referencia_5f_de_5f_Seguridad_3a__5f_Gestión_5f_de_5f_las_5f_comunicaciones_5f_y_5f_operaciones.C3" office:value-type="string">
            <text:list xml:id="list35197564" text:continue-numbering="true" text:style-name="L2">
              <text:list-item>
                <text:list>
                  <text:list-header>
                    <text:p text:style-name="P279">Las fallas se deben registrar, analizar y se debe tomar la acción apropiada. </text:p>
                  </text:list-header>
                </text:list>
              </text:list-item>
            </text:list>
          </table:table-cell>
        </table:table-row>
        <table:table-row>
          <table:covered-table-cell/>
          <table:table-cell table:style-name="Marco_5f_de_5f_Referencia_5f_de_5f_Seguridad_3a__5f_Gestión_5f_de_5f_las_5f_comunicaciones_5f_y_5f_operaciones.B3" office:value-type="string">
            <text:list xml:id="list92340291" text:continue-numbering="true" text:style-name="L2">
              <text:list-item>
                <text:list>
                  <text:list-header>
                    <text:p text:style-name="P279">Sincronización de relojes</text:p>
                  </text:list-header>
                </text:list>
              </text:list-item>
            </text:list>
          </table:table-cell>
          <table:table-cell table:style-name="Marco_5f_de_5f_Referencia_5f_de_5f_Seguridad_3a__5f_Gestión_5f_de_5f_las_5f_comunicaciones_5f_y_5f_operaciones.C3" office:value-type="string">
            <text:list xml:id="list1619995861" text:continue-numbering="true" text:style-name="L2">
              <text:list-item>
                <text:list>
                  <text:list-header>
                    <text:p text:style-name="P279">Los relojes de los sistemas de procesamiento de información relevantes de una organización o dominio de seguridad deben estar sincronizados con una fuente de tiempo exacta acordada. </text:p>
                  </text:list-header>
                </text:list>
              </text:list-item>
            </text:list>
          </table:table-cell>
        </table:table-row>
        <table:table-row>
          <table:table-cell table:style-name="Marco_5f_de_5f_Referencia_5f_de_5f_Seguridad_3a__5f_Gestión_5f_de_5f_las_5f_comunicaciones_5f_y_5f_operaciones.A6" table:number-columns-spanned="3" office:value-type="string">
            <text:list xml:id="list462918610" text:continue-numbering="true" text:style-name="L2">
              <text:list-item>
                <text:list>
                  <text:list-header>
                    <text:p text:style-name="P222"><text:span text:style-name="Strong_20_Emphasis"><text:span text:style-name="T158">Categoría: control de acceso</text:span></text:span></text:p>
                  </text:list-header>
                </text:list>
              </text:list-item>
            </text:list>
          </table:table-cell>
          <table:covered-table-cell/>
          <table:covered-table-cell/>
        </table:table-row>
        <table:table-row>
          <table:table-cell table:style-name="Marco_5f_de_5f_Referencia_5f_de_5f_Seguridad_3a__5f_Gestión_5f_de_5f_las_5f_comunicaciones_5f_y_5f_operaciones.A7" office:value-type="string">
            <text:list xml:id="list983645068"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Marco_5f_de_5f_Referencia_5f_de_5f_Seguridad_3a__5f_Gestión_5f_de_5f_las_5f_comunicaciones_5f_y_5f_operaciones.B7" office:value-type="string">
            <text:list xml:id="list2121046907"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Marco_5f_de_5f_Referencia_5f_de_5f_Seguridad_3a__5f_Gestión_5f_de_5f_las_5f_comunicaciones_5f_y_5f_operaciones.C7" office:value-type="string">
            <text:list xml:id="list297546943" text:continue-numbering="true" text:style-name="L2">
              <text:list-item>
                <text:list>
                  <text:list-header>
                    <text:p text:style-name="P222"><text:span text:style-name="Strong_20_Emphasis"><text:span text:style-name="T158">Definición</text:span></text:span></text:p>
                  </text:list-header>
                </text:list>
              </text:list-item>
            </text:list>
          </table:table-cell>
        </table:table-row>
        <table:table-row>
          <table:table-cell table:style-name="Marco_5f_de_5f_Referencia_5f_de_5f_Seguridad_3a__5f_Gestión_5f_de_5f_las_5f_comunicaciones_5f_y_5f_operaciones.A3" office:value-type="string">
            <text:p text:style-name="P112"><text:span text:style-name="T62">Gestión del acceso del usuario:</text:span> <text:s/>Asegurar el acceso del usuario <text:soft-page-break/>autorizado y evitar el acceso no-autorizado a los sistemas de información. </text:p>
          </table:table-cell>
          <table:table-cell table:style-name="Marco_5f_de_5f_Referencia_5f_de_5f_Seguridad_3a__5f_Gestión_5f_de_5f_las_5f_comunicaciones_5f_y_5f_operaciones.B3" office:value-type="string">
            <text:p text:style-name="P113">Inscripción del usuario</text:p>
          </table:table-cell>
          <table:table-cell table:style-name="Marco_5f_de_5f_Referencia_5f_de_5f_Seguridad_3a__5f_Gestión_5f_de_5f_las_5f_comunicaciones_5f_y_5f_operaciones.C3" office:value-type="string">
            <text:p text:style-name="P116">Debe existir un procedimiento formal para la inscripción y des-inscripción para otorgar <text:soft-page-break/>acceso a todos los sistemas y servicios de información. </text:p>
          </table:table-cell>
        </table:table-row>
        <table:table-row>
          <table:table-cell table:style-name="Marco_5f_de_5f_Referencia_5f_de_5f_Seguridad_3a__5f_Gestión_5f_de_5f_las_5f_comunicaciones_5f_y_5f_operaciones.A3" office:value-type="string">
            <text:p text:style-name="P53"/>
          </table:table-cell>
          <table:table-cell table:style-name="Marco_5f_de_5f_Referencia_5f_de_5f_Seguridad_3a__5f_Gestión_5f_de_5f_las_5f_comunicaciones_5f_y_5f_operaciones.B3" office:value-type="string">
            <text:p text:style-name="P113">Gestión de privilegios</text:p>
          </table:table-cell>
          <table:table-cell table:style-name="Marco_5f_de_5f_Referencia_5f_de_5f_Seguridad_3a__5f_Gestión_5f_de_5f_las_5f_comunicaciones_5f_y_5f_operaciones.C3" office:value-type="string">
            <text:p text:style-name="P114">Se debe restringir y controlar la asignación y uso de los privilegios. </text:p>
          </table:table-cell>
        </table:table-row>
        <table:table-row>
          <table:table-cell table:style-name="Marco_5f_de_5f_Referencia_5f_de_5f_Seguridad_3a__5f_Gestión_5f_de_5f_las_5f_comunicaciones_5f_y_5f_operaciones.A3" office:value-type="string">
            <text:p text:style-name="P53"/>
          </table:table-cell>
          <table:table-cell table:style-name="Marco_5f_de_5f_Referencia_5f_de_5f_Seguridad_3a__5f_Gestión_5f_de_5f_las_5f_comunicaciones_5f_y_5f_operaciones.B3" office:value-type="string">
            <text:p text:style-name="P113">Gestión de la clave del usuario</text:p>
          </table:table-cell>
          <table:table-cell table:style-name="Marco_5f_de_5f_Referencia_5f_de_5f_Seguridad_3a__5f_Gestión_5f_de_5f_las_5f_comunicaciones_5f_y_5f_operaciones.C3" office:value-type="string">
            <text:p text:style-name="P114">La asignación de claves se debe controlar a través de un proceso de gestión formal. </text:p>
          </table:table-cell>
        </table:table-row>
      </table:table>
      <table:table table:name="Marco_de_Referencia_de_Seguridad:_Gestión_de_adquisición,_desarrollo_y_mantenimiento_de_los_sistemas_de_información" table:style-name="Marco_5f_de_5f_Referencia_5f_de_5f_Seguridad_3a__5f_Gestión_5f_de_5f_adquisición_2c__5f_desarrollo_5f_y_5f_mantenimiento_5f_de_5f_los_5f_sistemas_5f_de_5f_información">
        <table:table-column table:style-name="Marco_5f_de_5f_Referencia_5f_de_5f_Seguridad_3a__5f_Gestión_5f_de_5f_adquisición_2c__5f_desarrollo_5f_y_5f_mantenimiento_5f_de_5f_los_5f_sistemas_5f_de_5f_información.A"/>
        <table:table-column table:style-name="Marco_5f_de_5f_Referencia_5f_de_5f_Seguridad_3a__5f_Gestión_5f_de_5f_adquisición_2c__5f_desarrollo_5f_y_5f_mantenimiento_5f_de_5f_los_5f_sistemas_5f_de_5f_información.B"/>
        <table:table-column table:style-name="Marco_5f_de_5f_Referencia_5f_de_5f_Seguridad_3a__5f_Gestión_5f_de_5f_adquisición_2c__5f_desarrollo_5f_y_5f_mantenimiento_5f_de_5f_los_5f_sistemas_5f_de_5f_información.C"/>
        <table:table-header-rows>
          <table:table-row>
            <table:table-cell table:style-name="Marco_5f_de_5f_Referencia_5f_de_5f_Seguridad_3a__5f_Gestión_5f_de_5f_adquisición_2c__5f_desarrollo_5f_y_5f_mantenimiento_5f_de_5f_los_5f_sistemas_5f_de_5f_información.A1" table:number-columns-spanned="3" office:value-type="string">
              <text:list xml:id="list580300366" text:continue-numbering="true" text:style-name="L2">
                <text:list-item>
                  <text:list>
                    <text:list-header>
                      <text:p text:style-name="P222"><text:span text:style-name="Strong_20_Emphasis"><text:span text:style-name="T158">Categoría: adquisición, desarrollo y mantenimiento de los sistemas de información</text:span></text:span></text:p>
                    </text:list-header>
                  </text:list>
                </text:list-item>
              </text:list>
            </table:table-cell>
            <table:covered-table-cell/>
            <table:covered-table-cell/>
          </table:table-row>
          <table:table-row>
            <table:table-cell table:style-name="Marco_5f_de_5f_Referencia_5f_de_5f_Seguridad_3a__5f_Gestión_5f_de_5f_adquisición_2c__5f_desarrollo_5f_y_5f_mantenimiento_5f_de_5f_los_5f_sistemas_5f_de_5f_información.A2" office:value-type="string">
              <text:list xml:id="list1012969699"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Marco_5f_de_5f_Referencia_5f_de_5f_Seguridad_3a__5f_Gestión_5f_de_5f_adquisición_2c__5f_desarrollo_5f_y_5f_mantenimiento_5f_de_5f_los_5f_sistemas_5f_de_5f_información.A2" office:value-type="string">
              <text:list xml:id="list920002316"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Marco_5f_de_5f_Referencia_5f_de_5f_Seguridad_3a__5f_Gestión_5f_de_5f_adquisición_2c__5f_desarrollo_5f_y_5f_mantenimiento_5f_de_5f_los_5f_sistemas_5f_de_5f_información.C2" office:value-type="string">
              <text:list xml:id="list1672347427" text:continue-numbering="true" text:style-name="L2">
                <text:list-item>
                  <text:list>
                    <text:list-header>
                      <text:p text:style-name="P222"><text:span text:style-name="Strong_20_Emphasis"><text:span text:style-name="T158">Definición</text:span></text:span></text:p>
                    </text:list-header>
                  </text:list>
                </text:list-item>
              </text:list>
            </table:table-cell>
          </table:table-row>
        </table:table-header-rows>
        <table:table-row>
          <table:table-cell table:style-name="Marco_5f_de_5f_Referencia_5f_de_5f_Seguridad_3a__5f_Gestión_5f_de_5f_adquisición_2c__5f_desarrollo_5f_y_5f_mantenimiento_5f_de_5f_los_5f_sistemas_5f_de_5f_información.A3" table:number-rows-spanned="4" office:value-type="string">
            <text:p text:style-name="P45">Procesamiento correcto de las aplicaciones: </text:p>
            <text:p text:style-name="P46">Evitar errores, pérdida, modificación no-autorizada o mal uso de la información en las aplicaciones. </text:p>
          </table:table-cell>
          <table:table-cell table:style-name="Marco_5f_de_5f_Referencia_5f_de_5f_Seguridad_3a__5f_Gestión_5f_de_5f_adquisición_2c__5f_desarrollo_5f_y_5f_mantenimiento_5f_de_5f_los_5f_sistemas_5f_de_5f_información.A3" office:value-type="string">
            <text:p text:style-name="P47">Validación de datos de entrada</text:p>
          </table:table-cell>
          <table:table-cell table:style-name="Marco_5f_de_5f_Referencia_5f_de_5f_Seguridad_3a__5f_Gestión_5f_de_5f_adquisición_2c__5f_desarrollo_5f_y_5f_mantenimiento_5f_de_5f_los_5f_sistemas_5f_de_5f_información.C3" office:value-type="string">
            <text:p text:style-name="P46">Los datos de entrada a aplicaciones deberían ser validados para asegurarse de que estos datos son </text:p>
            <text:p text:style-name="P46">correctos y apropiados. </text:p>
          </table:table-cell>
        </table:table-row>
        <table:table-row>
          <table:covered-table-cell/>
          <table:table-cell table:style-name="Marco_5f_de_5f_Referencia_5f_de_5f_Seguridad_3a__5f_Gestión_5f_de_5f_adquisición_2c__5f_desarrollo_5f_y_5f_mantenimiento_5f_de_5f_los_5f_sistemas_5f_de_5f_información.A3" office:value-type="string">
            <text:p text:style-name="P47">Control de procesamiento interno</text:p>
          </table:table-cell>
          <table:table-cell table:style-name="Marco_5f_de_5f_Referencia_5f_de_5f_Seguridad_3a__5f_Gestión_5f_de_5f_adquisición_2c__5f_desarrollo_5f_y_5f_mantenimiento_5f_de_5f_los_5f_sistemas_5f_de_5f_información.C3" office:value-type="string">
            <text:p text:style-name="P49">Se debería incorporar en las aplicaciones revisiones de validación para detectar cualquier corrupción de la información debida a errores de procesamiento o actos deliberados. </text:p>
          </table:table-cell>
        </table:table-row>
        <table:table-row>
          <table:covered-table-cell/>
          <table:table-cell table:style-name="Marco_5f_de_5f_Referencia_5f_de_5f_Seguridad_3a__5f_Gestión_5f_de_5f_adquisición_2c__5f_desarrollo_5f_y_5f_mantenimiento_5f_de_5f_los_5f_sistemas_5f_de_5f_información.A3" office:value-type="string">
            <text:p text:style-name="P47">Integridad del mensaje</text:p>
          </table:table-cell>
          <table:table-cell table:style-name="Marco_5f_de_5f_Referencia_5f_de_5f_Seguridad_3a__5f_Gestión_5f_de_5f_adquisición_2c__5f_desarrollo_5f_y_5f_mantenimiento_5f_de_5f_los_5f_sistemas_5f_de_5f_información.C3" office:value-type="string">
            <text:p text:style-name="P49">Se debería identificar los requisitos para asegurar la autenticidad y proteger la integridad del mensaje en las aplicaciones, así como identificar e implementar los controles apropiados. </text:p>
          </table:table-cell>
        </table:table-row>
        <table:table-row>
          <table:covered-table-cell/>
          <table:table-cell table:style-name="Marco_5f_de_5f_Referencia_5f_de_5f_Seguridad_3a__5f_Gestión_5f_de_5f_adquisición_2c__5f_desarrollo_5f_y_5f_mantenimiento_5f_de_5f_los_5f_sistemas_5f_de_5f_información.A3" office:value-type="string">
            <text:p text:style-name="P47">Validación de datos de salida</text:p>
          </table:table-cell>
          <table:table-cell table:style-name="Marco_5f_de_5f_Referencia_5f_de_5f_Seguridad_3a__5f_Gestión_5f_de_5f_adquisición_2c__5f_desarrollo_5f_y_5f_mantenimiento_5f_de_5f_los_5f_sistemas_5f_de_5f_información.C3" office:value-type="string">
            <text:p text:style-name="P50">La salida de datos de una aplicación debería ser validada para asegurarse de que el procesamiento </text:p>
            <text:p text:style-name="P50">de la información almacenada es correcto y apropiado a las circunstancias. </text:p>
          </table:table-cell>
        </table:table-row>
        <table:table-row>
          <table:table-cell table:style-name="Marco_5f_de_5f_Referencia_5f_de_5f_Seguridad_3a__5f_Gestión_5f_de_5f_adquisición_2c__5f_desarrollo_5f_y_5f_mantenimiento_5f_de_5f_los_5f_sistemas_5f_de_5f_información.A3" office:value-type="string">
            <text:p text:style-name="P45">Controles criptográficos: </text:p>
            <text:p text:style-name="P46">Proteger la confidencialidad, autenticidad o integridad de la información a través de medios criptográficos. </text:p>
          </table:table-cell>
          <table:table-cell table:style-name="Marco_5f_de_5f_Referencia_5f_de_5f_Seguridad_3a__5f_Gestión_5f_de_5f_adquisición_2c__5f_desarrollo_5f_y_5f_mantenimiento_5f_de_5f_los_5f_sistemas_5f_de_5f_información.A3" office:value-type="string">
            <text:p text:style-name="P47">Gestión de clave</text:p>
          </table:table-cell>
          <table:table-cell table:style-name="Marco_5f_de_5f_Referencia_5f_de_5f_Seguridad_3a__5f_Gestión_5f_de_5f_adquisición_2c__5f_desarrollo_5f_y_5f_mantenimiento_5f_de_5f_los_5f_sistemas_5f_de_5f_información.C3" office:value-type="string">
            <text:p text:style-name="P38">Se debe utilizar una gestión de clave para dar soporte al uso de las técnicas de criptografía en la organización. </text:p>
          </table:table-cell>
        </table:table-row>
        <table:table-row>
          <table:table-cell table:style-name="Marco_5f_de_5f_Referencia_5f_de_5f_Seguridad_3a__5f_Gestión_5f_de_5f_adquisición_2c__5f_desarrollo_5f_y_5f_mantenimiento_5f_de_5f_los_5f_sistemas_5f_de_5f_información.A3" table:number-rows-spanned="2" office:value-type="string">
            <text:p text:style-name="P45">Seguridad de los archivos del sistema: <text:span text:style-name="T161">Garantizar la seguridad de los archivos del sistema. El acceso a archivos del sistema y el código original de programa debería ser controlado, y los proyectos de tecnología de la información y las actividades de apoyo conducidas en una manera segura. Se debería tener cuidado para evitar la exposición de datos sensibles en ambientes de prueba. </text:span></text:p>
          </table:table-cell>
          <table:table-cell table:style-name="Marco_5f_de_5f_Referencia_5f_de_5f_Seguridad_3a__5f_Gestión_5f_de_5f_adquisición_2c__5f_desarrollo_5f_y_5f_mantenimiento_5f_de_5f_los_5f_sistemas_5f_de_5f_información.A3" office:value-type="string">
            <text:p text:style-name="P47">Control de software operacional</text:p>
          </table:table-cell>
          <table:table-cell table:style-name="Marco_5f_de_5f_Referencia_5f_de_5f_Seguridad_3a__5f_Gestión_5f_de_5f_adquisición_2c__5f_desarrollo_5f_y_5f_mantenimiento_5f_de_5f_los_5f_sistemas_5f_de_5f_información.C3" office:value-type="string">
            <text:p text:style-name="P39">Se debe contar con procedimientos para controlar la instalación de software en los sistemas operacionales. </text:p>
          </table:table-cell>
        </table:table-row>
        <table:table-row>
          <table:covered-table-cell/>
          <table:table-cell table:style-name="Marco_5f_de_5f_Referencia_5f_de_5f_Seguridad_3a__5f_Gestión_5f_de_5f_adquisición_2c__5f_desarrollo_5f_y_5f_mantenimiento_5f_de_5f_los_5f_sistemas_5f_de_5f_información.A3" office:value-type="string">
            <text:p text:style-name="P54"><text:span text:style-name="T150">Control de acceso al código fuente del </text:span><text:span text:style-name="T151">programa</text:span></text:p>
          </table:table-cell>
          <table:table-cell table:style-name="Marco_5f_de_5f_Referencia_5f_de_5f_Seguridad_3a__5f_Gestión_5f_de_5f_adquisición_2c__5f_desarrollo_5f_y_5f_mantenimiento_5f_de_5f_los_5f_sistemas_5f_de_5f_información.C3" office:value-type="string">
            <text:p text:style-name="P49">Se debe restringir el acceso al código fuente del programa. </text:p>
          </table:table-cell>
        </table:table-row>
        <text:soft-page-break/>
        <table:table-row>
          <table:table-cell table:style-name="Marco_5f_de_5f_Referencia_5f_de_5f_Seguridad_3a__5f_Gestión_5f_de_5f_adquisición_2c__5f_desarrollo_5f_y_5f_mantenimiento_5f_de_5f_los_5f_sistemas_5f_de_5f_información.A3" office:value-type="string">
            <text:p text:style-name="P45">Gestión de vulnerabilidades técnicas: </text:p>
            <text:p text:style-name="P46">Reducir los riesgos resultantes de la explotación de vulnerabilidades técnicas publicadas. </text:p>
          </table:table-cell>
          <table:table-cell table:style-name="Marco_5f_de_5f_Referencia_5f_de_5f_Seguridad_3a__5f_Gestión_5f_de_5f_adquisición_2c__5f_desarrollo_5f_y_5f_mantenimiento_5f_de_5f_los_5f_sistemas_5f_de_5f_información.A3" office:value-type="string">
            <text:p text:style-name="P47">Control de vulnerabilidades técnicas</text:p>
          </table:table-cell>
          <table:table-cell table:style-name="Marco_5f_de_5f_Referencia_5f_de_5f_Seguridad_3a__5f_Gestión_5f_de_5f_adquisición_2c__5f_desarrollo_5f_y_5f_mantenimiento_5f_de_5f_los_5f_sistemas_5f_de_5f_información.C3" office:value-type="string">
            <text:p text:style-name="P46">Se debe obtener información oportuna sobre las vulnerabilidades técnicas de los sistemas de información en uso; se debe evaluar la exposición de la organización ante esas vulnerabilidades; y se deben tomar las medidas apropiadas para tratar el riesgo asociado. </text:p>
          </table:table-cell>
        </table:table-row>
      </table:table>
      <text:p text:style-name="P12"><text:span text:style-name="Strong_20_Emphasis"><text:span text:style-name="T18"/></text:span></text:p>
      <text:list xml:id="list545848399" text:continue-numbering="true" text:style-name="L2">
        <text:list-item>
          <text:list>
            <text:list-item>
              <text:list>
                <text:list-header>
                  <text:p text:style-name="P217"><text:span text:style-name="Strong_20_Emphasis"><text:span text:style-name="T55">7.4.3 Requisitos de Seguridad de la Información a Evaluar</text:span></text:span></text:p>
                  <text:list>
                    <text:list-header>
                      <text:p text:style-name="P217"><text:span text:style-name="Strong_20_Emphasis"><text:span text:style-name="T55">7.4.3.1 Obligatorios</text:span></text:span></text:p>
                    </text:list-header>
                  </text:list>
                </text:list-header>
              </text:list>
            </text:list-item>
          </text:list>
        </text:list-item>
      </text:list>
      <table:table table:name="Requisitos_de_Seguridad_Obligatorios:_Gestión_de_las_comunicaciones_y_operaciones" table:style-name="Requisitos_5f_de_5f_Seguridad_5f_Obligatorios_3a__5f_Gestión_5f_de_5f_las_5f_comunicaciones_5f_y_5f_operaciones">
        <table:table-column table:style-name="Requisitos_5f_de_5f_Seguridad_5f_Obligatorios_3a__5f_Gestión_5f_de_5f_las_5f_comunicaciones_5f_y_5f_operaciones.A"/>
        <table:table-column table:style-name="Requisitos_5f_de_5f_Seguridad_5f_Obligatorios_3a__5f_Gestión_5f_de_5f_las_5f_comunicaciones_5f_y_5f_operaciones.B"/>
        <table:table-column table:style-name="Requisitos_5f_de_5f_Seguridad_5f_Obligatorios_3a__5f_Gestión_5f_de_5f_las_5f_comunicaciones_5f_y_5f_operaciones.C"/>
        <table:table-column table:style-name="Requisitos_5f_de_5f_Seguridad_5f_Obligatorios_3a__5f_Gestión_5f_de_5f_las_5f_comunicaciones_5f_y_5f_operaciones.D"/>
        <table:table-column table:style-name="Requisitos_5f_de_5f_Seguridad_5f_Obligatorios_3a__5f_Gestión_5f_de_5f_las_5f_comunicaciones_5f_y_5f_operaciones.E"/>
        <table:table-column table:style-name="Requisitos_5f_de_5f_Seguridad_5f_Obligatorios_3a__5f_Gestión_5f_de_5f_las_5f_comunicaciones_5f_y_5f_operaciones.F"/>
        <table:table-column table:style-name="Requisitos_5f_de_5f_Seguridad_5f_Obligatorios_3a__5f_Gestión_5f_de_5f_las_5f_comunicaciones_5f_y_5f_operaciones.G"/>
        <table:table-header-rows>
          <table:table-row>
            <table:table-cell table:style-name="Requisitos_5f_de_5f_Seguridad_5f_Obligatorios_3a__5f_Gestión_5f_de_5f_las_5f_comunicaciones_5f_y_5f_operaciones.A1" table:number-columns-spanned="7" office:value-type="string">
              <text:list xml:id="list1379375089" text:continue-numbering="true" text:style-name="L2">
                <text:list-item>
                  <text:list>
                    <text:list-header>
                      <text:p text:style-name="P222"><text:span text:style-name="Strong_20_Emphasis"><text:span text:style-name="T158">Categoría: Gestión de las comunicaciones y operaciones</text:span></text:span></text:p>
                    </text:list-header>
                  </text:list>
                </text:list-item>
              </text:list>
            </table:table-cell>
            <table:covered-table-cell/>
            <table:covered-table-cell/>
            <table:covered-table-cell/>
            <table:covered-table-cell/>
            <table:covered-table-cell/>
            <table:covered-table-cell/>
          </table:table-row>
          <table:table-row>
            <table:table-cell table:style-name="Requisitos_5f_de_5f_Seguridad_5f_Obligatorios_3a__5f_Gestión_5f_de_5f_las_5f_comunicaciones_5f_y_5f_operaciones.A2" office:value-type="string">
              <text:list xml:id="list2006441900"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Requisitos_5f_de_5f_Seguridad_5f_Obligatorios_3a__5f_Gestión_5f_de_5f_las_5f_comunicaciones_5f_y_5f_operaciones.A2" office:value-type="string">
              <text:list xml:id="list1513749471"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Requisitos_5f_de_5f_Seguridad_5f_Obligatorios_3a__5f_Gestión_5f_de_5f_las_5f_comunicaciones_5f_y_5f_operaciones.A2" office:value-type="string">
              <text:list xml:id="list510364260" text:continue-numbering="true" text:style-name="L2">
                <text:list-item>
                  <text:list>
                    <text:list-header>
                      <text:p text:style-name="P222"><text:span text:style-name="Strong_20_Emphasis"><text:span text:style-name="T158">Requisito de Seguridad </text:span></text:span></text:p>
                    </text:list-header>
                  </text:list>
                </text:list-item>
              </text:list>
            </table:table-cell>
            <table:table-cell table:style-name="Requisitos_5f_de_5f_Seguridad_5f_Obligatorios_3a__5f_Gestión_5f_de_5f_las_5f_comunicaciones_5f_y_5f_operaciones.A2" office:value-type="string">
              <text:list xml:id="list1794680582" text:continue-numbering="true" text:style-name="L2">
                <text:list-item>
                  <text:list>
                    <text:list-header>
                      <text:p text:style-name="P222"><text:span text:style-name="Strong_20_Emphasis"><text:span text:style-name="T158">Aplica (S/N)</text:span></text:span></text:p>
                    </text:list-header>
                  </text:list>
                </text:list-item>
              </text:list>
            </table:table-cell>
            <table:table-cell table:style-name="Requisitos_5f_de_5f_Seguridad_5f_Obligatorios_3a__5f_Gestión_5f_de_5f_las_5f_comunicaciones_5f_y_5f_operaciones.A2" office:value-type="string">
              <text:list xml:id="list1744356780" text:continue-numbering="true" text:style-name="L2">
                <text:list-item>
                  <text:list>
                    <text:list-header>
                      <text:p text:style-name="P222"><text:span text:style-name="Strong_20_Emphasis"><text:span text:style-name="T158">Cumple (+/-)</text:span></text:span></text:p>
                    </text:list-header>
                  </text:list>
                </text:list-item>
              </text:list>
            </table:table-cell>
            <table:table-cell table:style-name="Requisitos_5f_de_5f_Seguridad_5f_Obligatorios_3a__5f_Gestión_5f_de_5f_las_5f_comunicaciones_5f_y_5f_operaciones.A2" office:value-type="string">
              <text:list xml:id="list1438325987" text:continue-numbering="true" text:style-name="L2">
                <text:list-item>
                  <text:list>
                    <text:list-header>
                      <text:p text:style-name="P222"><text:span text:style-name="Strong_20_Emphasis"><text:span text:style-name="T158">Evidencia de no cumplimiento</text:span></text:span></text:p>
                    </text:list-header>
                  </text:list>
                </text:list-item>
              </text:list>
            </table:table-cell>
            <table:table-cell table:style-name="Requisitos_5f_de_5f_Seguridad_5f_Obligatorios_3a__5f_Gestión_5f_de_5f_las_5f_comunicaciones_5f_y_5f_operaciones.G2" office:value-type="string">
              <text:list xml:id="list327422773" text:continue-numbering="true" text:style-name="L2">
                <text:list-item>
                  <text:list>
                    <text:list-header>
                      <text:p text:style-name="P222"><text:span text:style-name="Strong_20_Emphasis"><text:span text:style-name="T158">Comentario </text:span></text:span></text:p>
                    </text:list-header>
                  </text:list>
                </text:list-item>
              </text:list>
            </table:table-cell>
          </table:table-row>
        </table:table-header-rows>
        <table:table-row>
          <table:table-cell table:style-name="Requisitos_5f_de_5f_Seguridad_5f_Obligatorios_3a__5f_Gestión_5f_de_5f_las_5f_comunicaciones_5f_y_5f_operaciones.A3" table:number-rows-spanned="5" office:value-type="string">
            <text:p text:style-name="P48">Monitoreo</text:p>
          </table:table-cell>
          <table:table-cell table:style-name="Requisitos_5f_de_5f_Seguridad_5f_Obligatorios_3a__5f_Gestión_5f_de_5f_las_5f_comunicaciones_5f_y_5f_operaciones.A3" table:number-rows-spanned="2" office:value-type="string">
            <text:p text:style-name="P48">Registro de auditoría</text:p>
          </table:table-cell>
          <table:table-cell table:style-name="Requisitos_5f_de_5f_Seguridad_5f_Obligatorios_3a__5f_Gestión_5f_de_5f_las_5f_comunicaciones_5f_y_5f_operaciones.C3" office:value-type="string">
            <text:p text:style-name="P55"><text:span text:style-name="T163">El servidor web esta configurado de manera que las bitácoras (logs), registren las </text:span>ip's de las maquinas que realizan peticiones a la aplicación y los intentos de autenticación.</text:p>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G3" office:value-type="string">
            <text:p text:style-name="P53"/>
          </table:table-cell>
        </table:table-row>
        <table:table-row>
          <table:covered-table-cell/>
          <table:covered-table-cell/>
          <table:table-cell table:style-name="Requisitos_5f_de_5f_Seguridad_5f_Obligatorios_3a__5f_Gestión_5f_de_5f_las_5f_comunicaciones_5f_y_5f_operaciones.C3" office:value-type="string">
            <text:p text:style-name="P37">Las bitácoras no pueden reescritas o eliminadas por usuarios no administradores.</text:p>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G3" office:value-type="string">
            <text:p text:style-name="P53"/>
          </table:table-cell>
        </table:table-row>
        <table:table-row>
          <table:covered-table-cell/>
          <table:table-cell table:style-name="Requisitos_5f_de_5f_Seguridad_5f_Obligatorios_3a__5f_Gestión_5f_de_5f_las_5f_comunicaciones_5f_y_5f_operaciones.A3" table:number-rows-spanned="2" office:value-type="string">
            <text:p text:style-name="P46">Registro de fallas</text:p>
          </table:table-cell>
          <table:table-cell table:style-name="Requisitos_5f_de_5f_Seguridad_5f_Obligatorios_3a__5f_Gestión_5f_de_5f_las_5f_comunicaciones_5f_y_5f_operaciones.C3" office:value-type="string">
            <text:p text:style-name="P49"><text:span text:style-name="T60">No se difunde información sensible en respuestas de error visibles al usuario, tales </text:span><text:span text:style-name="T1">como: detalles del sistema, identificadores de sesión, información de la cuenta del usuario.</text:span></text:p>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G3" office:value-type="string">
            <text:p text:style-name="P53"/>
          </table:table-cell>
        </table:table-row>
        <table:table-row>
          <table:covered-table-cell/>
          <table:covered-table-cell/>
          <table:table-cell table:style-name="Requisitos_5f_de_5f_Seguridad_5f_Obligatorios_3a__5f_Gestión_5f_de_5f_las_5f_comunicaciones_5f_y_5f_operaciones.C3" office:value-type="string">
            <text:p text:style-name="P49"><text:span text:style-name="T60">Se Implementan mensajes de error genéricos o se utilizan páginas de error </text:span><text:span text:style-name="T1">personalizadas con la mínima información posible.</text:span></text:p>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G3" office:value-type="string">
            <text:p text:style-name="P53"/>
          </table:table-cell>
        </table:table-row>
        <table:table-row>
          <table:covered-table-cell/>
          <table:table-cell table:style-name="Requisitos_5f_de_5f_Seguridad_5f_Obligatorios_3a__5f_Gestión_5f_de_5f_las_5f_comunicaciones_5f_y_5f_operaciones.A3" office:value-type="string">
            <text:p text:style-name="P46">Sincronización de relojes</text:p>
          </table:table-cell>
          <table:table-cell table:style-name="Requisitos_5f_de_5f_Seguridad_5f_Obligatorios_3a__5f_Gestión_5f_de_5f_las_5f_comunicaciones_5f_y_5f_operaciones.C3" office:value-type="string">
            <text:p text:style-name="P50"><text:span text:style-name="T163">El servidor utiliza la aplicación Network Time Protocol (NTP), para la </text:span><text:span text:style-name="T163">sincronización </text:span>del reloj del sistema.</text:p>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C3" office:value-type="string">
            <text:p text:style-name="P53"/>
          </table:table-cell>
          <table:table-cell table:style-name="Requisitos_5f_de_5f_Seguridad_5f_Obligatorios_3a__5f_Gestión_5f_de_5f_las_5f_comunicaciones_5f_y_5f_operaciones.G3" office:value-type="string">
            <text:p text:style-name="P53"/>
          </table:table-cell>
        </table:table-row>
      </table:table>
      <table:table table:name="Requisitos_de_Seguridad_Obligatorios:_Control_de_acceso" table:style-name="Requisitos_5f_de_5f_Seguridad_5f_Obligatorios_3a__5f_Control_5f_de_5f_acceso">
        <table:table-column table:style-name="Requisitos_5f_de_5f_Seguridad_5f_Obligatorios_3a__5f_Control_5f_de_5f_acceso.A"/>
        <table:table-column table:style-name="Requisitos_5f_de_5f_Seguridad_5f_Obligatorios_3a__5f_Control_5f_de_5f_acceso.B"/>
        <table:table-column table:style-name="Requisitos_5f_de_5f_Seguridad_5f_Obligatorios_3a__5f_Control_5f_de_5f_acceso.C"/>
        <table:table-column table:style-name="Requisitos_5f_de_5f_Seguridad_5f_Obligatorios_3a__5f_Control_5f_de_5f_acceso.D"/>
        <table:table-column table:style-name="Requisitos_5f_de_5f_Seguridad_5f_Obligatorios_3a__5f_Control_5f_de_5f_acceso.E"/>
        <table:table-column table:style-name="Requisitos_5f_de_5f_Seguridad_5f_Obligatorios_3a__5f_Control_5f_de_5f_acceso.F"/>
        <table:table-column table:style-name="Requisitos_5f_de_5f_Seguridad_5f_Obligatorios_3a__5f_Control_5f_de_5f_acceso.G"/>
        <table:table-header-rows>
          <table:table-row>
            <table:table-cell table:style-name="Requisitos_5f_de_5f_Seguridad_5f_Obligatorios_3a__5f_Control_5f_de_5f_acceso.A1" table:number-columns-spanned="7" office:value-type="string">
              <text:list xml:id="list1481124263" text:continue-numbering="true" text:style-name="L2">
                <text:list-item>
                  <text:list>
                    <text:list-header>
                      <text:p text:style-name="P222"><text:span text:style-name="Strong_20_Emphasis"><text:span text:style-name="T158">Categoría: Control de Acceso</text:span></text:span></text:p>
                    </text:list-header>
                  </text:list>
                </text:list-item>
              </text:list>
            </table:table-cell>
            <table:covered-table-cell/>
            <table:covered-table-cell/>
            <table:covered-table-cell/>
            <table:covered-table-cell/>
            <table:covered-table-cell/>
            <table:covered-table-cell/>
          </table:table-row>
          <table:table-row>
            <table:table-cell table:style-name="Requisitos_5f_de_5f_Seguridad_5f_Obligatorios_3a__5f_Control_5f_de_5f_acceso.A2" office:value-type="string">
              <text:list xml:id="list1151676434"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Requisitos_5f_de_5f_Seguridad_5f_Obligatorios_3a__5f_Control_5f_de_5f_acceso.A2" office:value-type="string">
              <text:list xml:id="list1109654871"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Requisitos_5f_de_5f_Seguridad_5f_Obligatorios_3a__5f_Control_5f_de_5f_acceso.A2" office:value-type="string">
              <text:list xml:id="list1414408959" text:continue-numbering="true" text:style-name="L2">
                <text:list-item>
                  <text:list>
                    <text:list-header>
                      <text:p text:style-name="P222"><text:span text:style-name="Strong_20_Emphasis"><text:span text:style-name="T158">Requisito de seguridad </text:span></text:span></text:p>
                    </text:list-header>
                  </text:list>
                </text:list-item>
              </text:list>
            </table:table-cell>
            <table:table-cell table:style-name="Requisitos_5f_de_5f_Seguridad_5f_Obligatorios_3a__5f_Control_5f_de_5f_acceso.A2" office:value-type="string">
              <text:list xml:id="list185034818" text:continue-numbering="true" text:style-name="L2">
                <text:list-item>
                  <text:list>
                    <text:list-header>
                      <text:p text:style-name="P222"><text:span text:style-name="Strong_20_Emphasis"><text:span text:style-name="T158">Aplica (s/n)</text:span></text:span></text:p>
                    </text:list-header>
                  </text:list>
                </text:list-item>
              </text:list>
            </table:table-cell>
            <table:table-cell table:style-name="Requisitos_5f_de_5f_Seguridad_5f_Obligatorios_3a__5f_Control_5f_de_5f_acceso.A2" office:value-type="string">
              <text:list xml:id="list1071931956" text:continue-numbering="true" text:style-name="L2">
                <text:list-item>
                  <text:list>
                    <text:list-header>
                      <text:p text:style-name="P222"><text:span text:style-name="Strong_20_Emphasis"><text:span text:style-name="T158">Cumple (+/-)</text:span></text:span></text:p>
                    </text:list-header>
                  </text:list>
                </text:list-item>
              </text:list>
            </table:table-cell>
            <table:table-cell table:style-name="Requisitos_5f_de_5f_Seguridad_5f_Obligatorios_3a__5f_Control_5f_de_5f_acceso.A2" office:value-type="string">
              <text:list xml:id="list1054604720" text:continue-numbering="true" text:style-name="L2">
                <text:list-item>
                  <text:list>
                    <text:list-header>
                      <text:p text:style-name="P222"><text:span text:style-name="Strong_20_Emphasis"><text:span text:style-name="T158">Evidencia de no cumplimiento</text:span></text:span></text:p>
                    </text:list-header>
                  </text:list>
                </text:list-item>
              </text:list>
            </table:table-cell>
            <table:table-cell table:style-name="Requisitos_5f_de_5f_Seguridad_5f_Obligatorios_3a__5f_Control_5f_de_5f_acceso.G2" office:value-type="string">
              <text:list xml:id="list1040587426" text:continue-numbering="true" text:style-name="L2">
                <text:list-item>
                  <text:list>
                    <text:list-header>
                      <text:p text:style-name="P222"><text:span text:style-name="Strong_20_Emphasis"><text:span text:style-name="T158">Comentario </text:span></text:span></text:p>
                    </text:list-header>
                  </text:list>
                </text:list-item>
              </text:list>
            </table:table-cell>
          </table:table-row>
        </table:table-header-rows>
        <table:table-row>
          <table:table-cell table:style-name="Requisitos_5f_de_5f_Seguridad_5f_Obligatorios_3a__5f_Control_5f_de_5f_acceso.A3" table:number-rows-spanned="15" office:value-type="string">
            <text:p text:style-name="P48">Gestión del acceso del usuario</text:p>
          </table:table-cell>
          <table:table-cell table:style-name="Requisitos_5f_de_5f_Seguridad_5f_Obligatorios_3a__5f_Control_5f_de_5f_acceso.A3" table:number-rows-spanned="6" office:value-type="string">
            <text:p text:style-name="P48">Inscripción del usuario</text:p>
          </table:table-cell>
          <table:table-cell table:style-name="Requisitos_5f_de_5f_Seguridad_5f_Obligatorios_3a__5f_Control_5f_de_5f_acceso.C3" office:value-type="string">
            <text:p text:style-name="P7">Se genera un nuevo identificador de sesión luego de cada autenticació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No se exponen identificadores de sesión en URLs, mensajes de error ni logs. <text:s/>A </text:span><text:span text:style-name="T151">modo de ejemplo, no transmitir el identificador de sesión como un parámetro GET.</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46">Las cookies poseen el atributo HttpOnly</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La función de salir termina completamente con la sesión o conexión asociada y </text:span><text:span text:style-name="T151">debe está disponible en todas las paginas protegidas con autenticación.</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Se configura el tiempo de inactividad de la sesión (Ejm. para aplicaciones </text:span><text:span text:style-name="T151">altamente protegidas 5 minutos y no más de 20 minutos para aplicaciones de bajo riesgo).</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Se utiliza métodos de cifrado al enviar información de la sesión. Es decir a través </text:span><text:span text:style-name="T151">de un canal cifrado (Ejm. HTTPS).</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table-cell table:style-name="Requisitos_5f_de_5f_Seguridad_5f_Obligatorios_3a__5f_Control_5f_de_5f_acceso.A3" table:number-rows-spanned="3" office:value-type="string">
            <text:p text:style-name="P48">Gestión de privilegios</text:p>
          </table:table-cell>
          <table:table-cell table:style-name="Requisitos_5f_de_5f_Seguridad_5f_Obligatorios_3a__5f_Control_5f_de_5f_acceso.C3" office:value-type="string">
            <text:p text:style-name="P55"><text:span text:style-name="T150">El acceso a los logs se encuentran restringidos solo a personal autorizado </text:span><text:span text:style-name="T151">(administradores de sistemas)</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La aplicación permite la administración del contenido mediante la asignación de </text:span><text:span text:style-name="T151">perfiles, por ejemplo: Súper Administrador, publicadores, etc.</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Los permisos de los archivos son 644 </text:span><text:soft-page-break/><text:span text:style-name="T150">y de los directorios son 755 en la </text:span><text:span text:style-name="T152">configuración de la aplicación en el servidor.</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table-cell table:style-name="Requisitos_5f_de_5f_Seguridad_5f_Obligatorios_3a__5f_Control_5f_de_5f_acceso.A3" table:number-rows-spanned="5" office:value-type="string">
            <text:p text:style-name="P48">Gestión de la clave del usuario</text:p>
          </table:table-cell>
          <table:table-cell table:style-name="Requisitos_5f_de_5f_Seguridad_5f_Obligatorios_3a__5f_Control_5f_de_5f_acceso.C3" office:value-type="string">
            <text:p text:style-name="P55"><text:span text:style-name="T150">La aplicación incluye para su ingreso a las secciones administrativas formularios </text:span><text:span text:style-name="T151">con nombre de usuario y clave.</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El formulario para el ingreso a las secciones administrativas presentan captcha </text:span><text:span text:style-name="T151">con el objeto de evitar ataques de robots informáticos.</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La aplicación resguarda las claves (ya sea en base de datos o en archivos) solo de </text:span><text:span text:style-name="T151">forma cifrada mediante un hash preferiblemente con sal (salty hash) (los hash pueden ser MD5, SHA1, SHA256, etc)</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Al momento de enviar contraseñas se realizan por conexiones cifradas (https, ssh, </text:span><text:span text:style-name="T152">etc)</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57">Las secciones administrativas o donde se maneja información de alto valor utilizan </text:span><text:span text:style-name="T58">una autenticación adicional al usuario/clave como htpasswd, <text:s/>token o certificado electrónico</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table-cell table:style-name="Requisitos_5f_de_5f_Seguridad_5f_Obligatorios_3a__5f_Control_5f_de_5f_acceso.A3" office:value-type="string">
            <text:p text:style-name="P56"><text:span text:style-name="T150">Revisión de los derechos de acceso del </text:span><text:span text:style-name="T151">usuario</text:span></text:p>
          </table:table-cell>
          <table:table-cell table:style-name="Requisitos_5f_de_5f_Seguridad_5f_Obligatorios_3a__5f_Control_5f_de_5f_acceso.C3" office:value-type="string">
            <text:p text:style-name="P46">El sistema exige el uso de contraseñas robustas o complejas.</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table-cell table:style-name="Requisitos_5f_de_5f_Seguridad_5f_Obligatorios_3a__5f_Control_5f_de_5f_acceso.A3" table:number-rows-spanned="3" office:value-type="string">
            <text:p text:style-name="P48">Responsabilidades del usuario</text:p>
          </table:table-cell>
          <table:table-cell table:style-name="Requisitos_5f_de_5f_Seguridad_5f_Obligatorios_3a__5f_Control_5f_de_5f_acceso.A3" table:number-rows-spanned="3" office:value-type="string">
            <text:p text:style-name="P48">Uso de la clave</text:p>
          </table:table-cell>
          <table:table-cell table:style-name="Requisitos_5f_de_5f_Seguridad_5f_Obligatorios_3a__5f_Control_5f_de_5f_acceso.C3" office:value-type="string">
            <text:p text:style-name="P55"><text:span text:style-name="T150">La fortaleza de la contraseña tanto para <text:s/>registro o cambio de contraseña presenta </text:span><text:span text:style-name="T151">la siguiente validación: tener <text:s/></text:span><text:span text:style-name="T151">mínimo 10 caracteres, letras </text:span><text:soft-page-break/><text:span text:style-name="T151">mayúsculas y minúsculas, números y caracteres <text:s/>alfanuméricos. </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55"><text:span text:style-name="T150">Se ha eliminado o modificado todas las contraseñas y usuarios <text:s/>por defecto de la </text:span><text:span text:style-name="T152">aplicación</text:span></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row>
          <table:covered-table-cell/>
          <table:covered-table-cell/>
          <table:table-cell table:style-name="Requisitos_5f_de_5f_Seguridad_5f_Obligatorios_3a__5f_Control_5f_de_5f_acceso.C3" office:value-type="string">
            <text:p text:style-name="P46">Los usuarios de las bases de datos poseen contraseñas fuertes</text:p>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C3" office:value-type="string">
            <text:p text:style-name="P89"/>
          </table:table-cell>
          <table:table-cell table:style-name="Requisitos_5f_de_5f_Seguridad_5f_Obligatorios_3a__5f_Control_5f_de_5f_acceso.G3" office:value-type="string">
            <text:p text:style-name="P89"/>
          </table:table-cell>
        </table:table-row>
      </table:table>
      <text:p text:style-name="P102"><text:span text:style-name="Strong_20_Emphasis"><text:span text:style-name="T55"/></text:span></text:p>
      <table:table table:name="Requisitos_de_Seguridad_Obligatorios:_Adquisición,_desarrollo_y_mantenimiento_de_los_sistemas_de_información" table:style-name="Requisitos_5f_de_5f_Seguridad_5f_Obligatorios_3a__5f_Adquisición_2c__5f_desarrollo_5f_y_5f_mantenimiento_5f_de_5f_los_5f_sistemas_5f_de_5f_información">
        <table:table-column table:style-name="Requisitos_5f_de_5f_Seguridad_5f_Obligatorios_3a__5f_Adquisición_2c__5f_desarrollo_5f_y_5f_mantenimiento_5f_de_5f_los_5f_sistemas_5f_de_5f_información.A"/>
        <table:table-column table:style-name="Requisitos_5f_de_5f_Seguridad_5f_Obligatorios_3a__5f_Adquisición_2c__5f_desarrollo_5f_y_5f_mantenimiento_5f_de_5f_los_5f_sistemas_5f_de_5f_información.B"/>
        <table:table-column table:style-name="Requisitos_5f_de_5f_Seguridad_5f_Obligatorios_3a__5f_Adquisición_2c__5f_desarrollo_5f_y_5f_mantenimiento_5f_de_5f_los_5f_sistemas_5f_de_5f_información.C"/>
        <table:table-column table:style-name="Requisitos_5f_de_5f_Seguridad_5f_Obligatorios_3a__5f_Adquisición_2c__5f_desarrollo_5f_y_5f_mantenimiento_5f_de_5f_los_5f_sistemas_5f_de_5f_información.D" table:number-columns-repeated="2"/>
        <table:table-column table:style-name="Requisitos_5f_de_5f_Seguridad_5f_Obligatorios_3a__5f_Adquisición_2c__5f_desarrollo_5f_y_5f_mantenimiento_5f_de_5f_los_5f_sistemas_5f_de_5f_información.F"/>
        <table:table-column table:style-name="Requisitos_5f_de_5f_Seguridad_5f_Obligatorios_3a__5f_Adquisición_2c__5f_desarrollo_5f_y_5f_mantenimiento_5f_de_5f_los_5f_sistemas_5f_de_5f_información.G"/>
        <table:table-header-rows>
          <table:table-row>
            <table:table-cell table:style-name="Requisitos_5f_de_5f_Seguridad_5f_Obligatorios_3a__5f_Adquisición_2c__5f_desarrollo_5f_y_5f_mantenimiento_5f_de_5f_los_5f_sistemas_5f_de_5f_información.A1" table:number-columns-spanned="7" office:value-type="string">
              <text:list xml:id="list934444998" text:continue-numbering="true" text:style-name="L2">
                <text:list-item>
                  <text:list>
                    <text:list-header>
                      <text:p text:style-name="P222"><text:span text:style-name="Strong_20_Emphasis"><text:span text:style-name="T158">Categoría: Adquisición, desarrollo y mantenimiento de los sistemas de información</text:span></text:span></text:p>
                    </text:list-header>
                  </text:list>
                </text:list-item>
              </text:list>
            </table:table-cell>
            <table:covered-table-cell/>
            <table:covered-table-cell/>
            <table:covered-table-cell/>
            <table:covered-table-cell/>
            <table:covered-table-cell/>
            <table:covered-table-cell/>
          </table:table-row>
          <table:table-row>
            <table:table-cell table:style-name="Requisitos_5f_de_5f_Seguridad_5f_Obligatorios_3a__5f_Adquisición_2c__5f_desarrollo_5f_y_5f_mantenimiento_5f_de_5f_los_5f_sistemas_5f_de_5f_información.A2" office:value-type="string">
              <text:list xml:id="list983397161" text:continue-numbering="true" text:style-name="L2">
                <text:list-item>
                  <text:list>
                    <text:list-header>
                      <text:p text:style-name="P222"><text:span text:style-name="Strong_20_Emphasis"><text:span text:style-name="T158">Objetivo del Control </text:span></text:span></text:p>
                    </text:list-header>
                  </text:list>
                </text:list-item>
              </text:list>
            </table:table-cell>
            <table:table-cell table:style-name="Requisitos_5f_de_5f_Seguridad_5f_Obligatorios_3a__5f_Adquisición_2c__5f_desarrollo_5f_y_5f_mantenimiento_5f_de_5f_los_5f_sistemas_5f_de_5f_información.A2" office:value-type="string">
              <text:list xml:id="list1382202460"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Requisitos_5f_de_5f_Seguridad_5f_Obligatorios_3a__5f_Adquisición_2c__5f_desarrollo_5f_y_5f_mantenimiento_5f_de_5f_los_5f_sistemas_5f_de_5f_información.A2" office:value-type="string">
              <text:list xml:id="list996222265" text:continue-numbering="true" text:style-name="L2">
                <text:list-item>
                  <text:list>
                    <text:list-header>
                      <text:p text:style-name="P222"><text:span text:style-name="Strong_20_Emphasis"><text:span text:style-name="T158">Requisito de Seguridad </text:span></text:span></text:p>
                    </text:list-header>
                  </text:list>
                </text:list-item>
              </text:list>
            </table:table-cell>
            <table:table-cell table:style-name="Requisitos_5f_de_5f_Seguridad_5f_Obligatorios_3a__5f_Adquisición_2c__5f_desarrollo_5f_y_5f_mantenimiento_5f_de_5f_los_5f_sistemas_5f_de_5f_información.A2" office:value-type="string">
              <text:list xml:id="list425346349" text:continue-numbering="true" text:style-name="L2">
                <text:list-item>
                  <text:list>
                    <text:list-header>
                      <text:p text:style-name="P222"><text:span text:style-name="Strong_20_Emphasis"><text:span text:style-name="T158">Aplica (S/N)</text:span></text:span></text:p>
                    </text:list-header>
                  </text:list>
                </text:list-item>
              </text:list>
            </table:table-cell>
            <table:table-cell table:style-name="Requisitos_5f_de_5f_Seguridad_5f_Obligatorios_3a__5f_Adquisición_2c__5f_desarrollo_5f_y_5f_mantenimiento_5f_de_5f_los_5f_sistemas_5f_de_5f_información.A2" office:value-type="string">
              <text:list xml:id="list1814558046" text:continue-numbering="true" text:style-name="L2">
                <text:list-item>
                  <text:list>
                    <text:list-header>
                      <text:p text:style-name="P222"><text:span text:style-name="Strong_20_Emphasis"><text:span text:style-name="T158">Cumple (+/-)</text:span></text:span></text:p>
                    </text:list-header>
                  </text:list>
                </text:list-item>
              </text:list>
            </table:table-cell>
            <table:table-cell table:style-name="Requisitos_5f_de_5f_Seguridad_5f_Obligatorios_3a__5f_Adquisición_2c__5f_desarrollo_5f_y_5f_mantenimiento_5f_de_5f_los_5f_sistemas_5f_de_5f_información.A2" office:value-type="string">
              <text:list xml:id="list1949304308" text:continue-numbering="true" text:style-name="L2">
                <text:list-item>
                  <text:list>
                    <text:list-header>
                      <text:p text:style-name="P222"><text:span text:style-name="Strong_20_Emphasis"><text:span text:style-name="T158">Evidencia de no cumplimiento</text:span></text:span></text:p>
                    </text:list-header>
                  </text:list>
                </text:list-item>
              </text:list>
            </table:table-cell>
            <table:table-cell table:style-name="Requisitos_5f_de_5f_Seguridad_5f_Obligatorios_3a__5f_Adquisición_2c__5f_desarrollo_5f_y_5f_mantenimiento_5f_de_5f_los_5f_sistemas_5f_de_5f_información.G2" office:value-type="string">
              <text:list xml:id="list368346584" text:continue-numbering="true" text:style-name="L2">
                <text:list-item>
                  <text:list>
                    <text:list-header>
                      <text:p text:style-name="P222"><text:span text:style-name="Strong_20_Emphasis"><text:span text:style-name="T158">Comentario </text:span></text:span></text:p>
                    </text:list-header>
                  </text:list>
                </text:list-item>
              </text:list>
            </table:table-cell>
          </table:table-row>
        </table:table-header-rows>
        <table:table-row>
          <table:table-cell table:style-name="Requisitos_5f_de_5f_Seguridad_5f_Obligatorios_3a__5f_Adquisición_2c__5f_desarrollo_5f_y_5f_mantenimiento_5f_de_5f_los_5f_sistemas_5f_de_5f_información.A3" table:number-rows-spanned="20" office:value-type="string">
            <text:p text:style-name="P48">Procesamiento correcto de las aplicaciones</text:p>
          </table:table-cell>
          <table:table-cell table:style-name="Requisitos_5f_de_5f_Seguridad_5f_Obligatorios_3a__5f_Adquisición_2c__5f_desarrollo_5f_y_5f_mantenimiento_5f_de_5f_los_5f_sistemas_5f_de_5f_información.A3" table:number-rows-spanned="11" office:value-type="string">
            <text:p text:style-name="P48">Validación de datos de entrada</text:p>
          </table:table-cell>
          <table:table-cell table:style-name="Requisitos_5f_de_5f_Seguridad_5f_Obligatorios_3a__5f_Adquisición_2c__5f_desarrollo_5f_y_5f_mantenimiento_5f_de_5f_los_5f_sistemas_5f_de_5f_información.C3" office:value-type="string">
            <text:p text:style-name="P46">Los parámetros HTTP GET no poseen información sensible</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campos de entrada de los formularios se encuentran validados tanto del lado </text:span><text:span text:style-name="T151">del cliente como del lado del servidor. Evitan campos vacío en los datos obligatorios.</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8"><text:span text:style-name="T150">Se validan la longitud de los datos en los campos de entrada, de forma que nunca </text:span><text:span text:style-name="T151">sean mayores a los definidos en la base de datos. (ejemplo: un char(2) y se pase por el campo más de tres (3) letras)</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siguientes caracteres, <text:s/>&lt;&gt; ” ’ % ( ) &amp; + \ / \’ \” , que son considerados </text:span><text:span text:style-name="T152">peligrosos se encuentran filtrados y validados en la aplicación</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campos de consulta de datos (ejemplo: buscadores) se </text:span><text:soft-page-break/><text:span text:style-name="T150">encuentran validados para inyecciones SQL, </text:span><text:span text:style-name="T152">XML y LDAP</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El sistema verifica las entradas de los usuarios después de recibir un formulario, <text:s/></text:span><text:span text:style-name="T59">del lado del SERVIDOR evitando FORMATOS INVÁLIDOS.</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El sistema verifica las entradas de los usuarios después de recibir un formulario, <text:s/></text:span><text:span text:style-name="T59">del lado del SERVIDOR evitando INYECCIONES SQL. </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El sistema verifica las entradas de los usuarios después de recibir un formulario, </text:span><text:span text:style-name="T59">del lado del SERVIDOR evitando INYECCIONES XSS. </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39">El sistema previene <text:s/>utilizar campos ocultos para el envío de información sensible</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El sistema controla el ingreso de datos por parte de “robots” o herramientas </text:span><text:span text:style-name="T59">automatizadas, incorporando funcionalidades como “captcha” en formularios que se encuentran en secciones públicas de la aplicación.</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46">Se permite la subida solo de archivos permitidos evitando extensiones invalidas como zip, php, exe, sh, entre otros.</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table-cell table:style-name="Requisitos_5f_de_5f_Seguridad_5f_Obligatorios_3a__5f_Adquisición_2c__5f_desarrollo_5f_y_5f_mantenimiento_5f_de_5f_los_5f_sistemas_5f_de_5f_información.A3" table:number-rows-spanned="7" office:value-type="string">
            <text:p text:style-name="P48">Control de procesamiento interno</text:p>
          </table:table-cell>
          <table:table-cell table:style-name="Requisitos_5f_de_5f_Seguridad_5f_Obligatorios_3a__5f_Adquisición_2c__5f_desarrollo_5f_y_5f_mantenimiento_5f_de_5f_los_5f_sistemas_5f_de_5f_información.C3" office:value-type="string">
            <text:p text:style-name="P55"><text:span text:style-name="T150">Los servidores de aplicaciones como apache, glassfish, tomcat se encuentran en </text:span><text:span text:style-name="T152">su última versión </text:span><text:soft-page-break/><text:span text:style-name="T152">estable.</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frameworks con los que se desarrollo la aplicación como symfony, yii, struts, </text:span><text:span text:style-name="T152">etc se encuentran en su última versión estable.</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CMS, utilizados en el desarrollo como Joomla, Drupal, plone, etc, se encuentra </text:span><text:span text:style-name="T152">en su última versión estable.</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46">El listado de directorios se encuentra deshabilitado en el servidor de aplicaciones</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encabezados de respuesta HTTP no muestran información relevante del sistema </text:span><text:span text:style-name="T152">operativo.</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encabezados de respuesta HTTP no muestran información relevante de la </text:span><text:span text:style-name="T152">versión del servidor web</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Los encabezados de respuesta HTTP no muestran información relevante de la </text:span><text:span text:style-name="T152">versión del lenguaje de programación</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table-cell table:style-name="Requisitos_5f_de_5f_Seguridad_5f_Obligatorios_3a__5f_Adquisición_2c__5f_desarrollo_5f_y_5f_mantenimiento_5f_de_5f_los_5f_sistemas_5f_de_5f_información.A3" office:value-type="string">
            <text:p text:style-name="P48">Integridad del mensaje</text:p>
          </table:table-cell>
          <table:table-cell table:style-name="Requisitos_5f_de_5f_Seguridad_5f_Obligatorios_3a__5f_Adquisición_2c__5f_desarrollo_5f_y_5f_mantenimiento_5f_de_5f_los_5f_sistemas_5f_de_5f_información.C3" office:value-type="string">
            <text:p text:style-name="P55"><text:span text:style-name="T150">Los procesos de los servidores se ejecutan con cuentas de usuarios con mínimos </text:span><text:span text:style-name="T152">privilegios (usuario diferente de root). Ejemplo. www-data para apache.</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table-cell table:style-name="Requisitos_5f_de_5f_Seguridad_5f_Obligatorios_3a__5f_Adquisición_2c__5f_desarrollo_5f_y_5f_mantenimiento_5f_de_5f_los_5f_sistemas_5f_de_5f_información.A3" office:value-type="string">
            <text:p text:style-name="P48">Validación de datos de salida</text:p>
          </table:table-cell>
          <table:table-cell table:style-name="Requisitos_5f_de_5f_Seguridad_5f_Obligatorios_3a__5f_Adquisición_2c__5f_desarrollo_5f_y_5f_mantenimiento_5f_de_5f_los_5f_sistemas_5f_de_5f_información.C3" office:value-type="string">
            <text:p text:style-name="P55"><text:span text:style-name="T150">Las salida en las páginas html </text:span><text:span text:style-name="T150">ejecuta comandos html, css, javascript, etc. </text:span><text:span text:style-name="T151">Ejemplo (se muestra las etiquetas html como &lt;b&gt;&lt;/b&gt; </text:span><text:soft-page-break/><text:span text:style-name="T151">como negritas en lugar del carácter como tal). Lo cual es indicio de una posible vulnerabilidad XSS.</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table-cell table:style-name="Requisitos_5f_de_5f_Seguridad_5f_Obligatorios_3a__5f_Adquisición_2c__5f_desarrollo_5f_y_5f_mantenimiento_5f_de_5f_los_5f_sistemas_5f_de_5f_información.A3" table:number-rows-spanned="2" office:value-type="string">
            <text:p text:style-name="P48">Controles criptográficos</text:p>
          </table:table-cell>
          <table:table-cell table:style-name="Requisitos_5f_de_5f_Seguridad_5f_Obligatorios_3a__5f_Adquisición_2c__5f_desarrollo_5f_y_5f_mantenimiento_5f_de_5f_los_5f_sistemas_5f_de_5f_información.A3" table:number-rows-spanned="2" office:value-type="string">
            <text:p text:style-name="P48">Gestión de clave</text:p>
          </table:table-cell>
          <table:table-cell table:style-name="Requisitos_5f_de_5f_Seguridad_5f_Obligatorios_3a__5f_Adquisición_2c__5f_desarrollo_5f_y_5f_mantenimiento_5f_de_5f_los_5f_sistemas_5f_de_5f_información.C3" office:value-type="string">
            <text:p text:style-name="P55"><text:span text:style-name="T57">El acceso a las secciones administrativas del sistema se realiza por el protocolo </text:span><text:span text:style-name="T58">http seguro (https)</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150">El envío de correo electrónico por parte de la aplicación solo se realizada con una </text:span><text:span text:style-name="T152">cuenta de usuario y clave.</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table-cell table:style-name="Requisitos_5f_de_5f_Seguridad_5f_Obligatorios_3a__5f_Adquisición_2c__5f_desarrollo_5f_y_5f_mantenimiento_5f_de_5f_los_5f_sistemas_5f_de_5f_información.A3" table:number-rows-spanned="7" office:value-type="string">
            <text:p text:style-name="P48">Seguridad de los archivos del sistema</text:p>
          </table:table-cell>
          <table:table-cell table:style-name="Requisitos_5f_de_5f_Seguridad_5f_Obligatorios_3a__5f_Adquisición_2c__5f_desarrollo_5f_y_5f_mantenimiento_5f_de_5f_los_5f_sistemas_5f_de_5f_información.A3" table:number-rows-spanned="6" office:value-type="string">
            <text:p text:style-name="P48">Control de software operacional</text:p>
          </table:table-cell>
          <table:table-cell table:style-name="Requisitos_5f_de_5f_Seguridad_5f_Obligatorios_3a__5f_Adquisición_2c__5f_desarrollo_5f_y_5f_mantenimiento_5f_de_5f_los_5f_sistemas_5f_de_5f_información.C3" office:value-type="string">
            <text:p text:style-name="P39">El sistema operativo posee las últimas actualizaciones de seguridad</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39">La aplicación utiliza el archivo robots.txt</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Las consultas de base de datos utiliza sentencias parametrizadas (prepared </text:span><text:span text:style-name="T58">statement)</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El usuario de base de datos no es el usuario administrador (ejemplo: root en mysql </text:span><text:span text:style-name="T58">o postgres en postgreSQL)</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El usuario de base de datos solo posee permisos: SELECT, DELETE, UPDATE, </text:span><text:span text:style-name="T58">INSERT a la base de datos de la aplicación</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55"><text:span text:style-name="T57">La conexión a la base de datos solo es permitida de forma local y/o desde la </text:span><text:span text:style-name="T58">dirección ip del servidor </text:span><text:span text:style-name="T58">donde se encuentra la aplicación</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table-cell table:style-name="Requisitos_5f_de_5f_Seguridad_5f_Obligatorios_3a__5f_Adquisición_2c__5f_desarrollo_5f_y_5f_mantenimiento_5f_de_5f_los_5f_sistemas_5f_de_5f_información.A3" office:value-type="string">
            <text:p text:style-name="P56"><text:span text:style-name="T150">Control de acceso al </text:span><text:soft-page-break/><text:span text:style-name="T150">código fuente del </text:span><text:span text:style-name="T151">programa</text:span></text:p>
          </table:table-cell>
          <table:table-cell table:style-name="Requisitos_5f_de_5f_Seguridad_5f_Obligatorios_3a__5f_Adquisición_2c__5f_desarrollo_5f_y_5f_mantenimiento_5f_de_5f_los_5f_sistemas_5f_de_5f_información.C3" office:value-type="string">
            <text:p text:style-name="P55"><text:span text:style-name="T150">Se utiliza algún controlador de versiones como git o svn para </text:span><text:soft-page-break/><text:span text:style-name="T150">gestionar el código </text:span><text:span text:style-name="T152">fuente de la aplicación</text:span></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table-cell table:style-name="Requisitos_5f_de_5f_Seguridad_5f_Obligatorios_3a__5f_Adquisición_2c__5f_desarrollo_5f_y_5f_mantenimiento_5f_de_5f_los_5f_sistemas_5f_de_5f_información.A3" table:number-rows-spanned="4" office:value-type="string">
            <text:p text:style-name="P48">Gestión de vulnerabilidades técnicas</text:p>
          </table:table-cell>
          <table:table-cell table:style-name="Requisitos_5f_de_5f_Seguridad_5f_Obligatorios_3a__5f_Adquisición_2c__5f_desarrollo_5f_y_5f_mantenimiento_5f_de_5f_los_5f_sistemas_5f_de_5f_información.A3" table:number-rows-spanned="4" office:value-type="string">
            <text:p text:style-name="P48">Control de vulnerabilidades técnicas</text:p>
          </table:table-cell>
          <table:table-cell table:style-name="Requisitos_5f_de_5f_Seguridad_5f_Obligatorios_3a__5f_Adquisición_2c__5f_desarrollo_5f_y_5f_mantenimiento_5f_de_5f_los_5f_sistemas_5f_de_5f_información.C3" office:value-type="string">
            <text:p text:style-name="P46">El analizador w3af no presenta reporte de vulnerabilidades</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46">El analizador Joomscan no presenta reporte de vulnerabilidades</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46">El analizador nikto no presenta reporte de vulnerabilidades</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Obligatorios_3a__5f_Adquisición_2c__5f_desarrollo_5f_y_5f_mantenimiento_5f_de_5f_los_5f_sistemas_5f_de_5f_información.C3" office:value-type="string">
            <text:p text:style-name="P46">Los componentes presentes en los cms no presentan vulnerabilidades</text:p>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C3" office:value-type="string">
            <text:p text:style-name="P89"/>
          </table:table-cell>
          <table:table-cell table:style-name="Requisitos_5f_de_5f_Seguridad_5f_Obligatorios_3a__5f_Adquisición_2c__5f_desarrollo_5f_y_5f_mantenimiento_5f_de_5f_los_5f_sistemas_5f_de_5f_información.G3" office:value-type="string">
            <text:p text:style-name="P89"/>
          </table:table-cell>
        </table:table-row>
      </table:table>
      <text:p text:style-name="P102"><text:span text:style-name="Strong_20_Emphasis"><text:span text:style-name="T55"/></text:span></text:p>
      <text:list xml:id="list2081542064" text:continue-numbering="true" text:style-name="L2">
        <text:list-item>
          <text:list>
            <text:list-item>
              <text:list>
                <text:list-item>
                  <text:list>
                    <text:list-header>
                      <text:p text:style-name="P217"><text:span text:style-name="Strong_20_Emphasis"><text:span text:style-name="T55">7.4.3.2 Deseables</text:span></text:span></text:p>
                    </text:list-header>
                  </text:list>
                </text:list-item>
              </text:list>
            </text:list-item>
          </text:list>
        </text:list-item>
      </text:list>
      <table:table table:name="Requisitos_de_Seguridad_Deseables:_Gestión_de_las_comunicaciones_y_operaciones" table:style-name="Requisitos_5f_de_5f_Seguridad_5f_Deseables_3a__5f_Gestión_5f_de_5f_las_5f_comunicaciones_5f_y_5f_operaciones">
        <table:table-column table:style-name="Requisitos_5f_de_5f_Seguridad_5f_Deseables_3a__5f_Gestión_5f_de_5f_las_5f_comunicaciones_5f_y_5f_operaciones.A"/>
        <table:table-column table:style-name="Requisitos_5f_de_5f_Seguridad_5f_Deseables_3a__5f_Gestión_5f_de_5f_las_5f_comunicaciones_5f_y_5f_operaciones.B"/>
        <table:table-column table:style-name="Requisitos_5f_de_5f_Seguridad_5f_Deseables_3a__5f_Gestión_5f_de_5f_las_5f_comunicaciones_5f_y_5f_operaciones.C"/>
        <table:table-column table:style-name="Requisitos_5f_de_5f_Seguridad_5f_Deseables_3a__5f_Gestión_5f_de_5f_las_5f_comunicaciones_5f_y_5f_operaciones.D"/>
        <table:table-column table:style-name="Requisitos_5f_de_5f_Seguridad_5f_Deseables_3a__5f_Gestión_5f_de_5f_las_5f_comunicaciones_5f_y_5f_operaciones.E"/>
        <table:table-column table:style-name="Requisitos_5f_de_5f_Seguridad_5f_Deseables_3a__5f_Gestión_5f_de_5f_las_5f_comunicaciones_5f_y_5f_operaciones.F"/>
        <table:table-column table:style-name="Requisitos_5f_de_5f_Seguridad_5f_Deseables_3a__5f_Gestión_5f_de_5f_las_5f_comunicaciones_5f_y_5f_operaciones.G"/>
        <table:table-header-rows>
          <table:table-row>
            <table:table-cell table:style-name="Requisitos_5f_de_5f_Seguridad_5f_Deseables_3a__5f_Gestión_5f_de_5f_las_5f_comunicaciones_5f_y_5f_operaciones.A1" table:number-columns-spanned="7" office:value-type="string">
              <text:list xml:id="list351558101" text:continue-numbering="true" text:style-name="L2">
                <text:list-item>
                  <text:list>
                    <text:list-header>
                      <text:p text:style-name="P222"><text:span text:style-name="Strong_20_Emphasis"><text:span text:style-name="T158">Categoría: Gestión de las comunicaciones y operaciones</text:span></text:span></text:p>
                    </text:list-header>
                  </text:list>
                </text:list-item>
              </text:list>
            </table:table-cell>
            <table:covered-table-cell/>
            <table:covered-table-cell/>
            <table:covered-table-cell/>
            <table:covered-table-cell/>
            <table:covered-table-cell/>
            <table:covered-table-cell/>
          </table:table-row>
          <table:table-row>
            <table:table-cell table:style-name="Requisitos_5f_de_5f_Seguridad_5f_Deseables_3a__5f_Gestión_5f_de_5f_las_5f_comunicaciones_5f_y_5f_operaciones.A2" office:value-type="string">
              <text:list xml:id="list1350753358"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Requisitos_5f_de_5f_Seguridad_5f_Deseables_3a__5f_Gestión_5f_de_5f_las_5f_comunicaciones_5f_y_5f_operaciones.A2" office:value-type="string">
              <text:list xml:id="list823497708"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Requisitos_5f_de_5f_Seguridad_5f_Deseables_3a__5f_Gestión_5f_de_5f_las_5f_comunicaciones_5f_y_5f_operaciones.A2" office:value-type="string">
              <text:list xml:id="list1993342503" text:continue-numbering="true" text:style-name="L2">
                <text:list-item>
                  <text:list>
                    <text:list-header>
                      <text:p text:style-name="P222"><text:span text:style-name="Strong_20_Emphasis"><text:span text:style-name="T158">Requisito de Seguridad </text:span></text:span></text:p>
                    </text:list-header>
                  </text:list>
                </text:list-item>
              </text:list>
            </table:table-cell>
            <table:table-cell table:style-name="Requisitos_5f_de_5f_Seguridad_5f_Deseables_3a__5f_Gestión_5f_de_5f_las_5f_comunicaciones_5f_y_5f_operaciones.A2" office:value-type="string">
              <text:list xml:id="list1866038732" text:continue-numbering="true" text:style-name="L2">
                <text:list-item>
                  <text:list>
                    <text:list-header>
                      <text:p text:style-name="P222"><text:span text:style-name="Strong_20_Emphasis"><text:span text:style-name="T158">Aplica (S/N)</text:span></text:span></text:p>
                    </text:list-header>
                  </text:list>
                </text:list-item>
              </text:list>
            </table:table-cell>
            <table:table-cell table:style-name="Requisitos_5f_de_5f_Seguridad_5f_Deseables_3a__5f_Gestión_5f_de_5f_las_5f_comunicaciones_5f_y_5f_operaciones.A2" office:value-type="string">
              <text:list xml:id="list2172309772" text:continue-numbering="true" text:style-name="L2">
                <text:list-item>
                  <text:list>
                    <text:list-header>
                      <text:p text:style-name="P222"><text:span text:style-name="Strong_20_Emphasis"><text:span text:style-name="T158">Cumple (+/-)</text:span></text:span></text:p>
                    </text:list-header>
                  </text:list>
                </text:list-item>
              </text:list>
            </table:table-cell>
            <table:table-cell table:style-name="Requisitos_5f_de_5f_Seguridad_5f_Deseables_3a__5f_Gestión_5f_de_5f_las_5f_comunicaciones_5f_y_5f_operaciones.A2" office:value-type="string">
              <text:list xml:id="list1821737730" text:continue-numbering="true" text:style-name="L2">
                <text:list-item>
                  <text:list>
                    <text:list-header>
                      <text:p text:style-name="P222"><text:span text:style-name="Strong_20_Emphasis"><text:span text:style-name="T158">Evidencia de no cumplimiento</text:span></text:span></text:p>
                    </text:list-header>
                  </text:list>
                </text:list-item>
              </text:list>
            </table:table-cell>
            <table:table-cell table:style-name="Requisitos_5f_de_5f_Seguridad_5f_Deseables_3a__5f_Gestión_5f_de_5f_las_5f_comunicaciones_5f_y_5f_operaciones.G2" office:value-type="string">
              <text:list xml:id="list1201741530" text:continue-numbering="true" text:style-name="L2">
                <text:list-item>
                  <text:list>
                    <text:list-header>
                      <text:p text:style-name="P222"><text:span text:style-name="Strong_20_Emphasis"><text:span text:style-name="T158">Comentario </text:span></text:span></text:p>
                    </text:list-header>
                  </text:list>
                </text:list-item>
              </text:list>
            </table:table-cell>
          </table:table-row>
        </table:table-header-rows>
        <table:table-row>
          <table:table-cell table:style-name="Requisitos_5f_de_5f_Seguridad_5f_Deseables_3a__5f_Gestión_5f_de_5f_las_5f_comunicaciones_5f_y_5f_operaciones.A3" table:number-rows-spanned="3" office:value-type="string">
            <text:p text:style-name="P48">Monitoreo</text:p>
          </table:table-cell>
          <table:table-cell table:style-name="Requisitos_5f_de_5f_Seguridad_5f_Deseables_3a__5f_Gestión_5f_de_5f_las_5f_comunicaciones_5f_y_5f_operaciones.A3" table:number-rows-spanned="3" office:value-type="string">
            <text:p text:style-name="P48">Registro de auditoría</text:p>
          </table:table-cell>
          <table:table-cell table:style-name="Requisitos_5f_de_5f_Seguridad_5f_Deseables_3a__5f_Gestión_5f_de_5f_las_5f_comunicaciones_5f_y_5f_operaciones.C3" office:value-type="string">
            <text:p text:style-name="P8"><text:span text:style-name="T150">El sistema web implementa mecanismos de registro de los eventos de inserción, </text:span><text:span text:style-name="T152">modificación y borrado de los registros, de al menos los módulos más importantes de la aplicación (Modulo de auditoría).</text:span></text:p>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G3" office:value-type="string">
            <text:p text:style-name="P53"/>
          </table:table-cell>
        </table:table-row>
        <table:table-row>
          <table:covered-table-cell/>
          <table:covered-table-cell/>
          <table:table-cell table:style-name="Requisitos_5f_de_5f_Seguridad_5f_Deseables_3a__5f_Gestión_5f_de_5f_las_5f_comunicaciones_5f_y_5f_operaciones.C3" office:value-type="string">
            <text:p text:style-name="P8"><text:span text:style-name="T60">Las modificaciones realizadas a los permisos de cualquier usuario son </text:span><text:span text:style-name="T1">registradas en un histórico de incidencias y puede ser consultado </text:span><text:span text:style-name="T1">por el administrador del sistema.</text:span></text:p>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G3" office:value-type="string">
            <text:p text:style-name="P53"/>
          </table:table-cell>
        </table:table-row>
        <table:table-row>
          <table:covered-table-cell/>
          <table:covered-table-cell/>
          <table:table-cell table:style-name="Requisitos_5f_de_5f_Seguridad_5f_Deseables_3a__5f_Gestión_5f_de_5f_las_5f_comunicaciones_5f_y_5f_operaciones.C3" office:value-type="string">
            <text:p text:style-name="P9">Las bitácoras están centralizadas en un servidor remoto independiente.</text:p>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C3" office:value-type="string">
            <text:p text:style-name="P53"/>
          </table:table-cell>
          <table:table-cell table:style-name="Requisitos_5f_de_5f_Seguridad_5f_Deseables_3a__5f_Gestión_5f_de_5f_las_5f_comunicaciones_5f_y_5f_operaciones.G3" office:value-type="string">
            <text:p text:style-name="P53"/>
          </table:table-cell>
        </table:table-row>
      </table:table>
      <text:p text:style-name="P102"><text:span text:style-name="Strong_20_Emphasis"><text:span text:style-name="T55"/></text:span></text:p>
      <table:table table:name="Requisitos_de_Seguridad_Deseables:_Control_de_Acceso" table:style-name="Requisitos_5f_de_5f_Seguridad_5f_Deseables_3a__5f_Control_5f_de_5f_Acceso">
        <table:table-column table:style-name="Requisitos_5f_de_5f_Seguridad_5f_Deseables_3a__5f_Control_5f_de_5f_Acceso.A"/>
        <table:table-column table:style-name="Requisitos_5f_de_5f_Seguridad_5f_Deseables_3a__5f_Control_5f_de_5f_Acceso.B"/>
        <table:table-column table:style-name="Requisitos_5f_de_5f_Seguridad_5f_Deseables_3a__5f_Control_5f_de_5f_Acceso.C"/>
        <table:table-column table:style-name="Requisitos_5f_de_5f_Seguridad_5f_Deseables_3a__5f_Control_5f_de_5f_Acceso.D"/>
        <table:table-column table:style-name="Requisitos_5f_de_5f_Seguridad_5f_Deseables_3a__5f_Control_5f_de_5f_Acceso.E"/>
        <table:table-column table:style-name="Requisitos_5f_de_5f_Seguridad_5f_Deseables_3a__5f_Control_5f_de_5f_Acceso.F"/>
        <table:table-column table:style-name="Requisitos_5f_de_5f_Seguridad_5f_Deseables_3a__5f_Control_5f_de_5f_Acceso.G"/>
        <table:table-header-rows>
          <text:soft-page-break/>
          <table:table-row>
            <table:table-cell table:style-name="Requisitos_5f_de_5f_Seguridad_5f_Deseables_3a__5f_Control_5f_de_5f_Acceso.A1" table:number-columns-spanned="7" office:value-type="string">
              <text:list xml:id="list504627360" text:continue-numbering="true" text:style-name="L2">
                <text:list-item>
                  <text:list>
                    <text:list-header>
                      <text:p text:style-name="P222"><text:span text:style-name="Strong_20_Emphasis"><text:span text:style-name="T158">Categoría: Control de acceso</text:span></text:span></text:p>
                    </text:list-header>
                  </text:list>
                </text:list-item>
              </text:list>
            </table:table-cell>
            <table:covered-table-cell/>
            <table:covered-table-cell/>
            <table:covered-table-cell/>
            <table:covered-table-cell/>
            <table:covered-table-cell/>
            <table:covered-table-cell/>
          </table:table-row>
          <table:table-row table:style-name="Requisitos_5f_de_5f_Seguridad_5f_Deseables_3a__5f_Control_5f_de_5f_Acceso.2">
            <table:table-cell table:style-name="Requisitos_5f_de_5f_Seguridad_5f_Deseables_3a__5f_Control_5f_de_5f_Acceso.A2" office:value-type="string">
              <text:list xml:id="list1438371640"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Requisitos_5f_de_5f_Seguridad_5f_Deseables_3a__5f_Control_5f_de_5f_Acceso.A2" office:value-type="string">
              <text:list xml:id="list768051638"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Requisitos_5f_de_5f_Seguridad_5f_Deseables_3a__5f_Control_5f_de_5f_Acceso.A2" office:value-type="string">
              <text:list xml:id="list1912390322" text:continue-numbering="true" text:style-name="L2">
                <text:list-item>
                  <text:list>
                    <text:list-header>
                      <text:p text:style-name="P222"><text:span text:style-name="Strong_20_Emphasis"><text:span text:style-name="T158">Requisito de Seguridad </text:span></text:span></text:p>
                    </text:list-header>
                  </text:list>
                </text:list-item>
              </text:list>
            </table:table-cell>
            <table:table-cell table:style-name="Requisitos_5f_de_5f_Seguridad_5f_Deseables_3a__5f_Control_5f_de_5f_Acceso.A2" office:value-type="string">
              <text:list xml:id="list1735231388" text:continue-numbering="true" text:style-name="L2">
                <text:list-item>
                  <text:list>
                    <text:list-header>
                      <text:p text:style-name="P222"><text:span text:style-name="Strong_20_Emphasis"><text:span text:style-name="T158">Aplica (S/N)</text:span></text:span></text:p>
                    </text:list-header>
                  </text:list>
                </text:list-item>
              </text:list>
            </table:table-cell>
            <table:table-cell table:style-name="Requisitos_5f_de_5f_Seguridad_5f_Deseables_3a__5f_Control_5f_de_5f_Acceso.A2" office:value-type="string">
              <text:list xml:id="list71129228" text:continue-numbering="true" text:style-name="L2">
                <text:list-item>
                  <text:list>
                    <text:list-header>
                      <text:p text:style-name="P222"><text:span text:style-name="Strong_20_Emphasis"><text:span text:style-name="T158">Cumple (+/-)</text:span></text:span></text:p>
                    </text:list-header>
                  </text:list>
                </text:list-item>
              </text:list>
            </table:table-cell>
            <table:table-cell table:style-name="Requisitos_5f_de_5f_Seguridad_5f_Deseables_3a__5f_Control_5f_de_5f_Acceso.A2" office:value-type="string">
              <text:list xml:id="list886020083" text:continue-numbering="true" text:style-name="L2">
                <text:list-item>
                  <text:list>
                    <text:list-header>
                      <text:p text:style-name="P222"><text:span text:style-name="Strong_20_Emphasis"><text:span text:style-name="T158">Evidencia de no cumplimiento</text:span></text:span></text:p>
                    </text:list-header>
                  </text:list>
                </text:list-item>
              </text:list>
            </table:table-cell>
            <table:table-cell table:style-name="Requisitos_5f_de_5f_Seguridad_5f_Deseables_3a__5f_Control_5f_de_5f_Acceso.G2" office:value-type="string">
              <text:list xml:id="list666839586" text:continue-numbering="true" text:style-name="L2">
                <text:list-item>
                  <text:list>
                    <text:list-header>
                      <text:p text:style-name="P222"><text:span text:style-name="Strong_20_Emphasis"><text:span text:style-name="T158">Comentario </text:span></text:span></text:p>
                    </text:list-header>
                  </text:list>
                </text:list-item>
              </text:list>
            </table:table-cell>
          </table:table-row>
        </table:table-header-rows>
        <table:table-row>
          <table:table-cell table:style-name="Requisitos_5f_de_5f_Seguridad_5f_Deseables_3a__5f_Control_5f_de_5f_Acceso.A3" table:number-rows-spanned="4" office:value-type="string">
            <text:p text:style-name="P48">Gestión del acceso del usuario</text:p>
          </table:table-cell>
          <table:table-cell table:style-name="Requisitos_5f_de_5f_Seguridad_5f_Deseables_3a__5f_Control_5f_de_5f_Acceso.A3" office:value-type="string">
            <text:p text:style-name="P48">Gestión de la clave del usuario</text:p>
          </table:table-cell>
          <table:table-cell table:style-name="Requisitos_5f_de_5f_Seguridad_5f_Deseables_3a__5f_Control_5f_de_5f_Acceso.C3" office:value-type="string">
            <text:p text:style-name="P8"><text:span text:style-name="T57">El sistema cuenta <text:s/>con mecanismos de frecuencia de cambios de contraseñas, </text:span><text:span text:style-name="T58">historiales de contraseñas y duración de bloqueo de contraseña.</text:span></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row>
          <table:covered-table-cell/>
          <table:table-cell table:style-name="Requisitos_5f_de_5f_Seguridad_5f_Deseables_3a__5f_Control_5f_de_5f_Acceso.A3" table:number-rows-spanned="3" office:value-type="string">
            <text:p text:style-name="P56"><text:span text:style-name="T150">Revisión de los derechos de acceso del </text:span><text:span text:style-name="T151">usuario</text:span></text:p>
          </table:table-cell>
          <table:table-cell table:style-name="Requisitos_5f_de_5f_Seguridad_5f_Deseables_3a__5f_Control_5f_de_5f_Acceso.C3" office:value-type="string">
            <text:p text:style-name="P7">El sistema permite configurar el tiempo de caducidad de las contraseñas.</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row>
          <table:covered-table-cell/>
          <table:covered-table-cell/>
          <table:table-cell table:style-name="Requisitos_5f_de_5f_Seguridad_5f_Deseables_3a__5f_Control_5f_de_5f_Acceso.C3" office:value-type="string">
            <text:p text:style-name="P8"><text:span text:style-name="T150">La aplicación permite deshabilitar y terminar cuentas una vez que se termina la </text:span><text:span text:style-name="T151">autorización (Cambio de rol, estatus de empleo, etc).</text:span></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row>
          <table:covered-table-cell/>
          <table:covered-table-cell/>
          <table:table-cell table:style-name="Requisitos_5f_de_5f_Seguridad_5f_Deseables_3a__5f_Control_5f_de_5f_Acceso.C3" office:value-type="string">
            <text:p text:style-name="P7">El sistema lleva un registro de los intentos de acceso al sistema.</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row>
          <table:table-cell table:style-name="Requisitos_5f_de_5f_Seguridad_5f_Deseables_3a__5f_Control_5f_de_5f_Acceso.A3" table:number-rows-spanned="3" office:value-type="string">
            <text:p text:style-name="P48">Responsabilidades del usuario</text:p>
          </table:table-cell>
          <table:table-cell table:style-name="Requisitos_5f_de_5f_Seguridad_5f_Deseables_3a__5f_Control_5f_de_5f_Acceso.A3" table:number-rows-spanned="3" office:value-type="string">
            <text:p text:style-name="P48">Uso de la clave</text:p>
          </table:table-cell>
          <table:table-cell table:style-name="Requisitos_5f_de_5f_Seguridad_5f_Deseables_3a__5f_Control_5f_de_5f_Acceso.C3" office:value-type="string">
            <text:p text:style-name="P8"><text:span text:style-name="T150">El sistema le permite a los usuarios el restablecimiento de sus contraseñas, por </text:span><text:span text:style-name="T151">medio de pregunta desafío generando una clave aleatoria que permanecerá activa por un breve periodo de tiempo y al entrar nuevamente al sistema pida el cambio de clave</text:span></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row>
          <table:covered-table-cell/>
          <table:covered-table-cell/>
          <table:table-cell table:style-name="Requisitos_5f_de_5f_Seguridad_5f_Deseables_3a__5f_Control_5f_de_5f_Acceso.C3" office:value-type="string">
            <text:p text:style-name="P8"><text:span text:style-name="T150">La aplicación permite deshabilitar temporalmente la cuenta de un usuario luego de </text:span><text:span text:style-name="T152">un numero considerable de intentos fallidos, de esta manera se previene el robo de credenciales por ataques de fuerza bruta.</text:span></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row>
          <table:covered-table-cell/>
          <table:covered-table-cell/>
          <table:table-cell table:style-name="Requisitos_5f_de_5f_Seguridad_5f_Deseables_3a__5f_Control_5f_de_5f_Acceso.C3" office:value-type="string">
            <text:p text:style-name="P8"><text:span text:style-name="T57">La aplicación en caso de que un usuario ingrese la contraseña errónea varias </text:span><text:span text:style-name="T58">veces, bloquea la cuenta</text:span><text:span text:style-name="T164">.</text:span></text:p>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C3" office:value-type="string">
            <text:p text:style-name="P89"/>
          </table:table-cell>
          <table:table-cell table:style-name="Requisitos_5f_de_5f_Seguridad_5f_Deseables_3a__5f_Control_5f_de_5f_Acceso.G3" office:value-type="string">
            <text:p text:style-name="P89"/>
          </table:table-cell>
        </table:table-row>
      </table:table>
      <table:table table:name="Requisitos_de_Seguridad_Deseables:_Adquisición,_desarrollo_y_mantenimiento_de_los_sistemas_de_información" table:style-name="Requisitos_5f_de_5f_Seguridad_5f_Deseables_3a__5f_Adquisición_2c__5f_desarrollo_5f_y_5f_mantenimiento_5f_de_5f_los_5f_sistemas_5f_de_5f_información">
        <table:table-column table:style-name="Requisitos_5f_de_5f_Seguridad_5f_Deseables_3a__5f_Adquisición_2c__5f_desarrollo_5f_y_5f_mantenimiento_5f_de_5f_los_5f_sistemas_5f_de_5f_información.A"/>
        <table:table-column table:style-name="Requisitos_5f_de_5f_Seguridad_5f_Deseables_3a__5f_Adquisición_2c__5f_desarrollo_5f_y_5f_mantenimiento_5f_de_5f_los_5f_sistemas_5f_de_5f_información.B"/>
        <table:table-column table:style-name="Requisitos_5f_de_5f_Seguridad_5f_Deseables_3a__5f_Adquisición_2c__5f_desarrollo_5f_y_5f_mantenimiento_5f_de_5f_los_5f_sistemas_5f_de_5f_información.C"/>
        <table:table-column table:style-name="Requisitos_5f_de_5f_Seguridad_5f_Deseables_3a__5f_Adquisición_2c__5f_desarrollo_5f_y_5f_mantenimiento_5f_de_5f_los_5f_sistemas_5f_de_5f_información.D"/>
        <table:table-column table:style-name="Requisitos_5f_de_5f_Seguridad_5f_Deseables_3a__5f_Adquisición_2c__5f_desarrollo_5f_y_5f_mantenimiento_5f_de_5f_los_5f_sistemas_5f_de_5f_información.E"/>
        <table:table-column table:style-name="Requisitos_5f_de_5f_Seguridad_5f_Deseables_3a__5f_Adquisición_2c__5f_desarrollo_5f_y_5f_mantenimiento_5f_de_5f_los_5f_sistemas_5f_de_5f_información.F"/>
        <table:table-column table:style-name="Requisitos_5f_de_5f_Seguridad_5f_Deseables_3a__5f_Adquisición_2c__5f_desarrollo_5f_y_5f_mantenimiento_5f_de_5f_los_5f_sistemas_5f_de_5f_información.G"/>
        <table:table-header-rows>
          <table:table-row>
            <table:table-cell table:style-name="Requisitos_5f_de_5f_Seguridad_5f_Deseables_3a__5f_Adquisición_2c__5f_desarrollo_5f_y_5f_mantenimiento_5f_de_5f_los_5f_sistemas_5f_de_5f_información.A1" table:number-columns-spanned="7" office:value-type="string">
              <text:list xml:id="list1454975162" text:continue-numbering="true" text:style-name="L2">
                <text:list-item>
                  <text:list>
                    <text:list-header>
                      <text:p text:style-name="P222"><text:span text:style-name="Strong_20_Emphasis"><text:span text:style-name="T158">Categoría: Adquisición, desarrollo y mantenimiento de los sistemas de información</text:span></text:span></text:p>
                    </text:list-header>
                  </text:list>
                </text:list-item>
              </text:list>
            </table:table-cell>
            <table:covered-table-cell/>
            <table:covered-table-cell/>
            <table:covered-table-cell/>
            <table:covered-table-cell/>
            <table:covered-table-cell/>
            <table:covered-table-cell/>
          </table:table-row>
          <table:table-row>
            <table:table-cell table:style-name="Requisitos_5f_de_5f_Seguridad_5f_Deseables_3a__5f_Adquisición_2c__5f_desarrollo_5f_y_5f_mantenimiento_5f_de_5f_los_5f_sistemas_5f_de_5f_información.A2" office:value-type="string">
              <text:list xml:id="list1040491876" text:continue-numbering="true" text:style-name="L2">
                <text:list-item>
                  <text:list>
                    <text:list-header>
                      <text:p text:style-name="P222"><text:span text:style-name="Strong_20_Emphasis"><text:span text:style-name="T158">Objetivo de Control </text:span></text:span></text:p>
                    </text:list-header>
                  </text:list>
                </text:list-item>
              </text:list>
            </table:table-cell>
            <table:table-cell table:style-name="Requisitos_5f_de_5f_Seguridad_5f_Deseables_3a__5f_Adquisición_2c__5f_desarrollo_5f_y_5f_mantenimiento_5f_de_5f_los_5f_sistemas_5f_de_5f_información.A2" office:value-type="string">
              <text:list xml:id="list1708208518" text:continue-numbering="true" text:style-name="L2">
                <text:list-item>
                  <text:list>
                    <text:list-header>
                      <text:p text:style-name="P222"><text:span text:style-name="Strong_20_Emphasis"><text:span text:style-name="T158">Control</text:span></text:span></text:p>
                    </text:list-header>
                  </text:list>
                </text:list-item>
              </text:list>
            </table:table-cell>
            <table:table-cell table:style-name="Requisitos_5f_de_5f_Seguridad_5f_Deseables_3a__5f_Adquisición_2c__5f_desarrollo_5f_y_5f_mantenimiento_5f_de_5f_los_5f_sistemas_5f_de_5f_información.A2" office:value-type="string">
              <text:list xml:id="list331533210" text:continue-numbering="true" text:style-name="L2">
                <text:list-item>
                  <text:list>
                    <text:list-header>
                      <text:p text:style-name="P222"><text:span text:style-name="Strong_20_Emphasis"><text:span text:style-name="T158">Requisito de Seguridad </text:span></text:span></text:p>
                    </text:list-header>
                  </text:list>
                </text:list-item>
              </text:list>
            </table:table-cell>
            <table:table-cell table:style-name="Requisitos_5f_de_5f_Seguridad_5f_Deseables_3a__5f_Adquisición_2c__5f_desarrollo_5f_y_5f_mantenimiento_5f_de_5f_los_5f_sistemas_5f_de_5f_información.A2" office:value-type="string">
              <text:list xml:id="list2050516278" text:continue-numbering="true" text:style-name="L2">
                <text:list-item>
                  <text:list>
                    <text:list-header>
                      <text:p text:style-name="P222"><text:span text:style-name="Strong_20_Emphasis"><text:span text:style-name="T158">Aplica (S/N)</text:span></text:span></text:p>
                    </text:list-header>
                  </text:list>
                </text:list-item>
              </text:list>
            </table:table-cell>
            <table:table-cell table:style-name="Requisitos_5f_de_5f_Seguridad_5f_Deseables_3a__5f_Adquisición_2c__5f_desarrollo_5f_y_5f_mantenimiento_5f_de_5f_los_5f_sistemas_5f_de_5f_información.A2" office:value-type="string">
              <text:list xml:id="list907729766" text:continue-numbering="true" text:style-name="L2">
                <text:list-item>
                  <text:list>
                    <text:list-header>
                      <text:p text:style-name="P222"><text:span text:style-name="Strong_20_Emphasis"><text:span text:style-name="T158">Cumple (+/-)</text:span></text:span></text:p>
                    </text:list-header>
                  </text:list>
                </text:list-item>
              </text:list>
            </table:table-cell>
            <table:table-cell table:style-name="Requisitos_5f_de_5f_Seguridad_5f_Deseables_3a__5f_Adquisición_2c__5f_desarrollo_5f_y_5f_mantenimiento_5f_de_5f_los_5f_sistemas_5f_de_5f_información.A2" office:value-type="string">
              <text:list xml:id="list1235415183" text:continue-numbering="true" text:style-name="L2">
                <text:list-item>
                  <text:list>
                    <text:list-header>
                      <text:p text:style-name="P222"><text:span text:style-name="Strong_20_Emphasis"><text:span text:style-name="T158">Evidencia de no cumplimiento</text:span></text:span></text:p>
                    </text:list-header>
                  </text:list>
                </text:list-item>
              </text:list>
            </table:table-cell>
            <table:table-cell table:style-name="Requisitos_5f_de_5f_Seguridad_5f_Deseables_3a__5f_Adquisición_2c__5f_desarrollo_5f_y_5f_mantenimiento_5f_de_5f_los_5f_sistemas_5f_de_5f_información.G2" office:value-type="string">
              <text:list xml:id="list855866766" text:continue-numbering="true" text:style-name="L2">
                <text:list-item>
                  <text:list>
                    <text:list-header>
                      <text:p text:style-name="P222"><text:span text:style-name="Strong_20_Emphasis"><text:span text:style-name="T158">Comentario </text:span></text:span></text:p>
                    </text:list-header>
                  </text:list>
                </text:list-item>
              </text:list>
            </table:table-cell>
          </table:table-row>
        </table:table-header-rows>
        <table:table-row>
          <table:table-cell table:style-name="Requisitos_5f_de_5f_Seguridad_5f_Deseables_3a__5f_Adquisición_2c__5f_desarrollo_5f_y_5f_mantenimiento_5f_de_5f_los_5f_sistemas_5f_de_5f_información.A3" table:number-rows-spanned="4" office:value-type="string">
            <text:p text:style-name="P48">Controles criptográficos</text:p>
          </table:table-cell>
          <table:table-cell table:style-name="Requisitos_5f_de_5f_Seguridad_5f_Deseables_3a__5f_Adquisición_2c__5f_desarrollo_5f_y_5f_mantenimiento_5f_de_5f_los_5f_sistemas_5f_de_5f_información.A3" table:number-rows-spanned="4" office:value-type="string">
            <text:p text:style-name="P48">Gestión de clave</text:p>
          </table:table-cell>
          <table:table-cell table:style-name="Requisitos_5f_de_5f_Seguridad_5f_Deseables_3a__5f_Adquisición_2c__5f_desarrollo_5f_y_5f_mantenimiento_5f_de_5f_los_5f_sistemas_5f_de_5f_información.C3" office:value-type="string">
            <text:p text:style-name="P8"><text:span text:style-name="T150">El acceso a la sección administrativa se realiza por medio de ssl (https) en su </text:span><text:span text:style-name="T151">versión 3</text:span></text:p>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Deseables_3a__5f_Adquisición_2c__5f_desarrollo_5f_y_5f_mantenimiento_5f_de_5f_los_5f_sistemas_5f_de_5f_información.C3" office:value-type="string">
            <text:p text:style-name="P8"><text:span text:style-name="T150">El certificado para el protocolo http seguro (https) posee un certificado válido, es </text:span><text:span text:style-name="T151">decir no es un certificado autofirmado.</text:span></text:p>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Deseables_3a__5f_Adquisición_2c__5f_desarrollo_5f_y_5f_mantenimiento_5f_de_5f_los_5f_sistemas_5f_de_5f_información.C3" office:value-type="string">
            <text:p text:style-name="P7">El SMTP posee seguridad TLS</text:p>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G3" office:value-type="string">
            <text:p text:style-name="P89"/>
          </table:table-cell>
        </table:table-row>
        <table:table-row>
          <table:covered-table-cell/>
          <table:covered-table-cell/>
          <table:table-cell table:style-name="Requisitos_5f_de_5f_Seguridad_5f_Deseables_3a__5f_Adquisición_2c__5f_desarrollo_5f_y_5f_mantenimiento_5f_de_5f_los_5f_sistemas_5f_de_5f_información.C3" office:value-type="string">
            <text:p text:style-name="P7">La conexión entre la aplicación y el servidor de base de datos es SSL</text:p>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C3" office:value-type="string">
            <text:p text:style-name="P89"/>
          </table:table-cell>
          <table:table-cell table:style-name="Requisitos_5f_de_5f_Seguridad_5f_Deseables_3a__5f_Adquisición_2c__5f_desarrollo_5f_y_5f_mantenimiento_5f_de_5f_los_5f_sistemas_5f_de_5f_información.G3" office:value-type="string">
            <text:p text:style-name="P89"/>
          </table:table-cell>
        </table:table-row>
      </table:table>
      <text:p text:style-name="P102"><text:span text:style-name="Strong_20_Emphasis"><text:span text:style-name="T55"/></text:span></text:p>
      <text:list xml:id="list111885553" text:continue-numbering="true" text:style-name="L2">
        <text:list-item>
          <text:list>
            <text:list-header>
              <text:p text:style-name="P217"><text:span text:style-name="Teletype"><text:span text:style-name="T129">7.5 Mantenimiento y Actualización</text:span></text:span></text:p>
            </text:list-header>
          </text:list>
        </text:list-item>
      </text:list>
      <text:list xml:id="list2122665916" text:style-name="L37">
        <text:list-header>
          <text:p text:style-name="P280"><text:span text:style-name="Teletype"><text:span text:style-name="T128">La aplicación debe ser altamente configurable y parametrizable para que pueda ser adaptado a versiones futuras.</text:span></text:span></text:p>
          <text:p text:style-name="P242"><text:span text:style-name="Teletype"><text:span text:style-name="T128"/></text:span></text:p>
        </text:list-header>
      </text:list>
      <text:list xml:id="list53590775" text:continue-list="list111885553" text:style-name="L2">
        <text:list-item>
          <text:list>
            <text:list-header>
              <text:p text:style-name="P217"><text:span text:style-name="Teletype"><text:span text:style-name="T140">7.6 Soporte y Operación</text:span></text:span></text:p>
            </text:list-header>
          </text:list>
        </text:list-item>
      </text:list>
      <text:list xml:id="list1250650090" text:continue-list="list2122665916" text:style-name="L37">
        <text:list-item>
          <text:p text:style-name="P281"><text:span text:style-name="Teletype"><text:span text:style-name="T106">Se debe garantizar el soporte de la aplicación por al menos 3 meses, post-producción.</text:span></text:span></text:p>
        </text:list-item>
        <text:list-item>
          <text:p text:style-name="P281"><text:span text:style-name="Teletype"><text:span text:style-name="T106">El lugar de hospedaje del <text:s/>software es en el CNTI.</text:span></text:span></text:p>
        </text:list-item>
      </text:list>
      <text:p text:style-name="Standard"><text:span text:style-name="Teletype"><text:span text:style-name="T106"/></text:span></text:p>
      <text:list xml:id="list1895880574" text:continue-list="list53590775" text:style-name="L2">
        <text:list-item>
          <text:list>
            <text:list-header>
              <text:p text:style-name="P217"><text:span text:style-name="Teletype"><text:span text:style-name="T140">7.7 Restricción de Diseño</text:span></text:span></text:p>
            </text:list-header>
          </text:list>
        </text:list-item>
      </text:list>
      <text:list xml:id="list1972332058" text:continue-list="list1250650090" text:style-name="L37">
        <text:list-item>
          <text:p text:style-name="P282"><text:span text:style-name="T101">La herramienta a implementar debe estar basada e</text:span><text:span text:style-name="T102"> una arquitectura de software basada en patrones de diseño.</text:span></text:p>
        </text:list-item>
        <text:list-item>
          <text:p text:style-name="P283">El diseño del producto debe ser modular a objeto de que facilite <text:s/>la creación o modificación de módulos o funcionalidades a través de la extensibilidad de los objetos de negocio.</text:p>
        </text:list-item>
        <text:list-item>
          <text:p text:style-name="P284"><text:span text:style-name="Teletype"><text:span text:style-name="T107">La herramienta debe estar diseñada de modo que permita que otras aplicaciones puedan usar la lógica de negocio del sistema a través de servicios.</text:span></text:span></text:p>
        </text:list-item>
        <text:list-item>
          <text:p text:style-name="P287">Los módulos básicos deben permitir ser reutilizables y parametrizables. Lo anterior, <text:s/><text:soft-page-break/>significa que el producto de reingeniería deberá ser adaptable a la lógica que tenga cada entidad. </text:p>
        </text:list-item>
        <text:list-item>
          <text:p text:style-name="P284"><text:span text:style-name="Teletype"><text:span text:style-name="T109">El l</text:span></text:span><text:span text:style-name="Teletype"><text:span text:style-name="T110">enguaje de programación debe ser java utilizando el framework Apache Struts2, en la capa de datos debe utilizarse hibernate para el mapeo relacional de objetos, ambas <text:s/>herramientas deben usar la </text:span></text:span><text:span text:style-name="Teletype"><text:span text:style-name="T95">última versión estable.</text:span></text:span></text:p>
        </text:list-item>
        <text:list-item>
          <text:p text:style-name="P285"><text:span text:style-name="Teletype"><text:span text:style-name="T76">La Maquina virtual de java debe ser libre, se recomienda una versión actual y estable de openjdk.</text:span></text:span></text:p>
        </text:list-item>
        <text:list-item>
          <text:p text:style-name="P285"><text:span text:style-name="Teletype"><text:span text:style-name="T76">Se debe utilizar como sistema operativo </text:span></text:span><text:span text:style-name="Teletype"><text:span text:style-name="T95">Debian GNU/LINUX, en su última versión estable.</text:span></text:span></text:p>
        </text:list-item>
        <text:list-item>
          <text:p text:style-name="P284"><text:span text:style-name="Teletype"><text:span text:style-name="T134">Para el manejador de base de datos se debe utilizar </text:span></text:span><text:span text:style-name="Teletype"><text:span text:style-name="T135">PostgreSQL, en su última versión estable.</text:span></text:span><text:span text:style-name="Default_20_Paragraph_20_Font"><text:span text:style-name="T136"> </text:span></text:span></text:p>
        </text:list-item>
      </text:list>
      <text:p text:style-name="P62"><text:span text:style-name="Default_20_Paragraph_20_Font"><text:span text:style-name="T130"/></text:span></text:p>
      <text:p text:style-name="Standard"><text:span text:style-name="Default_20_Paragraph_20_Font"><text:span text:style-name="T130"/></text:span></text:p>
      <text:list xml:id="list1588433649" text:continue-list="list1895880574" text:style-name="L2">
        <text:list-item>
          <text:list>
            <text:list-header>
              <text:p text:style-name="P241"><text:span text:style-name="Teletype"><text:span text:style-name="T137">7.8 Interfaz de Usuario</text:span></text:span></text:p>
            </text:list-header>
          </text:list>
        </text:list-item>
      </text:list>
      <text:list xml:id="list669216593" text:style-name="L38">
        <text:list-header>
          <text:p text:style-name="P271"><text:span text:style-name="Teletype"><text:span text:style-name="T131"/></text:span></text:p>
        </text:list-header>
        <text:list-item>
          <text:p text:style-name="P271"><text:span text:style-name="T111">I</text:span><text:span text:style-name="Teletype"><text:span text:style-name="T108">conografía adecuada a todos los usuarios.</text:span></text:span></text:p>
        </text:list-item>
        <text:list-item>
          <text:p text:style-name="P271"><text:span text:style-name="Teletype"><text:span text:style-name="T108">Mantener Imagen actualizada del Gobierno Bolivariano usada en los portales del Estado.</text:span></text:span></text:p>
        </text:list-item>
        <text:list-item>
          <text:p text:style-name="P271"><text:span text:style-name="Teletype"><text:span text:style-name="T108">Menú horizontal ubicado al lado izquierdo de la pantalla.</text:span></text:span></text:p>
        </text:list-item>
        <text:list-item>
          <text:p text:style-name="P271"><text:span text:style-name="Teletype"><text:span text:style-name="T108">Uso de pestañas para organizar la información.</text:span></text:span></text:p>
        </text:list-item>
        <text:list-item>
          <text:p text:style-name="P271"><text:span text:style-name="Teletype"><text:span text:style-name="T132">Usar menús contextuales.</text:span></text:span></text:p>
        </text:list-item>
      </text:list>
      <text:p text:style-name="Standard"><text:span text:style-name="Teletype"><text:span text:style-name="T137"/></text:span></text:p>
      <text:p text:style-name="Standard"><text:span text:style-name="Teletype"><text:span text:style-name="T137"/></text:span></text:p>
      <text:p text:style-name="Standard"><text:span text:style-name="Teletype"><text:span text:style-name="T137"/></text:span></text:p>
      <text:list xml:id="list1799375866" text:continue-list="list1588433649" text:style-name="L2">
        <text:list-item>
          <text:list>
            <text:list-header>
              <text:p text:style-name="P241"><text:span text:style-name="Teletype"><text:span text:style-name="T137">7.9 Requerimiento <text:s/></text:span></text:span><text:span text:style-name="Teletype"><text:span text:style-name="T138">del Componente de <text:s/>Transferencia Tecnológica:</text:span></text:span></text:p>
              <text:p text:style-name="P241"><text:span text:style-name="Teletype"><text:span text:style-name="T138"/></text:span></text:p>
            </text:list-header>
          </text:list>
        </text:list-item>
      </text:list>
      <text:p text:style-name="P66"><text:span text:style-name="T165">El proceso de transferencia tecnológica deberá <text:s/>abarcar</text:span><text:span text:style-name="T159"> aspectos técnicos como l</text:span><text:span text:style-name="T160">a Instalación, Parametrización,</text:span><text:span text:style-name="T159"> Diseño/Arquitectura y Desarrollo, y aspectos funcionales como </text:span><text:span text:style-name="T165">la Administración y Uso del Sistema. La ejecución de los siguientes puntos aseguran la transferencia tecnológica de las mejoras: </text:span></text:p>
      <text:p text:style-name="P72"><text:span text:style-name="Teletype"><text:span text:style-name="T77"/></text:span></text:p>
      <text:p text:style-name="P72"><text:span text:style-name="Teletype"><text:span text:style-name="T77">I) En la consultoría técnica se brindará los servicios de formación con el alcance enmarcado en este documento y el contrato, en un cronograma de ejecución previa aprobación de las partes involucradas, que contemple la formación en el uso y administración de los componentes tecnológicos a implantarse desde el comienzo y hasta finalizar la contratación, para los usuarios que determine el CNTI. Para este caso en particular, es importante considerar en el plan la </text:span></text:span><text:soft-page-break/><text:span text:style-name="Teletype"><text:span text:style-name="T77">formación de los siguientes grupos: </text:span></text:span></text:p>
      <text:p text:style-name="P72"><text:span text:style-name="Teletype"><text:span text:style-name="T77"/></text:span></text:p>
      <text:list xml:id="list459134793" text:style-name="L39">
        <text:list-item>
          <text:p text:style-name="P243"><text:span text:style-name="Teletype"><text:span text:style-name="T105">Capacitar al Grupo en la Gestión del RNSII, sobre <text:s/>las funcionalidades solicitadas y la administración del sistema. </text:span></text:span></text:p>
        </text:list-item>
        <text:list-item>
          <text:p text:style-name="P243"><text:span text:style-name="Teletype"><text:span text:style-name="T105">Capacitar al grupo de usuarios finales sobre las funcionalidades del sistema y su correcta operación.</text:span></text:span></text:p>
        </text:list-item>
        <text:list-item>
          <text:p text:style-name="P243"><text:span text:style-name="Teletype"><text:span text:style-name="T105">Capacitar al grupo de soporte de primero y segundo nivel de la Oficina de Atención, para estar en capacidad de resolver los inconvenientes o dificultades que manifiesten los usuarios finales. </text:span></text:span></text:p>
        </text:list-item>
        <text:list-item>
          <text:p text:style-name="P262">Capacitar al grupo de ingenieros, que defina la Gerencia de Tecnología y Operaciones, <text:s/>quienes serán responsables (de acuerdo a su rol) de instalar, parametrizar, extender o modificar las funcionalidades del producto.</text:p>
          <text:p text:style-name="P263"><text:span text:style-name="Teletype"><text:span text:style-name="T66"/></text:span></text:p>
        </text:list-item>
      </text:list>
      <text:p text:style-name="P67"><text:span text:style-name="Teletype"><text:span text:style-name="T68">II) La <text:s/>transferencia tecnológica será de tipo presencial.</text:span></text:span></text:p>
      <text:list xml:id="list145843386" text:continue-numbering="true" text:style-name="L39">
        <text:list-header>
          <text:p text:style-name="P250"><text:span text:style-name="Teletype"><text:span text:style-name="T137"/></text:span></text:p>
        </text:list-header>
      </text:list>
      <text:list xml:id="list761140234" text:continue-list="list1799375866" text:style-name="L2">
        <text:list-item>
          <text:list>
            <text:list-header>
              <text:p text:style-name="P241"><text:span text:style-name="Teletype"><text:span text:style-name="T137"/></text:span></text:p>
              <text:p text:style-name="P241"><text:span text:style-name="Teletype"><text:span text:style-name="T137">7.10 Requerimientos para </text:span></text:span><text:span text:style-name="Internet_20_link"><text:span text:style-name="T139">la Unidad Productiva</text:span></text:span></text:p>
            </text:list-header>
          </text:list>
        </text:list-item>
      </text:list>
      <text:p text:style-name="Standard"><text:span text:style-name="Internet_20_link"><text:span text:style-name="T139"/></text:span></text:p>
      <text:p text:style-name="P70"><text:span text:style-name="Fuente_20_de_20_párrafo_20_predeter."><text:span text:style-name="T111">Con el fin de establecer una metodología de trabajo efectiva, que facilite la interacción con el equipo de trabajo del CNTI, la UP debe re</text:span></text:span><text:span text:style-name="T111">alizar mesas de trabajo con el CNTI para:</text:span></text:p>
      <text:p text:style-name="P71"/>
      <text:list xml:id="list647687301" text:style-name="L40">
        <text:list-item>
          <text:p text:style-name="P252">Refinar y validar los requerimientos funcionales y no funcionales</text:p>
        </text:list-item>
        <text:list-item>
          <text:p text:style-name="P252">Validar y verificar las tareas y/o actividades realizadas para cada requerimiento.</text:p>
        </text:list-item>
        <text:list-item>
          <text:p text:style-name="P252">Discutir los aspectos relacionados con los avances logrados</text:p>
        </text:list-item>
        <text:list-item>
          <text:p text:style-name="P258"><text:span text:style-name="Teletype"><text:span text:style-name="T133">Transferir el conocimiento al personal CNTI</text:span></text:span></text:p>
        </text:list-item>
      </text:list>
      <text:p text:style-name="Standard"><text:span text:style-name="Internet_20_link"><text:span text:style-name="T139"/></text:span></text:p>
      <text:p text:style-name="Standard"><text:span text:style-name="Internet_20_link"><text:span text:style-name="T139"/></text:span></text:p>
      <text:list xml:id="list444826801" text:continue-list="list761140234" text:style-name="L2">
        <text:list-header>
          <text:p text:style-name="P141">7.11 Es<text:span text:style-name="T97">pecificaciones de Formato de Archivos</text:span></text:p>
        </text:list-header>
      </text:list>
      <text:list xml:id="list1777099029" text:style-name="WW8Num2">
        <text:list-header>
          <text:p text:style-name="P286"><text:span text:style-name="Teletype"><text:span text:style-name="T78">Los formatos estándar a usar para la generación de los recursos educativos y entregar en sus archivos fuentes son los siguientes:</text:span></text:span></text:p>
          <text:p text:style-name="P224"/>
        </text:list-header>
      </text:list>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list xml:id="list2108622765" text:continue-numbering="true" text:style-name="WW8Num2">
                <text:list-header>
                  <text:p text:style-name="P225"><text:span text:style-name="Teletype"><text:span text:style-name="T104">TIPO</text:span></text:span></text:p>
                </text:list-header>
              </text:list>
            </table:table-cell>
            <table:table-cell table:style-name="Tabla10.A1" office:value-type="string">
              <text:list xml:id="list449132193" text:continue-numbering="true" text:style-name="WW8Num2">
                <text:list-header>
                  <text:p text:style-name="P225"><text:span text:style-name="Teletype"><text:span text:style-name="T104">DESCRIPCIÓN</text:span></text:span></text:p>
                </text:list-header>
              </text:list>
            </table:table-cell>
            <table:table-cell table:style-name="Tabla10.A1" office:value-type="string">
              <text:list xml:id="list439089800" text:continue-numbering="true" text:style-name="WW8Num2">
                <text:list-header>
                  <text:p text:style-name="P225"><text:span text:style-name="Teletype"><text:span text:style-name="T104">FORMATO</text:span></text:span></text:p>
                </text:list-header>
              </text:list>
            </table:table-cell>
            <table:table-cell table:style-name="Tabla10.D1" office:value-type="string">
              <text:list xml:id="list1752313722" text:continue-numbering="true" text:style-name="WW8Num2">
                <text:list-header>
                  <text:p text:style-name="P225"><text:span text:style-name="Teletype"><text:span text:style-name="T104">EJEMPLO</text:span></text:span></text:p>
                </text:list-header>
              </text:list>
            </table:table-cell>
          </table:table-row>
        </table:table-header-rows>
        <table:table-row>
          <table:table-cell table:style-name="Tabla10.A2" office:value-type="string">
            <text:list xml:id="list1620310599" text:continue-numbering="true" text:style-name="WW8Num2">
              <text:list-header>
                <text:p text:style-name="P223"><text:span text:style-name="Teletype"><text:span text:style-name="T79">Texto</text:span></text:span></text:p>
              </text:list-header>
            </text:list>
          </table:table-cell>
          <table:table-cell table:style-name="Tabla10.B2" office:value-type="string">
            <text:list xml:id="list913154035" text:continue-numbering="true" text:style-name="WW8Num2">
              <text:list-header>
                <text:p text:style-name="P223"><text:span text:style-name="Teletype"><text:span text:style-name="T79">Contenido escrito</text:span></text:span></text:p>
              </text:list-header>
            </text:list>
          </table:table-cell>
          <table:table-cell table:style-name="Tabla10.B2" office:value-type="string">
            <text:list xml:id="list1012638589" text:continue-numbering="true" text:style-name="WW8Num2">
              <text:list-header>
                <text:p text:style-name="P223"><text:span text:style-name="Teletype"><text:span text:style-name="T79">Open Document </text:span></text:span><text:soft-page-break/><text:span text:style-name="Teletype"><text:span text:style-name="T79">Format (ODF) , ODP</text:span></text:span></text:p>
              </text:list-header>
            </text:list>
          </table:table-cell>
          <table:table-cell table:style-name="Tabla10.D2" office:value-type="string">
            <text:list xml:id="list210315464" text:continue-numbering="true" text:style-name="WW8Num2">
              <text:list-header>
                <text:p text:style-name="P223"><text:span text:style-name="Teletype"><text:span text:style-name="T79">Textos literarios y </text:span></text:span><text:soft-page-break/><text:span text:style-name="Teletype"><text:span text:style-name="T79">técnicos, comentarios, manuales,presentaci</text:span></text:span><text:span text:style-name="Teletype"><text:span text:style-name="T79">ones</text:span></text:span></text:p>
              </text:list-header>
            </text:list>
          </table:table-cell>
        </table:table-row>
        <table:table-row>
          <table:table-cell table:style-name="Tabla10.A2" office:value-type="string">
            <text:list xml:id="list647497584" text:continue-numbering="true" text:style-name="WW8Num2">
              <text:list-header>
                <text:p text:style-name="P223"><text:span text:style-name="Teletype"><text:span text:style-name="T79">Ilustraciones</text:span></text:span></text:p>
              </text:list-header>
            </text:list>
          </table:table-cell>
          <table:table-cell table:style-name="Tabla10.B2" office:value-type="string">
            <text:list xml:id="list569823204" text:continue-numbering="true" text:style-name="WW8Num2">
              <text:list-header>
                <text:p text:style-name="P223"><text:span text:style-name="Teletype"><text:span text:style-name="T79">Imágenes </text:span></text:span><text:span text:style-name="Teletype"><text:span text:style-name="T79">estáticas </text:span></text:span></text:p>
              </text:list-header>
            </text:list>
          </table:table-cell>
          <table:table-cell table:style-name="Tabla10.B2" office:value-type="string">
            <text:list xml:id="list250881567" text:continue-numbering="true" text:style-name="WW8Num2">
              <text:list-header>
                <text:p text:style-name="P223"><text:span text:style-name="Teletype"><text:span text:style-name="T79">PNG</text:span></text:span></text:p>
              </text:list-header>
            </text:list>
          </table:table-cell>
          <table:table-cell table:style-name="Tabla10.D2" office:value-type="string">
            <text:list xml:id="list1502954543" text:continue-numbering="true" text:style-name="WW8Num2">
              <text:list-header>
                <text:p text:style-name="P223"><text:span text:style-name="Teletype"><text:span text:style-name="T79">Fotografías, dibujos,</text:span></text:span></text:p>
                <text:p text:style-name="P223"><text:span text:style-name="Teletype"><text:span text:style-name="T79">esquemas, gráficos, etc.</text:span></text:span></text:p>
              </text:list-header>
            </text:list>
          </table:table-cell>
        </table:table-row>
        <table:table-row>
          <table:table-cell table:style-name="Tabla10.A2" office:value-type="string">
            <text:list xml:id="list1206099666" text:continue-numbering="true" text:style-name="WW8Num2">
              <text:list-header>
                <text:p text:style-name="P223"><text:span text:style-name="Teletype"><text:span text:style-name="T79">Audio</text:span></text:span></text:p>
              </text:list-header>
            </text:list>
          </table:table-cell>
          <table:table-cell table:style-name="Tabla10.B2" office:value-type="string">
            <text:list xml:id="list1675293604" text:continue-numbering="true" text:style-name="WW8Num2">
              <text:list-header>
                <text:p text:style-name="P223"><text:span text:style-name="Teletype"><text:span text:style-name="T79">Secuencia sonora<text:tab/></text:span></text:span></text:p>
              </text:list-header>
            </text:list>
          </table:table-cell>
          <table:table-cell table:style-name="Tabla10.B2" office:value-type="string">
            <text:list xml:id="list365399646" text:continue-numbering="true" text:style-name="WW8Num2">
              <text:list-header>
                <text:p text:style-name="P223"><text:span text:style-name="Teletype"><text:span text:style-name="T79">OGG, ficheros sin comprimir, estéreo, 16 bit.</text:span></text:span></text:p>
              </text:list-header>
            </text:list>
          </table:table-cell>
          <table:table-cell table:style-name="Tabla10.D2" office:value-type="string">
            <text:list xml:id="list736261411" text:continue-numbering="true" text:style-name="WW8Num2">
              <text:list-header>
                <text:p text:style-name="P223"><text:span text:style-name="Teletype"><text:span text:style-name="T79">Música, locuciones, efectos sonoros, etc.</text:span></text:span></text:p>
              </text:list-header>
            </text:list>
          </table:table-cell>
        </table:table-row>
        <table:table-row>
          <table:table-cell table:style-name="Tabla10.A2" office:value-type="string">
            <text:list xml:id="list1976263689" text:continue-numbering="true" text:style-name="WW8Num2">
              <text:list-header>
                <text:p text:style-name="P223"><text:span text:style-name="Teletype"><text:span text:style-name="T79">Vídeo</text:span></text:span></text:p>
              </text:list-header>
            </text:list>
          </table:table-cell>
          <table:table-cell table:style-name="Tabla10.B2" office:value-type="string">
            <text:list xml:id="list237869151" text:continue-numbering="true" text:style-name="WW8Num2">
              <text:list-header>
                <text:p text:style-name="P223"><text:span text:style-name="Teletype"><text:span text:style-name="T79">Secuencia de</text:span></text:span></text:p>
                <text:p text:style-name="P223"><text:span text:style-name="Teletype"><text:span text:style-name="T79">imágenes reales</text:span></text:span></text:p>
              </text:list-header>
            </text:list>
          </table:table-cell>
          <table:table-cell table:style-name="Tabla10.B2" office:value-type="string">
            <text:list xml:id="list1613428052" text:continue-numbering="true" text:style-name="WW8Num2">
              <text:list-header>
                <text:p text:style-name="P223"><text:span text:style-name="Teletype"><text:span text:style-name="T79">OGV</text:span></text:span></text:p>
              </text:list-header>
            </text:list>
          </table:table-cell>
          <table:table-cell table:style-name="Tabla10.D2" office:value-type="string">
            <text:list xml:id="list1033632100" text:continue-numbering="true" text:style-name="WW8Num2">
              <text:list-header>
                <text:p text:style-name="P223"><text:span text:style-name="Teletype"><text:span text:style-name="T79">Especificaciones fenómenos,</text:span></text:span></text:p>
                <text:p text:style-name="P223"><text:span text:style-name="Teletype"><text:span text:style-name="T79">descripción de procesos, video-tutoriales, etc.</text:span></text:span></text:p>
              </text:list-header>
            </text:list>
          </table:table-cell>
        </table:table-row>
        <table:table-row>
          <table:table-cell table:style-name="Tabla10.A2" office:value-type="string">
            <text:list xml:id="list1063172792" text:continue-numbering="true" text:style-name="WW8Num2">
              <text:list-header>
                <text:p text:style-name="P223"><text:span text:style-name="Teletype"><text:span text:style-name="T79">Hipermedia</text:span></text:span></text:p>
              </text:list-header>
            </text:list>
          </table:table-cell>
          <table:table-cell table:style-name="Tabla10.B2" office:value-type="string">
            <text:list xml:id="list1694750480" text:continue-numbering="true" text:style-name="WW8Num2">
              <text:list-header>
                <text:p text:style-name="P223"><text:span text:style-name="Teletype"><text:span text:style-name="T79">Permite moverse por</text:span></text:span></text:p>
                <text:p text:style-name="P223"><text:span text:style-name="Teletype"><text:span text:style-name="T79">varios ítems e</text:span></text:span></text:p>
                <text:p text:style-name="P223"><text:span text:style-name="Teletype"><text:span text:style-name="T79">informaciones en</text:span></text:span></text:p>
                <text:p text:style-name="P223"><text:span text:style-name="Teletype"><text:span text:style-name="T79">distintos formatos</text:span></text:span></text:p>
              </text:list-header>
            </text:list>
          </table:table-cell>
          <table:table-cell table:style-name="Tabla10.B2" office:value-type="string">
            <text:list xml:id="list1056659750" text:continue-numbering="true" text:style-name="WW8Num2">
              <text:list-header>
                <text:p text:style-name="P223"><text:span text:style-name="Teletype"><text:span text:style-name="T79">HTML, XML</text:span></text:span></text:p>
              </text:list-header>
            </text:list>
          </table:table-cell>
          <table:table-cell table:style-name="Tabla10.D2" office:value-type="string">
            <text:list xml:id="list135776110" text:continue-numbering="true" text:style-name="WW8Num2">
              <text:list-header>
                <text:p text:style-name="P223"><text:span text:style-name="Teletype"><text:span text:style-name="T79">Web, aplicaciones interactivas</text:span></text:span></text:p>
                <text:p text:style-name="P223"><text:span text:style-name="Teletype"><text:span text:style-name="T79">multimedia, tutoriales,</text:span></text:span></text:p>
                <text:p text:style-name="P223"><text:span text:style-name="Teletype"><text:span text:style-name="T79">presentaciones, etc.</text:span></text:span></text:p>
              </text:list-header>
            </text:list>
          </table:table-cell>
        </table:table-row>
      </table:table>
      <text:list xml:id="list1412584282" text:continue-numbering="true" text:style-name="WW8Num2">
        <text:list-header>
          <text:p text:style-name="P256"><text:span text:style-name="Internet_20_link"><text:span text:style-name="T96"><text:s/></text:span></text:span></text:p>
        </text:list-header>
      </text:list>
      <text:p text:style-name="P131"/>
      <text:h text:style-name="Heading_20_3" text:outline-level="3">Calidad</text:h>
      <text:list xml:id="list850945036" text:continue-list="list444826801" text:style-name="L2">
        <text:list-item>
          <text:list>
            <text:list-header>
              <text:p text:style-name="P244">8.1 Marco de Referencia</text:p>
              <text:p text:style-name="P259"><text:span text:style-name="Internet_20_link"><text:span text:style-name="T74"/></text:span></text:p>
              <text:p text:style-name="P259"><text:span text:style-name="Internet_20_link"><text:span text:style-name="T27">Las evaluaciones de calidad realizadas a los productos de software consisten en verificar el cumplimiento de una lista <text:s text:c="2"/>de requisitos los cuales han sido agrupados de acuerdo a la Norma ISO-9126, en <text:s/>categorías y atributos del software.</text:span></text:span></text:p>
              <text:p text:style-name="P259"><text:span text:style-name="Internet_20_link"><text:span text:style-name="T27"/></text:span></text:p>
              <text:p text:style-name="P259"><text:span text:style-name="Internet_20_link"><text:span text:style-name="T27">Es importante aclarar que el marco de referencia ISO-9126 se enfoca en la calidad del </text:span></text:span><text:soft-page-break/><text:span text:style-name="Internet_20_link"><text:span text:style-name="T27">producto, sin tomar en cuenta el proceso realizado para su desarrollo. En relación a la calidad del producto, el marco de referencia menciona tres categoría que son Calidad Interna (propiedades intrínsecas del software, tales como el código fuente), Calidad Externa (propiedades que se evidencian en el comportamiento del software, por ejemplo durante las pruebas) y la Calidad en Uso (propiedades que se evidencian durante el uso efectivo por parte de los usuarios). </text:span></text:span><text:span text:style-name="Internet_20_link"><text:span text:style-name="T28">En relación a la Calidad en Uso, se considera <text:s/>que esta sólo puede ser evaluada después de transcurrido un tiempo razonable con el sistema desarrollado operando en producción, por lo cual no debe ser aplicada a proyectos de desarrollo.</text:span></text:span></text:p>
              <text:p text:style-name="P259"><text:span text:style-name="Internet_20_link"><text:span text:style-name="T27"/></text:span></text:p>
              <text:p text:style-name="P244"/>
              <text:p text:style-name="P244">8.2 Aspectos sujetos a Evaluación de Calidad</text:p>
            </text:list-header>
          </text:list>
        </text:list-item>
      </text:list>
      <text:p text:style-name="P123"><text:span text:style-name="Internet_20_link"><text:span text:style-name="T27"><text:tab/></text:span></text:span></text:p>
      <text:p text:style-name="P24"><text:span text:style-name="Internet_20_link"><text:span text:style-name="T28">FUNCIONALIDAD</text:span></text:span><text:span text:style-name="Internet_20_link"><text:span text:style-name="T27"> </text:span></text:span><text:span text:style-name="Internet_20_link"><text:span text:style-name="T28">(FUN)</text:span></text:span><text:span text:style-name="Internet_20_link"><text:span text:style-name="T27">: <text:s/>Atributos que se relacionan con la existencia o presencia en el software de un conjunto de funciones y sus propiedades específicas, y si éstas satisfacen las necesidades explícitas e implícitas (requisitos). Por </text:span></text:span><text:span text:style-name="Internet_20_link"><text:span text:style-name="T28">necesidades explícitas </text:span></text:span><text:span text:style-name="Internet_20_link"><text:span text:style-name="T27">se asumen las descritas en el Documento de Especificaciones Técnicas (DET), </text:span></text:span><text:span text:style-name="Internet_20_link"><text:span text:style-name="T28">y como necesidades implícitas </text:span></text:span><text:span text:style-name="Internet_20_link"><text:span text:style-name="T29">se pueden tomar las observaciones o impresiones que sobre las funciones y propiedades específicas del sistema puede tener el usuario final.</text:span></text:span><text:span text:style-name="Internet_20_link"><text:span text:style-name="T28"> </text:span></text:span></text:p>
      <table:table table:name="Tabla11" table:style-name="Tabla11">
        <table:table-column table:style-name="Tabla11.A"/>
        <table:table-column table:style-name="Tabla11.B"/>
        <table:table-row>
          <table:table-cell table:style-name="Tabla11.A1" office:value-type="string">
            <text:p text:style-name="P92">Atributo</text:p>
          </table:table-cell>
          <table:table-cell table:style-name="Tabla11.B1" office:value-type="string">
            <text:p text:style-name="P92">Descripción</text:p>
          </table:table-cell>
        </table:table-row>
        <table:table-row>
          <table:table-cell table:style-name="Tabla11.A2" office:value-type="string">
            <text:p text:style-name="P95">Adecuación (ADE)</text:p>
          </table:table-cell>
          <table:table-cell table:style-name="Tabla11.B2" office:value-type="string">
            <text:p text:style-name="P97">Capacidad del software de proveer un conjunto de funcionalidades, opciones u operaciones para satisfacer los requisitos <text:s/>y objetivos especificados por el usuario <text:span text:style-name="T166">(cubierto en la evaluación funcional)</text:span> <text:s text:c="14"/></text:p>
          </table:table-cell>
        </table:table-row>
        <table:table-row>
          <table:table-cell table:style-name="Tabla11.A2" office:value-type="string">
            <text:p text:style-name="P97">Conformidad (CON)</text:p>
          </table:table-cell>
          <table:table-cell table:style-name="Tabla11.B2" office:value-type="string">
            <text:p text:style-name="P97">Capacidad del software para adherirse o cumplir estándares, <text:s/>normas, regulaciones, leyes y prescripciones similares</text:p>
            <text:p text:style-name="P97"/>
          </table:table-cell>
        </table:table-row>
        <table:table-row>
          <table:table-cell table:style-name="Tabla11.A2" office:value-type="string">
            <text:p text:style-name="P97">Interoperabilidad (INT)</text:p>
          </table:table-cell>
          <table:table-cell table:style-name="Tabla11.B2" office:value-type="string">
            <text:p text:style-name="P97">Habilidad del software de interactuar o intercambiar datos con otros sistemas</text:p>
          </table:table-cell>
        </table:table-row>
        <table:table-row>
          <table:table-cell table:style-name="Tabla11.A2" office:value-type="string">
            <text:p text:style-name="P97">Seguridad (SEG)</text:p>
          </table:table-cell>
          <table:table-cell table:style-name="Tabla11.B2" office:value-type="string">
            <text:p text:style-name="P97">Capacidad del software para proteger información y datos de manera que las personas o sistemas no autorizados no puedan leerlos o modificarlos, al tiempo que no se deniega el acceso a las personas o sistemas autorizados . <text:span text:style-name="T166">(cubierto en la evaluación de seguridad)</text:span></text:p>
          </table:table-cell>
        </table:table-row>
        <table:table-row>
          <table:table-cell table:style-name="Tabla11.A2" office:value-type="string">
            <text:p text:style-name="P97">Exactitud (EXA)</text:p>
          </table:table-cell>
          <table:table-cell table:style-name="Tabla11.B2" office:value-type="string">
            <text:p text:style-name="P97">Capacidad del software para proporcionar los resultados o efectos <text:soft-page-break/>correctos o acordados, con el grado necesario de precisión <text:span text:style-name="T166">(proporcionado por la evaluación funcional</text:span></text:p>
          </table:table-cell>
        </table:table-row>
      </table:table>
      <text:p text:style-name="P26"><text:span text:style-name="Internet_20_link"><text:span text:style-name="T28"/></text:span></text:p>
      <text:p text:style-name="P26"><text:span text:style-name="Internet_20_link"><text:span text:style-name="T28">FIABILIDAD [CONFIABILIDAD] (FIA)</text:span></text:span><text:span text:style-name="Internet_20_link"><text:span text:style-name="T27">: Un conjunto de atributos que se refieren a la capacidad del software de mantener su nivel de operación, <text:s/>ejecución o prestaciones <text:s/>en condiciones normales, en un período de tiempo establecido. <text:s/>M</text:span></text:span><text:span text:style-name="Teletype"><text:span text:style-name="T13">anejo adecuado de excepciones permitiendo flujos alternos de operación, <text:s/>protección de la integridad de los datos, entre otros aspectos. </text:span></text:span></text:p>
      <text:p text:style-name="P26"><text:span text:style-name="Teletype"><text:span text:style-name="T13"/></text:span></text:p>
      <table:table table:name="Tabla12" table:style-name="Tabla12">
        <table:table-column table:style-name="Tabla12.A"/>
        <table:table-column table:style-name="Tabla12.B"/>
        <table:table-row>
          <table:table-cell table:style-name="Tabla12.A1" office:value-type="string">
            <text:p text:style-name="P95">Nivel de Madurez (MAD)</text:p>
          </table:table-cell>
          <table:table-cell table:style-name="Tabla12.B1" office:value-type="string">
            <text:p text:style-name="P97">Frecuencia de fallas por errores en el software, frecuencia con que ocurren los fallos <text:span text:style-name="T166">(se considera que aplica para sistemas en producción, por tanto no se evalúa en sistemas en desarrollo)</text:span></text:p>
          </table:table-cell>
        </table:table-row>
        <table:table-row>
          <table:table-cell table:style-name="Tabla12.A2" office:value-type="string">
            <text:p text:style-name="P97">Tolerancia a Fallas (TOL)</text:p>
          </table:table-cell>
          <table:table-cell table:style-name="Tabla12.B2" office:value-type="string">
            <text:p text:style-name="P98">Capacidad del software para mantener un nivel especificado de prestaciones o funcionamiento en caso de fallos en el software o en <text:s/>sus interfaces , Tratamiento de las excepciones</text:p>
          </table:table-cell>
        </table:table-row>
        <table:table-row>
          <table:table-cell table:style-name="Tabla12.A2" office:value-type="string">
            <text:p text:style-name="P97">Capacidad de Recuperación (REC)</text:p>
          </table:table-cell>
          <table:table-cell table:style-name="Tabla12.B2" office:value-type="string">
            <text:p text:style-name="P97">Capacidad del software para restablecer su nivel de operación y de recuperar los datos directamente afectados en caso de fallo, así como al tiempo y esfuerzo necesarios para lograrlo <text:span text:style-name="T166">(se evalúa sólo la presencia de algunos mecanismos que pueden contribuir con esta característica) </text:span></text:p>
          </table:table-cell>
        </table:table-row>
      </table:table>
      <text:p text:style-name="P123"><text:span text:style-name="Internet_20_link"><text:span text:style-name="T28"/></text:span></text:p>
      <text:p text:style-name="P123"><text:span text:style-name="Internet_20_link"><text:span text:style-name="T28">USABILIDAD (USA)</text:span></text:span><text:span text:style-name="Internet_20_link"><text:span text:style-name="T27">: Un conjuntos de atributos relacionados con el esfuerzo necesitado </text:span></text:span><text:span text:style-name="Teletype"><text:span text:style-name="T30">para entender o comprender, <text:s/>aprender y usar el software. </text:span></text:span></text:p>
      <table:table table:name="Tabla13" table:style-name="Tabla13">
        <table:table-column table:style-name="Tabla13.A"/>
        <table:table-column table:style-name="Tabla13.B"/>
        <table:table-row>
          <table:table-cell table:style-name="Tabla13.A1" office:value-type="string">
            <text:p text:style-name="P92">Atributo</text:p>
          </table:table-cell>
          <table:table-cell table:style-name="Tabla13.B1" office:value-type="string">
            <text:p text:style-name="P92">Descripción</text:p>
          </table:table-cell>
        </table:table-row>
        <table:table-row>
          <table:table-cell table:style-name="Tabla13.A2" office:value-type="string">
            <text:p text:style-name="P95">Comprensibilidad/Entendimiento (ENT)</text:p>
          </table:table-cell>
          <table:table-cell table:style-name="Tabla13.B2" office:value-type="string">
            <text:p text:style-name="P97">Capacidad del software para ser comprendido desde el punto de vista de su estructura <text:s/>y los conceptos relativos a su aplicación (como ser utilizado)</text:p>
          </table:table-cell>
        </table:table-row>
        <table:table-row>
          <table:table-cell table:style-name="Tabla13.A2" office:value-type="string">
            <text:p text:style-name="P97">Facilidad de Aprendizaje (APR)</text:p>
          </table:table-cell>
          <table:table-cell table:style-name="Tabla13.B2" office:value-type="string">
            <text:p text:style-name="P97">Nivel de esfuerzo necesario para aprender a usar el software</text:p>
          </table:table-cell>
        </table:table-row>
        <table:table-row>
          <table:table-cell table:style-name="Tabla13.A2" office:value-type="string">
            <text:p text:style-name="P97">Operabilidad (OPR)</text:p>
          </table:table-cell>
          <table:table-cell table:style-name="Tabla13.B2" office:value-type="string">
            <text:p text:style-name="P97"><text:span text:style-name="T167">Características que </text:span>influyen en el esfuerzo del usuario para operar y controlar el software o sistema. Medida en que los usuarios tienen control sobre él.</text:p>
          </table:table-cell>
        </table:table-row>
        <table:table-row>
          <table:table-cell table:style-name="Tabla13.A2" office:value-type="string">
            <text:p text:style-name="P97">Atractividad (ATR)</text:p>
          </table:table-cell>
          <table:table-cell table:style-name="Tabla13.B2" office:value-type="string">
            <text:p text:style-name="P97">Capacidad (propiedades o características) del software de ser atractivo al <text:soft-page-break/>usuario</text:p>
          </table:table-cell>
        </table:table-row>
        <table:table-row>
          <table:table-cell table:style-name="Tabla13.A2" office:value-type="string">
            <text:p text:style-name="P97">Documentado(DOC)</text:p>
            <text:p text:style-name="P93"/>
          </table:table-cell>
          <table:table-cell table:style-name="Tabla13.B2" office:value-type="string">
            <text:p text:style-name="P97">Presencia de documentación para cada tipo de actor en el sistema, incluyendo quienes le darán soporte.</text:p>
          </table:table-cell>
        </table:table-row>
        <table:table-row>
          <table:table-cell table:style-name="Tabla13.A2" office:value-type="string">
            <text:p text:style-name="P97">Completitud(COM)</text:p>
            <text:p text:style-name="P93"/>
          </table:table-cell>
          <table:table-cell table:style-name="Tabla13.B2" office:value-type="string">
            <text:p text:style-name="P97">Capacidad del software <text:s/>para proveer funcionalidades más allá de los requerimientos definidos (ejemplo, <text:s/>modificación del modelo del proceso, parametrización y configuración a través de interfaces gráficas, opciones extra que agregan valor, etc) </text:p>
          </table:table-cell>
        </table:table-row>
      </table:table>
      <text:p text:style-name="P26"><text:span text:style-name="Internet_20_link"><text:span text:style-name="T28"/></text:span></text:p>
      <text:p text:style-name="P26"><text:span text:style-name="Internet_20_link"><text:span text:style-name="T28">EFICIENCIA (EFI)</text:span></text:span><text:span text:style-name="Internet_20_link"><text:span text:style-name="T27">: Un conjuntos de atributos que permiten comparar o relacionar el funcionamiento del sistema con la cantidad de recursos utilizados, tales como los recursos de hardware y el tiempo de procesamiento.</text:span></text:span></text:p>
      <text:p text:style-name="P26"><text:span text:style-name="Internet_20_link"><text:span text:style-name="T27"/></text:span></text:p>
      <table:table table:name="Tabla14" table:style-name="Tabla14">
        <table:table-column table:style-name="Tabla14.A"/>
        <table:table-column table:style-name="Tabla14.B"/>
        <table:table-row>
          <table:table-cell table:style-name="Tabla14.A1" office:value-type="string">
            <text:p text:style-name="P95">Comportamiento con respecto al tiempo (TPO)</text:p>
          </table:table-cell>
          <table:table-cell table:style-name="Tabla14.B1" office:value-type="string">
            <text:p text:style-name="P97">Atributos relativos a los tiempos de respuesta y procesamiento de los datos</text:p>
          </table:table-cell>
        </table:table-row>
        <table:table-row>
          <table:table-cell table:style-name="Tabla14.A2" office:value-type="string">
            <text:p text:style-name="P97">Comportamiento con respecto a los recursos (REC)</text:p>
          </table:table-cell>
          <table:table-cell table:style-name="Tabla14.B2" office:value-type="string">
            <text:p text:style-name="P97">Atributos relativos a la cantidad de recursos utilizados y al tiempo de uso de los mismos</text:p>
          </table:table-cell>
        </table:table-row>
        <table:table-row>
          <table:table-cell table:style-name="Tabla14.A2" office:value-type="string">
            <text:p text:style-name="P97">Directo (DIR)</text:p>
          </table:table-cell>
          <table:table-cell table:style-name="Tabla14.B2" office:value-type="string">
            <text:p text:style-name="P97">Atributos relativos a la cantidad de pasos o tareas necesarias para realizar una operación</text:p>
          </table:table-cell>
        </table:table-row>
      </table:table>
      <text:p text:style-name="P123"><text:span text:style-name="Internet_20_link"><text:span text:style-name="T27"/></text:span></text:p>
      <text:p text:style-name="P123"><text:span text:style-name="Internet_20_link"><text:span text:style-name="T28">MANTENIBILIDAD (MAN)</text:span></text:span><text:span text:style-name="Internet_20_link"><text:span text:style-name="T27">: Un conjunto de atributos que permiten medir el esfuerzo necesario para realizar modificaciones, ya sea por corrección de errores o por incremento de las funcionalidades del <text:s/>sistema.</text:span></text:span></text:p>
      <table:table table:name="Tabla15" table:style-name="Tabla15">
        <table:table-column table:style-name="Tabla15.A"/>
        <table:table-column table:style-name="Tabla15.B"/>
        <table:table-row>
          <table:table-cell table:style-name="Tabla15.A1" office:value-type="string">
            <text:p text:style-name="P92">Atributo</text:p>
          </table:table-cell>
          <table:table-cell table:style-name="Tabla15.B1" office:value-type="string">
            <text:p text:style-name="P92">Descripción</text:p>
          </table:table-cell>
        </table:table-row>
        <table:table-row>
          <table:table-cell table:style-name="Tabla15.A2" office:value-type="string">
            <text:p text:style-name="P95">Capacidad de Análisis (ANA)</text:p>
          </table:table-cell>
          <table:table-cell table:style-name="Tabla15.B2" office:value-type="string">
            <text:p text:style-name="P97">Esfuerzo necesario para identificar las partes del sistema que deben ser modificadas como para realizar una corrección o incorporar una mejora <text:span text:style-name="T166">(atributo es verificado en otros <text:s/>en otros, <text:s/>como cambiabilidad, capacidad de prueba y documentación)</text:span></text:p>
          </table:table-cell>
        </table:table-row>
        <table:table-row>
          <table:table-cell table:style-name="Tabla15.A2" office:value-type="string">
            <text:p text:style-name="P97">Cambiabilidad (CMB)</text:p>
          </table:table-cell>
          <table:table-cell table:style-name="Tabla15.B2" office:value-type="string">
            <text:p text:style-name="P97">Esfuerzo necesario para incorporar las modificaciones identificadas</text:p>
          </table:table-cell>
        </table:table-row>
        <table:table-row>
          <table:table-cell table:style-name="Tabla15.A2" office:value-type="string">
            <text:p text:style-name="P97">Estabilidad (EST)</text:p>
          </table:table-cell>
          <table:table-cell table:style-name="Tabla15.B2" office:value-type="string">
            <text:p text:style-name="P97">Nivel de riesgos por efectos inesperados debido a las modificaciones realizadas</text:p>
          </table:table-cell>
        </table:table-row>
        <text:soft-page-break/>
        <table:table-row>
          <table:table-cell table:style-name="Tabla15.A2" office:value-type="string">
            <text:p text:style-name="P97">Capacidad de Prueba (PRU)</text:p>
          </table:table-cell>
          <table:table-cell table:style-name="Tabla15.B2" office:value-type="string">
            <text:p text:style-name="P97">Esfuerzo necesario para probar el software una vez que ha sido modificado</text:p>
          </table:table-cell>
        </table:table-row>
        <table:table-row>
          <table:table-cell table:style-name="Tabla15.A2" office:value-type="string">
            <text:p text:style-name="P97">Modularidad (MOD)</text:p>
          </table:table-cell>
          <table:table-cell table:style-name="Tabla15.B2" office:value-type="string">
            <text:p text:style-name="P51">Nivel de agrupación o delimitación de las funcionalidades o prestaciones ofrecidas por el software <text:s/>, de forma tal que este puede ser visto como un conjunto de partes que se ensamblan, y que pueden ser modificadas sin afectar a las demás</text:p>
          </table:table-cell>
        </table:table-row>
        <table:table-row>
          <table:table-cell table:style-name="Tabla15.A2" office:value-type="string">
            <text:p text:style-name="P97">Descriptivo (DES)</text:p>
          </table:table-cell>
          <table:table-cell table:style-name="Tabla15.B2" office:value-type="string">
            <text:p text:style-name="P57">Nivel de detalle con que los componentes del software (código fuente y artefactos) describen al personal técnico la forma como el sistema ha sido diseñado, construido, como será desplegado y como se relacionan o interactúan sus partes o componentes</text:p>
          </table:table-cell>
        </table:table-row>
      </table:table>
      <text:p text:style-name="P123"><text:span text:style-name="Internet_20_link"><text:span text:style-name="T28"/></text:span></text:p>
      <text:p text:style-name="P123"><text:span text:style-name="Internet_20_link"><text:span text:style-name="T28">PORTABILIDAD </text:span></text:span><text:span text:style-name="Internet_20_link"><text:span text:style-name="T27"><text:s/></text:span></text:span><text:span text:style-name="Internet_20_link"><text:span text:style-name="T28">(POR)</text:span></text:span><text:span text:style-name="Internet_20_link"><text:span text:style-name="T27">: Un conjunto de atributos que permiten medir la capacidad del <text:s/>software de ser transferido de un ambiente a otro. El ambiente incluye cualquier elemento tecnológico sobre el cual se soporta la operación del sistema, tales como el sistema operativo del cliente, el navegador del <text:s/>cliente, el sistema operativo del servidor , el servidor de aplicaciones, el servidor de bases de datos, entre otros.</text:span></text:span></text:p>
      <table:table table:name="Tabla16" table:style-name="Tabla16">
        <table:table-column table:style-name="Tabla16.A"/>
        <table:table-column table:style-name="Tabla16.B"/>
        <table:table-row>
          <table:table-cell table:style-name="Tabla16.A1" office:value-type="string">
            <text:p text:style-name="P92">Atributo</text:p>
          </table:table-cell>
          <table:table-cell table:style-name="Tabla16.B1" office:value-type="string">
            <text:p text:style-name="P92">Descripción</text:p>
          </table:table-cell>
        </table:table-row>
        <table:table-row>
          <table:table-cell table:style-name="Tabla16.A2" office:value-type="string">
            <text:p text:style-name="P96">Adaptabilidad (ADA)</text:p>
          </table:table-cell>
          <table:table-cell table:style-name="Tabla16.B2" office:value-type="string">
            <text:p text:style-name="P98">Capacidad del software para adaptarse a distintos ambientes <text:s/>o entornos de operación (o sus elementos), sin realizarle mas modificaciones que aquellas especificadas por el software para ese propósito</text:p>
          </table:table-cell>
        </table:table-row>
        <table:table-row>
          <table:table-cell table:style-name="Tabla16.A2" office:value-type="string">
            <text:p text:style-name="P97">Facilidad de Instalación (INS)</text:p>
          </table:table-cell>
          <table:table-cell table:style-name="Tabla16.B2" office:value-type="string">
            <text:p text:style-name="P97">Esfuerzo necesario para instalar el software </text:p>
          </table:table-cell>
        </table:table-row>
        <table:table-row>
          <table:table-cell table:style-name="Tabla16.A2" office:value-type="string">
            <text:p text:style-name="P97">Coexistencia (CEX)</text:p>
          </table:table-cell>
          <table:table-cell table:style-name="Tabla16.B2" office:value-type="string">
            <text:p text:style-name="P97">Capacidad del software para funcionar o convivir con otros sistemas en el ambiente de operación (compartir los recursos computacionales) <text:s/>sin desmejorar, afectar o inhabilitar el funcionamiento de otros sistemas</text:p>
          </table:table-cell>
        </table:table-row>
        <table:table-row>
          <table:table-cell table:style-name="Tabla16.A2" office:value-type="string">
            <text:p text:style-name="P97">Parametrizado <text:s/>(PRM)</text:p>
          </table:table-cell>
          <table:table-cell table:style-name="Tabla16.B2" office:value-type="string">
            <text:p text:style-name="P97">Capacidad del software para ser adaptado a ciertas necesidades del ambiente o del usuario, sin necesidad de modificar el código fuente o recompilarlo</text:p>
          </table:table-cell>
        </table:table-row>
      </table:table>
      <text:list xml:id="list1693646634" text:continue-numbering="true" text:style-name="L2">
        <text:list-item>
          <text:list>
            <text:list-header>
              <text:p text:style-name="P244"/>
              <text:p text:style-name="P244">8.3 Atributos Específicos de Calidad (Obligatorios)</text:p>
            </text:list-header>
          </text:list>
        </text:list-item>
      </text:list>
      <text:p text:style-name="P77"><text:soft-page-break/></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20">Categoría</text:p>
            </table:table-cell>
            <table:table-cell table:style-name="Tabla17.A1" office:value-type="string">
              <text:p text:style-name="P21"/>
              <text:p text:style-name="P21">Atributo</text:p>
            </table:table-cell>
            <table:table-cell table:style-name="Tabla17.C1" office:value-type="string">
              <text:p text:style-name="P92"/>
              <text:p text:style-name="P92">Requisito de Calidad </text:p>
            </table:table-cell>
          </table:table-row>
        </table:table-header-rows>
        <table:table-row>
          <table:table-cell table:style-name="Tabla17.A2" office:value-type="string">
            <text:p text:style-name="P94">FUN </text:p>
          </table:table-cell>
          <table:table-cell table:style-name="Tabla17.A2" office:value-type="string">
            <text:p text:style-name="P94">CON</text:p>
          </table:table-cell>
          <table:table-cell table:style-name="Tabla17.C2" office:value-type="string">
            <text:p text:style-name="P40">El sistema, y todos sus componentes (librerías, software de base, entre otros) está basado en <text:s/>software libre y estándares abiertos (DECRETO 3390)</text:p>
          </table:table-cell>
        </table:table-row>
        <table:table-row>
          <table:table-cell table:style-name="Tabla17.A2" office:value-type="string">
            <text:p text:style-name="P94">FUN </text:p>
          </table:table-cell>
          <table:table-cell table:style-name="Tabla17.A2" office:value-type="string">
            <text:p text:style-name="P94">CON</text:p>
          </table:table-cell>
          <table:table-cell table:style-name="Tabla17.C3" office:value-type="string">
            <text:p text:style-name="P42">El sistema cumple con todas las restricciones tecnológicas descrito en el documento <text:s/>de especificaciones técnicas (DET). </text:p>
          </table:table-cell>
        </table:table-row>
        <table:table-row>
          <table:table-cell table:style-name="Tabla17.A2" office:value-type="string">
            <text:p text:style-name="P94">FUN </text:p>
          </table:table-cell>
          <table:table-cell table:style-name="Tabla17.A2" office:value-type="string">
            <text:p text:style-name="P94">CON</text:p>
          </table:table-cell>
          <table:table-cell table:style-name="Tabla17.C2" office:value-type="string">
            <text:p text:style-name="P40">El sistema cumple con el estándar UTF-8 Formato de Transformación Unicode para la representación de caracteres (Unicode Transformation Format). </text:p>
            <text:p text:style-name="P40">Referencia: Norma Técnica de Portales – Artículo 8</text:p>
          </table:table-cell>
        </table:table-row>
        <table:table-row>
          <table:table-cell table:style-name="Tabla17.A2" office:value-type="string">
            <text:p text:style-name="P94">FUN </text:p>
          </table:table-cell>
          <table:table-cell table:style-name="Tabla17.A2" office:value-type="string">
            <text:p text:style-name="P94">CON</text:p>
          </table:table-cell>
          <table:table-cell table:style-name="Tabla17.C3" office:value-type="string">
            <text:p text:style-name="P43">El sistema cumple con el estándar CCS Hoja de Estilo en Cascada (Cascade Style Sheet) </text:p>
            <text:p text:style-name="P43">Referencia: Norma Técnica de Portales – Artículo 11</text:p>
          </table:table-cell>
        </table:table-row>
        <table:table-row>
          <table:table-cell table:style-name="Tabla17.A2" office:value-type="string">
            <text:p text:style-name="P94">FUN</text:p>
          </table:table-cell>
          <table:table-cell table:style-name="Tabla17.A2" office:value-type="string">
            <text:p text:style-name="P94">CON</text:p>
          </table:table-cell>
          <table:table-cell table:style-name="Tabla17.C2" office:value-type="string">
            <text:p text:style-name="P44">El sistema cumple con el estándar HTML 4.01 ó XHTML 1.0</text:p>
            <text:p text:style-name="P44">( http://validator.w3.org/ <text:s text:c="2"/>)</text:p>
            <text:p text:style-name="P44">Referencia: Norma Técnica de Portales – Artículo 5</text:p>
          </table:table-cell>
        </table:table-row>
        <table:table-row>
          <table:table-cell table:style-name="Tabla17.A2" office:value-type="string">
            <text:p text:style-name="P94">FUN </text:p>
          </table:table-cell>
          <table:table-cell table:style-name="Tabla17.A2" office:value-type="string">
            <text:p text:style-name="P94">CON</text:p>
          </table:table-cell>
          <table:table-cell table:style-name="Tabla17.C2" office:value-type="string">
            <text:p text:style-name="P44">El sistema ofrece una ruta de acceso que muestra el trazado que hay entre el inicio y la página actual que se está visitando. </text:p>
            <text:p text:style-name="P44">(ejemplo:: Inicio :: Compras :: Ordenes de Compra :: Solicitar)</text:p>
            <text:p text:style-name="P44">Referencia: Norma Técnica de Portales – Artículo 6</text:p>
          </table:table-cell>
        </table:table-row>
        <table:table-row>
          <table:table-cell table:style-name="Tabla17.A2" office:value-type="string">
            <text:p text:style-name="P94">FUN </text:p>
            <text:p text:style-name="P94"/>
          </table:table-cell>
          <table:table-cell table:style-name="Tabla17.A2" office:value-type="string">
            <text:p text:style-name="P94">CON</text:p>
          </table:table-cell>
          <table:table-cell table:style-name="Tabla17.C3" office:value-type="string">
            <text:p text:style-name="P40">El sistema dispone un botón de inicio, que permite ir a la página principal y está ubicado en el mismo lugar de todas las páginas del portal.</text:p>
            <text:p text:style-name="P40">Referencia: Norma Técnica de Portales – Artículo 6-</text:p>
          </table:table-cell>
        </table:table-row>
        <table:table-row>
          <table:table-cell table:style-name="Tabla17.A2" office:value-type="string">
            <text:p text:style-name="P94">FUN</text:p>
          </table:table-cell>
          <table:table-cell table:style-name="Tabla17.A2" office:value-type="string">
            <text:p text:style-name="P94">CON</text:p>
          </table:table-cell>
          <table:table-cell table:style-name="Tabla17.C3" office:value-type="string">
            <text:p text:style-name="P42">La tipografía utilizada en el sistema es abierta, es decir, <text:s/>no requiere pago de regalías.</text:p>
            <text:p text:style-name="P42">Referencia: Norma Técnica de Portales – Artículo 6. Decreto 3390</text:p>
          </table:table-cell>
        </table:table-row>
        <table:table-row>
          <table:table-cell table:style-name="Tabla17.A2" office:value-type="string">
            <text:p text:style-name="P94">FUN </text:p>
          </table:table-cell>
          <table:table-cell table:style-name="Tabla17.A2" office:value-type="string">
            <text:p text:style-name="P94">CON</text:p>
          </table:table-cell>
          <table:table-cell table:style-name="Tabla17.C3" office:value-type="string">
            <text:p text:style-name="P40">Las imágenes y gráficos utilizados en el sistema deben estar en formato PNG (Formato de archivo gráfico portable de red).</text:p>
            <text:p text:style-name="P40">Referencia: Norma Técnica de Portales – Artículo 6Decreto 3390</text:p>
          </table:table-cell>
        </table:table-row>
        <table:table-row>
          <table:table-cell table:style-name="Tabla17.A2" office:value-type="string">
            <text:p text:style-name="P94">FU<text:soft-page-break/>N </text:p>
          </table:table-cell>
          <table:table-cell table:style-name="Tabla17.A2" office:value-type="string">
            <text:p text:style-name="P94">CON</text:p>
          </table:table-cell>
          <table:table-cell table:style-name="Tabla17.C3" office:value-type="string">
            <text:p text:style-name="P42">Toda imagen del sistema cuenta con el atributo ALT, para definir los textos <text:soft-page-break/>alternativos de las mismas y mejorar el acceso y usabilidad del sistema.</text:p>
            <text:p text:style-name="P42">Referencia: Norma Técnica de Portales – Artículo 7</text:p>
          </table:table-cell>
        </table:table-row>
        <table:table-row>
          <table:table-cell table:style-name="Tabla17.A2" office:value-type="string">
            <text:p text:style-name="P94">FUN</text:p>
          </table:table-cell>
          <table:table-cell table:style-name="Tabla17.A2" office:value-type="string">
            <text:p text:style-name="P94">CON</text:p>
          </table:table-cell>
          <table:table-cell table:style-name="Tabla17.C2" office:value-type="string">
            <text:p text:style-name="P40">El sistema cuenta con meta etiquetas en el encabezado de los documentos o hipertexto para incluir la siguiente información: </text:p>
            <text:p text:style-name="P40">Identificación del sitio de internet.</text:p>
            <text:p text:style-name="P40">Palabras claves.</text:p>
            <text:p text:style-name="P40">Nombre del portal.</text:p>
            <text:p text:style-name="P40">Nombre del órgano o ente encargado de su desarrollo y mantenimiento.</text:p>
            <text:p text:style-name="P40">Referencia: Norma Técnica de Portales – Artículo 12</text:p>
          </table:table-cell>
        </table:table-row>
        <table:table-row>
          <table:table-cell table:style-name="Tabla17.A2" office:value-type="string">
            <text:p text:style-name="P99">FUN </text:p>
          </table:table-cell>
          <table:table-cell table:style-name="Tabla17.A2" office:value-type="string">
            <text:p text:style-name="P99">CON</text:p>
          </table:table-cell>
          <table:table-cell table:style-name="Tabla17.C3" office:value-type="string">
            <text:p text:style-name="P40">La Diagramación Gráfica cumple con las especificaciones y <text:s/>Consideraciones <text:s text:c="2"/>del <text:s/>manual de aplicaciones básicas del MINCI. </text:p>
            <text:p text:style-name="P40">Referencia: Norma Técnica de Portales – Artículo 12</text:p>
            <text:p text:style-name="P60"><text:a xlink:type="simple" xlink:href="http://colabora.softwarelibre.gob.ve/home/nac/certificacion/manual%20web.pdf/view"><text:span text:style-name="T31">http://colabora.softwarelibre.gob.ve/home/nac/certificacion/manual%20web.pdf/view</text:span></text:a><text:span text:style-name="T56"> </text:span></text:p>
          </table:table-cell>
        </table:table-row>
        <table:table-row>
          <table:table-cell table:style-name="Tabla17.A2" office:value-type="string">
            <text:p text:style-name="P99">FUN</text:p>
          </table:table-cell>
          <table:table-cell table:style-name="Tabla17.A2" office:value-type="string">
            <text:p text:style-name="P99">EXA</text:p>
          </table:table-cell>
          <table:table-cell table:style-name="Tabla17.C3" office:value-type="string">
            <text:p text:style-name="P10">Las pruebas de las funcionalidades o casos de uso del sistema no reflejan errores de precisión u observaciones en las salidas o resultados </text:p>
          </table:table-cell>
        </table:table-row>
        <table:table-row>
          <table:table-cell table:style-name="Tabla17.A2" office:value-type="string">
            <text:p text:style-name="P100">FUN</text:p>
          </table:table-cell>
          <table:table-cell table:style-name="Tabla17.A2" office:value-type="string">
            <text:p text:style-name="P100">INT</text:p>
          </table:table-cell>
          <table:table-cell table:style-name="Tabla17.C2" office:value-type="string">
            <text:p text:style-name="P40">Los servicios web desarrollados corresponden a la descripción generada en el documento de especificación de servicios web</text:p>
          </table:table-cell>
        </table:table-row>
        <table:table-row>
          <table:table-cell table:style-name="Tabla17.A2" office:value-type="string">
            <text:p text:style-name="P100">FUN </text:p>
          </table:table-cell>
          <table:table-cell table:style-name="Tabla17.A2" office:value-type="string">
            <text:p text:style-name="P100">INT</text:p>
          </table:table-cell>
          <table:table-cell table:style-name="Tabla17.C2" office:value-type="string">
            <text:p text:style-name="P40">Los servicios web implementan archivos xsd para la definición de estructuras de datos utilizadas en los mensajes del servicio (Si los servicios web usan el estándar SOAP).</text:p>
          </table:table-cell>
        </table:table-row>
        <table:table-row>
          <table:table-cell table:style-name="Tabla17.A2" office:value-type="string">
            <text:p text:style-name="P100">FUN </text:p>
          </table:table-cell>
          <table:table-cell table:style-name="Tabla17.A2" office:value-type="string">
            <text:p text:style-name="P100">INT</text:p>
          </table:table-cell>
          <table:table-cell table:style-name="Tabla17.C2" office:value-type="string">
            <text:p text:style-name="P40">La definición del servicio web implementa el manejo de excepciones para la ejecución de sus operaciones. </text:p>
          </table:table-cell>
        </table:table-row>
        <table:table-row>
          <table:table-cell table:style-name="Tabla17.A2" office:value-type="string">
            <text:p text:style-name="P100">FUN </text:p>
          </table:table-cell>
          <table:table-cell table:style-name="Tabla17.A2" office:value-type="string">
            <text:p text:style-name="P100">INT</text:p>
          </table:table-cell>
          <table:table-cell table:style-name="Tabla17.C2" office:value-type="string">
            <text:p text:style-name="P40">Los servicios web provistos por el sistema <text:s/>tienen conformidad con el perfil básico de la WS-I</text:p>
          </table:table-cell>
        </table:table-row>
        <table:table-row>
          <table:table-cell table:style-name="Tabla17.A2" office:value-type="string">
            <text:p text:style-name="P21">FIA </text:p>
          </table:table-cell>
          <table:table-cell table:style-name="Tabla17.A2" office:value-type="string">
            <text:p text:style-name="P21"><text:s/>TOL </text:p>
          </table:table-cell>
          <table:table-cell table:style-name="Tabla17.C3" office:value-type="string">
            <text:p text:style-name="P40">El sistema ofrece mecanismos internos para continuar con un flujo alternativo después de sucedido un error. (MANEJO ADECUADO DE EXCEPCIONES A NIVEL DEL USUARIO <text:s/>FINAL).</text:p>
          </table:table-cell>
        </table:table-row>
        <table:table-row>
          <table:table-cell table:style-name="Tabla17.A2" office:value-type="string">
            <text:p text:style-name="P21">FIA</text:p>
          </table:table-cell>
          <table:table-cell table:style-name="Tabla17.A2" office:value-type="string">
            <text:p text:style-name="P21">TOL</text:p>
          </table:table-cell>
          <table:table-cell table:style-name="Tabla17.C3" office:value-type="string">
            <text:p text:style-name="P42">El sistema se comporta o responde de forma consistente ante entradas de datos no <text:soft-page-break/>previstas (ejemplo, uso de teclas no alfanuméricas, entradas de datos con longitud mayor a la prevista, etc)</text:p>
          </table:table-cell>
        </table:table-row>
        <table:table-row>
          <table:table-cell table:style-name="Tabla17.A2" office:value-type="string">
            <text:p text:style-name="P21">FIA</text:p>
          </table:table-cell>
          <table:table-cell table:style-name="Tabla17.A2" office:value-type="string">
            <text:p text:style-name="P21">TOL </text:p>
          </table:table-cell>
          <table:table-cell table:style-name="Tabla17.C2" office:value-type="string">
            <text:p text:style-name="P40">El sistema es capaz de operar en caso de falla de alguno de los componentes de la plataforma o red</text:p>
            <text:p text:style-name="P40">Ejemplo: Durante actualización desde repositorios de una distribución GNU/Linux, el sistema de actualización puede continuar después de un fallo de la red </text:p>
            <text:p text:style-name="P40"/>
          </table:table-cell>
        </table:table-row>
        <table:table-row>
          <table:table-cell table:style-name="Tabla17.A2" office:value-type="string">
            <text:p text:style-name="P21">FIA </text:p>
          </table:table-cell>
          <table:table-cell table:style-name="Tabla17.A2" office:value-type="string">
            <text:p text:style-name="P21">REC</text:p>
          </table:table-cell>
          <table:table-cell table:style-name="Tabla17.C2" office:value-type="string">
            <text:p text:style-name="P40">El sistema maneja las operaciones de inserción, modificación, o eliminación de datos realizadas en múltiples entidades o tablas que representan <text:s/>una unidad lógica de trabajo, como TRANSACCIONES </text:p>
          </table:table-cell>
        </table:table-row>
        <table:table-row>
          <table:table-cell table:style-name="Tabla17.A2" office:value-type="string">
            <text:p text:style-name="P21">FIA</text:p>
          </table:table-cell>
          <table:table-cell table:style-name="Tabla17.A2" office:value-type="string">
            <text:p text:style-name="P21">REC</text:p>
          </table:table-cell>
          <table:table-cell table:style-name="Tabla17.C2" office:value-type="string">
            <text:p text:style-name="P40">El diseño físico <text:s/>y las tecnologías de <text:s/>BD permiten implementar estrategias para el </text:p>
            <text:p text:style-name="P40">restablecimiento de un estado correcto de la BD </text:p>
            <text:p text:style-name="P40">(consistente) después que un fallo del sistema </text:p>
            <text:p text:style-name="P40">haya ocasionado que el estado actual sea </text:p>
            <text:p text:style-name="P40">inconsistente. </text:p>
            <text:p text:style-name="P40">(Ejemplo, MySQL con MyISAM no garantiza integridad referencial ni recuperación ante fallos)</text:p>
          </table:table-cell>
        </table:table-row>
        <table:table-row>
          <table:table-cell table:style-name="Tabla17.A2" office:value-type="string">
            <text:p text:style-name="P94">USA </text:p>
          </table:table-cell>
          <table:table-cell table:style-name="Tabla17.A2" office:value-type="string">
            <text:p text:style-name="P94">ATR</text:p>
          </table:table-cell>
          <table:table-cell table:style-name="Tabla17.C2" office:value-type="string">
            <text:p text:style-name="P40">La información importante aparece destacada.</text:p>
          </table:table-cell>
        </table:table-row>
        <table:table-row>
          <table:table-cell table:style-name="Tabla17.A2" office:value-type="string">
            <text:p text:style-name="P94">USA </text:p>
          </table:table-cell>
          <table:table-cell table:style-name="Tabla17.A2" office:value-type="string">
            <text:p text:style-name="P94">ATR</text:p>
          </table:table-cell>
          <table:table-cell table:style-name="Tabla17.C2" office:value-type="string">
            <text:p text:style-name="P40">El sistema utiliza imágenes reconocibles de forma intuitiva. </text:p>
          </table:table-cell>
        </table:table-row>
        <table:table-row>
          <table:table-cell table:style-name="Tabla17.A2" office:value-type="string">
            <text:p text:style-name="P94">USA</text:p>
          </table:table-cell>
          <table:table-cell table:style-name="Tabla17.A2" office:value-type="string">
            <text:p text:style-name="P94">ATR</text:p>
          </table:table-cell>
          <table:table-cell table:style-name="Tabla17.C2" office:value-type="string">
            <text:p text:style-name="P40">Las principales opciones del sistema, o secciones, están disponibles en todas las interfaces gráficas</text:p>
          </table:table-cell>
        </table:table-row>
        <table:table-row>
          <table:table-cell table:style-name="Tabla17.A2" office:value-type="string">
            <text:p text:style-name="P94">USA</text:p>
          </table:table-cell>
          <table:table-cell table:style-name="Tabla17.A2" office:value-type="string">
            <text:p text:style-name="P94">ATR</text:p>
          </table:table-cell>
          <table:table-cell table:style-name="Tabla17.C3" office:value-type="string">
            <text:p text:style-name="P40">El sistema NO muestra errores inesperados a los usuarios </text:p>
          </table:table-cell>
        </table:table-row>
        <table:table-row>
          <table:table-cell table:style-name="Tabla17.A2" office:value-type="string">
            <text:p text:style-name="P21">USA</text:p>
          </table:table-cell>
          <table:table-cell table:style-name="Tabla17.A2" office:value-type="string">
            <text:p text:style-name="P21">ATR</text:p>
          </table:table-cell>
          <table:table-cell table:style-name="Tabla17.C2" office:value-type="string">
            <text:p text:style-name="P40">El sistema dispone de una funcionalidad de búsqueda (sistemas tipo portal)</text:p>
          </table:table-cell>
        </table:table-row>
        <table:table-row>
          <table:table-cell table:style-name="Tabla17.A2" office:value-type="string">
            <text:p text:style-name="P94">USA</text:p>
          </table:table-cell>
          <table:table-cell table:style-name="Tabla17.A2" office:value-type="string">
            <text:p text:style-name="P94">ENT </text:p>
          </table:table-cell>
          <table:table-cell table:style-name="Tabla17.C3" office:value-type="string">
            <text:p text:style-name="P40">El sistema usa términos afines al área de estudio propia de los usuarios finales (administración, finanzas, gerencia, recursos humanos, etc.)</text:p>
          </table:table-cell>
        </table:table-row>
        <table:table-row>
          <table:table-cell table:style-name="Tabla17.A2" office:value-type="string">
            <text:p text:style-name="P94">USA</text:p>
          </table:table-cell>
          <table:table-cell table:style-name="Tabla17.A2" office:value-type="string">
            <text:p text:style-name="P94"><text:s/>ENT</text:p>
          </table:table-cell>
          <table:table-cell table:style-name="Tabla17.C3" office:value-type="string">
            <text:p text:style-name="P40">Los nombres o texto de las funcionalidades representan las operaciones que realizan (explícitamente).</text:p>
          </table:table-cell>
        </table:table-row>
        <text:soft-page-break/>
        <table:table-row>
          <table:table-cell table:style-name="Tabla17.A2" office:value-type="string">
            <text:p text:style-name="P94">USA </text:p>
          </table:table-cell>
          <table:table-cell table:style-name="Tabla17.A2" office:value-type="string">
            <text:p text:style-name="P94"><text:s/>ENT</text:p>
          </table:table-cell>
          <table:table-cell table:style-name="Tabla17.C3" office:value-type="string">
            <text:p text:style-name="P40">Los formularios del sistema especifican claramente cuales campos o items de datos son requeridos (obligatorios)</text:p>
          </table:table-cell>
        </table:table-row>
        <table:table-row>
          <table:table-cell table:style-name="Tabla17.A2" office:value-type="string">
            <text:p text:style-name="P94">USA</text:p>
          </table:table-cell>
          <table:table-cell table:style-name="Tabla17.A2" office:value-type="string">
            <text:p text:style-name="P94">ENT</text:p>
          </table:table-cell>
          <table:table-cell table:style-name="Tabla17.C3" office:value-type="string">
            <text:p text:style-name="P40">El sistema informa claramente cuando una operación ha fallado o a finalizado con éxito</text:p>
          </table:table-cell>
        </table:table-row>
        <table:table-row>
          <table:table-cell table:style-name="Tabla17.A2" office:value-type="string">
            <text:p text:style-name="P94">USA</text:p>
          </table:table-cell>
          <table:table-cell table:style-name="Tabla17.A2" office:value-type="string">
            <text:p text:style-name="P94"><text:s/>ENT</text:p>
          </table:table-cell>
          <table:table-cell table:style-name="Tabla17.C3" office:value-type="string">
            <text:p text:style-name="P40">Cada pantalla del sistema empieza con un título que describe su contenido.</text:p>
          </table:table-cell>
        </table:table-row>
        <table:table-row>
          <table:table-cell table:style-name="Tabla17.A2" office:value-type="string">
            <text:p text:style-name="P94">USA </text:p>
          </table:table-cell>
          <table:table-cell table:style-name="Tabla17.A2" office:value-type="string">
            <text:p text:style-name="P94">APR</text:p>
          </table:table-cell>
          <table:table-cell table:style-name="Tabla17.C2" office:value-type="string">
            <text:p text:style-name="P40">La información del sistema esta organizada lógicamente, por pestañas, asociadas a menús o módulos, por ventanas, paginación, entre otros</text:p>
          </table:table-cell>
        </table:table-row>
        <table:table-row>
          <table:table-cell table:style-name="Tabla17.A2" office:value-type="string">
            <text:p text:style-name="P94">USA </text:p>
          </table:table-cell>
          <table:table-cell table:style-name="Tabla17.A2" office:value-type="string">
            <text:p text:style-name="P94"><text:s/>APR</text:p>
          </table:table-cell>
          <table:table-cell table:style-name="Tabla17.C3" office:value-type="string">
            <text:p text:style-name="P40">El sistema proporciona una interfaz estándar y generalizada</text:p>
          </table:table-cell>
        </table:table-row>
        <table:table-row>
          <table:table-cell table:style-name="Tabla17.A2" office:value-type="string">
            <text:p text:style-name="P21">USA</text:p>
          </table:table-cell>
          <table:table-cell table:style-name="Tabla17.A2" office:value-type="string">
            <text:p text:style-name="P21">APR </text:p>
          </table:table-cell>
          <table:table-cell table:style-name="Tabla17.C2" office:value-type="string">
            <text:p text:style-name="P40">El sistema puede ser usado <text:s/>por los usuarios finales sin necesidad de documentación</text:p>
            <text:p text:style-name="P40">(sistemas tipo portal)</text:p>
          </table:table-cell>
        </table:table-row>
        <table:table-row>
          <table:table-cell table:style-name="Tabla17.A2" office:value-type="string">
            <text:p text:style-name="P94">USA </text:p>
          </table:table-cell>
          <table:table-cell table:style-name="Tabla17.A2" office:value-type="string">
            <text:p text:style-name="P94"><text:s/>OPR</text:p>
          </table:table-cell>
          <table:table-cell table:style-name="Tabla17.C3" office:value-type="string">
            <text:p text:style-name="P42">El sistema <text:s/>impide la <text:s/>pérdida de información suministrada por el usuario, cuando ocurre un error de validación en la entrada de datos (campos del formulario no quedan en BLANCO)</text:p>
          </table:table-cell>
        </table:table-row>
        <table:table-row>
          <table:table-cell table:style-name="Tabla17.A2" office:value-type="string">
            <text:p text:style-name="P94">USA</text:p>
          </table:table-cell>
          <table:table-cell table:style-name="Tabla17.A2" office:value-type="string">
            <text:p text:style-name="P94">OPR </text:p>
          </table:table-cell>
          <table:table-cell table:style-name="Tabla17.C3" office:value-type="string">
            <text:p text:style-name="P40">El sistema no posee enlaces que muestran contenido inválido (enlaces rotos), u opciones no implementadas que arrojan un error al ser invocadas</text:p>
          </table:table-cell>
        </table:table-row>
        <table:table-row>
          <table:table-cell table:style-name="Tabla17.A2" office:value-type="string">
            <text:p text:style-name="P94">USA </text:p>
          </table:table-cell>
          <table:table-cell table:style-name="Tabla17.A2" office:value-type="string">
            <text:p text:style-name="P94"><text:s/>OPR</text:p>
          </table:table-cell>
          <table:table-cell table:style-name="Tabla17.C2" office:value-type="string">
            <text:p text:style-name="P40">En caso de que un proceso requiera varios pasos (llenar varios formularios), es posible regresar a pasos anteriores, para revisar o modificar los datos.</text:p>
          </table:table-cell>
        </table:table-row>
        <table:table-row>
          <table:table-cell table:style-name="Tabla17.A2" office:value-type="string">
            <text:p text:style-name="P21">USA </text:p>
          </table:table-cell>
          <table:table-cell table:style-name="Tabla17.A2" office:value-type="string">
            <text:p text:style-name="P21"><text:s/>OPR</text:p>
          </table:table-cell>
          <table:table-cell table:style-name="Tabla17.C2" office:value-type="string">
            <text:p text:style-name="P40">Las operaciones que requieren la transcripción de una cantidad importante de datos, están desagregadas en varios pasos.</text:p>
          </table:table-cell>
        </table:table-row>
        <table:table-row>
          <table:table-cell table:style-name="Tabla17.A2" office:value-type="string">
            <text:p text:style-name="P21">USA</text:p>
          </table:table-cell>
          <table:table-cell table:style-name="Tabla17.A2" office:value-type="string">
            <text:p text:style-name="P21">OPR</text:p>
          </table:table-cell>
          <table:table-cell table:style-name="Tabla17.C3" office:value-type="string">
            <text:p text:style-name="P42">El sistema solicita al usuario la confirmación de operaciones potencialmente peligrosas (ejemplo, eliminación)</text:p>
          </table:table-cell>
        </table:table-row>
        <table:table-row>
          <table:table-cell table:style-name="Tabla17.A2" office:value-type="string">
            <text:p text:style-name="P21">USA</text:p>
          </table:table-cell>
          <table:table-cell table:style-name="Tabla17.A2" office:value-type="string">
            <text:p text:style-name="P21">OPR</text:p>
          </table:table-cell>
          <table:table-cell table:style-name="Tabla17.C2" office:value-type="string">
            <text:p text:style-name="P40">El sistema puede usarse sin necesidad de desplazarse de forma horizontal</text:p>
          </table:table-cell>
        </table:table-row>
        <table:table-row>
          <table:table-cell table:style-name="Tabla17.A2" office:value-type="string">
            <text:p text:style-name="P21">USA</text:p>
          </table:table-cell>
          <table:table-cell table:style-name="Tabla17.A2" office:value-type="string">
            <text:p text:style-name="P21">OPR</text:p>
          </table:table-cell>
          <table:table-cell table:style-name="Tabla17.C2" office:value-type="string">
            <text:p text:style-name="P40">Los formularios permiten a los usuarios mantenerse con un solo método de interacción para el mayor tiempo posible (es decir, los usuarios no tienen que hacer numerosos cambios del teclado al ratón al teclado).</text:p>
            <text:p text:style-name="P40"/>
          </table:table-cell>
        </table:table-row>
        <text:soft-page-break/>
        <table:table-row>
          <table:table-cell table:style-name="Tabla17.A2" office:value-type="string">
            <text:p text:style-name="P21">USA</text:p>
          </table:table-cell>
          <table:table-cell table:style-name="Tabla17.A2" office:value-type="string">
            <text:p text:style-name="P21">DOC</text:p>
          </table:table-cell>
          <table:table-cell table:style-name="Tabla17.C2" office:value-type="string">
            <text:p text:style-name="P40">Existe documentación, en algún medio, para <text:s/>los <text:s/>usuarios finales <text:s/>del sistema</text:p>
            <text:p text:style-name="P40">(no debe ser aplicada para sistemas tipo portal)</text:p>
            <text:p text:style-name="P40"/>
          </table:table-cell>
        </table:table-row>
        <table:table-row>
          <table:table-cell table:style-name="Tabla17.A2" office:value-type="string">
            <text:p text:style-name="P21">USA</text:p>
          </table:table-cell>
          <table:table-cell table:style-name="Tabla17.A2" office:value-type="string">
            <text:p text:style-name="P21">DOC</text:p>
          </table:table-cell>
          <table:table-cell table:style-name="Tabla17.C2" office:value-type="string">
            <text:p text:style-name="P40">Existe documentación, en algún medio, para el personal técnico que dará soporte o mantenimiento al sistema (desarrolladores, probadores, personal de operaciones, e/o)</text:p>
          </table:table-cell>
        </table:table-row>
        <table:table-row>
          <table:table-cell table:style-name="Tabla17.A2" office:value-type="string">
            <text:p text:style-name="P94">EFI </text:p>
          </table:table-cell>
          <table:table-cell table:style-name="Tabla17.A2" office:value-type="string">
            <text:p text:style-name="P94"><text:s/>TPO</text:p>
          </table:table-cell>
          <table:table-cell table:style-name="Tabla17.C2" office:value-type="string">
            <text:p text:style-name="P40">Los tiempos de respuesta son adecuados para las operaciones de actualización, inserción y modificación de datos</text:p>
          </table:table-cell>
        </table:table-row>
        <table:table-row>
          <table:table-cell table:style-name="Tabla17.A2" office:value-type="string">
            <text:p text:style-name="P94">EFI</text:p>
          </table:table-cell>
          <table:table-cell table:style-name="Tabla17.A2" office:value-type="string">
            <text:p text:style-name="P94">TPO</text:p>
          </table:table-cell>
          <table:table-cell table:style-name="Tabla17.C3" office:value-type="string">
            <text:p text:style-name="P52"><text:span text:style-name="T31">Los tiempos de respuesta son adecuados </text:span><text:span text:style-name="Teletype"><text:span text:style-name="T31">para las consultas que implican accesos directos</text:span></text:span></text:p>
          </table:table-cell>
        </table:table-row>
        <table:table-row>
          <table:table-cell table:style-name="Tabla17.A2" office:value-type="string">
            <text:p text:style-name="P94">EFI </text:p>
          </table:table-cell>
          <table:table-cell table:style-name="Tabla17.A2" office:value-type="string">
            <text:p text:style-name="P94">TPO</text:p>
          </table:table-cell>
          <table:table-cell table:style-name="Tabla17.C2" office:value-type="string">
            <text:p text:style-name="P40">Los tiempos de respuesta son adecuados para las consultas tipo búsquedas</text:p>
          </table:table-cell>
        </table:table-row>
        <table:table-row>
          <table:table-cell table:style-name="Tabla17.A2" office:value-type="string">
            <text:p text:style-name="P94">EFI </text:p>
          </table:table-cell>
          <table:table-cell table:style-name="Tabla17.A2" office:value-type="string">
            <text:p text:style-name="P94">REC</text:p>
          </table:table-cell>
          <table:table-cell table:style-name="Tabla17.C3" office:value-type="string">
            <text:p text:style-name="P40">El sistema <text:s/>hace uso razonables del CPU, en particular durante condiciones extremas de funcionamiento o con una carga de trabajo importante <text:s/>(pruebas de carga y rendimiento)</text:p>
          </table:table-cell>
        </table:table-row>
        <table:table-row>
          <table:table-cell table:style-name="Tabla17.A2" office:value-type="string">
            <text:p text:style-name="P94">EFI</text:p>
          </table:table-cell>
          <table:table-cell table:style-name="Tabla17.A2" office:value-type="string">
            <text:p text:style-name="P94">REC</text:p>
          </table:table-cell>
          <table:table-cell table:style-name="Tabla17.C3" office:value-type="string">
            <text:p text:style-name="P41">El sistema <text:s/>hace uso razonables de la memoria RAM, en particular durante condiciones extremas de funcionamiento o con una carga de trabajo importante (pruebas de carga y rendimiento)</text:p>
          </table:table-cell>
        </table:table-row>
        <table:table-row>
          <table:table-cell table:style-name="Tabla17.A2" office:value-type="string">
            <text:p text:style-name="P94">EFI</text:p>
          </table:table-cell>
          <table:table-cell table:style-name="Tabla17.A2" office:value-type="string">
            <text:p text:style-name="P94">DIR</text:p>
          </table:table-cell>
          <table:table-cell table:style-name="Tabla17.C3" office:value-type="string">
            <text:p text:style-name="P41">El sistema no exige al usuario realizar pasos que se consideren redundantes, excesivos o innecesarios para para realizar <text:s/>sus operaciones <text:s/></text:p>
          </table:table-cell>
        </table:table-row>
        <table:table-row>
          <table:table-cell table:style-name="Tabla17.A2" office:value-type="string">
            <text:p text:style-name="P94">MAN</text:p>
          </table:table-cell>
          <table:table-cell table:style-name="Tabla17.A2" office:value-type="string">
            <text:p text:style-name="P94">MOD </text:p>
          </table:table-cell>
          <table:table-cell table:style-name="Tabla17.C2" office:value-type="string">
            <text:p text:style-name="P41">El sistema se basa en una arquitectura de múltiples capas (datos, lógica, <text:s/>presentación, servicios). </text:p>
          </table:table-cell>
        </table:table-row>
        <table:table-row>
          <table:table-cell table:style-name="Tabla17.A2" office:value-type="string">
            <text:p text:style-name="P94">MAN </text:p>
          </table:table-cell>
          <table:table-cell table:style-name="Tabla17.A2" office:value-type="string">
            <text:p text:style-name="P94">MOD </text:p>
          </table:table-cell>
          <table:table-cell table:style-name="Tabla17.C2" office:value-type="string">
            <text:p text:style-name="P41">El código fuente del sistema está organizado bajo algún esquema (carpetas, paquetes, directorios, etc), respondiendo a alguna lógica de agrupación (responsabilidad, funcionalidad,)</text:p>
            <text:p text:style-name="P41"/>
            <text:p text:style-name="P41">Ejemplo: en un ERP, existen paquetes o carpetas relacionadas a configuración, usuarios, presupuesto, requisiciones, compras, facturación, inventario, materiales ...</text:p>
          </table:table-cell>
        </table:table-row>
        <table:table-row>
          <table:table-cell table:style-name="Tabla17.A2" office:value-type="string">
            <text:p text:style-name="P94">MA<text:soft-page-break/>N</text:p>
          </table:table-cell>
          <table:table-cell table:style-name="Tabla17.A2" office:value-type="string">
            <text:p text:style-name="P94">CMB </text:p>
          </table:table-cell>
          <table:table-cell table:style-name="Tabla17.C2" office:value-type="string">
            <text:p text:style-name="P40">Capacidad de “Extensibilidad” del sistema (capacidad para crear/integrar nuevos <text:soft-page-break/>módulos nativos o externos). </text:p>
          </table:table-cell>
        </table:table-row>
        <table:table-row>
          <table:table-cell table:style-name="Tabla17.A2" office:value-type="string">
            <text:p text:style-name="P94">MAN</text:p>
          </table:table-cell>
          <table:table-cell table:style-name="Tabla17.A2" office:value-type="string">
            <text:p text:style-name="P94">CMB</text:p>
          </table:table-cell>
          <table:table-cell table:style-name="Tabla17.C2" office:value-type="string">
            <text:p text:style-name="P40">El código fuente del sistema es legible <text:s/>(autoexplicativo, uso de variables nemotécnicas, identado, <text:s/>ausencia de variables tipo "x", "xy", estilo claro y limpio de programación )</text:p>
          </table:table-cell>
        </table:table-row>
        <table:table-row>
          <table:table-cell table:style-name="Tabla17.A2" office:value-type="string">
            <text:p text:style-name="P94">MAN</text:p>
          </table:table-cell>
          <table:table-cell table:style-name="Tabla17.A2" office:value-type="string">
            <text:p text:style-name="P94">CMB</text:p>
          </table:table-cell>
          <table:table-cell table:style-name="Tabla17.C2" office:value-type="string">
            <text:p text:style-name="P40">Se cumple con los Estándares y Convenciones de Nombre para Programas, Paquetes (si aplica), Clases, Interfaces (si aplica), Métodos / Funciones, Variables, Constantes, Propiedades y Archivos. </text:p>
            <text:p text:style-name="P40"/>
            <text:p text:style-name="P40">Ref.: Sección 2. Estándares y Convenciones de Nombre del Estándar de Programación CNTI.</text:p>
          </table:table-cell>
        </table:table-row>
        <table:table-row>
          <table:table-cell table:style-name="Tabla17.A2" office:value-type="string">
            <text:p text:style-name="P94">MAN</text:p>
          </table:table-cell>
          <table:table-cell table:style-name="Tabla17.A2" office:value-type="string">
            <text:p text:style-name="P94">PRU </text:p>
          </table:table-cell>
          <table:table-cell table:style-name="Tabla17.C3" office:value-type="string">
            <text:p text:style-name="P40">El diseño del sistema permite realizar fácilmente pruebas de caja blanca</text:p>
          </table:table-cell>
        </table:table-row>
        <table:table-row>
          <table:table-cell table:style-name="Tabla17.A2" office:value-type="string">
            <text:p text:style-name="P94">MAN</text:p>
          </table:table-cell>
          <table:table-cell table:style-name="Tabla17.A2" office:value-type="string">
            <text:p text:style-name="P94">DES </text:p>
          </table:table-cell>
          <table:table-cell table:style-name="Tabla17.C2" office:value-type="string">
            <text:p text:style-name="P40">La documentación técnica del sistema (diseño técnico, arquitectura, e/o) permiten comprender fácilmente cuáles son los componentes del software (arquitectónicos, lógicos), cual es su función, y cómo se relacionan o interactúan entre sí</text:p>
          </table:table-cell>
        </table:table-row>
        <table:table-row>
          <table:table-cell table:style-name="Tabla17.A2" office:value-type="string">
            <text:p text:style-name="P94">MAN</text:p>
          </table:table-cell>
          <table:table-cell table:style-name="Tabla17.A2" office:value-type="string">
            <text:p text:style-name="P94">DES</text:p>
          </table:table-cell>
          <table:table-cell table:style-name="Tabla17.C2" office:value-type="string">
            <text:p text:style-name="P40">¿Los diagramas que componen el documento de arquitectura de sistema usan UML 2.0 para su representación?</text:p>
          </table:table-cell>
        </table:table-row>
        <table:table-row>
          <table:table-cell table:style-name="Tabla17.A2" office:value-type="string">
            <text:p text:style-name="P94">MAN</text:p>
          </table:table-cell>
          <table:table-cell table:style-name="Tabla17.A2" office:value-type="string">
            <text:p text:style-name="P94">DES</text:p>
          </table:table-cell>
          <table:table-cell table:style-name="Tabla17.C2" office:value-type="string">
            <text:p text:style-name="P40">¿Se cumplen los requisitos mínimos para elaborar un buen diagrama de paquetes</text:p>
            <text:p text:style-name="P40">(inclusión de los paquetes significativos, relaciones y dependencias entre los paquetes, descripción de los paquetes, totalidad de las clases dentro de los paquetes)? </text:p>
          </table:table-cell>
        </table:table-row>
        <table:table-row>
          <table:table-cell table:style-name="Tabla17.A2" office:value-type="string">
            <text:p text:style-name="P94">MAN</text:p>
          </table:table-cell>
          <table:table-cell table:style-name="Tabla17.A2" office:value-type="string">
            <text:p text:style-name="P94">DES <text:s/></text:p>
          </table:table-cell>
          <table:table-cell table:style-name="Tabla17.C2" office:value-type="string">
            <text:p text:style-name="P40">¿Se cumplen los requisitos mínimos para elaborar un buen <text:s/>diagrama de clases (agrupación de las clases por paquete, identificación - atributos - métodos - relaciones - dependencias - cardinalidad de las clases)? </text:p>
          </table:table-cell>
        </table:table-row>
        <table:table-row>
          <table:table-cell table:style-name="Tabla17.A2" office:value-type="string">
            <text:p text:style-name="P94">MAN</text:p>
          </table:table-cell>
          <table:table-cell table:style-name="Tabla17.A2" office:value-type="string">
            <text:p text:style-name="P94">DES </text:p>
          </table:table-cell>
          <table:table-cell table:style-name="Tabla17.C2" office:value-type="string">
            <text:p text:style-name="P40">¿Se cumplen los requisitos mínimos para elaborar un buen <text:s/>diagrama de componentes (inclusión de los componentes significativos, interfaces de los componentes, integración de los demás componentes del sistema)? </text:p>
          </table:table-cell>
        </table:table-row>
        <table:table-row>
          <table:table-cell table:style-name="Tabla17.A2" office:value-type="string">
            <text:p text:style-name="P94">MA<text:soft-page-break/>N </text:p>
          </table:table-cell>
          <table:table-cell table:style-name="Tabla17.A2" office:value-type="string">
            <text:p text:style-name="P94">DES</text:p>
          </table:table-cell>
          <table:table-cell table:style-name="Tabla17.C2" office:value-type="string">
            <text:p text:style-name="P40">¿Se cumplen los requisitos mínimos para elaborar un buen diagrama de despliegue <text:soft-page-break/>(componentes significativos, protocolos de conexión entre nodos, características de los nodos)? </text:p>
          </table:table-cell>
        </table:table-row>
        <table:table-row>
          <table:table-cell table:style-name="Tabla17.A2" office:value-type="string">
            <text:p text:style-name="P94">MAN </text:p>
          </table:table-cell>
          <table:table-cell table:style-name="Tabla17.A2" office:value-type="string">
            <text:p text:style-name="P94">DES</text:p>
          </table:table-cell>
          <table:table-cell table:style-name="Tabla17.C3" office:value-type="string">
            <text:p text:style-name="P40">¿ Se cumplen los requisitos mínimos para elaborar un buen diagrama Entidad/Relación (Entidades - tablas - relaciones, cardinalidad de las relaciones, atributos o columnas, índices, claves primarias y foráneas)? <text:s/>(Entidades - tablas - relaciones, cardinalidad de las relaciones, atributos o columnas, índices, claves primarias y foráneas) ? </text:p>
          </table:table-cell>
        </table:table-row>
        <table:table-row>
          <table:table-cell table:style-name="Tabla17.A2" office:value-type="string">
            <text:p text:style-name="P94">POR </text:p>
          </table:table-cell>
          <table:table-cell table:style-name="Tabla17.A2" office:value-type="string">
            <text:p text:style-name="P94"><text:s/>INS</text:p>
          </table:table-cell>
          <table:table-cell table:style-name="Tabla17.C3" office:value-type="string">
            <text:p text:style-name="P40">El manual de instalación es completo. (especifica los pre-requisitos, procedimiento de instalación, <text:s/>procedimiento de verificación de la instalación y procedimiento de configuración)</text:p>
          </table:table-cell>
        </table:table-row>
        <table:table-row table:style-name="Tabla17.66">
          <table:table-cell table:style-name="Tabla17.A2" office:value-type="string">
            <text:p text:style-name="P94">POR</text:p>
          </table:table-cell>
          <table:table-cell table:style-name="Tabla17.A2" office:value-type="string">
            <text:p text:style-name="P94">INS </text:p>
          </table:table-cell>
          <table:table-cell table:style-name="Tabla17.C66" office:value-type="string">
            <text:p text:style-name="P36">La instalación <text:span text:style-name="T153">del</text:span> sistema puede ser realizada siguiendo el manual de instalación paso a paso (el manual de instalación es correcto)</text:p>
          </table:table-cell>
        </table:table-row>
        <table:table-row>
          <table:table-cell table:style-name="Tabla17.A2" office:value-type="string">
            <text:p text:style-name="P21">POR </text:p>
          </table:table-cell>
          <table:table-cell table:style-name="Tabla17.A2" office:value-type="string">
            <text:p text:style-name="P21">ADA </text:p>
          </table:table-cell>
          <table:table-cell table:style-name="Tabla17.C3" office:value-type="string">
            <text:p text:style-name="P40">El sistema puede ser accedido y operado desde cualquier navegador Web libre o comercial sin afectar significativamente alguna de sus funcionalidades</text:p>
          </table:table-cell>
        </table:table-row>
        <table:table-row>
          <table:table-cell table:style-name="Tabla17.A2" office:value-type="string">
            <text:p text:style-name="P21">POR</text:p>
          </table:table-cell>
          <table:table-cell table:style-name="Tabla17.A2" office:value-type="string">
            <text:p text:style-name="P21"><text:s/>PRM</text:p>
          </table:table-cell>
          <table:table-cell table:style-name="Tabla17.C3" office:value-type="string">
            <text:p text:style-name="P40">El sistema puede ser parametrizado (si es necesario) a través de archivos de configuración o interfaces gráficas </text:p>
          </table:table-cell>
        </table:table-row>
      </table:table>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p text:style-name="P117"><text:span text:style-name="Internet_20_link"><text:span text:style-name="T17"/></text:span></text:p>
      <text:list xml:id="list1033913375" text:continue-numbering="true" text:style-name="L2">
        <text:list-item>
          <text:list>
            <text:list-header>
              <text:p text:style-name="P244">8.4 Requisitos o Atributos Específicos de Calidad (Deseables)</text:p>
              <text:p text:style-name="P241"><text:soft-page-break/><text:span text:style-name="Internet_20_link"><text:span text:style-name="T29"/></text:span></text:p>
            </text:list-header>
          </text:list>
        </text:list-item>
      </text:list>
      <text:p text:style-name="P115"><text:span text:style-name="Internet_20_link"><text:span text:style-name="T29">Los aspectos técnicos señalados a continuación, no son de cumplimiento obligatorio. Sin embargo es deseable que estén presentes (según la naturaleza del proyecto) para reforzar la calidad del sistema.</text:span></text:span></text:p>
      <table:table table:name="Tabla19" table:style-name="Tabla19">
        <table:table-column table:style-name="Tabla19.A"/>
        <table:table-column table:style-name="Tabla19.B"/>
        <table:table-column table:style-name="Tabla19.C"/>
        <table:table-header-rows>
          <table:table-row table:style-name="Tabla19.1">
            <table:table-cell table:style-name="Tabla19.A1" office:value-type="string">
              <text:p text:style-name="P22">Categoría</text:p>
            </table:table-cell>
            <table:table-cell table:style-name="Tabla19.A1" office:value-type="string">
              <text:p text:style-name="P23">Atributo</text:p>
            </table:table-cell>
            <table:table-cell table:style-name="Tabla19.C1" office:value-type="string">
              <text:p text:style-name="P92">Requisito de Calidad </text:p>
            </table:table-cell>
          </table:table-row>
        </table:table-header-rows>
        <table:table-row>
          <table:table-cell table:style-name="Tabla19.A2" office:value-type="string">
            <text:p text:style-name="P94">FUN</text:p>
          </table:table-cell>
          <table:table-cell table:style-name="Tabla19.A2" office:value-type="string">
            <text:p text:style-name="P94">CON</text:p>
          </table:table-cell>
          <table:table-cell table:style-name="Tabla19.C2" office:value-type="string">
            <text:p text:style-name="P40">El sistema provee de un mapa de navegación que refleje la estructura organizativa del contenido del portal.</text:p>
            <text:p text:style-name="P40">Referencia: Norma Técnica de Portales – Artículo 6</text:p>
          </table:table-cell>
        </table:table-row>
        <table:table-row>
          <table:table-cell table:style-name="Tabla19.A2" office:value-type="string">
            <text:p text:style-name="P94">FUN</text:p>
          </table:table-cell>
          <table:table-cell table:style-name="Tabla19.A2" office:value-type="string">
            <text:p text:style-name="P94">CON</text:p>
          </table:table-cell>
          <table:table-cell table:style-name="Tabla19.C2" office:value-type="string">
            <text:p text:style-name="P40">El sistema provee de información de la persona contacto, administrador del sistema (Web Master). Norma Técnica de Portales</text:p>
          </table:table-cell>
        </table:table-row>
        <table:table-row>
          <table:table-cell table:style-name="Tabla19.A2" office:value-type="string">
            <text:p text:style-name="P92">FUN </text:p>
          </table:table-cell>
          <table:table-cell table:style-name="Tabla19.A2" office:value-type="string">
            <text:p text:style-name="P92">INT</text:p>
          </table:table-cell>
          <table:table-cell table:style-name="Tabla19.C2" office:value-type="string">
            <text:p text:style-name="P40">Los archivos xsd generados (a ser utilizados por los servicios web) tienen capacidad de reutilización (Si los servicios web usan el estándar SOAP).</text:p>
          </table:table-cell>
        </table:table-row>
        <table:table-row>
          <table:table-cell table:style-name="Tabla19.A2" office:value-type="string">
            <text:p text:style-name="P92">FUN</text:p>
          </table:table-cell>
          <table:table-cell table:style-name="Tabla19.A2" office:value-type="string">
            <text:p text:style-name="P92">INT</text:p>
          </table:table-cell>
          <table:table-cell table:style-name="Tabla19.C2" office:value-type="string">
            <text:p text:style-name="P40">El sistema maneja una política de seguridad (Policy) para la publicación y consumo de servicios Web (WS). (Validación de seguridad tanto para consumir, como suministrar servicios). Si los servicios web usan el estándar SOAP</text:p>
          </table:table-cell>
        </table:table-row>
        <table:table-row>
          <table:table-cell table:style-name="Tabla19.A2" office:value-type="string">
            <text:p text:style-name="P21">FIA</text:p>
          </table:table-cell>
          <table:table-cell table:style-name="Tabla19.A2" office:value-type="string">
            <text:p text:style-name="P94">REC </text:p>
          </table:table-cell>
          <table:table-cell table:style-name="Tabla19.C6" office:value-type="string">
            <text:p text:style-name="P42">El sistema ofrece mecanismos internos para manejar los errores producidos por el sistema y facilitar su depuración (MANEJO ADECUADO DE ERRORES en los LOGS del SISTEMA)</text:p>
          </table:table-cell>
        </table:table-row>
        <table:table-row>
          <table:table-cell table:style-name="Tabla19.A2" office:value-type="string">
            <text:p text:style-name="P94">FIA</text:p>
          </table:table-cell>
          <table:table-cell table:style-name="Tabla19.A2" office:value-type="string">
            <text:p text:style-name="P94">REC</text:p>
          </table:table-cell>
          <table:table-cell table:style-name="Tabla19.C6" office:value-type="string">
            <text:p text:style-name="P40">El sistema es capaz de <text:s text:c="2"/>generar alarmas (por pantalla, por correo electrónico, por teléfono, SMS, por base de datos, etc) según la severidad del error ocurrido.</text:p>
          </table:table-cell>
        </table:table-row>
        <table:table-row>
          <table:table-cell table:style-name="Tabla19.A2" office:value-type="string">
            <text:p text:style-name="P94">USA</text:p>
          </table:table-cell>
          <table:table-cell table:style-name="Tabla19.A2" office:value-type="string">
            <text:p text:style-name="P92">OPR</text:p>
          </table:table-cell>
          <table:table-cell table:style-name="Tabla19.C2" office:value-type="string">
            <text:p text:style-name="P40">El sistema permite configurar el idioma de la interfaces de usuario. (Idiomas foráneos)</text:p>
          </table:table-cell>
        </table:table-row>
        <table:table-row>
          <table:table-cell table:style-name="Tabla19.A2" office:value-type="string">
            <text:p text:style-name="P94">USA</text:p>
          </table:table-cell>
          <table:table-cell table:style-name="Tabla19.A2" office:value-type="string">
            <text:p text:style-name="P92">OPR</text:p>
          </table:table-cell>
          <table:table-cell table:style-name="Tabla19.C2" office:value-type="string">
            <text:p text:style-name="P40">El sistema es compatible con la internacionalización y configuración regional de idioma/fecha/moneda para el español (Venezuela, Español-Bs,dd/mm/aaaa).</text:p>
          </table:table-cell>
        </table:table-row>
        <table:table-row>
          <table:table-cell table:style-name="Tabla19.A2" office:value-type="string">
            <text:p text:style-name="P94">USA</text:p>
          </table:table-cell>
          <table:table-cell table:style-name="Tabla19.A2" office:value-type="string">
            <text:p text:style-name="P92">APR</text:p>
          </table:table-cell>
          <table:table-cell table:style-name="Tabla19.C2" office:value-type="string">
            <text:p text:style-name="P40">El manual de usuario puede ser accedido desde las interfaces gráficas del sistema, y puede ser ubicado fácilmente.</text:p>
          </table:table-cell>
        </table:table-row>
        <table:table-row>
          <table:table-cell table:style-name="Tabla19.A2" office:value-type="string">
            <text:p text:style-name="P94">USA</text:p>
          </table:table-cell>
          <table:table-cell table:style-name="Tabla19.A2" office:value-type="string">
            <text:p text:style-name="P92">APR</text:p>
          </table:table-cell>
          <table:table-cell table:style-name="Tabla19.C6" office:value-type="string">
            <text:p text:style-name="P40">El sistema cuenta con ayuda en línea (multimedia estática). Ejemplo: ventanas, tooltips, sugerencias o modelos para <text:s/>las entradas de datos, e/o)</text:p>
          </table:table-cell>
        </table:table-row>
        <table:table-row>
          <table:table-cell table:style-name="Tabla19.A2" office:value-type="string">
            <text:p text:style-name="P94">US<text:soft-page-break/>A</text:p>
          </table:table-cell>
          <table:table-cell table:style-name="Tabla19.A2" office:value-type="string">
            <text:p text:style-name="P92">ENT </text:p>
          </table:table-cell>
          <table:table-cell table:style-name="Tabla19.C6" office:value-type="string">
            <text:p text:style-name="P40">Si una operación del sistema tarda en procesarse, este le informa al usuario que debe <text:soft-page-break/>esperar. </text:p>
          </table:table-cell>
        </table:table-row>
        <table:table-row>
          <table:table-cell table:style-name="Tabla19.A2" office:value-type="string">
            <text:p text:style-name="P92">USA</text:p>
          </table:table-cell>
          <table:table-cell table:style-name="Tabla19.A2" office:value-type="string">
            <text:p text:style-name="P92">ENT</text:p>
          </table:table-cell>
          <table:table-cell table:style-name="Tabla19.C6" office:value-type="string">
            <text:p text:style-name="P40">El sistema facilita la corrección de errores, enviando mensajes claros o señalando los campos de entrada de datos que han sido fuente de los errores</text:p>
          </table:table-cell>
        </table:table-row>
        <table:table-row>
          <table:table-cell table:style-name="Tabla19.A2" office:value-type="string">
            <text:p text:style-name="P92">USA</text:p>
          </table:table-cell>
          <table:table-cell table:style-name="Tabla19.A2" office:value-type="string">
            <text:p text:style-name="P92">ENT</text:p>
          </table:table-cell>
          <table:table-cell table:style-name="Tabla19.C2" office:value-type="string">
            <text:p text:style-name="P40">La navegación de la interfaz presenta <text:s/>fluidez <text:s/>y coherencia respecto a los procesos de negocios </text:p>
          </table:table-cell>
        </table:table-row>
        <table:table-row>
          <table:table-cell table:style-name="Tabla19.A2" office:value-type="string">
            <text:p text:style-name="P92">USA</text:p>
          </table:table-cell>
          <table:table-cell table:style-name="Tabla19.A2" office:value-type="string">
            <text:p text:style-name="P92">ATR</text:p>
          </table:table-cell>
          <table:table-cell table:style-name="Tabla19.C2" office:value-type="string">
            <text:p text:style-name="P40">El cursor se desplaza adecuadamente en el formulario al presionar <text:s/>el tabulador.</text:p>
          </table:table-cell>
        </table:table-row>
        <table:table-row>
          <table:table-cell table:style-name="Tabla19.A2" office:value-type="string">
            <text:p text:style-name="P92">USA</text:p>
          </table:table-cell>
          <table:table-cell table:style-name="Tabla19.A2" office:value-type="string">
            <text:p text:style-name="P92">ATR</text:p>
          </table:table-cell>
          <table:table-cell table:style-name="Tabla19.C2" office:value-type="string">
            <text:p text:style-name="P40">Cuando se selecciona un elemento de la interfaz gráfica del sistema, se resalta ó diferencia del resto</text:p>
          </table:table-cell>
        </table:table-row>
        <table:table-row>
          <table:table-cell table:style-name="Tabla19.A2" office:value-type="string">
            <text:p text:style-name="P92">USA</text:p>
          </table:table-cell>
          <table:table-cell table:style-name="Tabla19.A2" office:value-type="string">
            <text:p text:style-name="P92">ATR</text:p>
          </table:table-cell>
          <table:table-cell table:style-name="Tabla19.C6" office:value-type="string">
            <text:p text:style-name="P40">El sistema dispone de opciones para imprimir (la información está disponible en formato para impresión)</text:p>
          </table:table-cell>
        </table:table-row>
        <table:table-row>
          <table:table-cell table:style-name="Tabla19.A2" office:value-type="string">
            <text:p text:style-name="P92">USA</text:p>
          </table:table-cell>
          <table:table-cell table:style-name="Tabla19.A2" office:value-type="string">
            <text:p text:style-name="P94">ATR</text:p>
          </table:table-cell>
          <table:table-cell table:style-name="Tabla19.C2" office:value-type="string">
            <text:p text:style-name="P40">El sistema proporciona una funcionalidad de búsqueda en todas las secciones relevantes (ejemplo, noticias, foros, documentos) (aplica a sistemas tipo portal)</text:p>
          </table:table-cell>
        </table:table-row>
        <table:table-row>
          <table:table-cell table:style-name="Tabla19.A2" office:value-type="string">
            <text:p text:style-name="P92">USA</text:p>
          </table:table-cell>
          <table:table-cell table:style-name="Tabla19.A2" office:value-type="string">
            <text:p text:style-name="P94">ATR</text:p>
          </table:table-cell>
          <table:table-cell table:style-name="Tabla19.C2" office:value-type="string">
            <text:p text:style-name="P40">El sistema proporciona ayudas dependiendo del resultado de las búsquedas (ejemplo, ideas u opciones para mejorar los resultados)</text:p>
          </table:table-cell>
        </table:table-row>
        <table:table-row>
          <table:table-cell table:style-name="Tabla19.A2" office:value-type="string">
            <text:p text:style-name="P92"/>
            <text:p text:style-name="P92">USA</text:p>
          </table:table-cell>
          <table:table-cell table:style-name="Tabla19.A2" office:value-type="string">
            <text:p text:style-name="P94">ENT </text:p>
          </table:table-cell>
          <table:table-cell table:style-name="Tabla19.C6" office:value-type="string">
            <text:p text:style-name="P42">Por cada error que emite el sistema, este indica al usuario como proceder para su manejo </text:p>
          </table:table-cell>
        </table:table-row>
        <table:table-row>
          <table:table-cell table:style-name="Tabla19.A2" office:value-type="string">
            <text:p text:style-name="P92">USA</text:p>
          </table:table-cell>
          <table:table-cell table:style-name="Tabla19.A2" office:value-type="string">
            <text:p text:style-name="P92">COM</text:p>
          </table:table-cell>
          <table:table-cell table:style-name="Tabla19.C6" office:value-type="string">
            <text:p text:style-name="P40">Existe una interfaz gráfica para realizar <text:s text:c="2"/>la configuración del sistema (parámetros técnicos y funcionales ) </text:p>
          </table:table-cell>
        </table:table-row>
        <table:table-row>
          <table:table-cell table:style-name="Tabla19.A2" office:value-type="string">
            <text:p text:style-name="P92">MAN</text:p>
          </table:table-cell>
          <table:table-cell table:style-name="Tabla19.A2" office:value-type="string">
            <text:p text:style-name="P92">DES</text:p>
          </table:table-cell>
          <table:table-cell table:style-name="Tabla19.C6" office:value-type="string">
            <text:p text:style-name="P40">Existe documentación de los ajustes del sistema (Historial de revisiones).</text:p>
          </table:table-cell>
        </table:table-row>
        <table:table-row>
          <table:table-cell table:style-name="Tabla19.A2" office:value-type="string">
            <text:p text:style-name="P92">MAN </text:p>
          </table:table-cell>
          <table:table-cell table:style-name="Tabla19.A2" office:value-type="string">
            <text:p text:style-name="P92">CMB</text:p>
          </table:table-cell>
          <table:table-cell table:style-name="Tabla19.C6" office:value-type="string">
            <text:p text:style-name="P40">El código fuente presenta documentación en sus secciones más complejas, <text:s/>relevantes o de mayor significado para la arquitectura.</text:p>
          </table:table-cell>
        </table:table-row>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0">Existen pruebas de unidad para cada una de las clases importantes del sistema.</text:p>
          </table:table-cell>
        </table:table-row>
        <text:soft-page-break/>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2">Existen documentos de casos de prueba, escenarios de prueba o similares <text:s/>al menos para los casos de uso más significativos o críticos</text:p>
          </table:table-cell>
        </table:table-row>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2">Los casos de prueba son rastreables (cada caso de prueba menciona o está asociado a un caso de uso o requisito funcional existente <text:s/>y documentado)</text:p>
          </table:table-cell>
        </table:table-row>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2">Los casos de prueba contemplan los distintos escenarios de los casos de uso a los cuales están relacionados, incluyendo los flujos alternos</text:p>
          </table:table-cell>
        </table:table-row>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2">Los casos de prueba <text:s/>contienen la información mínima para ejecutar la prueba (caso de uso o requerimiento, precondiciones, pasos o acciones, resultados esperados)</text:p>
          </table:table-cell>
        </table:table-row>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2">Los casos de prueba usan nomenclatura donde sea requerido (ejemplo, caso de uso o requisito funcional)</text:p>
          </table:table-cell>
        </table:table-row>
        <table:table-row>
          <table:table-cell table:style-name="Tabla19.A2" office:value-type="string">
            <text:p text:style-name="P92">MAN</text:p>
          </table:table-cell>
          <table:table-cell table:style-name="Tabla19.A2" office:value-type="string">
            <text:p text:style-name="P92">PRU</text:p>
          </table:table-cell>
          <table:table-cell table:style-name="Tabla19.C2" office:value-type="string">
            <text:p text:style-name="P40">Se provee una lista de chequeo de aquellas condiciones adicionales a probar, aparte de las funcionalidades propiamente dichas (formatos, longitudes, valores únicos, campos obligatorios u opcionales, etc)</text:p>
          </table:table-cell>
        </table:table-row>
        <table:table-row>
          <table:table-cell table:style-name="Tabla19.A2" office:value-type="string">
            <text:p text:style-name="P92">POR</text:p>
          </table:table-cell>
          <table:table-cell table:style-name="Tabla19.A2" office:value-type="string">
            <text:p text:style-name="P92">ADA</text:p>
          </table:table-cell>
          <table:table-cell table:style-name="Tabla19.C2" office:value-type="string">
            <text:p text:style-name="P40">Se requiere de poco esfuerzo o modificaciones en los parámetros de configuración del sistema para que el sistema pueda ser ejecutado en distintas distribuciones GNU-Linux <text:s/></text:p>
          </table:table-cell>
        </table:table-row>
        <table:table-row>
          <table:table-cell table:style-name="Tabla19.A2" office:value-type="string">
            <text:p text:style-name="P92">POR</text:p>
          </table:table-cell>
          <table:table-cell table:style-name="Tabla19.A2" office:value-type="string">
            <text:p text:style-name="P92">ADA </text:p>
          </table:table-cell>
          <table:table-cell table:style-name="Tabla19.C2" office:value-type="string">
            <text:p text:style-name="P40">El sistema permite adecuar <text:s/>algunos elementos de la interfaz gráfica (por ejemplo, ubicación de opciones de menú, o enlaces) sin realizar cambios a bajo nivel.)</text:p>
          </table:table-cell>
        </table:table-row>
        <table:table-row>
          <table:table-cell table:style-name="Tabla19.A2" office:value-type="string">
            <text:p text:style-name="P92">POR</text:p>
          </table:table-cell>
          <table:table-cell table:style-name="Tabla19.A2" office:value-type="string">
            <text:p text:style-name="P92">ADA</text:p>
          </table:table-cell>
          <table:table-cell table:style-name="Tabla19.C2" office:value-type="string">
            <text:p text:style-name="P40">El Sistema utiliza una capa ORM <text:s/>para acceso a los datos, de tal manera que hay portabilidad entre múltiples manejadores de BD, utilizando mecanismos de configuración sin necesidad de modificar el código fuente (manejo de la persistencia a través de una capa que permite cambiar fácilmente de RDBMS) (depende del escenario de implantación)</text:p>
          </table:table-cell>
        </table:table-row>
        <table:table-row>
          <table:table-cell table:style-name="Tabla19.A2" office:value-type="string">
            <text:p text:style-name="P92">POR</text:p>
          </table:table-cell>
          <table:table-cell table:style-name="Tabla19.A2" office:value-type="string">
            <text:p text:style-name="P92">ADA</text:p>
          </table:table-cell>
          <table:table-cell table:style-name="Tabla19.C2" office:value-type="string">
            <text:p text:style-name="P40">En caso de que el sistema pueda funcionar en otro sistema operativo, otro servidor de aplicaciones, otra base de datos, las modificaciones necesarias para realizar estos cambios están documentadas</text:p>
          </table:table-cell>
        </table:table-row>
        <table:table-row>
          <table:table-cell table:style-name="Tabla19.A2" office:value-type="string">
            <text:p text:style-name="P92">POR</text:p>
          </table:table-cell>
          <table:table-cell table:style-name="Tabla19.A2" office:value-type="string">
            <text:p text:style-name="P92">CEX</text:p>
          </table:table-cell>
          <table:table-cell table:style-name="Tabla19.C6" office:value-type="string">
            <text:p text:style-name="P40">El sistema <text:s/>NO depende de una plataforma distinta al sistema operativo Linux (Sistemas Operativos Privativos) para garantizar la eficacia, eficiencia o existencia de todas las <text:soft-page-break/>funcionalidades que ofrece</text:p>
          </table:table-cell>
        </table:table-row>
        <table:table-row>
          <table:table-cell table:style-name="Tabla19.A2" office:value-type="string">
            <text:p text:style-name="P92">POR</text:p>
          </table:table-cell>
          <table:table-cell table:style-name="Tabla19.A2" office:value-type="string">
            <text:p text:style-name="P92">INS</text:p>
          </table:table-cell>
          <table:table-cell table:style-name="Tabla19.C6" office:value-type="string">
            <text:p text:style-name="P40">El proceso de instalación es <text:s/>sencillo, o su complejidad es razonable de acuerdo a la arquitectura, número de componentes o dimensión del sistema </text:p>
          </table:table-cell>
        </table:table-row>
        <table:table-row>
          <table:table-cell table:style-name="Tabla19.A2" office:value-type="string">
            <text:p text:style-name="P92">POR</text:p>
          </table:table-cell>
          <table:table-cell table:style-name="Tabla19.A2" office:value-type="string">
            <text:p text:style-name="P92">PRM</text:p>
          </table:table-cell>
          <table:table-cell table:style-name="Tabla19.C6" office:value-type="string">
            <text:p text:style-name="P40">Existe una interfaz para administrar la configuración técnica del sistema</text:p>
          </table:table-cell>
        </table:table-row>
      </table:table>
      <text:list xml:id="list1086909566" text:style-name="L41">
        <text:list-header>
          <text:p text:style-name="P289"/>
        </text:list-header>
      </text:list>
      <text:list xml:id="list1623259710" text:style-name="L42">
        <text:list-item>
          <text:list>
            <text:list-header>
              <text:p text:style-name="P245">8.5 Rangos de Calidad</text:p>
              <text:p text:style-name="P246"/>
              <text:p text:style-name="P255">a) Se espera que, para una entrega parcial, <text:s/>la evaluación de los entregables (código fuente, documentación) arroje como resultados el cumplimiento de 100% de los Requerimientos Funcionales definidos para esa entrega y, al menos, con un 75% de Requisitos de Calidad Obligatorios.</text:p>
              <text:p text:style-name="P255"/>
              <text:p text:style-name="P255">b) Se considera obligatorio, para la entrega final, el cumplimiento del 100% de Requerimientos Funcionales, y el 100% de los Requisitos de Calidad Obligatorios.</text:p>
              <text:p text:style-name="P255"/>
              <text:p text:style-name="P255">c) NO TODOS LOS ATRIBUTOS/REQUISITOS DE CALIDAD OBLIGATORIOS APLICAN A <text:tab/>TODOS LOS <text:tab/>PROYECTOS DE DESARROLLO DE SOFTWARE. La naturaleza de cada proyecto <text:tab/>indicará cuales requisitos de <text:tab/>calidad no aplican a un proyecto determinado (si fuere el caso).</text:p>
              <text:p text:style-name="P255"/>
              <text:p text:style-name="P260"><text:span text:style-name="T101">d) CNTI indicará si es imprescindible, para una entrega parcial, el cumplimiento de un “Requisito <text:s/>de un Calidad Obligatorio" particular, aún cuando <text:s/>se haya cumplido lo establecido en a). Por ejemplo, una entrega puede haber cumplido los parámetros mínimos - 100% de cumplimiento de los Requisitos Funcionales, <text:s/>y 75% <text:s/>o más de cumplimiento de los "Requisitos de Calidad Obligatorios"- pero puede ocurrir que el módulo, componente o “build” recibido en la entrega, <text:s/>deba a ser puesto en producción (por tratarse de un desarrollo iterativo), y <text:s/>tenga una debilidad de seguridad, o el Manual de Instalación no </text:span><text:span text:style-name="T101">indique claramente pre-requisitos, procedimiento y verificación de instalación correcta. O puede ocurrir que <text:s/>la corrección de un error en etapas posteriores implique riesgos, o se </text:span><text:soft-page-break/><text:span text:style-name="T101">presuma costosa en tiempo y esfuerzo. </text:span></text:p>
              <text:p text:style-name="P260"><text:span text:style-name="Internet_20_link"><text:span text:style-name="T23"/></text:span></text:p>
              <text:p text:style-name="P260"><text:span text:style-name="Internet_20_link"><text:span text:style-name="T23">e) CNTI ofrecerá la mayor cantidad de información posible acerca de las evidencias de no cumplimiento de los Requisitos de Calidad Obligatorios. </text:span></text:span></text:p>
            </text:list-header>
          </text:list>
        </text:list-item>
      </text:list>
      <text:p text:style-name="P32"/>
      <text:p text:style-name="P32"/>
      <text:h text:style-name="Heading_20_3" text:outline-level="3"><text:span text:style-name="T88">Calidad </text:span><text:span text:style-name="T87">de Transferencia Tecnológica</text:span></text:h>
      <text:p text:style-name="P65"><text:bookmark-start text:name="_Toc317113014"/><text:span text:style-name="T62">Líneas generales</text:span><text:bookmark-end text:name="_Toc317113014"/> :</text:p>
      <text:list xml:id="list706619676" text:style-name="L43">
        <text:list-item>
          <text:p text:style-name="P251"><text:span text:style-name="Teletype"><text:span text:style-name="T104">Los tiempos establecidos en el plan de trabajo del proyecto por parte de la Unidad Productiva, deben ser cumplidos, lo cual permitirá la oportuna realización del material educativo.</text:span></text:span></text:p>
        </text:list-item>
        <text:list-item>
          <text:p text:style-name="P251"><text:span text:style-name="Teletype"><text:span text:style-name="T104">Los contenidos que se encuentren en toda la documentación, deben ser desarrollados en la lengua nativa del país (castellano) y regionalizando aquellas palabras que no formen parte del lenguaje cotidiano utilizado en Venezuela, cumpliendo con las normas ortográficas, tanto en los documentos como </text:span></text:span><text:span text:style-name="Teletype"><text:span text:style-name="T103">en el Aplicativo de Software.</text:span></text:span></text:p>
        </text:list-item>
        <text:list-item>
          <text:p text:style-name="P251"><text:span text:style-name="Teletype"><text:span text:style-name="T104">Todo el material educativo y de ayuda deberán ser entregados por escrito y en digital, en formatos estándar que puedan ser modificados, a fin de poder hacer inclusiones y/o enmiendas cuando las herramientas así lo requieran.</text:span></text:span></text:p>
        </text:list-item>
        <text:list-item>
          <text:p text:style-name="P251"><text:span text:style-name="Teletype"><text:span text:style-name="T70">El CNTI emitirá un acta de conformidad con la transferencia tecnológica luego de verificar el cumplimiento de los elementos señalados en el contrato y este documento.</text:span></text:span></text:p>
        </text:list-item>
      </text:list>
      <text:p text:style-name="P30"/>
      <text:p text:style-name="P30"/>
      <text:h text:style-name="Heading_20_3" text:outline-level="3">Lineamientos del CNTI para las Adaptaciones o Desarrollo de Sistemas de Información</text:h>
      <text:list xml:id="list966225397" text:continue-list="list1033913375" text:style-name="L2">
        <text:list-item>
          <text:list>
            <text:list-header>
              <text:p text:style-name="P247">10.1 Metodologías a Utilizar:</text:p>
              <text:list>
                <text:list-header>
                  <text:p text:style-name="P248">Se debe utilizar una metodología de desarrollo de software del tipo iterativa e incremental, de forma que se contemplen los riesgos en tiempos tempranos del proyecto, se tenga visión del avance en el desarrollo desde las etapas iniciales y se obtenga retroalimentación <text:s/>del usuario lo antes posible, para orientar el desarrollo al cumplimiento de sus necesidades y realizar las adaptaciones identificadas.</text:p>
                  <text:p text:style-name="P248"/>
                  <text:p text:style-name="P248"/>
                </text:list-header>
              </text:list>
              <text:p text:style-name="P247">10.2 Control de Versiones, Documentación y Artefactos Generados:</text:p>
              <text:p text:style-name="P247"/>
              <text:p text:style-name="P248"><text:soft-page-break/>Para la entrega de la documentación del proyecto y productos generados en el proceso de desarrollo del sistema, se debe utilizar un sistema de control de versiones desde el inicio del desarrollo, usando para ello la plataforma <text:s/>de desarrollo colaborativo disponible en el Repositorio Nacional de Aplicaciones, http://repositorio.softwarelibre.gob.ve, en la sección de Forja, el cual cumple con las cuatro libertades y lo establecido en la Ley de Infogobierno (Gaceta Oficial N° 40.274 del 17 de octubre de 2013).</text:p>
            </text:list-header>
          </text:list>
        </text:list-item>
      </text:list>
      <text:p text:style-name="P31"/>
      <text:p text:style-name="P31"/>
      <text:list xml:id="list276740196" text:continue-numbering="true" text:style-name="L2">
        <text:list-item>
          <text:list>
            <text:list-header>
              <text:p text:style-name="P249">10.3 Estándares aplicables</text:p>
            </text:list-header>
          </text:list>
        </text:list-item>
      </text:list>
      <text:p text:style-name="P58"><text:tab/></text:p>
      <text:p text:style-name="P58"><text:tab/><text:tab/>10.3.1 Entorno Gráfico / Web</text:p>
      <text:list xml:id="list1696628436" text:style-name="L44">
        <text:list-item>
          <text:p text:style-name="P290"><text:span text:style-name="Internet_20_link"><text:span text:style-name="T81">Control de la Presentación Web en hojas de estilo CSS</text:span></text:span></text:p>
        </text:list-item>
        <text:list-item>
          <text:p text:style-name="P290"><text:span text:style-name="Internet_20_link"><text:span text:style-name="T65">Codificación de caracteres: Unicode (UTF-8)</text:span></text:span></text:p>
        </text:list-item>
      </text:list>
      <text:p text:style-name="P120"/>
      <text:p text:style-name="P58"><text:tab/><text:tab/>10.3.2 Estándares de Seguridad de la Información</text:p>
      <text:list xml:id="list1632502651" text:style-name="L45">
        <text:list-item>
          <text:p text:style-name="P291"><text:span text:style-name="Internet_20_link"><text:span text:style-name="T65">ISO/IEC 27001 – Tecnología de la Información: Técnicas de seguridad. Sistemas gestión de la seguridad de información (SGSI)</text:span></text:span></text:p>
        </text:list-item>
        <text:list-item>
          <text:p text:style-name="P291"><text:span text:style-name="Internet_20_link"><text:span text:style-name="T65">ISO/IEC <text:s/>27002 – Tecnología de la Información: Código de buenas practicas para la gestión de la seguridad</text:span></text:span></text:p>
        </text:list-item>
        <text:list-item>
          <text:p text:style-name="P291"><text:span text:style-name="Internet_20_link"><text:span text:style-name="T65">TU-T Rec. X.509 V.3 Tecnología de la Información. Interconexión entre Sistemas abiertos – El Directorio : Marcos para certificados de claves públicas y atributos. (2000). </text:span></text:span></text:p>
        </text:list-item>
        <text:list-item>
          <text:p text:style-name="P291"><text:span text:style-name="Internet_20_link"><text:span text:style-name="T65">RFC 3280 Internet X.509 Public Key Infrastructure – Certificate and Certificate Revocation List (CRL) Profile. (2002). </text:span></text:span></text:p>
        </text:list-item>
        <text:list-item>
          <text:p text:style-name="P291"><text:span text:style-name="Internet_20_link"><text:span text:style-name="T65">RFC 3279 Algorithms and Identifiers for the Internet X.509 Public Key Infrastructure Certificate and Certificate Revocation List (CRL) Profile. (2002). </text:span></text:span></text:p>
          <text:p text:style-name="P291"><text:span text:style-name="Internet_20_link"><text:span text:style-name="T65"/></text:span></text:p>
          <text:p text:style-name="P272"/>
          <text:p text:style-name="P272">10.3.4 Marco Legal Venezolano</text:p>
        </text:list-item>
      </text:list>
      <text:list xml:id="list1693592751" text:style-name="L46">
        <text:list-item>
          <text:list>
            <text:list-item>
              <text:list>
                <text:list-header>
                  <text:p text:style-name="P257"/>
                </text:list-header>
              </text:list>
            </text:list-item>
          </text:list>
        </text:list-item>
        <text:list-item>
          <text:p text:style-name="P292"><text:span text:style-name="Internet_20_link"><text:span text:style-name="T82">Ley de Infogobierno - </text:span></text:span><text:span text:style-name="Internet_20_link"><text:span text:style-name="T83">Gaceta Oficial Nº 40.274, 17 de Octubre del 2013 (URL: </text:span></text:span><text:a xlink:type="simple" xlink:href="http://colabora.softwarelibre.gob.ve/home/LeyDeInfogobierno17102013-3819.pdf/view"><text:span text:style-name="Internet_20_link"><text:span text:style-name="T104">http://colabora.softwarelibre.gob.ve/home/LeyDeInfogobierno17102013-</text:span></text:span></text:a><text:a xlink:type="simple" xlink:href="http://colabora.softwarelibre.gob.ve/home/LeyDeInfogobierno17102013-3819.pdf/view"><text:span text:style-name="Internet_20_link"><text:span text:style-name="T104">3819.pdf/view</text:span></text:span></text:a><text:span text:style-name="Internet_20_link"><text:span text:style-name="T84"> ).</text:span></text:span></text:p>
          <text:p text:style-name="P273"><text:span text:style-name="Internet_20_link"><text:span text:style-name="T84"/></text:span></text:p>
        </text:list-item>
      </text:list>
      <text:p text:style-name="P69"><text:span text:style-name="T86"><text:tab/>10.3.5</text:span><text:span text:style-name="T80"> </text:span><text:span text:style-name="T125">Normas Técnicas</text:span></text:p>
      <text:p text:style-name="P59"><text:soft-page-break/></text:p>
      <text:list xml:id="list1448177151" text:continue-numbering="true" text:style-name="L46">
        <text:list-item>
          <text:p text:style-name="P292"><text:span text:style-name="Internet_20_link"><text:span text:style-name="T65">Norma Técnica para el uso de Documentos en Formato ODF, Resolución N° 005 del MPPTI, publicada en Gaceta Oficial de la República Bolivariana de Venezuela N° 39.109, el 29 de enero del 2009. <text:s text:c="2"/></text:span></text:span></text:p>
        </text:list-item>
        <text:list-item>
          <text:p text:style-name="P292"><text:span text:style-name="Internet_20_link"><text:span text:style-name="T65">En este particular se debe restringir la colocación de archivos en formatos privativos.</text:span></text:span></text:p>
        </text:list-item>
        <text:list-item>
          <text:p text:style-name="P292"><text:span text:style-name="Internet_20_link"><text:span text:style-name="T65">Norma técnica para el uso de Documentos en Formatos PDF, Resolución N° 006 del MPPTI, publicada en Gaceta Oficial de la República Bolivariana de Venezuela N° 39.109, el 29 de enero de 2009.</text:span></text:span></text:p>
        </text:list-item>
      </text:list>
      <text:p text:style-name="P126"/>
      <text:p text:style-name="P125"><text:span text:style-name="Internet_20_link"><text:span text:style-name="T65"/></text:span></text:p>
      <text:h text:style-name="Heading_20_3" text:outline-level="3"><text:span text:style-name="Internet_20_link"><text:span text:style-name="T75">Productos Entregables</text:span></text:span></text:h>
      <text:list xml:id="list275322358" text:style-name="L47">
        <text:list-item>
          <text:p text:style-name="P253">Documento de especificaciones técnicas refinados y validados entre el CNTI y la Unidad Productiva</text:p>
        </text:list-item>
        <text:list-item>
          <text:p text:style-name="P253">Documento de Análisis Funcional</text:p>
        </text:list-item>
        <text:list-item>
          <text:p text:style-name="P253">Plan de trabajo.</text:p>
        </text:list-item>
        <text:list-item>
          <text:p text:style-name="P253">Documento de Casos de Prueba</text:p>
        </text:list-item>
        <text:list-item>
          <text:p text:style-name="P253">Documento de Arquitectura de Sistema. <text:s/></text:p>
        </text:list-item>
        <text:list-item>
          <text:p text:style-name="P253">Código fuente de las entregas parciales del sistema y su documentación.</text:p>
        </text:list-item>
        <text:list-item>
          <text:p text:style-name="P253">Manual de Usuario.</text:p>
        </text:list-item>
        <text:list-item>
          <text:p text:style-name="P253">Manual de Administración. <text:s/></text:p>
        </text:list-item>
        <text:list-item>
          <text:p text:style-name="P253">Manual de Instalación y Configuración.</text:p>
        </text:list-item>
        <text:list-item>
          <text:p text:style-name="P253">Código Fuente Estable del Sistema.</text:p>
        </text:list-item>
        <text:list-item>
          <text:p text:style-name="P254">El Diagrama Entidad - Relación con su diccionario de datos, el cual hace parte del modelo de datos.</text:p>
        </text:list-item>
        <text:list-item>
          <text:p text:style-name="P253">Plan de riesgo </text:p>
        </text:list-item>
        <text:list-item>
          <text:p text:style-name="P234"><text:span text:style-name="Fuente_20_de_20_párrafo_20_predeter."><text:span text:style-name="T71">Informe de Validación y Pruebas de Servicio (elaborado en conjunto entre el CNTI y la Unidad Productiva).</text:span></text:span></text:p>
        </text:list-item>
      </text:list>
      <text:p text:style-name="P125"><text:span text:style-name="Internet_20_link"><text:span text:style-name="T75"/></text:span></text:p>
      <text:p text:style-name="P125"><text:span text:style-name="Internet_20_link"><text:span text:style-name="T75"/></text:span></text:p>
      <text:p text:style-name="P125"><text:span text:style-name="Internet_20_link"><text:span text:style-name="T75"/></text:span></text:p>
      <text:h text:style-name="Heading_20_3" text:outline-level="3">Planificación</text:h>
      <text:list xml:id="list896801389" text:continue-list="list1412584282" text:style-name="WW8Num2">
        <text:list-header>
          <text:p text:style-name="P288">Se estiman 24 semanas <text:s/>para el tiempo del desarrollo del sistema.</text:p>
        </text:list-header>
      </text:list>
      <table:table table:name="Tabla18" table:style-name="Tabla18">
        <table:table-column table:style-name="Tabla18.A"/>
        <table:table-column table:style-name="Tabla18.B"/>
        <text:soft-page-break/>
        <table:table-row>
          <table:table-cell table:style-name="Tabla18.A1" office:value-type="string">
            <text:list xml:id="list695309264" text:continue-numbering="true" text:style-name="WW8Num2">
              <text:list-header>
                <text:p text:style-name="P225"><text:span text:style-name="Hipervínculo"><text:span text:style-name="T85">Fases</text:span></text:span></text:p>
              </text:list-header>
            </text:list>
          </table:table-cell>
          <table:table-cell table:style-name="Tabla18.A1" office:value-type="string">
            <text:list xml:id="list1856703826" text:continue-numbering="true" text:style-name="WW8Num2">
              <text:list-header>
                <text:p text:style-name="P225"><text:span text:style-name="Hipervínculo"><text:span text:style-name="T85">Componentes técnicos del Sistema a entregar</text:span></text:span></text:p>
              </text:list-header>
            </text:list>
          </table:table-cell>
        </table:table-row>
        <table:table-row>
          <table:table-cell table:style-name="Tabla18.A2" office:value-type="string">
            <text:list xml:id="list471068339" text:continue-numbering="true" text:style-name="WW8Num2">
              <text:list-header>
                <text:p text:style-name="P206"><text:span text:style-name="Fuente_20_de_20_párrafo_20_predeter."><text:span text:style-name="T26">2 semanas</text:span></text:span></text:p>
              </text:list-header>
            </text:list>
          </table:table-cell>
          <table:table-cell table:style-name="Tabla18.A2" office:value-type="string">
            <text:list xml:id="list137573090" text:continue-numbering="true" text:style-name="WW8Num2">
              <text:list-header>
                <text:p text:style-name="P207"><text:span text:style-name="Hipervínculo"><text:span text:style-name="T22">Definición y refinamiento de requerimientos funcionales y no funcionales</text:span></text:span></text:p>
              </text:list-header>
            </text:list>
          </table:table-cell>
        </table:table-row>
        <table:table-row table:style-name="Tabla18.3">
          <table:table-cell table:style-name="Tabla18.A3" office:value-type="string">
            <text:list xml:id="list591811089" text:continue-numbering="true" text:style-name="WW8Num2">
              <text:list-header>
                <text:p text:style-name="P208">3 semanas</text:p>
              </text:list-header>
            </text:list>
          </table:table-cell>
          <table:table-cell table:style-name="Tabla18.B3" office:value-type="string">
            <text:list xml:id="list1453143803" text:continue-numbering="true" text:style-name="WW8Num2">
              <text:list-header>
                <text:p text:style-name="P208">Diseño de componentes</text:p>
              </text:list-header>
            </text:list>
          </table:table-cell>
        </table:table-row>
        <table:table-row table:style-name="Tabla18.3">
          <table:table-cell table:style-name="Tabla18.A3" office:value-type="string">
            <text:list xml:id="list317325429" text:continue-numbering="true" text:style-name="WW8Num2">
              <text:list-header>
                <text:p text:style-name="P208">15 semana</text:p>
              </text:list-header>
            </text:list>
          </table:table-cell>
          <table:table-cell table:style-name="Tabla18.B3" office:value-type="string">
            <text:list xml:id="list1208745548" text:continue-numbering="true" text:style-name="WW8Num2">
              <text:list-header>
                <text:p text:style-name="P208">Desarrollo de componentes</text:p>
              </text:list-header>
            </text:list>
          </table:table-cell>
        </table:table-row>
        <table:table-row table:style-name="Tabla18.3">
          <table:table-cell table:style-name="Tabla18.A3" office:value-type="string">
            <text:list xml:id="list1992403883" text:continue-numbering="true" text:style-name="WW8Num2">
              <text:list-header>
                <text:p text:style-name="P208">4 semana</text:p>
              </text:list-header>
            </text:list>
          </table:table-cell>
          <table:table-cell table:style-name="Tabla18.B3" office:value-type="string">
            <text:list xml:id="list537643871" text:continue-numbering="true" text:style-name="WW8Num2">
              <text:list-header>
                <text:p text:style-name="P208">Prueba de componentes</text:p>
              </text:list-header>
            </text:list>
          </table:table-cell>
        </table:table-row>
      </table:table>
      <text:list xml:id="list533653318" text:continue-numbering="true" text:style-name="WW8Num2">
        <text:list-item>
          <text:list>
            <text:list-header>
              <text:p text:style-name="P209"><text:span text:style-name="Strong_20_Emphasis"><text:span text:style-name="T25"/></text:span></text:p>
            </text:list-header>
          </text:list>
        </text:list-item>
      </text:list>
      <text:p text:style-name="P16"><text:span text:style-name="Strong_20_Emphasis"><text:span text:style-name="T18"/></text:span></text:p>
      <text:list xml:id="list540394772" text:style-name="L48">
        <text:list-header>
          <text:p text:style-name="P269"><text:span text:style-name="Internet_20_link"><text:span text:style-name="T64"/></text:span></text:p>
        </text:list-header>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StarSymbol1" svg:font-family="StarSymbol" style:font-charset="x-symbol"/>
    <style:font-face style:name="StarSymbol2"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tarSymbol" svg:font-family="StarSymbol"/>
    <style:font-face style:name="DejaVu Sans Light" svg:font-family="'DejaVu Sans Light', 'MS Gothic'" style:font-family-generic="modern"/>
    <style:font-face style:name="ARial" svg:font-family="ARial" style:font-family-generic="swiss"/>
    <style:font-face style:name="ArialMT" svg:font-family="ArialMT, Arial" style:font-family-generic="swiss"/>
    <style:font-face style:name="DejaVu Sans5" svg:font-family="'DejaVu Sans'" style:font-family-generic="swiss"/>
    <style:font-face style:name="DejaVu Sans3" svg:font-family="'DejaVu Sans', Arial" style:font-family-generic="swiss"/>
    <style:font-face style:name="FreeSans3" svg:font-family="FreeSans, Arial" style:font-family-generic="swiss"/>
    <style:font-face style:name="Verdana" svg:font-family="Verdan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DejaVu Sans1" svg:font-family="'DejaVu Sans'" style:font-pitch="variable"/>
    <style:font-face style:name="Lohit Hindi" svg:font-family="'Lohit Hindi'" style:font-pitch="variable"/>
    <style:font-face style:name="Century Schoolbook" svg:font-family="'Century Schoolbook'" style:font-family-generic="roman" style:font-pitch="variable"/>
    <style:font-face style:name="DejaVu Sans2" svg:font-family="'DejaVu Sans', 'Times New Roman'" style:font-family-generic="roman" style:font-pitch="variable"/>
    <style:font-face style:name="FreeSerif1" svg:font-family="FreeSerif" style:font-family-generic="roman" style:font-pitch="variable"/>
    <style:font-face style:name="FreeSerif" svg:font-family="FreeSerif" style:font-adornments="Fett"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FreeSans2" svg:font-family="FreeSans" style:font-adornments="Negrita" style:font-family-generic="swiss" style:font-pitch="variable"/>
    <style:font-face style:name="FreeSans1" svg:font-family="FreeSans" style:font-adornments="Norm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4"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o_20_independiente_20_31" style:display-name="Texto independiente 31" style:family="paragraph" style:parent-style-name="Standard">
      <style:paragraph-properties fo:text-align="justify" style:justify-single-word="false"/>
      <style:text-properties style:font-name="Century Schoolbook" fo:language="es" fo:country="VE" fo:font-style="italic" style:font-style-asian="italic"/>
    </style:style>
    <style:style style:name="Body_20_text" style:display-name="Body text" style:family="paragraph" style:parent-style-name="Standard" style:class="text">
      <style:paragraph-properties fo:margin-top="0.101cm" fo:margin-bottom="0.199cm"/>
      <style:text-properties style:font-name="FreeSan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_20__28_user_29_" style:display-name="Table Contents (user)" style:family="paragraph" style:parent-style-name="Standard">
      <style:paragraph-properties fo:text-align="justify" style:justify-single-word="false" fo:background-color="transparent" text:number-lines="false" text:line-number="0">
        <style:background-image/>
      </style:paragraph-properties>
      <style:text-properties style:font-name="FreeSans" fo:font-size="10pt" style:text-underline-style="none" fo:font-weight="normal" style:font-size-asian="10pt" style:font-weight-asian="normal" style:font-size-complex="10pt" style:font-weight-complex="normal"/>
    </style:style>
    <style:style style:name="Table_20_Heading_20__28_user_29_" style:display-name="Table Heading (user)" style:family="paragraph" style:parent-style-name="Table_20_Contents_20__28_user_29_" style:next-style-name="Table_20_Contents_20__28_user_29_">
      <style:paragraph-properties fo:text-align="center" style:justify-single-word="false" fo:background-color="transparent" text:number-lines="false" text:line-number="0">
        <style:background-image/>
      </style:paragraph-properties>
      <style:text-properties fo:font-variant="small-caps" style:use-window-font-color="true" fo:font-size="10pt" fo:font-style="normal" fo:font-weight="normal" style:font-size-asian="10pt" style:font-style-asian="normal" style:font-weight-asian="normal" style:font-size-complex="10pt" style:font-style-complex="normal" style:font-weight-complex="normal"/>
    </style:style>
    <style:style style:name="Normal" style:family="paragraph">
      <style:paragraph-properties fo:text-align="center" style:justify-single-word="false" fo:orphans="0" fo:widows="0" fo:hyphenation-ladder-count="no-limit"/>
      <style:text-properties style:font-name="FreeSans1" fo:font-size="10pt" fo:language="es" fo:country="ES" style:font-name-asian="DejaVu Sans" style:font-size-asian="12pt" style:language-asian="es" style:country-asian="ES" style:font-name-complex="DejaVu Sans" style:font-size-complex="12pt" style:language-complex="es" style:country-complex="ES" fo:hyphenate="false" fo:hyphenation-remain-char-count="2" fo:hyphenation-push-char-count="2"/>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style:use-window-font-color="true" style:font-name="FreeSans2" fo:font-size="13pt" fo:font-weight="600" style:font-size-asian="16pt" style:font-weight-asian="bold" style:font-size-complex="16pt" style:font-weight-complex="bold"/>
    </style:style>
    <style:style style:name="Heading_20__28_user_29_" style:display-name="Heading (user)" style:family="paragraph" style:parent-style-name="Standard" style:next-style-name="Text_20_body">
      <style:paragraph-properties fo:margin-top="0.423cm" fo:margin-bottom="0.212cm" fo:text-align="center" style:justify-single-word="false" fo:keep-with-next="always"/>
      <style:text-properties fo:color="#003366" style:font-name="FreeSans1" fo:font-size="14pt" style:text-blinking="false" style:font-name-asian="DejaVu Sans1" style:font-size-asian="14pt" style:font-name-complex="DejaVu Sans1" style:font-size-complex="14pt" style:font-relief="engraved"/>
    </style:style>
    <style:style style:name="Heading_20_1" style:display-name="Heading 1" style:family="paragraph" style:parent-style-name="Heading_20__28_user_29_" style:next-style-name="Text_20_body" style:list-style-name="WW8Num2" style:class="text" style:master-page-name="">
      <style:paragraph-properties fo:margin-left="0cm" fo:margin-right="0cm" fo:margin-top="0.42cm" fo:margin-bottom="0.42cm" fo:line-height="150%" fo:text-align="justify" style:justify-single-word="false" fo:orphans="0" fo:widows="0" fo:hyphenation-ladder-count="no-limit" fo:text-indent="0cm" style:auto-text-indent="false" style:page-number="auto" fo:break-before="page" fo:background-color="transparent" fo:keep-with-next="always" style:text-autospace="ideograph-alpha" style:punctuation-wrap="hanging" style:line-break="strict" style:writing-mode="lr-tb">
        <style:tab-stops>
          <style:tab-stop style:position="0.159cm"/>
        </style:tab-stops>
        <style:background-image/>
      </style:paragraph-properties>
      <style:text-properties style:use-window-font-color="true" style:font-name="FreeSans" fo:font-size="12pt" style:text-underline-style="none" fo:font-weight="600" style:font-size-asian="12pt" style:font-weight-asian="bold" style:font-size-complex="12pt" style:font-weight-complex="bold" fo:hyphenate="false" fo:hyphenation-remain-char-count="2" fo:hyphenation-push-char-count="2"/>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_28_user_29_" style:next-style-name="Standard" style:list-style-name="WW8Num2" style:class="text" style:master-page-name="">
      <style:paragraph-properties fo:margin-left="-0.45cm" fo:margin-right="0cm" fo:margin-top="0cm" fo:margin-bottom="0.3cm" fo:line-height="150%" fo:text-align="justify" style:justify-single-word="false" fo:orphans="0" fo:widows="0"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1.275cm"/>
        </style:tab-stops>
        <style:background-image/>
      </style:paragraph-properties>
      <style:text-properties style:use-window-font-color="true" style:font-name="FreeSerif1" fo:font-size="12pt" fo:font-weight="bold" style:font-name-asian="DejaVu Sans1" style:font-size-asian="12pt" style:font-weight-asian="bold" style:font-name-complex="DejaVu Sans1" style:font-size-complex="12pt" style:font-weight-complex="bold" fo:hyphenate="false" fo:hyphenation-remain-char-count="2" fo:hyphenation-push-char-count="2"/>
    </style:style>
    <style:style style:name="Table" style:family="paragraph" style:parent-style-name="Caption" style:class="extra">
      <style:text-properties fo:font-size="10.5pt" fo:font-style="normal" fo:font-weight="normal"/>
    </style:style>
    <style:style style:name="Standard_20__28_user_29_" style:display-name="Standard (user)" style:family="paragraph">
      <style:paragraph-properties fo:margin-top="0.101cm" fo:margin-bottom="0cm" fo:orphans="0" fo:widows="0" fo:hyphenation-ladder-count="no-limit" style:vertical-align="baseline"/>
      <style:text-properties style:use-window-font-color="true" style:font-name="Liberation Serif" fo:font-size="12pt" fo:language="es" fo:country="VE" style:letter-kerning="true" style:font-name-asian="DejaVu Sans Light" style:font-size-asian="12pt" style:language-asian="zh" style:country-asian="CN" style:font-name-complex="FreeSans3"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fo:hyphenation-ladder-count="no-limit"/>
      <style:text-properties fo:hyphenate="false" fo:hyphenation-remain-char-count="2" fo:hyphenation-push-char-count="2"/>
    </style:style>
    <style:style style:name="Párrafo_20_de_20_lista" style:display-name="Párrafo de lista" style:family="paragraph" style:parent-style-name="Normal">
      <style:paragraph-properties fo:margin-left="1.27cm" fo:margin-right="0cm" fo:margin-top="0.212cm" fo:margin-bottom="0.212cm" fo:hyphenation-ladder-count="no-limit" fo:text-indent="0cm" style:auto-text-indent="false">
        <style:tab-stops/>
      </style:paragraph-properties>
      <style:text-properties style:font-name="Arial" fo:font-size="12pt" style:font-size-asian="12pt" style:font-name-complex="Arial"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style:font-name="FreeSerif" fo:font-size="12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ULO1" style:family="paragraph" style:parent-style-name="Standard">
      <style:paragraph-properties fo:line-height="150%" fo:text-align="justify" style:justify-single-word="false" fo:background-color="transparent">
        <style:background-image/>
      </style:paragraph-properties>
      <style:text-properties style:font-name="Arial"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3cm" fo:margin-right="0cm" fo:margin-top="0cm" fo:margin-bottom="0cm" fo:text-align="justify" style:justify-single-word="false" fo:hyphenation-ladder-count="no-limit" fo:text-indent="-1.52cm" style:auto-text-indent="false" fo:background-color="transparent">
        <style:background-image/>
      </style:paragraph-properties>
      <style:text-properties fo:color="#003366" style:font-name="FreeSans2" fo:font-size="10.5pt" fo:language="es" fo:country="CO" fo:font-style="normal" fo:font-weight="600" style:font-size-asian="11pt" style:font-style-asian="normal" style:font-weight-asian="normal" style:font-name-complex="Arial" style:font-size-complex="10.5pt" fo:hyphenate="true" fo:hyphenation-remain-char-count="2" fo:hyphenation-push-char-count="2"/>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FreeSerif1" fo:font-weight="bold" style:font-weight-asian="bold" style:font-weight-complex="bold"/>
    </style:style>
    <style:style style:name="WW_5f_CharLFO9LVL1" style:display-name="WW_CharLFO9LVL1" style:family="text">
      <style:text-properties style:font-name="Arial" style:font-name-complex="Symbol"/>
    </style:style>
    <style:style style:name="WW_5f_CharLFO10LVL1" style:display-name="WW_CharLFO10LVL1" style:family="text">
      <style:text-properties style:font-name="Symbol" style:font-name-complex="Wingdings"/>
    </style:style>
    <style:style style:name="Teletype" style:family="text">
      <style:text-properties style:font-name="Bitstream Vera Sans Mono" style:font-name-asian="Bitstream Vera Sans Mono" style:font-name-complex="Bitstream Vera Sans Mono"/>
    </style:style>
    <style:style style:name="Default_20_Paragraph_20_Font" style:display-name="Default Paragraph Font" style:family="text"/>
    <style:style style:name="WW_5f_CharLFO6LVL1" style:display-name="WW_CharLFO6LVL1" style:family="text">
      <style:text-properties style:font-name="Symbol" fo:font-size="9pt" style:font-size-asian="9pt" style:font-name-complex="StarSymbol2" style:font-size-complex="9pt"/>
    </style:style>
    <style:style style:name="WW_5f_CharLFO6LVL2" style:display-name="WW_CharLFO6LVL2" style:family="text">
      <style:text-properties style:font-name="OpenSymbol" fo:font-size="9pt" style:font-size-asian="9pt" style:font-name-complex="StarSymbol2" style:font-size-complex="9pt"/>
    </style:style>
    <style:style style:name="WW_5f_CharLFO6LVL3" style:display-name="WW_CharLFO6LVL3" style:family="text">
      <style:text-properties style:font-name="OpenSymbol" fo:font-size="9pt" style:font-size-asian="9pt" style:font-name-complex="StarSymbol2" style:font-size-complex="9pt"/>
    </style:style>
    <style:style style:name="WW_5f_CharLFO6LVL4" style:display-name="WW_CharLFO6LVL4" style:family="text">
      <style:text-properties style:font-name="Symbol" fo:font-size="9pt" style:font-size-asian="9pt" style:font-name-complex="StarSymbol2" style:font-size-complex="9pt"/>
    </style:style>
    <style:style style:name="WW_5f_CharLFO6LVL5" style:display-name="WW_CharLFO6LVL5" style:family="text">
      <style:text-properties style:font-name="OpenSymbol" fo:font-size="9pt" style:font-size-asian="9pt" style:font-name-complex="StarSymbol2" style:font-size-complex="9pt"/>
    </style:style>
    <style:style style:name="WW_5f_CharLFO6LVL6" style:display-name="WW_CharLFO6LVL6" style:family="text">
      <style:text-properties style:font-name="OpenSymbol" fo:font-size="9pt" style:font-size-asian="9pt" style:font-name-complex="StarSymbol2" style:font-size-complex="9pt"/>
    </style:style>
    <style:style style:name="WW_5f_CharLFO6LVL7" style:display-name="WW_CharLFO6LVL7" style:family="text">
      <style:text-properties style:font-name="Symbol" fo:font-size="9pt" style:font-size-asian="9pt" style:font-name-complex="StarSymbol2" style:font-size-complex="9pt"/>
    </style:style>
    <style:style style:name="WW_5f_CharLFO6LVL8" style:display-name="WW_CharLFO6LVL8" style:family="text">
      <style:text-properties style:font-name="OpenSymbol" fo:font-size="9pt" style:font-size-asian="9pt" style:font-name-complex="StarSymbol2" style:font-size-complex="9pt"/>
    </style:style>
    <style:style style:name="WW_5f_CharLFO6LVL9" style:display-name="WW_CharLFO6LVL9" style:family="text">
      <style:text-properties style:font-name="OpenSymbol" fo:font-size="9pt" style:font-size-asian="9pt" style:font-name-complex="StarSymbol2" style:font-size-complex="9pt"/>
    </style:style>
    <style:style style:name="Hipervínculo"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602cm" fo:margin-left="-0.002cm" fo:margin-right="-0.011cm" table:align="margins"/>
    </style:style>
    <style:style style:name="Tabla2.A" style:family="table-column">
      <style:table-column-properties style:column-width="7.276cm" style:rel-column-width="27090*"/>
    </style:style>
    <style:style style:name="Tabla2.B" style:family="table-column">
      <style:table-column-properties style:column-width="6.826cm" style:rel-column-width="25415*"/>
    </style:style>
    <style:style style:name="Tabla2.C" style:family="table-column">
      <style:table-column-properties style:column-width="3.5cm" style:rel-column-width="13030*"/>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style:vertical-align="" fo:background-color="transparent" fo:padding="0.097cm" fo:border-left="0.002cm solid #000000" fo:border-right="none" fo:border-top="none" fo:border-bottom="0.002cm solid #000000">
        <style:background-image/>
      </style:table-cell-properties>
    </style:style>
    <style:style style:name="Tabla2.C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0.002cm solid #000000" fo:border-top="none" fo:border-bottom="0.002cm solid #000000"/>
    </style:style>
    <style:style style:name="MP1" style:family="paragraph" style:parent-style-name="Footer">
      <style:paragraph-properties fo:text-align="center" style:justify-single-word="false"/>
      <style:text-properties style:font-name="Arial" fo:font-size="2pt" fo:font-weight="bold" style:font-size-asian="2pt" style:font-weight-asian="bold" style:font-size-complex="2pt" style:font-weight-complex="bold"/>
    </style:style>
    <style:style style:name="MP2" style:family="paragraph" style:parent-style-name="Footer">
      <style:paragraph-properties fo:line-height="150%" fo:text-align="justify" style:justify-single-word="false" fo:orphans="0" fo:widows="0" fo:hyphenation-ladder-count="no-limit" fo:background-color="transparent" text:number-lines="false" text:line-number="0" style:text-autospace="ideograph-alpha" style:punctuation-wrap="hanging" style:line-break="strict" style:writing-mode="lr-tb">
        <style:tab-stops>
          <style:tab-stop style:position="8.498cm" style:type="center"/>
          <style:tab-stop style:position="16.999cm" style:type="right"/>
        </style:tab-stops>
        <style:background-image/>
      </style:paragraph-properties>
      <style:text-properties style:use-window-font-color="true" style:font-name="FreeSans" fo:language="es" fo:country="ES" fo:font-style="italic" style:text-underline-style="none" style:font-name-asian="DejaVu Sans1" style:language-asian="es" style:country-asian="ES" style:font-name-complex="DejaVu Sans1" style:language-complex="es" style:country-complex="ES" fo:hyphenate="false" fo:hyphenation-remain-char-count="2" fo:hyphenation-push-char-count="2"/>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FreeSans" fo:font-size="8pt" fo:language="es" fo:country="VE" fo:font-style="italic" style:font-size-asian="8pt" style:font-style-asian="italic" style:font-size-complex="8pt"/>
    </style:style>
    <style:style style:name="MP4" style:family="paragraph" style:parent-style-name="Standard">
      <style:paragraph-properties fo:text-align="start" style:justify-single-word="false" fo:background-color="transparent" style:snap-to-layout-grid="false">
        <style:background-image/>
      </style:paragraph-properties>
      <style:text-properties fo:color="#0000ff" fo:font-size="10pt" fo:language="es" fo:country="ES" fo:font-style="italic" style:font-size-asian="10pt" style:font-style-asian="italic" style:font-size-complex="10pt"/>
    </style:style>
    <style:style style:name="MP5" style:family="paragraph" style:parent-style-name="Standard">
      <style:paragraph-properties fo:line-height="150%" fo:text-align="start" style:justify-single-word="false" fo:orphans="0" fo:widows="0" fo:hyphenation-ladder-count="no-limit" fo:background-color="transparent" style:text-autospace="ideograph-alpha" style:punctuation-wrap="hanging" style:line-break="strict" style:snap-to-layout-grid="false" style:writing-mode="lr-tb">
        <style:background-image/>
      </style:paragraph-properties>
      <style:text-properties fo:color="#000000" style:font-name="FreeSans" fo:font-size="7pt" fo:language="es" fo:country="VE" fo:font-style="italic" style:text-underline-style="none" style:font-name-asian="Times New Roman" style:font-size-asian="7pt" style:language-asian="es" style:country-asian="ES" style:font-style-asian="italic" style:font-name-complex="Times New Roman" style:font-size-complex="7pt" style:language-complex="ar" style:country-complex="SA" style:font-style-complex="normal" fo:hyphenate="false" fo:hyphenation-remain-char-count="2" fo:hyphenation-push-char-count="2"/>
    </style:style>
    <style:style style:name="MP6" style:family="paragraph" style:parent-style-name="Standard">
      <style:paragraph-properties fo:text-align="center" style:justify-single-word="false"/>
      <style:text-properties style:font-name="FreeSans"/>
    </style:style>
    <style:style style:name="MP7" style:family="paragraph" style:parent-style-name="Standard">
      <style:paragraph-properties fo:text-align="center" style:justify-single-word="false"/>
      <style:text-properties style:font-name="Arial"/>
    </style:style>
    <style:style style:name="MP8" style:family="paragraph" style:parent-style-name="Standard">
      <style:paragraph-properties fo:text-align="center" style:justify-single-word="false"/>
      <style:text-properties style:font-name="Arial" fo:font-size="2pt" fo:font-weight="bold" style:font-size-asian="2pt" style:font-weight-asian="bold" style:font-size-complex="2pt" style:font-weight-complex="bold"/>
    </style:style>
    <style:style style:name="MT1" style:family="text">
      <style:text-properties fo:color="#000000" style:font-name="Liberation Sans" fo:font-size="8pt" style:text-underline-style="none" fo:font-weight="bold" style:font-size-asian="8pt" style:font-weight-asian="bold" style:font-size-complex="10pt" style:font-weight-complex="bold"/>
    </style:style>
    <style:style style:name="MT2" style:family="text">
      <style:text-properties fo:font-weight="bold" style:font-weight-asian="bold" style:font-weight-complex="bold"/>
    </style:style>
    <style:style style:name="MT3" style:family="text">
      <style:text-properties style:font-style-complex="italic"/>
    </style:style>
    <style:style style:name="MT4" style:family="text">
      <style:text-properties fo:color="#000000" style:font-name="FreeSans" fo:font-size="7pt" fo:language="es" fo:country="VE" fo:font-style="italic" style:text-underline-style="none" fo:font-weight="bold" style:font-name-asian="Times New Roman" style:font-size-asian="7pt" style:language-asian="es" style:country-asian="ES" style:font-style-asian="italic" style:font-weight-asian="bold" style:font-name-complex="Times New Roman" style:font-size-complex="7pt" style:language-complex="ar" style:country-complex="SA" style:font-weight-complex="bold"/>
    </style:style>
    <style:style style:name="MT5" style:family="text">
      <style:text-properties fo:color="#000000" style:font-name="FreeSans" fo:font-size="7pt" fo:language="es" fo:country="VE" fo:font-style="italic" style:text-underline-style="none" fo:font-weight="normal" style:font-name-asian="Times New Roman" style:font-size-asian="7pt" style:language-asian="es" style:country-asian="ES" style:font-style-asian="italic" style:font-weight-asian="normal" style:font-name-complex="Times New Roman" style:font-size-complex="7pt" style:language-complex="ar" style:country-complex="SA" style:font-weight-complex="normal"/>
    </style:style>
    <style:style style:name="MT6" style:family="text">
      <style:text-properties fo:color="#000000" style:font-name="FreeSans" fo:font-size="7pt" fo:language="es" fo:country="VE" fo:font-style="italic" style:text-underline-style="none" fo:font-weight="normal" fo:background-color="transparent" style:font-name-asian="Times New Roman" style:font-size-asian="7pt" style:language-asian="es" style:country-asian="ES" style:font-style-asian="italic" style:font-weight-asian="normal" style:font-name-complex="Times New Roman" style:font-size-complex="7pt" style:language-complex="ar" style:country-complex="SA" style:font-style-complex="normal" style:font-weight-complex="normal"/>
    </style:style>
    <style:style style:name="MT7" style:family="text">
      <style:text-properties fo:color="#000000" style:font-name="FreeSans" fo:font-size="7pt" fo:language="es" fo:country="VE" style:text-underline-style="none" fo:font-weight="bold" style:font-name-asian="Times New Roman" style:font-size-asian="7pt" style:language-asian="es" style:country-asian="ES" style:font-weight-asian="bold" style:font-name-complex="Times New Roman" style:font-size-complex="7pt" style:language-complex="ar" style:country-complex="SA" style:font-weight-complex="bold"/>
    </style:style>
    <style:style style:name="MT8" style:family="text">
      <style:text-properties fo:color="#000000" fo:font-size="8pt" fo:language="es" fo:country="VE" style:font-name-asian="Times New Roman" style:font-size-asian="8pt" style:language-asian="es" style:country-asian="ES" style:font-name-complex="Times New Roman" style:font-size-complex="8pt" style:language-complex="ar" style:country-complex="SA"/>
    </style:style>
    <style:style style:name="MT9" style:family="text">
      <style:text-properties fo:color="#000000" fo:font-size="7pt" fo:language="es" fo:country="VE" style:font-name-asian="Times New Roman" style:font-size-asian="7pt" style:language-asian="es" style:country-asian="ES" style:font-name-complex="Times New Roman" style:font-size-complex="7pt" style:language-complex="ar" style:country-complex="SA"/>
    </style:style>
    <style:style style:name="MT10" style:family="text">
      <style:text-properties fo:color="#000000" fo:font-size="7pt" style:font-size-asian="7pt" style:font-size-complex="7pt"/>
    </style:style>
    <style:style style:name="MT11" style:family="text">
      <style:text-properties fo:color="#000000" style:font-name="FreeSans" fo:font-size="7pt" fo:language="es" fo:country="VE" style:text-underline-style="none" style:font-name-asian="Times New Roman" style:font-size-asian="7pt" style:language-asian="es" style:country-asian="ES" style:font-name-complex="Times New Roman" style:font-size-complex="7pt"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17.59cm" svg:height="0.981cm" draw:z-index="17"><draw:image xlink:href="Pictures/1000020100000A000000008FB01B11FB.png" xlink:type="simple" xlink:show="embed" xlink:actuate="onLoad"/></draw:frame></text:p>
        <text:p text:style-name="Header"/>
      </style:header>
      <style:footer>
        <text:p text:style-name="MP1"/>
        <table:table table:name="Tabla2" table:style-name="Tabla2">
          <table:table-column table:style-name="Tabla2.A"/>
          <table:table-column table:style-name="Tabla2.B"/>
          <table:table-column table:style-name="Tabla2.C"/>
          <table:table-row>
            <table:table-cell table:style-name="Tabla2.A1" table:number-columns-spanned="2" office:value-type="string">
              <text:p text:style-name="MP2"><text:span text:style-name="Internet_20_link"><text:span text:style-name="MT1">Documento de Especificaciones Técnicas: Mejoras al RNSII</text:span></text:span></text:p>
            </table:table-cell>
            <table:covered-table-cell/>
            <table:table-cell table:style-name="Tabla2.C1" office:value-type="string">
              <text:p text:style-name="MP3"><text:span text:style-name="MT2">Versión:</text:span> <text:s/><text:span text:style-name="MT3">1.0.2</text:span></text:p>
            </table:table-cell>
          </table:table-row>
          <table:table-row>
            <table:table-cell table:style-name="Tabla2.A2" office:value-type="string">
              <text:p text:style-name="Footer"><text:span text:style-name="Internet_20_link"><text:span text:style-name="MT4">Elaborado por:</text:span></text:span><text:span text:style-name="Fuente_20_de_20_párrafo_20_predeter."><text:span text:style-name="MT5"> Katiuska Dávila, Leidy Sierra, John Piñango. Carmen Pereira, Víctor Liendo, Yoel Jerez, Danela Gutierrez</text:span></text:span></text:p>
            </table:table-cell>
            <table:table-cell table:style-name="Tabla2.A2" office:value-type="string">
              <text:p text:style-name="Footer"><text:span text:style-name="Internet_20_link"><text:span text:style-name="MT4">Revisado por:</text:span></text:span><text:span text:style-name="Internet_20_link"><text:span text:style-name="MT5"> </text:span></text:span><text:span text:style-name="Fuente_20_de_20_párrafo_20_predeter."><text:span text:style-name="MT6">Victior Liendo, Yoel Jerez, Danela Gutierrez, Carmen Pereira, Ruben Gonzalez, Rossemary Alloca,</text:span></text:span></text:p>
            </table:table-cell>
            <table:table-cell table:style-name="Tabla2.C2" office:value-type="string">
              <text:p text:style-name="MP4"><text:span text:style-name="Internet_20_link"><text:span text:style-name="MT7">Aprobado por: </text:span></text:span></text:p>
              <text:p text:style-name="MP5">Ana Garcia, Neudys Rojas</text:p>
            </table:table-cell>
          </table:table-row>
          <table:table-row>
            <table:table-cell table:style-name="Tabla2.A3" table:number-columns-spanned="3" office:value-type="string">
              <text:p text:style-name="MP6"><text:span text:style-name="MT8">Av</text:span><text:span text:style-name="MT9">. Andrés Bello, sector Guaicaipuro, Torre MPPTI, piso 16, Municipio Libertador, Caracas. Telf. </text:span><text:span text:style-name="MT10">+58 (212)- 578.59.92 / 507.21.11 </text:span><text:span text:style-name="MT9">Sitio Web: </text:span><text:a xlink:type="simple" xlink:href="http://www.cnti.gob.ve/"><text:span text:style-name="Internet_20_link"><text:span text:style-name="MT9">www.cnti.gob.ve</text:span></text:span></text:a></text:p>
              <text:p text:style-name="MP7"><text:span text:style-name="Internet_20_link"><text:span text:style-name="MT11"><text:page-number text:select-page="current" text:page-adjust="-1">17</text:page-number></text:span></text:span><text:span text:style-name="Internet_20_link"><text:span text:style-name="MT11"> de <text:s/></text:span></text:span><text:span text:style-name="Internet_20_link"><text:span text:style-name="MT11"><text:page-count>53</text:page-count></text:span></text:span></text:p>
            </table:table-cell>
            <table:covered-table-cell/>
            <table:covered-table-cell/>
          </table:table-row>
        </table:table>
        <text:p text:style-name="MP8"/>
      </style:footer>
    </style:master-page>
    <style:master-page style:name="First_20_Page" style:display-name="First Page" style:page-layout-name="Mpm2">
      <style:header>
        <text:p text:style-name="Header"><draw:frame draw:style-name="Mfr1" draw:name="gráficos2" text:anchor-type="paragraph" svg:width="17.59cm" svg:height="0.981cm" draw:z-index="0"><draw:image xlink:href="Pictures/1000020100000A000000008FB01B11FB.png" xlink:type="simple" xlink:show="embed" xlink:actuate="onLoad"/></draw:frame></text:p>
      </style:head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meta:creation-date>2012-02-02T14:17:35</meta:creation-date>
    <meta:editing-cycles>176</meta:editing-cycles>
    <meta:editing-duration>P2DT21H8M39S</meta:editing-duration>
    <dc:title>cnti_200</dc:title>
    <dc:date>2015-06-25T10:41:24</dc:date>
    <meta:document-statistic meta:table-count="28" meta:image-count="2" meta:object-count="0" meta:page-count="53" meta:paragraph-count="1121" meta:word-count="11993" meta:character-count="77518"/>
    <meta:user-defined meta:name="Información 1"/>
    <meta:user-defined meta:name="Información 2"/>
    <meta:user-defined meta:name="Información 3"/>
    <meta:user-defined meta:name="Información 4"/>
  </office:meta>
</office:document-meta>
</file>